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4.2pt" svg:height="255.23pt" svg:x="330.32pt" svg:y="109.93pt">
            <loext:p draw:notify-on-update-of-ranges="output.K3:output.K23 output.L3:output.L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Jitter</text:p>
          </table:table-cell>
          <table:table-cell table:number-columns-repeated="6"/>
          <table:table-cell office:value-type="string" calcext:value-type="string">
            <text:p>Class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./capture_0000.jpeg</text:p>
          </table:table-cell>
          <table:table-cell office:value-type="float" office:value="1502055000.99087" calcext:value-type="float">
            <text:p>1502055000.990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capture_0001.jpeg</text:p>
          </table:table-cell>
          <table:table-cell office:value-type="float" office:value="1502055001.99081" calcext:value-type="float">
            <text:p>1502055001.99081</text:p>
          </table:table-cell>
          <table:table-cell table:formula="of:=[.B3] - [.B2]" office:value-type="float" office:value="0.999939918518066" calcext:value-type="float">
            <text:p>0.9999399185</text:p>
          </table:table-cell>
          <table:table-cell table:formula="of:=[.C3] - 1" office:value-type="float" office:value="-0.0000600814819335937" calcext:value-type="float">
            <text:p>-6.00814819335937E-05</text:p>
          </table:table-cell>
          <table:table-cell office:value-type="string" calcext:value-type="string">
            <text:p>Period Stdev</text:p>
          </table:table-cell>
          <table:table-cell table:formula="of:=STDEV([.C3:.C1802])" office:value-type="float" office:value="0.0000405267946914104" calcext:value-type="float">
            <text:p>4.05267946914104E-05</text:p>
          </table:table-cell>
          <table:table-cell office:value-type="string" calcext:value-type="string">
            <text:p>Missed</text:p>
          </table:table-cell>
          <table:table-cell table:number-columns-repeated="3"/>
          <table:table-cell office:value-type="float" office:value="0.9999299049" calcext:value-type="float">
            <text:p>0.9999299049</text:p>
          </table:table-cell>
          <table:table-cell table:number-matrix-columns-spanned="1" table:number-matrix-rows-spanned="21" table:formula="of:=FREQUENCY([.C3:.C1802];[.K3:.K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02.jpeg</text:p>
          </table:table-cell>
          <table:table-cell office:value-type="float" office:value="1502055002.99076" calcext:value-type="float">
            <text:p>1502055002.99076</text:p>
          </table:table-cell>
          <table:table-cell table:formula="of:=[.B4] - [.B3]" office:value-type="float" office:value="0.999950170516968" calcext:value-type="float">
            <text:p>0.9999501705</text:p>
          </table:table-cell>
          <table:table-cell table:formula="of:=[.C4] - 1" office:value-type="float" office:value="-0.0000498294830322266" calcext:value-type="float">
            <text:p>-4.98294830322266E-05</text:p>
          </table:table-cell>
          <table:table-cell office:value-type="string" calcext:value-type="string">
            <text:p>Period Average</text:p>
          </table:table-cell>
          <table:table-cell table:formula="of:=AVERAGE([.C3:.C1802])" office:value-type="float" office:value="0.999995205534829" calcext:value-type="float">
            <text:p>0.9999952055</text:p>
          </table:table-cell>
          <table:table-cell office:value-type="string" calcext:value-type="string">
            <text:p>Deadlines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0.999947404825" calcext:value-type="float">
            <text:p>0.99994740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./capture_0003.jpeg</text:p>
          </table:table-cell>
          <table:table-cell office:value-type="float" office:value="1502055003.99071" calcext:value-type="float">
            <text:p>1502055003.99071</text:p>
          </table:table-cell>
          <table:table-cell table:formula="of:=[.B5] - [.B4]" office:value-type="float" office:value="0.999949932098389" calcext:value-type="float">
            <text:p>0.9999499321</text:p>
          </table:table-cell>
          <table:table-cell table:formula="of:=[.C5] - 1" office:value-type="float" office:value="-0.0000500679016113281" calcext:value-type="float">
            <text:p>-5.00679016113281E-05</text:p>
          </table:table-cell>
          <table:table-cell office:value-type="string" calcext:value-type="string">
            <text:p>Period Max</text:p>
          </table:table-cell>
          <table:table-cell table:formula="of:=MAX([.C3:.C1802])" office:value-type="float" office:value="1.00027990341187" calcext:value-type="float">
            <text:p>1.0002799034</text:p>
          </table:table-cell>
          <table:table-cell table:number-columns-repeated="4"/>
          <table:table-cell office:value-type="float" office:value="0.99996490475" calcext:value-type="float">
            <text:p>0.999964904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./capture_0004.jpeg</text:p>
          </table:table-cell>
          <table:table-cell office:value-type="float" office:value="1502055004.99065" calcext:value-type="float">
            <text:p>1502055004.99065</text:p>
          </table:table-cell>
          <table:table-cell table:formula="of:=[.B6] - [.B5]" office:value-type="float" office:value="0.999939918518066" calcext:value-type="float">
            <text:p>0.9999399185</text:p>
          </table:table-cell>
          <table:table-cell table:formula="of:=[.C6] - 1" office:value-type="float" office:value="-0.0000600814819335937" calcext:value-type="float">
            <text:p>-6.00814819335937E-05</text:p>
          </table:table-cell>
          <table:table-cell office:value-type="string" calcext:value-type="string">
            <text:p>Period Min</text:p>
          </table:table-cell>
          <table:table-cell table:formula="of:=MIN([.C3:.C1802])" office:value-type="float" office:value="0.999929904937744" calcext:value-type="float">
            <text:p>0.9999299049</text:p>
          </table:table-cell>
          <table:table-cell table:number-columns-repeated="4"/>
          <table:table-cell office:value-type="float" office:value="0.999982404675" calcext:value-type="float">
            <text:p>0.999982404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./capture_0005.jpeg</text:p>
          </table:table-cell>
          <table:table-cell office:value-type="float" office:value="1502055005.9906" calcext:value-type="float">
            <text:p>1502055005.9906</text:p>
          </table:table-cell>
          <table:table-cell table:formula="of:=[.B7] - [.B6]" office:value-type="float" office:value="0.999950170516968" calcext:value-type="float">
            <text:p>0.9999501705</text:p>
          </table:table-cell>
          <table:table-cell table:formula="of:=[.C7] - 1" office:value-type="float" office:value="-0.0000498294830322266" calcext:value-type="float">
            <text:p>-4.98294830322266E-05</text:p>
          </table:table-cell>
          <table:table-cell office:value-type="string" calcext:value-type="string">
            <text:p>Average Jitter</text:p>
          </table:table-cell>
          <table:table-cell table:formula="of:=AVERAGE([.D3:.D1802])" office:value-type="float" office:value="-0.00000479446517096626" calcext:value-type="float">
            <text:p>-4.79446517096626E-06</text:p>
          </table:table-cell>
          <table:table-cell table:number-columns-repeated="4"/>
          <table:table-cell office:value-type="float" office:value="0.9999999046" calcext:value-type="float">
            <text:p>0.999999904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./capture_0006.jpeg</text:p>
          </table:table-cell>
          <table:table-cell office:value-type="float" office:value="1502055006.99055" calcext:value-type="float">
            <text:p>1502055006.99055</text:p>
          </table:table-cell>
          <table:table-cell table:formula="of:=[.B8] - [.B7]" office:value-type="float" office:value="0.999949932098389" calcext:value-type="float">
            <text:p>0.9999499321</text:p>
          </table:table-cell>
          <table:table-cell table:formula="of:=[.C8] - 1" office:value-type="float" office:value="-0.0000500679016113281" calcext:value-type="float">
            <text:p>-5.00679016113281E-05</text:p>
          </table:table-cell>
          <table:table-cell office:value-type="string" calcext:value-type="string">
            <text:p>Accumulated Jitter</text:p>
          </table:table-cell>
          <table:table-cell table:formula="of:=SUM([.D3:.D1802])" office:value-type="float" office:value="-0.00863003730773926" calcext:value-type="float">
            <text:p>-0.0086300373</text:p>
          </table:table-cell>
          <table:table-cell table:number-columns-repeated="4"/>
          <table:table-cell office:value-type="float" office:value="1.00001740453" calcext:value-type="float">
            <text:p>1.000017404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./capture_0007.jpeg</text:p>
          </table:table-cell>
          <table:table-cell office:value-type="float" office:value="1502055007.99048" calcext:value-type="float">
            <text:p>1502055007.99048</text:p>
          </table:table-cell>
          <table:table-cell table:formula="of:=[.B9] - [.B8]" office:value-type="float" office:value="0.999929904937744" calcext:value-type="float">
            <text:p>0.9999299049</text:p>
          </table:table-cell>
          <table:table-cell table:formula="of:=[.C9] - 1" office:value-type="float" office:value="-0.0000700950622558594" calcext:value-type="float">
            <text:p>-7.00950622558594E-05</text:p>
          </table:table-cell>
          <table:table-cell table:number-columns-repeated="6"/>
          <table:table-cell office:value-type="float" office:value="1.00003490445" calcext:value-type="float">
            <text:p>1.00003490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./capture_0008.jpeg</text:p>
          </table:table-cell>
          <table:table-cell office:value-type="float" office:value="1502055008.99043" calcext:value-type="float">
            <text:p>1502055008.99043</text:p>
          </table:table-cell>
          <table:table-cell table:formula="of:=[.B10] - [.B9]" office:value-type="float" office:value="0.999950170516968" calcext:value-type="float">
            <text:p>0.9999501705</text:p>
          </table:table-cell>
          <table:table-cell table:formula="of:=[.C10] - 1" office:value-type="float" office:value="-0.0000498294830322266" calcext:value-type="float">
            <text:p>-4.98294830322266E-05</text:p>
          </table:table-cell>
          <table:table-cell table:number-columns-repeated="6"/>
          <table:table-cell office:value-type="float" office:value="1.00005240438" calcext:value-type="float">
            <text:p>1.00005240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./capture_0009.jpeg</text:p>
          </table:table-cell>
          <table:table-cell office:value-type="float" office:value="1502055009.99038" calcext:value-type="float">
            <text:p>1502055009.99038</text:p>
          </table:table-cell>
          <table:table-cell table:formula="of:=[.B11] - [.B10]" office:value-type="float" office:value="0.999949932098389" calcext:value-type="float">
            <text:p>0.9999499321</text:p>
          </table:table-cell>
          <table:table-cell table:formula="of:=[.C11] - 1" office:value-type="float" office:value="-0.0000500679016113281" calcext:value-type="float">
            <text:p>-5.00679016113281E-05</text:p>
          </table:table-cell>
          <table:table-cell table:number-columns-repeated="6"/>
          <table:table-cell office:value-type="float" office:value="1.0000699043" calcext:value-type="float">
            <text:p>1.00006990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./capture_0010.jpeg</text:p>
          </table:table-cell>
          <table:table-cell office:value-type="float" office:value="1502055010.99032" calcext:value-type="float">
            <text:p>1502055010.99032</text:p>
          </table:table-cell>
          <table:table-cell table:formula="of:=[.B12] - [.B11]" office:value-type="float" office:value="0.999939918518066" calcext:value-type="float">
            <text:p>0.9999399185</text:p>
          </table:table-cell>
          <table:table-cell table:formula="of:=[.C12] - 1" office:value-type="float" office:value="-0.0000600814819335937" calcext:value-type="float">
            <text:p>-6.00814819335937E-05</text:p>
          </table:table-cell>
          <table:table-cell table:number-columns-repeated="6"/>
          <table:table-cell office:value-type="float" office:value="1.00008740423" calcext:value-type="float">
            <text:p>1.00008740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./capture_0011.jpeg</text:p>
          </table:table-cell>
          <table:table-cell office:value-type="float" office:value="1502055011.99027" calcext:value-type="float">
            <text:p>1502055011.99027</text:p>
          </table:table-cell>
          <table:table-cell table:formula="of:=[.B13] - [.B12]" office:value-type="float" office:value="0.999949932098389" calcext:value-type="float">
            <text:p>0.9999499321</text:p>
          </table:table-cell>
          <table:table-cell table:formula="of:=[.C13] - 1" office:value-type="float" office:value="-0.0000500679016113281" calcext:value-type="float">
            <text:p>-5.00679016113281E-05</text:p>
          </table:table-cell>
          <table:table-cell table:number-columns-repeated="6"/>
          <table:table-cell office:value-type="float" office:value="1.00010490415" calcext:value-type="float">
            <text:p>1.00010490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/capture_0012.jpeg</text:p>
          </table:table-cell>
          <table:table-cell office:value-type="float" office:value="1502055012.99023" calcext:value-type="float">
            <text:p>1502055012.99023</text:p>
          </table:table-cell>
          <table:table-cell table:formula="of:=[.B14] - [.B13]" office:value-type="float" office:value="0.99996018409729" calcext:value-type="float">
            <text:p>0.9999601841</text:p>
          </table:table-cell>
          <table:table-cell table:formula="of:=[.C14] - 1" office:value-type="float" office:value="-0.0000398159027099609" calcext:value-type="float">
            <text:p>-3.98159027099609E-05</text:p>
          </table:table-cell>
          <table:table-cell table:number-columns-repeated="6"/>
          <table:table-cell office:value-type="float" office:value="1.00012240408" calcext:value-type="float">
            <text:p>1.00012240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/capture_0013.jpeg</text:p>
          </table:table-cell>
          <table:table-cell office:value-type="float" office:value="1502055013.99025" calcext:value-type="float">
            <text:p>1502055013.99025</text:p>
          </table:table-cell>
          <table:table-cell table:formula="of:=[.B15] - [.B14]" office:value-type="float" office:value="1.00002002716064" calcext:value-type="float">
            <text:p>1.0000200272</text:p>
          </table:table-cell>
          <table:table-cell table:formula="of:=[.C15] - 1" office:value-type="float" office:value="0.0000200271606445312" calcext:value-type="float">
            <text:p>2.00271606445312E-05</text:p>
          </table:table-cell>
          <table:table-cell table:number-columns-repeated="6"/>
          <table:table-cell office:value-type="float" office:value="1.000139904" calcext:value-type="float">
            <text:p>1.000139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capture_0014.jpeg</text:p>
          </table:table-cell>
          <table:table-cell office:value-type="float" office:value="1502055014.99022" calcext:value-type="float">
            <text:p>1502055014.99022</text:p>
          </table:table-cell>
          <table:table-cell table:formula="of:=[.B16] - [.B15]" office:value-type="float" office:value="0.999969959259033" calcext:value-type="float">
            <text:p>0.9999699593</text:p>
          </table:table-cell>
          <table:table-cell table:formula="of:=[.C16] - 1" office:value-type="float" office:value="-0.0000300407409667969" calcext:value-type="float">
            <text:p>-3.00407409667969E-05</text:p>
          </table:table-cell>
          <table:table-cell table:number-columns-repeated="6"/>
          <table:table-cell office:value-type="float" office:value="1.00015740393" calcext:value-type="float">
            <text:p>1.0001574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capture_0015.jpeg</text:p>
          </table:table-cell>
          <table:table-cell office:value-type="float" office:value="1502055015.99021" calcext:value-type="float">
            <text:p>1502055015.99021</text:p>
          </table:table-cell>
          <table:table-cell table:formula="of:=[.B17] - [.B16]" office:value-type="float" office:value="0.999989986419678" calcext:value-type="float">
            <text:p>0.9999899864</text:p>
          </table:table-cell>
          <table:table-cell table:formula="of:=[.C17] - 1" office:value-type="float" office:value="-0.0000100135803222656" calcext:value-type="float">
            <text:p>-1.00135803222656E-05</text:p>
          </table:table-cell>
          <table:table-cell table:number-columns-repeated="6"/>
          <table:table-cell office:value-type="float" office:value="1.00017490385" calcext:value-type="float">
            <text:p>1.000174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6.jpeg</text:p>
          </table:table-cell>
          <table:table-cell office:value-type="float" office:value="1502055016.99023" calcext:value-type="float">
            <text:p>1502055016.99023</text:p>
          </table:table-cell>
          <table:table-cell table:formula="of:=[.B18] - [.B17]" office:value-type="float" office:value="1.00002002716064" calcext:value-type="float">
            <text:p>1.0000200272</text:p>
          </table:table-cell>
          <table:table-cell table:formula="of:=[.C18] - 1" office:value-type="float" office:value="0.0000200271606445312" calcext:value-type="float">
            <text:p>2.00271606445312E-05</text:p>
          </table:table-cell>
          <table:table-cell table:number-columns-repeated="6"/>
          <table:table-cell office:value-type="float" office:value="1.00019240378" calcext:value-type="float">
            <text:p>1.0001924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7.jpeg</text:p>
          </table:table-cell>
          <table:table-cell office:value-type="float" office:value="1502055017.99022" calcext:value-type="float">
            <text:p>1502055017.99022</text:p>
          </table:table-cell>
          <table:table-cell table:formula="of:=[.B19] - [.B18]" office:value-type="float" office:value="0.999989986419678" calcext:value-type="float">
            <text:p>0.9999899864</text:p>
          </table:table-cell>
          <table:table-cell table:formula="of:=[.C19] - 1" office:value-type="float" office:value="-0.0000100135803222656" calcext:value-type="float">
            <text:p>-1.00135803222656E-05</text:p>
          </table:table-cell>
          <table:table-cell table:number-columns-repeated="6"/>
          <table:table-cell office:value-type="float" office:value="1.0002099037" calcext:value-type="float">
            <text:p>1.0002099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8.jpeg</text:p>
          </table:table-cell>
          <table:table-cell office:value-type="float" office:value="1502055018.99025" calcext:value-type="float">
            <text:p>1502055018.99025</text:p>
          </table:table-cell>
          <table:table-cell table:formula="of:=[.B20] - [.B19]" office:value-type="float" office:value="1.00003004074097" calcext:value-type="float">
            <text:p>1.0000300407</text:p>
          </table:table-cell>
          <table:table-cell table:formula="of:=[.C20] - 1" office:value-type="float" office:value="0.0000300407409667969" calcext:value-type="float">
            <text:p>3.00407409667969E-05</text:p>
          </table:table-cell>
          <table:table-cell table:number-columns-repeated="6"/>
          <table:table-cell office:value-type="float" office:value="1.00022740363" calcext:value-type="float">
            <text:p>1.000227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19.jpeg</text:p>
          </table:table-cell>
          <table:table-cell office:value-type="float" office:value="1502055019.99022" calcext:value-type="float">
            <text:p>1502055019.99022</text:p>
          </table:table-cell>
          <table:table-cell table:formula="of:=[.B21] - [.B20]" office:value-type="float" office:value="0.999969959259033" calcext:value-type="float">
            <text:p>0.9999699593</text:p>
          </table:table-cell>
          <table:table-cell table:formula="of:=[.C21] - 1" office:value-type="float" office:value="-0.0000300407409667969" calcext:value-type="float">
            <text:p>-3.00407409667969E-05</text:p>
          </table:table-cell>
          <table:table-cell table:number-columns-repeated="6"/>
          <table:table-cell office:value-type="float" office:value="1.00024490355" calcext:value-type="float">
            <text:p>1.0002449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20.jpeg</text:p>
          </table:table-cell>
          <table:table-cell office:value-type="float" office:value="1502055020.9902" calcext:value-type="float">
            <text:p>1502055020.9902</text:p>
          </table:table-cell>
          <table:table-cell table:formula="of:=[.B22] - [.B21]" office:value-type="float" office:value="0.999979972839356" calcext:value-type="float">
            <text:p>0.9999799728</text:p>
          </table:table-cell>
          <table:table-cell table:formula="of:=[.C22] - 1" office:value-type="float" office:value="-0.0000200271606445312" calcext:value-type="float">
            <text:p>-2.00271606445312E-05</text:p>
          </table:table-cell>
          <table:table-cell table:number-columns-repeated="6"/>
          <table:table-cell office:value-type="float" office:value="1.00026240348" calcext:value-type="float">
            <text:p>1.0002624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/capture_0021.jpeg</text:p>
          </table:table-cell>
          <table:table-cell office:value-type="float" office:value="1502055021.99022" calcext:value-type="float">
            <text:p>1502055021.99022</text:p>
          </table:table-cell>
          <table:table-cell table:formula="of:=[.B23] - [.B22]" office:value-type="float" office:value="1.00002002716064" calcext:value-type="float">
            <text:p>1.0000200272</text:p>
          </table:table-cell>
          <table:table-cell table:formula="of:=[.C23] - 1" office:value-type="float" office:value="0.0000200271606445312" calcext:value-type="float">
            <text:p>2.00271606445312E-05</text:p>
          </table:table-cell>
          <table:table-cell table:number-columns-repeated="6"/>
          <table:table-cell office:value-type="string" calcext:value-type="string">
            <text:p>&gt;1.000262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capture_0022.jpeg</text:p>
          </table:table-cell>
          <table:table-cell office:value-type="float" office:value="1502055022.99022" calcext:value-type="float">
            <text:p>1502055022.99022</text:p>
          </table:table-cell>
          <table:table-cell table:formula="of:=[.B24] - [.B23]" office:value-type="float" office:value="1" calcext:value-type="float">
            <text:p>1</text:p>
          </table:table-cell>
          <table:table-cell table:formula="of:=[.C2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3.jpeg</text:p>
          </table:table-cell>
          <table:table-cell office:value-type="float" office:value="1502055023.99022" calcext:value-type="float">
            <text:p>1502055023.99022</text:p>
          </table:table-cell>
          <table:table-cell table:formula="of:=[.B25] - [.B24]" office:value-type="float" office:value="1" calcext:value-type="float">
            <text:p>1</text:p>
          </table:table-cell>
          <table:table-cell table:formula="of:=[.C2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4.jpeg</text:p>
          </table:table-cell>
          <table:table-cell office:value-type="float" office:value="1502055024.99021" calcext:value-type="float">
            <text:p>1502055024.99021</text:p>
          </table:table-cell>
          <table:table-cell table:formula="of:=[.B26] - [.B25]" office:value-type="float" office:value="0.999989986419678" calcext:value-type="float">
            <text:p>0.9999899864</text:p>
          </table:table-cell>
          <table:table-cell table:formula="of:=[.C2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5.jpeg</text:p>
          </table:table-cell>
          <table:table-cell office:value-type="float" office:value="1502055025.99019" calcext:value-type="float">
            <text:p>1502055025.99019</text:p>
          </table:table-cell>
          <table:table-cell table:formula="of:=[.B27] - [.B26]" office:value-type="float" office:value="0.999979972839356" calcext:value-type="float">
            <text:p>0.9999799728</text:p>
          </table:table-cell>
          <table:table-cell table:formula="of:=[.C2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6.jpeg</text:p>
          </table:table-cell>
          <table:table-cell office:value-type="float" office:value="1502055026.9902" calcext:value-type="float">
            <text:p>1502055026.9902</text:p>
          </table:table-cell>
          <table:table-cell table:formula="of:=[.B28] - [.B27]" office:value-type="float" office:value="1.00001001358032" calcext:value-type="float">
            <text:p>1.0000100136</text:p>
          </table:table-cell>
          <table:table-cell table:formula="of:=[.C2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7.jpeg</text:p>
          </table:table-cell>
          <table:table-cell office:value-type="float" office:value="1502055027.99018" calcext:value-type="float">
            <text:p>1502055027.99018</text:p>
          </table:table-cell>
          <table:table-cell table:formula="of:=[.B29] - [.B28]" office:value-type="float" office:value="0.999979972839356" calcext:value-type="float">
            <text:p>0.9999799728</text:p>
          </table:table-cell>
          <table:table-cell table:formula="of:=[.C2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8.jpeg</text:p>
          </table:table-cell>
          <table:table-cell office:value-type="float" office:value="1502055028.99019" calcext:value-type="float">
            <text:p>1502055028.99019</text:p>
          </table:table-cell>
          <table:table-cell table:formula="of:=[.B30] - [.B29]" office:value-type="float" office:value="1.00001001358032" calcext:value-type="float">
            <text:p>1.0000100136</text:p>
          </table:table-cell>
          <table:table-cell table:formula="of:=[.C3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29.jpeg</text:p>
          </table:table-cell>
          <table:table-cell office:value-type="float" office:value="1502055029.99019" calcext:value-type="float">
            <text:p>1502055029.99019</text:p>
          </table:table-cell>
          <table:table-cell table:formula="of:=[.B31] - [.B30]" office:value-type="float" office:value="1" calcext:value-type="float">
            <text:p>1</text:p>
          </table:table-cell>
          <table:table-cell table:formula="of:=[.C3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0.jpeg</text:p>
          </table:table-cell>
          <table:table-cell office:value-type="float" office:value="1502055030.99018" calcext:value-type="float">
            <text:p>1502055030.99018</text:p>
          </table:table-cell>
          <table:table-cell table:formula="of:=[.B32] - [.B31]" office:value-type="float" office:value="0.999989986419678" calcext:value-type="float">
            <text:p>0.9999899864</text:p>
          </table:table-cell>
          <table:table-cell table:formula="of:=[.C3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1.jpeg</text:p>
          </table:table-cell>
          <table:table-cell office:value-type="float" office:value="1502055031.99016" calcext:value-type="float">
            <text:p>1502055031.99016</text:p>
          </table:table-cell>
          <table:table-cell table:formula="of:=[.B33] - [.B32]" office:value-type="float" office:value="0.999979972839356" calcext:value-type="float">
            <text:p>0.9999799728</text:p>
          </table:table-cell>
          <table:table-cell table:formula="of:=[.C3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2.jpeg</text:p>
          </table:table-cell>
          <table:table-cell office:value-type="float" office:value="1502055032.99017" calcext:value-type="float">
            <text:p>1502055032.99017</text:p>
          </table:table-cell>
          <table:table-cell table:formula="of:=[.B34] - [.B33]" office:value-type="float" office:value="1.00001001358032" calcext:value-type="float">
            <text:p>1.0000100136</text:p>
          </table:table-cell>
          <table:table-cell table:formula="of:=[.C3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3.jpeg</text:p>
          </table:table-cell>
          <table:table-cell office:value-type="float" office:value="1502055033.99014" calcext:value-type="float">
            <text:p>1502055033.99014</text:p>
          </table:table-cell>
          <table:table-cell table:formula="of:=[.B35] - [.B34]" office:value-type="float" office:value="0.999969959259033" calcext:value-type="float">
            <text:p>0.9999699593</text:p>
          </table:table-cell>
          <table:table-cell table:formula="of:=[.C3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4.jpeg</text:p>
          </table:table-cell>
          <table:table-cell office:value-type="float" office:value="1502055034.99016" calcext:value-type="float">
            <text:p>1502055034.99016</text:p>
          </table:table-cell>
          <table:table-cell table:formula="of:=[.B36] - [.B35]" office:value-type="float" office:value="1.00002002716064" calcext:value-type="float">
            <text:p>1.0000200272</text:p>
          </table:table-cell>
          <table:table-cell table:formula="of:=[.C3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5.jpeg</text:p>
          </table:table-cell>
          <table:table-cell office:value-type="float" office:value="1502055035.99014" calcext:value-type="float">
            <text:p>1502055035.99014</text:p>
          </table:table-cell>
          <table:table-cell table:formula="of:=[.B37] - [.B36]" office:value-type="float" office:value="0.999979972839356" calcext:value-type="float">
            <text:p>0.9999799728</text:p>
          </table:table-cell>
          <table:table-cell table:formula="of:=[.C3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6.jpeg</text:p>
          </table:table-cell>
          <table:table-cell office:value-type="float" office:value="1502055036.99014" calcext:value-type="float">
            <text:p>1502055036.99014</text:p>
          </table:table-cell>
          <table:table-cell table:formula="of:=[.B38] - [.B37]" office:value-type="float" office:value="1" calcext:value-type="float">
            <text:p>1</text:p>
          </table:table-cell>
          <table:table-cell table:formula="of:=[.C3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7.jpeg</text:p>
          </table:table-cell>
          <table:table-cell office:value-type="float" office:value="1502055037.99014" calcext:value-type="float">
            <text:p>1502055037.99014</text:p>
          </table:table-cell>
          <table:table-cell table:formula="of:=[.B39] - [.B38]" office:value-type="float" office:value="1" calcext:value-type="float">
            <text:p>1</text:p>
          </table:table-cell>
          <table:table-cell table:formula="of:=[.C3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8.jpeg</text:p>
          </table:table-cell>
          <table:table-cell office:value-type="float" office:value="1502055038.99013" calcext:value-type="float">
            <text:p>1502055038.99013</text:p>
          </table:table-cell>
          <table:table-cell table:formula="of:=[.B40] - [.B39]" office:value-type="float" office:value="0.999989986419678" calcext:value-type="float">
            <text:p>0.9999899864</text:p>
          </table:table-cell>
          <table:table-cell table:formula="of:=[.C4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39.jpeg</text:p>
          </table:table-cell>
          <table:table-cell office:value-type="float" office:value="1502055039.99011" calcext:value-type="float">
            <text:p>1502055039.99011</text:p>
          </table:table-cell>
          <table:table-cell table:formula="of:=[.B41] - [.B40]" office:value-type="float" office:value="0.999979972839356" calcext:value-type="float">
            <text:p>0.9999799728</text:p>
          </table:table-cell>
          <table:table-cell table:formula="of:=[.C4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0.jpeg</text:p>
          </table:table-cell>
          <table:table-cell office:value-type="float" office:value="1502055040.99014" calcext:value-type="float">
            <text:p>1502055040.99014</text:p>
          </table:table-cell>
          <table:table-cell table:formula="of:=[.B42] - [.B41]" office:value-type="float" office:value="1.00003004074097" calcext:value-type="float">
            <text:p>1.0000300407</text:p>
          </table:table-cell>
          <table:table-cell table:formula="of:=[.C4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1.jpeg</text:p>
          </table:table-cell>
          <table:table-cell office:value-type="float" office:value="1502055041.99013" calcext:value-type="float">
            <text:p>1502055041.99013</text:p>
          </table:table-cell>
          <table:table-cell table:formula="of:=[.B43] - [.B42]" office:value-type="float" office:value="0.999989986419678" calcext:value-type="float">
            <text:p>0.9999899864</text:p>
          </table:table-cell>
          <table:table-cell table:formula="of:=[.C4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2.jpeg</text:p>
          </table:table-cell>
          <table:table-cell office:value-type="float" office:value="1502055042.99012" calcext:value-type="float">
            <text:p>1502055042.99012</text:p>
          </table:table-cell>
          <table:table-cell table:formula="of:=[.B44] - [.B43]" office:value-type="float" office:value="0.999989986419678" calcext:value-type="float">
            <text:p>0.9999899864</text:p>
          </table:table-cell>
          <table:table-cell table:formula="of:=[.C4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3.jpeg</text:p>
          </table:table-cell>
          <table:table-cell office:value-type="float" office:value="1502055043.99019" calcext:value-type="float">
            <text:p>1502055043.99019</text:p>
          </table:table-cell>
          <table:table-cell table:formula="of:=[.B45] - [.B44]" office:value-type="float" office:value="1.00007009506226" calcext:value-type="float">
            <text:p>1.0000700951</text:p>
          </table:table-cell>
          <table:table-cell table:formula="of:=[.C45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4.jpeg</text:p>
          </table:table-cell>
          <table:table-cell office:value-type="float" office:value="1502055044.99014" calcext:value-type="float">
            <text:p>1502055044.99014</text:p>
          </table:table-cell>
          <table:table-cell table:formula="of:=[.B46] - [.B45]" office:value-type="float" office:value="0.999949932098389" calcext:value-type="float">
            <text:p>0.9999499321</text:p>
          </table:table-cell>
          <table:table-cell table:formula="of:=[.C4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5.jpeg</text:p>
          </table:table-cell>
          <table:table-cell office:value-type="float" office:value="1502055045.99011" calcext:value-type="float">
            <text:p>1502055045.99011</text:p>
          </table:table-cell>
          <table:table-cell table:formula="of:=[.B47] - [.B46]" office:value-type="float" office:value="0.999969959259033" calcext:value-type="float">
            <text:p>0.9999699593</text:p>
          </table:table-cell>
          <table:table-cell table:formula="of:=[.C4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6.jpeg</text:p>
          </table:table-cell>
          <table:table-cell office:value-type="float" office:value="1502055046.99017" calcext:value-type="float">
            <text:p>1502055046.99017</text:p>
          </table:table-cell>
          <table:table-cell table:formula="of:=[.B48] - [.B47]" office:value-type="float" office:value="1.00006008148193" calcext:value-type="float">
            <text:p>1.0000600815</text:p>
          </table:table-cell>
          <table:table-cell table:formula="of:=[.C4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7.jpeg</text:p>
          </table:table-cell>
          <table:table-cell office:value-type="float" office:value="1502055047.99013" calcext:value-type="float">
            <text:p>1502055047.99013</text:p>
          </table:table-cell>
          <table:table-cell table:formula="of:=[.B49] - [.B48]" office:value-type="float" office:value="0.999959945678711" calcext:value-type="float">
            <text:p>0.9999599457</text:p>
          </table:table-cell>
          <table:table-cell table:formula="of:=[.C4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8.jpeg</text:p>
          </table:table-cell>
          <table:table-cell office:value-type="float" office:value="1502055048.9901" calcext:value-type="float">
            <text:p>1502055048.9901</text:p>
          </table:table-cell>
          <table:table-cell table:formula="of:=[.B50] - [.B49]" office:value-type="float" office:value="0.999969959259033" calcext:value-type="float">
            <text:p>0.9999699593</text:p>
          </table:table-cell>
          <table:table-cell table:formula="of:=[.C5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49.jpeg</text:p>
          </table:table-cell>
          <table:table-cell office:value-type="float" office:value="1502055049.99014" calcext:value-type="float">
            <text:p>1502055049.99014</text:p>
          </table:table-cell>
          <table:table-cell table:formula="of:=[.B51] - [.B50]" office:value-type="float" office:value="1.00004005432129" calcext:value-type="float">
            <text:p>1.0000400543</text:p>
          </table:table-cell>
          <table:table-cell table:formula="of:=[.C5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0.jpeg</text:p>
          </table:table-cell>
          <table:table-cell office:value-type="float" office:value="1502055050.9901" calcext:value-type="float">
            <text:p>1502055050.9901</text:p>
          </table:table-cell>
          <table:table-cell table:formula="of:=[.B52] - [.B51]" office:value-type="float" office:value="0.999959945678711" calcext:value-type="float">
            <text:p>0.9999599457</text:p>
          </table:table-cell>
          <table:table-cell table:formula="of:=[.C5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1.jpeg</text:p>
          </table:table-cell>
          <table:table-cell office:value-type="float" office:value="1502055051.99006" calcext:value-type="float">
            <text:p>1502055051.99006</text:p>
          </table:table-cell>
          <table:table-cell table:formula="of:=[.B53] - [.B52]" office:value-type="float" office:value="0.99996018409729" calcext:value-type="float">
            <text:p>0.9999601841</text:p>
          </table:table-cell>
          <table:table-cell table:formula="of:=[.C53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2.jpeg</text:p>
          </table:table-cell>
          <table:table-cell office:value-type="float" office:value="1502055052.99008" calcext:value-type="float">
            <text:p>1502055052.99008</text:p>
          </table:table-cell>
          <table:table-cell table:formula="of:=[.B54] - [.B53]" office:value-type="float" office:value="1.00002002716064" calcext:value-type="float">
            <text:p>1.0000200272</text:p>
          </table:table-cell>
          <table:table-cell table:formula="of:=[.C5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3.jpeg</text:p>
          </table:table-cell>
          <table:table-cell office:value-type="float" office:value="1502055053.99008" calcext:value-type="float">
            <text:p>1502055053.99008</text:p>
          </table:table-cell>
          <table:table-cell table:formula="of:=[.B55] - [.B54]" office:value-type="float" office:value="1" calcext:value-type="float">
            <text:p>1</text:p>
          </table:table-cell>
          <table:table-cell table:formula="of:=[.C5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4.jpeg</text:p>
          </table:table-cell>
          <table:table-cell office:value-type="float" office:value="1502055054.99006" calcext:value-type="float">
            <text:p>1502055054.99006</text:p>
          </table:table-cell>
          <table:table-cell table:formula="of:=[.B56] - [.B55]" office:value-type="float" office:value="0.999979972839356" calcext:value-type="float">
            <text:p>0.9999799728</text:p>
          </table:table-cell>
          <table:table-cell table:formula="of:=[.C5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5.jpeg</text:p>
          </table:table-cell>
          <table:table-cell office:value-type="float" office:value="1502055055.99001" calcext:value-type="float">
            <text:p>1502055055.99001</text:p>
          </table:table-cell>
          <table:table-cell table:formula="of:=[.B57] - [.B56]" office:value-type="float" office:value="0.999949932098389" calcext:value-type="float">
            <text:p>0.9999499321</text:p>
          </table:table-cell>
          <table:table-cell table:formula="of:=[.C5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6.jpeg</text:p>
          </table:table-cell>
          <table:table-cell office:value-type="float" office:value="1502055056.98995" calcext:value-type="float">
            <text:p>1502055056.98995</text:p>
          </table:table-cell>
          <table:table-cell table:formula="of:=[.B58] - [.B57]" office:value-type="float" office:value="0.999939918518066" calcext:value-type="float">
            <text:p>0.9999399185</text:p>
          </table:table-cell>
          <table:table-cell table:formula="of:=[.C5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7.jpeg</text:p>
          </table:table-cell>
          <table:table-cell office:value-type="float" office:value="1502055057.99005" calcext:value-type="float">
            <text:p>1502055057.99005</text:p>
          </table:table-cell>
          <table:table-cell table:formula="of:=[.B59] - [.B58]" office:value-type="float" office:value="1.00010013580322" calcext:value-type="float">
            <text:p>1.0001001358</text:p>
          </table:table-cell>
          <table:table-cell table:formula="of:=[.C59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8.jpeg</text:p>
          </table:table-cell>
          <table:table-cell office:value-type="float" office:value="1502055058.99" calcext:value-type="float">
            <text:p>1502055058.99</text:p>
          </table:table-cell>
          <table:table-cell table:formula="of:=[.B60] - [.B59]" office:value-type="float" office:value="0.999949932098389" calcext:value-type="float">
            <text:p>0.9999499321</text:p>
          </table:table-cell>
          <table:table-cell table:formula="of:=[.C6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59.jpeg</text:p>
          </table:table-cell>
          <table:table-cell office:value-type="float" office:value="1502055059.99004" calcext:value-type="float">
            <text:p>1502055059.99004</text:p>
          </table:table-cell>
          <table:table-cell table:formula="of:=[.B61] - [.B60]" office:value-type="float" office:value="1.00004005432129" calcext:value-type="float">
            <text:p>1.0000400543</text:p>
          </table:table-cell>
          <table:table-cell table:formula="of:=[.C6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0.jpeg</text:p>
          </table:table-cell>
          <table:table-cell office:value-type="float" office:value="1502055060.99003" calcext:value-type="float">
            <text:p>1502055060.99003</text:p>
          </table:table-cell>
          <table:table-cell table:formula="of:=[.B62] - [.B61]" office:value-type="float" office:value="0.999989986419678" calcext:value-type="float">
            <text:p>0.9999899864</text:p>
          </table:table-cell>
          <table:table-cell table:formula="of:=[.C6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1.jpeg</text:p>
          </table:table-cell>
          <table:table-cell office:value-type="float" office:value="1502055061.98997" calcext:value-type="float">
            <text:p>1502055061.98997</text:p>
          </table:table-cell>
          <table:table-cell table:formula="of:=[.B63] - [.B62]" office:value-type="float" office:value="0.999939918518066" calcext:value-type="float">
            <text:p>0.9999399185</text:p>
          </table:table-cell>
          <table:table-cell table:formula="of:=[.C6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2.jpeg</text:p>
          </table:table-cell>
          <table:table-cell office:value-type="float" office:value="1502055062.99004" calcext:value-type="float">
            <text:p>1502055062.99004</text:p>
          </table:table-cell>
          <table:table-cell table:formula="of:=[.B64] - [.B63]" office:value-type="float" office:value="1.00007009506226" calcext:value-type="float">
            <text:p>1.0000700951</text:p>
          </table:table-cell>
          <table:table-cell table:formula="of:=[.C64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3.jpeg</text:p>
          </table:table-cell>
          <table:table-cell office:value-type="float" office:value="1502055063.99002" calcext:value-type="float">
            <text:p>1502055063.99002</text:p>
          </table:table-cell>
          <table:table-cell table:formula="of:=[.B65] - [.B64]" office:value-type="float" office:value="0.999979972839356" calcext:value-type="float">
            <text:p>0.9999799728</text:p>
          </table:table-cell>
          <table:table-cell table:formula="of:=[.C6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4.jpeg</text:p>
          </table:table-cell>
          <table:table-cell office:value-type="float" office:value="1502055064.98997" calcext:value-type="float">
            <text:p>1502055064.98997</text:p>
          </table:table-cell>
          <table:table-cell table:formula="of:=[.B66] - [.B65]" office:value-type="float" office:value="0.999949932098389" calcext:value-type="float">
            <text:p>0.9999499321</text:p>
          </table:table-cell>
          <table:table-cell table:formula="of:=[.C6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5.jpeg</text:p>
          </table:table-cell>
          <table:table-cell office:value-type="float" office:value="1502055065.99002" calcext:value-type="float">
            <text:p>1502055065.99002</text:p>
          </table:table-cell>
          <table:table-cell table:formula="of:=[.B67] - [.B66]" office:value-type="float" office:value="1.00005006790161" calcext:value-type="float">
            <text:p>1.0000500679</text:p>
          </table:table-cell>
          <table:table-cell table:formula="of:=[.C6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6.jpeg</text:p>
          </table:table-cell>
          <table:table-cell office:value-type="float" office:value="1502055066.99004" calcext:value-type="float">
            <text:p>1502055066.99004</text:p>
          </table:table-cell>
          <table:table-cell table:formula="of:=[.B68] - [.B67]" office:value-type="float" office:value="1.00002002716064" calcext:value-type="float">
            <text:p>1.0000200272</text:p>
          </table:table-cell>
          <table:table-cell table:formula="of:=[.C6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7.jpeg</text:p>
          </table:table-cell>
          <table:table-cell office:value-type="float" office:value="1502055067.98999" calcext:value-type="float">
            <text:p>1502055067.98999</text:p>
          </table:table-cell>
          <table:table-cell table:formula="of:=[.B69] - [.B68]" office:value-type="float" office:value="0.999949932098389" calcext:value-type="float">
            <text:p>0.9999499321</text:p>
          </table:table-cell>
          <table:table-cell table:formula="of:=[.C6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8.jpeg</text:p>
          </table:table-cell>
          <table:table-cell office:value-type="float" office:value="1502055068.98999" calcext:value-type="float">
            <text:p>1502055068.98999</text:p>
          </table:table-cell>
          <table:table-cell table:formula="of:=[.B70] - [.B69]" office:value-type="float" office:value="1" calcext:value-type="float">
            <text:p>1</text:p>
          </table:table-cell>
          <table:table-cell table:formula="of:=[.C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69.jpeg</text:p>
          </table:table-cell>
          <table:table-cell office:value-type="float" office:value="1502055069.99001" calcext:value-type="float">
            <text:p>1502055069.99001</text:p>
          </table:table-cell>
          <table:table-cell table:formula="of:=[.B71] - [.B70]" office:value-type="float" office:value="1.00002002716064" calcext:value-type="float">
            <text:p>1.0000200272</text:p>
          </table:table-cell>
          <table:table-cell table:formula="of:=[.C7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0.jpeg</text:p>
          </table:table-cell>
          <table:table-cell office:value-type="float" office:value="1502055070.98996" calcext:value-type="float">
            <text:p>1502055070.98996</text:p>
          </table:table-cell>
          <table:table-cell table:formula="of:=[.B72] - [.B71]" office:value-type="float" office:value="0.999949932098389" calcext:value-type="float">
            <text:p>0.9999499321</text:p>
          </table:table-cell>
          <table:table-cell table:formula="of:=[.C7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1.jpeg</text:p>
          </table:table-cell>
          <table:table-cell office:value-type="float" office:value="1502055071.98999" calcext:value-type="float">
            <text:p>1502055071.98999</text:p>
          </table:table-cell>
          <table:table-cell table:formula="of:=[.B73] - [.B72]" office:value-type="float" office:value="1.00003004074097" calcext:value-type="float">
            <text:p>1.0000300407</text:p>
          </table:table-cell>
          <table:table-cell table:formula="of:=[.C7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2.jpeg</text:p>
          </table:table-cell>
          <table:table-cell office:value-type="float" office:value="1502055072.98998" calcext:value-type="float">
            <text:p>1502055072.98998</text:p>
          </table:table-cell>
          <table:table-cell table:formula="of:=[.B74] - [.B73]" office:value-type="float" office:value="0.999989986419678" calcext:value-type="float">
            <text:p>0.9999899864</text:p>
          </table:table-cell>
          <table:table-cell table:formula="of:=[.C7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3.jpeg</text:p>
          </table:table-cell>
          <table:table-cell office:value-type="float" office:value="1502055073.98993" calcext:value-type="float">
            <text:p>1502055073.98993</text:p>
          </table:table-cell>
          <table:table-cell table:formula="of:=[.B75] - [.B74]" office:value-type="float" office:value="0.999949932098389" calcext:value-type="float">
            <text:p>0.9999499321</text:p>
          </table:table-cell>
          <table:table-cell table:formula="of:=[.C7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4.jpeg</text:p>
          </table:table-cell>
          <table:table-cell office:value-type="float" office:value="1502055074.98997" calcext:value-type="float">
            <text:p>1502055074.98997</text:p>
          </table:table-cell>
          <table:table-cell table:formula="of:=[.B76] - [.B75]" office:value-type="float" office:value="1.00004005432129" calcext:value-type="float">
            <text:p>1.0000400543</text:p>
          </table:table-cell>
          <table:table-cell table:formula="of:=[.C76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5.jpeg</text:p>
          </table:table-cell>
          <table:table-cell office:value-type="float" office:value="1502055075.98991" calcext:value-type="float">
            <text:p>1502055075.98991</text:p>
          </table:table-cell>
          <table:table-cell table:formula="of:=[.B77] - [.B76]" office:value-type="float" office:value="0.999939918518066" calcext:value-type="float">
            <text:p>0.9999399185</text:p>
          </table:table-cell>
          <table:table-cell table:formula="of:=[.C7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6.jpeg</text:p>
          </table:table-cell>
          <table:table-cell office:value-type="float" office:value="1502055076.98986" calcext:value-type="float">
            <text:p>1502055076.98986</text:p>
          </table:table-cell>
          <table:table-cell table:formula="of:=[.B78] - [.B77]" office:value-type="float" office:value="0.999950170516968" calcext:value-type="float">
            <text:p>0.9999501705</text:p>
          </table:table-cell>
          <table:table-cell table:formula="of:=[.C78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7.jpeg</text:p>
          </table:table-cell>
          <table:table-cell office:value-type="float" office:value="1502055077.98997" calcext:value-type="float">
            <text:p>1502055077.98997</text:p>
          </table:table-cell>
          <table:table-cell table:formula="of:=[.B79] - [.B78]" office:value-type="float" office:value="1.00010991096497" calcext:value-type="float">
            <text:p>1.000109911</text:p>
          </table:table-cell>
          <table:table-cell table:formula="of:=[.C79] - 1" office:value-type="float" office:value="0.00010991096496582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8.jpeg</text:p>
          </table:table-cell>
          <table:table-cell office:value-type="float" office:value="1502055078.98999" calcext:value-type="float">
            <text:p>1502055078.98999</text:p>
          </table:table-cell>
          <table:table-cell table:formula="of:=[.B80] - [.B79]" office:value-type="float" office:value="1.00002002716064" calcext:value-type="float">
            <text:p>1.0000200272</text:p>
          </table:table-cell>
          <table:table-cell table:formula="of:=[.C8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79.jpeg</text:p>
          </table:table-cell>
          <table:table-cell office:value-type="float" office:value="1502055079.98994" calcext:value-type="float">
            <text:p>1502055079.98994</text:p>
          </table:table-cell>
          <table:table-cell table:formula="of:=[.B81] - [.B80]" office:value-type="float" office:value="0.999949932098389" calcext:value-type="float">
            <text:p>0.9999499321</text:p>
          </table:table-cell>
          <table:table-cell table:formula="of:=[.C8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0.jpeg</text:p>
          </table:table-cell>
          <table:table-cell office:value-type="float" office:value="1502055080.98995" calcext:value-type="float">
            <text:p>1502055080.98995</text:p>
          </table:table-cell>
          <table:table-cell table:formula="of:=[.B82] - [.B81]" office:value-type="float" office:value="1.00001001358032" calcext:value-type="float">
            <text:p>1.0000100136</text:p>
          </table:table-cell>
          <table:table-cell table:formula="of:=[.C8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1.jpeg</text:p>
          </table:table-cell>
          <table:table-cell office:value-type="float" office:value="1502055081.98995" calcext:value-type="float">
            <text:p>1502055081.98995</text:p>
          </table:table-cell>
          <table:table-cell table:formula="of:=[.B83] - [.B82]" office:value-type="float" office:value="1" calcext:value-type="float">
            <text:p>1</text:p>
          </table:table-cell>
          <table:table-cell table:formula="of:=[.C8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2.jpeg</text:p>
          </table:table-cell>
          <table:table-cell office:value-type="float" office:value="1502055082.98997" calcext:value-type="float">
            <text:p>1502055082.98997</text:p>
          </table:table-cell>
          <table:table-cell table:formula="of:=[.B84] - [.B83]" office:value-type="float" office:value="1.00002002716064" calcext:value-type="float">
            <text:p>1.0000200272</text:p>
          </table:table-cell>
          <table:table-cell table:formula="of:=[.C8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3.jpeg</text:p>
          </table:table-cell>
          <table:table-cell office:value-type="float" office:value="1502055083.98996" calcext:value-type="float">
            <text:p>1502055083.98996</text:p>
          </table:table-cell>
          <table:table-cell table:formula="of:=[.B85] - [.B84]" office:value-type="float" office:value="0.999989986419678" calcext:value-type="float">
            <text:p>0.9999899864</text:p>
          </table:table-cell>
          <table:table-cell table:formula="of:=[.C8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4.jpeg</text:p>
          </table:table-cell>
          <table:table-cell office:value-type="float" office:value="1502055084.98993" calcext:value-type="float">
            <text:p>1502055084.98993</text:p>
          </table:table-cell>
          <table:table-cell table:formula="of:=[.B86] - [.B85]" office:value-type="float" office:value="0.999969959259033" calcext:value-type="float">
            <text:p>0.9999699593</text:p>
          </table:table-cell>
          <table:table-cell table:formula="of:=[.C8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5.jpeg</text:p>
          </table:table-cell>
          <table:table-cell office:value-type="float" office:value="1502055085.98994" calcext:value-type="float">
            <text:p>1502055085.98994</text:p>
          </table:table-cell>
          <table:table-cell table:formula="of:=[.B87] - [.B86]" office:value-type="float" office:value="1.00001001358032" calcext:value-type="float">
            <text:p>1.0000100136</text:p>
          </table:table-cell>
          <table:table-cell table:formula="of:=[.C8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6.jpeg</text:p>
          </table:table-cell>
          <table:table-cell office:value-type="float" office:value="1502055086.98994" calcext:value-type="float">
            <text:p>1502055086.98994</text:p>
          </table:table-cell>
          <table:table-cell table:formula="of:=[.B88] - [.B87]" office:value-type="float" office:value="1" calcext:value-type="float">
            <text:p>1</text:p>
          </table:table-cell>
          <table:table-cell table:formula="of:=[.C8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7.jpeg</text:p>
          </table:table-cell>
          <table:table-cell office:value-type="float" office:value="1502055087.98993" calcext:value-type="float">
            <text:p>1502055087.98993</text:p>
          </table:table-cell>
          <table:table-cell table:formula="of:=[.B89] - [.B88]" office:value-type="float" office:value="0.999989986419678" calcext:value-type="float">
            <text:p>0.9999899864</text:p>
          </table:table-cell>
          <table:table-cell table:formula="of:=[.C8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8.jpeg</text:p>
          </table:table-cell>
          <table:table-cell office:value-type="float" office:value="1502055088.98993" calcext:value-type="float">
            <text:p>1502055088.98993</text:p>
          </table:table-cell>
          <table:table-cell table:formula="of:=[.B90] - [.B89]" office:value-type="float" office:value="1" calcext:value-type="float">
            <text:p>1</text:p>
          </table:table-cell>
          <table:table-cell table:formula="of:=[.C9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89.jpeg</text:p>
          </table:table-cell>
          <table:table-cell office:value-type="float" office:value="1502055089.98994" calcext:value-type="float">
            <text:p>1502055089.98994</text:p>
          </table:table-cell>
          <table:table-cell table:formula="of:=[.B91] - [.B90]" office:value-type="float" office:value="1.00001001358032" calcext:value-type="float">
            <text:p>1.0000100136</text:p>
          </table:table-cell>
          <table:table-cell table:formula="of:=[.C9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0.jpeg</text:p>
          </table:table-cell>
          <table:table-cell office:value-type="float" office:value="1502055090.9899" calcext:value-type="float">
            <text:p>1502055090.9899</text:p>
          </table:table-cell>
          <table:table-cell table:formula="of:=[.B92] - [.B91]" office:value-type="float" office:value="0.99996018409729" calcext:value-type="float">
            <text:p>0.9999601841</text:p>
          </table:table-cell>
          <table:table-cell table:formula="of:=[.C92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1.jpeg</text:p>
          </table:table-cell>
          <table:table-cell office:value-type="float" office:value="1502055091.98991" calcext:value-type="float">
            <text:p>1502055091.98991</text:p>
          </table:table-cell>
          <table:table-cell table:formula="of:=[.B93] - [.B92]" office:value-type="float" office:value="1.00000977516174" calcext:value-type="float">
            <text:p>1.0000097752</text:p>
          </table:table-cell>
          <table:table-cell table:formula="of:=[.C93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2.jpeg</text:p>
          </table:table-cell>
          <table:table-cell office:value-type="float" office:value="1502055092.98991" calcext:value-type="float">
            <text:p>1502055092.98991</text:p>
          </table:table-cell>
          <table:table-cell table:formula="of:=[.B94] - [.B93]" office:value-type="float" office:value="1" calcext:value-type="float">
            <text:p>1</text:p>
          </table:table-cell>
          <table:table-cell table:formula="of:=[.C9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3.jpeg</text:p>
          </table:table-cell>
          <table:table-cell office:value-type="float" office:value="1502055093.98991" calcext:value-type="float">
            <text:p>1502055093.98991</text:p>
          </table:table-cell>
          <table:table-cell table:formula="of:=[.B95] - [.B94]" office:value-type="float" office:value="1" calcext:value-type="float">
            <text:p>1</text:p>
          </table:table-cell>
          <table:table-cell table:formula="of:=[.C9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4.jpeg</text:p>
          </table:table-cell>
          <table:table-cell office:value-type="float" office:value="1502055094.98992" calcext:value-type="float">
            <text:p>1502055094.98992</text:p>
          </table:table-cell>
          <table:table-cell table:formula="of:=[.B96] - [.B95]" office:value-type="float" office:value="1.00001001358032" calcext:value-type="float">
            <text:p>1.0000100136</text:p>
          </table:table-cell>
          <table:table-cell table:formula="of:=[.C9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5.jpeg</text:p>
          </table:table-cell>
          <table:table-cell office:value-type="float" office:value="1502055095.98988" calcext:value-type="float">
            <text:p>1502055095.98988</text:p>
          </table:table-cell>
          <table:table-cell table:formula="of:=[.B97] - [.B96]" office:value-type="float" office:value="0.99996018409729" calcext:value-type="float">
            <text:p>0.9999601841</text:p>
          </table:table-cell>
          <table:table-cell table:formula="of:=[.C97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6.jpeg</text:p>
          </table:table-cell>
          <table:table-cell office:value-type="float" office:value="1502055096.9899" calcext:value-type="float">
            <text:p>1502055096.9899</text:p>
          </table:table-cell>
          <table:table-cell table:formula="of:=[.B98] - [.B97]" office:value-type="float" office:value="1.00002002716064" calcext:value-type="float">
            <text:p>1.0000200272</text:p>
          </table:table-cell>
          <table:table-cell table:formula="of:=[.C9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7.jpeg</text:p>
          </table:table-cell>
          <table:table-cell office:value-type="float" office:value="1502055097.98988" calcext:value-type="float">
            <text:p>1502055097.98988</text:p>
          </table:table-cell>
          <table:table-cell table:formula="of:=[.B99] - [.B98]" office:value-type="float" office:value="0.999979972839356" calcext:value-type="float">
            <text:p>0.9999799728</text:p>
          </table:table-cell>
          <table:table-cell table:formula="of:=[.C9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8.jpeg</text:p>
          </table:table-cell>
          <table:table-cell office:value-type="float" office:value="1502055098.98989" calcext:value-type="float">
            <text:p>1502055098.98989</text:p>
          </table:table-cell>
          <table:table-cell table:formula="of:=[.B100] - [.B99]" office:value-type="float" office:value="1.00001001358032" calcext:value-type="float">
            <text:p>1.0000100136</text:p>
          </table:table-cell>
          <table:table-cell table:formula="of:=[.C10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099.jpeg</text:p>
          </table:table-cell>
          <table:table-cell office:value-type="float" office:value="1502055099.9899" calcext:value-type="float">
            <text:p>1502055099.9899</text:p>
          </table:table-cell>
          <table:table-cell table:formula="of:=[.B101] - [.B100]" office:value-type="float" office:value="1.00001001358032" calcext:value-type="float">
            <text:p>1.0000100136</text:p>
          </table:table-cell>
          <table:table-cell table:formula="of:=[.C10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0.jpeg</text:p>
          </table:table-cell>
          <table:table-cell office:value-type="float" office:value="1502055100.98989" calcext:value-type="float">
            <text:p>1502055100.98989</text:p>
          </table:table-cell>
          <table:table-cell table:formula="of:=[.B102] - [.B101]" office:value-type="float" office:value="0.999989986419678" calcext:value-type="float">
            <text:p>0.9999899864</text:p>
          </table:table-cell>
          <table:table-cell table:formula="of:=[.C10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1.jpeg</text:p>
          </table:table-cell>
          <table:table-cell office:value-type="float" office:value="1502055101.98986" calcext:value-type="float">
            <text:p>1502055101.98986</text:p>
          </table:table-cell>
          <table:table-cell table:formula="of:=[.B103] - [.B102]" office:value-type="float" office:value="0.999969959259033" calcext:value-type="float">
            <text:p>0.9999699593</text:p>
          </table:table-cell>
          <table:table-cell table:formula="of:=[.C10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2.jpeg</text:p>
          </table:table-cell>
          <table:table-cell office:value-type="float" office:value="1502055102.98989" calcext:value-type="float">
            <text:p>1502055102.98989</text:p>
          </table:table-cell>
          <table:table-cell table:formula="of:=[.B104] - [.B103]" office:value-type="float" office:value="1.00003004074097" calcext:value-type="float">
            <text:p>1.0000300407</text:p>
          </table:table-cell>
          <table:table-cell table:formula="of:=[.C10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3.jpeg</text:p>
          </table:table-cell>
          <table:table-cell office:value-type="float" office:value="1502055103.98985" calcext:value-type="float">
            <text:p>1502055103.98985</text:p>
          </table:table-cell>
          <table:table-cell table:formula="of:=[.B105] - [.B104]" office:value-type="float" office:value="0.999959945678711" calcext:value-type="float">
            <text:p>0.9999599457</text:p>
          </table:table-cell>
          <table:table-cell table:formula="of:=[.C10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4.jpeg</text:p>
          </table:table-cell>
          <table:table-cell office:value-type="float" office:value="1502055104.98984" calcext:value-type="float">
            <text:p>1502055104.98984</text:p>
          </table:table-cell>
          <table:table-cell table:formula="of:=[.B106] - [.B105]" office:value-type="float" office:value="0.999989986419678" calcext:value-type="float">
            <text:p>0.9999899864</text:p>
          </table:table-cell>
          <table:table-cell table:formula="of:=[.C10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5.jpeg</text:p>
          </table:table-cell>
          <table:table-cell office:value-type="float" office:value="1502055105.98988" calcext:value-type="float">
            <text:p>1502055105.98988</text:p>
          </table:table-cell>
          <table:table-cell table:formula="of:=[.B107] - [.B106]" office:value-type="float" office:value="1.00004005432129" calcext:value-type="float">
            <text:p>1.0000400543</text:p>
          </table:table-cell>
          <table:table-cell table:formula="of:=[.C10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6.jpeg</text:p>
          </table:table-cell>
          <table:table-cell office:value-type="float" office:value="1502055106.98986" calcext:value-type="float">
            <text:p>1502055106.98986</text:p>
          </table:table-cell>
          <table:table-cell table:formula="of:=[.B108] - [.B107]" office:value-type="float" office:value="0.999979972839356" calcext:value-type="float">
            <text:p>0.9999799728</text:p>
          </table:table-cell>
          <table:table-cell table:formula="of:=[.C10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7.jpeg</text:p>
          </table:table-cell>
          <table:table-cell office:value-type="float" office:value="1502055107.98983" calcext:value-type="float">
            <text:p>1502055107.98983</text:p>
          </table:table-cell>
          <table:table-cell table:formula="of:=[.B109] - [.B108]" office:value-type="float" office:value="0.999969959259033" calcext:value-type="float">
            <text:p>0.9999699593</text:p>
          </table:table-cell>
          <table:table-cell table:formula="of:=[.C10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8.jpeg</text:p>
          </table:table-cell>
          <table:table-cell office:value-type="float" office:value="1502055108.9898" calcext:value-type="float">
            <text:p>1502055108.9898</text:p>
          </table:table-cell>
          <table:table-cell table:formula="of:=[.B110] - [.B109]" office:value-type="float" office:value="0.999969959259033" calcext:value-type="float">
            <text:p>0.9999699593</text:p>
          </table:table-cell>
          <table:table-cell table:formula="of:=[.C11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09.jpeg</text:p>
          </table:table-cell>
          <table:table-cell office:value-type="float" office:value="1502055109.98984" calcext:value-type="float">
            <text:p>1502055109.98984</text:p>
          </table:table-cell>
          <table:table-cell table:formula="of:=[.B111] - [.B110]" office:value-type="float" office:value="1.00004005432129" calcext:value-type="float">
            <text:p>1.0000400543</text:p>
          </table:table-cell>
          <table:table-cell table:formula="of:=[.C11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0.jpeg</text:p>
          </table:table-cell>
          <table:table-cell office:value-type="float" office:value="1502055110.98983" calcext:value-type="float">
            <text:p>1502055110.98983</text:p>
          </table:table-cell>
          <table:table-cell table:formula="of:=[.B112] - [.B111]" office:value-type="float" office:value="0.999989986419678" calcext:value-type="float">
            <text:p>0.9999899864</text:p>
          </table:table-cell>
          <table:table-cell table:formula="of:=[.C11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1.jpeg</text:p>
          </table:table-cell>
          <table:table-cell office:value-type="float" office:value="1502055111.98978" calcext:value-type="float">
            <text:p>1502055111.98978</text:p>
          </table:table-cell>
          <table:table-cell table:formula="of:=[.B113] - [.B112]" office:value-type="float" office:value="0.999949932098389" calcext:value-type="float">
            <text:p>0.9999499321</text:p>
          </table:table-cell>
          <table:table-cell table:formula="of:=[.C11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2.jpeg</text:p>
          </table:table-cell>
          <table:table-cell office:value-type="float" office:value="1502055112.98981" calcext:value-type="float">
            <text:p>1502055112.98981</text:p>
          </table:table-cell>
          <table:table-cell table:formula="of:=[.B114] - [.B113]" office:value-type="float" office:value="1.00003004074097" calcext:value-type="float">
            <text:p>1.0000300407</text:p>
          </table:table-cell>
          <table:table-cell table:formula="of:=[.C11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3.jpeg</text:p>
          </table:table-cell>
          <table:table-cell office:value-type="float" office:value="1502055113.98982" calcext:value-type="float">
            <text:p>1502055113.98982</text:p>
          </table:table-cell>
          <table:table-cell table:formula="of:=[.B115] - [.B114]" office:value-type="float" office:value="1.00001001358032" calcext:value-type="float">
            <text:p>1.0000100136</text:p>
          </table:table-cell>
          <table:table-cell table:formula="of:=[.C11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4.jpeg</text:p>
          </table:table-cell>
          <table:table-cell office:value-type="float" office:value="1502055114.98978" calcext:value-type="float">
            <text:p>1502055114.98978</text:p>
          </table:table-cell>
          <table:table-cell table:formula="of:=[.B116] - [.B115]" office:value-type="float" office:value="0.999959945678711" calcext:value-type="float">
            <text:p>0.9999599457</text:p>
          </table:table-cell>
          <table:table-cell table:formula="of:=[.C11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5.jpeg</text:p>
          </table:table-cell>
          <table:table-cell office:value-type="float" office:value="1502055115.98982" calcext:value-type="float">
            <text:p>1502055115.98982</text:p>
          </table:table-cell>
          <table:table-cell table:formula="of:=[.B117] - [.B116]" office:value-type="float" office:value="1.00004005432129" calcext:value-type="float">
            <text:p>1.0000400543</text:p>
          </table:table-cell>
          <table:table-cell table:formula="of:=[.C11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6.jpeg</text:p>
          </table:table-cell>
          <table:table-cell office:value-type="float" office:value="1502055116.9898" calcext:value-type="float">
            <text:p>1502055116.9898</text:p>
          </table:table-cell>
          <table:table-cell table:formula="of:=[.B118] - [.B117]" office:value-type="float" office:value="0.999979972839356" calcext:value-type="float">
            <text:p>0.9999799728</text:p>
          </table:table-cell>
          <table:table-cell table:formula="of:=[.C11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7.jpeg</text:p>
          </table:table-cell>
          <table:table-cell office:value-type="float" office:value="1502055117.98975" calcext:value-type="float">
            <text:p>1502055117.98975</text:p>
          </table:table-cell>
          <table:table-cell table:formula="of:=[.B119] - [.B118]" office:value-type="float" office:value="0.999949932098389" calcext:value-type="float">
            <text:p>0.9999499321</text:p>
          </table:table-cell>
          <table:table-cell table:formula="of:=[.C11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8.jpeg</text:p>
          </table:table-cell>
          <table:table-cell office:value-type="float" office:value="1502055118.98985" calcext:value-type="float">
            <text:p>1502055118.98985</text:p>
          </table:table-cell>
          <table:table-cell table:formula="of:=[.B120] - [.B119]" office:value-type="float" office:value="1.00010013580322" calcext:value-type="float">
            <text:p>1.0001001358</text:p>
          </table:table-cell>
          <table:table-cell table:formula="of:=[.C120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19.jpeg</text:p>
          </table:table-cell>
          <table:table-cell office:value-type="float" office:value="1502055119.98981" calcext:value-type="float">
            <text:p>1502055119.98981</text:p>
          </table:table-cell>
          <table:table-cell table:formula="of:=[.B121] - [.B120]" office:value-type="float" office:value="0.999959945678711" calcext:value-type="float">
            <text:p>0.9999599457</text:p>
          </table:table-cell>
          <table:table-cell table:formula="of:=[.C12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0.jpeg</text:p>
          </table:table-cell>
          <table:table-cell office:value-type="float" office:value="1502055120.98976" calcext:value-type="float">
            <text:p>1502055120.98976</text:p>
          </table:table-cell>
          <table:table-cell table:formula="of:=[.B122] - [.B121]" office:value-type="float" office:value="0.999949932098389" calcext:value-type="float">
            <text:p>0.9999499321</text:p>
          </table:table-cell>
          <table:table-cell table:formula="of:=[.C12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1.jpeg</text:p>
          </table:table-cell>
          <table:table-cell office:value-type="float" office:value="1502055121.98982" calcext:value-type="float">
            <text:p>1502055121.98982</text:p>
          </table:table-cell>
          <table:table-cell table:formula="of:=[.B123] - [.B122]" office:value-type="float" office:value="1.00006008148193" calcext:value-type="float">
            <text:p>1.0000600815</text:p>
          </table:table-cell>
          <table:table-cell table:formula="of:=[.C123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2.jpeg</text:p>
          </table:table-cell>
          <table:table-cell office:value-type="float" office:value="1502055122.98978" calcext:value-type="float">
            <text:p>1502055122.98978</text:p>
          </table:table-cell>
          <table:table-cell table:formula="of:=[.B124] - [.B123]" office:value-type="float" office:value="0.999959945678711" calcext:value-type="float">
            <text:p>0.9999599457</text:p>
          </table:table-cell>
          <table:table-cell table:formula="of:=[.C12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3.jpeg</text:p>
          </table:table-cell>
          <table:table-cell office:value-type="float" office:value="1502055123.98974" calcext:value-type="float">
            <text:p>1502055123.98974</text:p>
          </table:table-cell>
          <table:table-cell table:formula="of:=[.B125] - [.B124]" office:value-type="float" office:value="0.999959945678711" calcext:value-type="float">
            <text:p>0.9999599457</text:p>
          </table:table-cell>
          <table:table-cell table:formula="of:=[.C12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4.jpeg</text:p>
          </table:table-cell>
          <table:table-cell office:value-type="float" office:value="1502055124.98978" calcext:value-type="float">
            <text:p>1502055124.98978</text:p>
          </table:table-cell>
          <table:table-cell table:formula="of:=[.B126] - [.B125]" office:value-type="float" office:value="1.00004005432129" calcext:value-type="float">
            <text:p>1.0000400543</text:p>
          </table:table-cell>
          <table:table-cell table:formula="of:=[.C126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5.jpeg</text:p>
          </table:table-cell>
          <table:table-cell office:value-type="float" office:value="1502055125.98979" calcext:value-type="float">
            <text:p>1502055125.98979</text:p>
          </table:table-cell>
          <table:table-cell table:formula="of:=[.B127] - [.B126]" office:value-type="float" office:value="1.00001001358032" calcext:value-type="float">
            <text:p>1.0000100136</text:p>
          </table:table-cell>
          <table:table-cell table:formula="of:=[.C12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6.jpeg</text:p>
          </table:table-cell>
          <table:table-cell office:value-type="float" office:value="1502055126.98974" calcext:value-type="float">
            <text:p>1502055126.98974</text:p>
          </table:table-cell>
          <table:table-cell table:formula="of:=[.B128] - [.B127]" office:value-type="float" office:value="0.999949932098389" calcext:value-type="float">
            <text:p>0.9999499321</text:p>
          </table:table-cell>
          <table:table-cell table:formula="of:=[.C12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7.jpeg</text:p>
          </table:table-cell>
          <table:table-cell office:value-type="float" office:value="1502055127.98975" calcext:value-type="float">
            <text:p>1502055127.98975</text:p>
          </table:table-cell>
          <table:table-cell table:formula="of:=[.B129] - [.B128]" office:value-type="float" office:value="1.00001001358032" calcext:value-type="float">
            <text:p>1.0000100136</text:p>
          </table:table-cell>
          <table:table-cell table:formula="of:=[.C12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8.jpeg</text:p>
          </table:table-cell>
          <table:table-cell office:value-type="float" office:value="1502055128.98977" calcext:value-type="float">
            <text:p>1502055128.98977</text:p>
          </table:table-cell>
          <table:table-cell table:formula="of:=[.B130] - [.B129]" office:value-type="float" office:value="1.00002002716064" calcext:value-type="float">
            <text:p>1.0000200272</text:p>
          </table:table-cell>
          <table:table-cell table:formula="of:=[.C13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29.jpeg</text:p>
          </table:table-cell>
          <table:table-cell office:value-type="float" office:value="1502055129.98973" calcext:value-type="float">
            <text:p>1502055129.98973</text:p>
          </table:table-cell>
          <table:table-cell table:formula="of:=[.B131] - [.B130]" office:value-type="float" office:value="0.999959945678711" calcext:value-type="float">
            <text:p>0.9999599457</text:p>
          </table:table-cell>
          <table:table-cell table:formula="of:=[.C13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0.jpeg</text:p>
          </table:table-cell>
          <table:table-cell office:value-type="float" office:value="1502055130.98978" calcext:value-type="float">
            <text:p>1502055130.98978</text:p>
          </table:table-cell>
          <table:table-cell table:formula="of:=[.B132] - [.B131]" office:value-type="float" office:value="1.00005006790161" calcext:value-type="float">
            <text:p>1.0000500679</text:p>
          </table:table-cell>
          <table:table-cell table:formula="of:=[.C13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1.jpeg</text:p>
          </table:table-cell>
          <table:table-cell office:value-type="float" office:value="1502055131.98975" calcext:value-type="float">
            <text:p>1502055131.98975</text:p>
          </table:table-cell>
          <table:table-cell table:formula="of:=[.B133] - [.B132]" office:value-type="float" office:value="0.999969959259033" calcext:value-type="float">
            <text:p>0.9999699593</text:p>
          </table:table-cell>
          <table:table-cell table:formula="of:=[.C13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2.jpeg</text:p>
          </table:table-cell>
          <table:table-cell office:value-type="float" office:value="1502055132.9897" calcext:value-type="float">
            <text:p>1502055132.9897</text:p>
          </table:table-cell>
          <table:table-cell table:formula="of:=[.B134] - [.B133]" office:value-type="float" office:value="0.999950170516968" calcext:value-type="float">
            <text:p>0.9999501705</text:p>
          </table:table-cell>
          <table:table-cell table:formula="of:=[.C13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3.jpeg</text:p>
          </table:table-cell>
          <table:table-cell office:value-type="float" office:value="1502055133.98976" calcext:value-type="float">
            <text:p>1502055133.98976</text:p>
          </table:table-cell>
          <table:table-cell table:formula="of:=[.B135] - [.B134]" office:value-type="float" office:value="1.00005984306335" calcext:value-type="float">
            <text:p>1.0000598431</text:p>
          </table:table-cell>
          <table:table-cell table:formula="of:=[.C135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4.jpeg</text:p>
          </table:table-cell>
          <table:table-cell office:value-type="float" office:value="1502055134.98977" calcext:value-type="float">
            <text:p>1502055134.98977</text:p>
          </table:table-cell>
          <table:table-cell table:formula="of:=[.B136] - [.B135]" office:value-type="float" office:value="1.00001001358032" calcext:value-type="float">
            <text:p>1.0000100136</text:p>
          </table:table-cell>
          <table:table-cell table:formula="of:=[.C13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5.jpeg</text:p>
          </table:table-cell>
          <table:table-cell office:value-type="float" office:value="1502055135.98972" calcext:value-type="float">
            <text:p>1502055135.98972</text:p>
          </table:table-cell>
          <table:table-cell table:formula="of:=[.B137] - [.B136]" office:value-type="float" office:value="0.999950170516968" calcext:value-type="float">
            <text:p>0.9999501705</text:p>
          </table:table-cell>
          <table:table-cell table:formula="of:=[.C13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6.jpeg</text:p>
          </table:table-cell>
          <table:table-cell office:value-type="float" office:value="1502055136.98974" calcext:value-type="float">
            <text:p>1502055136.98974</text:p>
          </table:table-cell>
          <table:table-cell table:formula="of:=[.B138] - [.B137]" office:value-type="float" office:value="1.00001978874207" calcext:value-type="float">
            <text:p>1.0000197887</text:p>
          </table:table-cell>
          <table:table-cell table:formula="of:=[.C138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7.jpeg</text:p>
          </table:table-cell>
          <table:table-cell office:value-type="float" office:value="1502055137.98972" calcext:value-type="float">
            <text:p>1502055137.98972</text:p>
          </table:table-cell>
          <table:table-cell table:formula="of:=[.B139] - [.B138]" office:value-type="float" office:value="0.999980211257935" calcext:value-type="float">
            <text:p>0.9999802113</text:p>
          </table:table-cell>
          <table:table-cell table:formula="of:=[.C139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8.jpeg</text:p>
          </table:table-cell>
          <table:table-cell office:value-type="float" office:value="1502055138.98965" calcext:value-type="float">
            <text:p>1502055138.98965</text:p>
          </table:table-cell>
          <table:table-cell table:formula="of:=[.B140] - [.B139]" office:value-type="float" office:value="0.999929904937744" calcext:value-type="float">
            <text:p>0.9999299049</text:p>
          </table:table-cell>
          <table:table-cell table:formula="of:=[.C140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39.jpeg</text:p>
          </table:table-cell>
          <table:table-cell office:value-type="float" office:value="1502055139.98972" calcext:value-type="float">
            <text:p>1502055139.98972</text:p>
          </table:table-cell>
          <table:table-cell table:formula="of:=[.B141] - [.B140]" office:value-type="float" office:value="1.00007009506226" calcext:value-type="float">
            <text:p>1.0000700951</text:p>
          </table:table-cell>
          <table:table-cell table:formula="of:=[.C141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0.jpeg</text:p>
          </table:table-cell>
          <table:table-cell office:value-type="float" office:value="1502055140.98969" calcext:value-type="float">
            <text:p>1502055140.98969</text:p>
          </table:table-cell>
          <table:table-cell table:formula="of:=[.B142] - [.B141]" office:value-type="float" office:value="0.999969959259033" calcext:value-type="float">
            <text:p>0.9999699593</text:p>
          </table:table-cell>
          <table:table-cell table:formula="of:=[.C14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1.jpeg</text:p>
          </table:table-cell>
          <table:table-cell office:value-type="float" office:value="1502055141.98963" calcext:value-type="float">
            <text:p>1502055141.98963</text:p>
          </table:table-cell>
          <table:table-cell table:formula="of:=[.B143] - [.B142]" office:value-type="float" office:value="0.999939918518066" calcext:value-type="float">
            <text:p>0.9999399185</text:p>
          </table:table-cell>
          <table:table-cell table:formula="of:=[.C14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2.jpeg</text:p>
          </table:table-cell>
          <table:table-cell office:value-type="float" office:value="1502055142.98969" calcext:value-type="float">
            <text:p>1502055142.98969</text:p>
          </table:table-cell>
          <table:table-cell table:formula="of:=[.B144] - [.B143]" office:value-type="float" office:value="1.00006008148193" calcext:value-type="float">
            <text:p>1.0000600815</text:p>
          </table:table-cell>
          <table:table-cell table:formula="of:=[.C144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3.jpeg</text:p>
          </table:table-cell>
          <table:table-cell office:value-type="float" office:value="1502055143.98971" calcext:value-type="float">
            <text:p>1502055143.98971</text:p>
          </table:table-cell>
          <table:table-cell table:formula="of:=[.B145] - [.B144]" office:value-type="float" office:value="1.00002002716064" calcext:value-type="float">
            <text:p>1.0000200272</text:p>
          </table:table-cell>
          <table:table-cell table:formula="of:=[.C14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4.jpeg</text:p>
          </table:table-cell>
          <table:table-cell office:value-type="float" office:value="1502055144.9897" calcext:value-type="float">
            <text:p>1502055144.9897</text:p>
          </table:table-cell>
          <table:table-cell table:formula="of:=[.B146] - [.B145]" office:value-type="float" office:value="0.999989986419678" calcext:value-type="float">
            <text:p>0.9999899864</text:p>
          </table:table-cell>
          <table:table-cell table:formula="of:=[.C14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5.jpeg</text:p>
          </table:table-cell>
          <table:table-cell office:value-type="float" office:value="1502055145.98971" calcext:value-type="float">
            <text:p>1502055145.98971</text:p>
          </table:table-cell>
          <table:table-cell table:formula="of:=[.B147] - [.B146]" office:value-type="float" office:value="1.00001001358032" calcext:value-type="float">
            <text:p>1.0000100136</text:p>
          </table:table-cell>
          <table:table-cell table:formula="of:=[.C14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6.jpeg</text:p>
          </table:table-cell>
          <table:table-cell office:value-type="float" office:value="1502055146.98971" calcext:value-type="float">
            <text:p>1502055146.98971</text:p>
          </table:table-cell>
          <table:table-cell table:formula="of:=[.B148] - [.B147]" office:value-type="float" office:value="1" calcext:value-type="float">
            <text:p>1</text:p>
          </table:table-cell>
          <table:table-cell table:formula="of:=[.C14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7.jpeg</text:p>
          </table:table-cell>
          <table:table-cell office:value-type="float" office:value="1502055147.9897" calcext:value-type="float">
            <text:p>1502055147.9897</text:p>
          </table:table-cell>
          <table:table-cell table:formula="of:=[.B149] - [.B148]" office:value-type="float" office:value="0.999989986419678" calcext:value-type="float">
            <text:p>0.9999899864</text:p>
          </table:table-cell>
          <table:table-cell table:formula="of:=[.C14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8.jpeg</text:p>
          </table:table-cell>
          <table:table-cell office:value-type="float" office:value="1502055148.98967" calcext:value-type="float">
            <text:p>1502055148.98967</text:p>
          </table:table-cell>
          <table:table-cell table:formula="of:=[.B150] - [.B149]" office:value-type="float" office:value="0.999969959259033" calcext:value-type="float">
            <text:p>0.9999699593</text:p>
          </table:table-cell>
          <table:table-cell table:formula="of:=[.C15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49.jpeg</text:p>
          </table:table-cell>
          <table:table-cell office:value-type="float" office:value="1502055149.98968" calcext:value-type="float">
            <text:p>1502055149.98968</text:p>
          </table:table-cell>
          <table:table-cell table:formula="of:=[.B151] - [.B150]" office:value-type="float" office:value="1.00001001358032" calcext:value-type="float">
            <text:p>1.0000100136</text:p>
          </table:table-cell>
          <table:table-cell table:formula="of:=[.C15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0.jpeg</text:p>
          </table:table-cell>
          <table:table-cell office:value-type="float" office:value="1502055150.9897" calcext:value-type="float">
            <text:p>1502055150.9897</text:p>
          </table:table-cell>
          <table:table-cell table:formula="of:=[.B152] - [.B151]" office:value-type="float" office:value="1.00002002716064" calcext:value-type="float">
            <text:p>1.0000200272</text:p>
          </table:table-cell>
          <table:table-cell table:formula="of:=[.C15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1.jpeg</text:p>
          </table:table-cell>
          <table:table-cell office:value-type="float" office:value="1502055151.98967" calcext:value-type="float">
            <text:p>1502055151.98967</text:p>
          </table:table-cell>
          <table:table-cell table:formula="of:=[.B153] - [.B152]" office:value-type="float" office:value="0.999969959259033" calcext:value-type="float">
            <text:p>0.9999699593</text:p>
          </table:table-cell>
          <table:table-cell table:formula="of:=[.C15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2.jpeg</text:p>
          </table:table-cell>
          <table:table-cell office:value-type="float" office:value="1502055152.98966" calcext:value-type="float">
            <text:p>1502055152.98966</text:p>
          </table:table-cell>
          <table:table-cell table:formula="of:=[.B154] - [.B153]" office:value-type="float" office:value="0.999989986419678" calcext:value-type="float">
            <text:p>0.9999899864</text:p>
          </table:table-cell>
          <table:table-cell table:formula="of:=[.C15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3.jpeg</text:p>
          </table:table-cell>
          <table:table-cell office:value-type="float" office:value="1502055153.98969" calcext:value-type="float">
            <text:p>1502055153.98969</text:p>
          </table:table-cell>
          <table:table-cell table:formula="of:=[.B155] - [.B154]" office:value-type="float" office:value="1.00003004074097" calcext:value-type="float">
            <text:p>1.0000300407</text:p>
          </table:table-cell>
          <table:table-cell table:formula="of:=[.C155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4.jpeg</text:p>
          </table:table-cell>
          <table:table-cell office:value-type="float" office:value="1502055154.98966" calcext:value-type="float">
            <text:p>1502055154.98966</text:p>
          </table:table-cell>
          <table:table-cell table:formula="of:=[.B156] - [.B155]" office:value-type="float" office:value="0.999969959259033" calcext:value-type="float">
            <text:p>0.9999699593</text:p>
          </table:table-cell>
          <table:table-cell table:formula="of:=[.C15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5.jpeg</text:p>
          </table:table-cell>
          <table:table-cell office:value-type="float" office:value="1502055155.98964" calcext:value-type="float">
            <text:p>1502055155.98964</text:p>
          </table:table-cell>
          <table:table-cell table:formula="of:=[.B157] - [.B156]" office:value-type="float" office:value="0.999979972839356" calcext:value-type="float">
            <text:p>0.9999799728</text:p>
          </table:table-cell>
          <table:table-cell table:formula="of:=[.C15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6.jpeg</text:p>
          </table:table-cell>
          <table:table-cell office:value-type="float" office:value="1502055156.98966" calcext:value-type="float">
            <text:p>1502055156.98966</text:p>
          </table:table-cell>
          <table:table-cell table:formula="of:=[.B158] - [.B157]" office:value-type="float" office:value="1.00002002716064" calcext:value-type="float">
            <text:p>1.0000200272</text:p>
          </table:table-cell>
          <table:table-cell table:formula="of:=[.C15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7.jpeg</text:p>
          </table:table-cell>
          <table:table-cell office:value-type="float" office:value="1502055157.98966" calcext:value-type="float">
            <text:p>1502055157.98966</text:p>
          </table:table-cell>
          <table:table-cell table:formula="of:=[.B159] - [.B158]" office:value-type="float" office:value="1" calcext:value-type="float">
            <text:p>1</text:p>
          </table:table-cell>
          <table:table-cell table:formula="of:=[.C15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8.jpeg</text:p>
          </table:table-cell>
          <table:table-cell office:value-type="float" office:value="1502055158.98962" calcext:value-type="float">
            <text:p>1502055158.98962</text:p>
          </table:table-cell>
          <table:table-cell table:formula="of:=[.B160] - [.B159]" office:value-type="float" office:value="0.999959945678711" calcext:value-type="float">
            <text:p>0.9999599457</text:p>
          </table:table-cell>
          <table:table-cell table:formula="of:=[.C16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59.jpeg</text:p>
          </table:table-cell>
          <table:table-cell office:value-type="float" office:value="1502055159.98962" calcext:value-type="float">
            <text:p>1502055159.98962</text:p>
          </table:table-cell>
          <table:table-cell table:formula="of:=[.B161] - [.B160]" office:value-type="float" office:value="1" calcext:value-type="float">
            <text:p>1</text:p>
          </table:table-cell>
          <table:table-cell table:formula="of:=[.C16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0.jpeg</text:p>
          </table:table-cell>
          <table:table-cell office:value-type="float" office:value="1502055160.98962" calcext:value-type="float">
            <text:p>1502055160.98962</text:p>
          </table:table-cell>
          <table:table-cell table:formula="of:=[.B162] - [.B161]" office:value-type="float" office:value="1" calcext:value-type="float">
            <text:p>1</text:p>
          </table:table-cell>
          <table:table-cell table:formula="of:=[.C16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1.jpeg</text:p>
          </table:table-cell>
          <table:table-cell office:value-type="float" office:value="1502055161.98958" calcext:value-type="float">
            <text:p>1502055161.98958</text:p>
          </table:table-cell>
          <table:table-cell table:formula="of:=[.B163] - [.B162]" office:value-type="float" office:value="0.999959945678711" calcext:value-type="float">
            <text:p>0.9999599457</text:p>
          </table:table-cell>
          <table:table-cell table:formula="of:=[.C16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2.jpeg</text:p>
          </table:table-cell>
          <table:table-cell office:value-type="float" office:value="1502055162.98962" calcext:value-type="float">
            <text:p>1502055162.98962</text:p>
          </table:table-cell>
          <table:table-cell table:formula="of:=[.B164] - [.B163]" office:value-type="float" office:value="1.00004005432129" calcext:value-type="float">
            <text:p>1.0000400543</text:p>
          </table:table-cell>
          <table:table-cell table:formula="of:=[.C16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3.jpeg</text:p>
          </table:table-cell>
          <table:table-cell office:value-type="float" office:value="1502055163.9896" calcext:value-type="float">
            <text:p>1502055163.9896</text:p>
          </table:table-cell>
          <table:table-cell table:formula="of:=[.B165] - [.B164]" office:value-type="float" office:value="0.999979972839356" calcext:value-type="float">
            <text:p>0.9999799728</text:p>
          </table:table-cell>
          <table:table-cell table:formula="of:=[.C16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4.jpeg</text:p>
          </table:table-cell>
          <table:table-cell office:value-type="float" office:value="1502055164.9896" calcext:value-type="float">
            <text:p>1502055164.9896</text:p>
          </table:table-cell>
          <table:table-cell table:formula="of:=[.B166] - [.B165]" office:value-type="float" office:value="1" calcext:value-type="float">
            <text:p>1</text:p>
          </table:table-cell>
          <table:table-cell table:formula="of:=[.C16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5.jpeg</text:p>
          </table:table-cell>
          <table:table-cell office:value-type="float" office:value="1502055165.98961" calcext:value-type="float">
            <text:p>1502055165.98961</text:p>
          </table:table-cell>
          <table:table-cell table:formula="of:=[.B167] - [.B166]" office:value-type="float" office:value="1.00001001358032" calcext:value-type="float">
            <text:p>1.0000100136</text:p>
          </table:table-cell>
          <table:table-cell table:formula="of:=[.C16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6.jpeg</text:p>
          </table:table-cell>
          <table:table-cell office:value-type="float" office:value="1502055166.9896" calcext:value-type="float">
            <text:p>1502055166.9896</text:p>
          </table:table-cell>
          <table:table-cell table:formula="of:=[.B168] - [.B167]" office:value-type="float" office:value="0.999989986419678" calcext:value-type="float">
            <text:p>0.9999899864</text:p>
          </table:table-cell>
          <table:table-cell table:formula="of:=[.C16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7.jpeg</text:p>
          </table:table-cell>
          <table:table-cell office:value-type="float" office:value="1502055167.9896" calcext:value-type="float">
            <text:p>1502055167.9896</text:p>
          </table:table-cell>
          <table:table-cell table:formula="of:=[.B169] - [.B168]" office:value-type="float" office:value="1" calcext:value-type="float">
            <text:p>1</text:p>
          </table:table-cell>
          <table:table-cell table:formula="of:=[.C16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8.jpeg</text:p>
          </table:table-cell>
          <table:table-cell office:value-type="float" office:value="1502055168.9896" calcext:value-type="float">
            <text:p>1502055168.9896</text:p>
          </table:table-cell>
          <table:table-cell table:formula="of:=[.B170] - [.B169]" office:value-type="float" office:value="1" calcext:value-type="float">
            <text:p>1</text:p>
          </table:table-cell>
          <table:table-cell table:formula="of:=[.C1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69.jpeg</text:p>
          </table:table-cell>
          <table:table-cell office:value-type="float" office:value="1502055169.98959" calcext:value-type="float">
            <text:p>1502055169.98959</text:p>
          </table:table-cell>
          <table:table-cell table:formula="of:=[.B171] - [.B170]" office:value-type="float" office:value="0.999989986419678" calcext:value-type="float">
            <text:p>0.9999899864</text:p>
          </table:table-cell>
          <table:table-cell table:formula="of:=[.C17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0.jpeg</text:p>
          </table:table-cell>
          <table:table-cell office:value-type="float" office:value="1502055170.9896" calcext:value-type="float">
            <text:p>1502055170.9896</text:p>
          </table:table-cell>
          <table:table-cell table:formula="of:=[.B172] - [.B171]" office:value-type="float" office:value="1.00001001358032" calcext:value-type="float">
            <text:p>1.0000100136</text:p>
          </table:table-cell>
          <table:table-cell table:formula="of:=[.C17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1.jpeg</text:p>
          </table:table-cell>
          <table:table-cell office:value-type="float" office:value="1502055171.9896" calcext:value-type="float">
            <text:p>1502055171.9896</text:p>
          </table:table-cell>
          <table:table-cell table:formula="of:=[.B173] - [.B172]" office:value-type="float" office:value="1" calcext:value-type="float">
            <text:p>1</text:p>
          </table:table-cell>
          <table:table-cell table:formula="of:=[.C17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2.jpeg</text:p>
          </table:table-cell>
          <table:table-cell office:value-type="float" office:value="1502055172.98958" calcext:value-type="float">
            <text:p>1502055172.98958</text:p>
          </table:table-cell>
          <table:table-cell table:formula="of:=[.B174] - [.B173]" office:value-type="float" office:value="0.999979972839356" calcext:value-type="float">
            <text:p>0.9999799728</text:p>
          </table:table-cell>
          <table:table-cell table:formula="of:=[.C17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3.jpeg</text:p>
          </table:table-cell>
          <table:table-cell office:value-type="float" office:value="1502055173.98956" calcext:value-type="float">
            <text:p>1502055173.98956</text:p>
          </table:table-cell>
          <table:table-cell table:formula="of:=[.B175] - [.B174]" office:value-type="float" office:value="0.999979972839356" calcext:value-type="float">
            <text:p>0.9999799728</text:p>
          </table:table-cell>
          <table:table-cell table:formula="of:=[.C17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4.jpeg</text:p>
          </table:table-cell>
          <table:table-cell office:value-type="float" office:value="1502055174.98963" calcext:value-type="float">
            <text:p>1502055174.98963</text:p>
          </table:table-cell>
          <table:table-cell table:formula="of:=[.B176] - [.B175]" office:value-type="float" office:value="1.00007009506226" calcext:value-type="float">
            <text:p>1.0000700951</text:p>
          </table:table-cell>
          <table:table-cell table:formula="of:=[.C176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5.jpeg</text:p>
          </table:table-cell>
          <table:table-cell office:value-type="float" office:value="1502055175.98958" calcext:value-type="float">
            <text:p>1502055175.98958</text:p>
          </table:table-cell>
          <table:table-cell table:formula="of:=[.B177] - [.B176]" office:value-type="float" office:value="0.999949932098389" calcext:value-type="float">
            <text:p>0.9999499321</text:p>
          </table:table-cell>
          <table:table-cell table:formula="of:=[.C17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6.jpeg</text:p>
          </table:table-cell>
          <table:table-cell office:value-type="float" office:value="1502055176.98956" calcext:value-type="float">
            <text:p>1502055176.98956</text:p>
          </table:table-cell>
          <table:table-cell table:formula="of:=[.B178] - [.B177]" office:value-type="float" office:value="0.999979972839356" calcext:value-type="float">
            <text:p>0.9999799728</text:p>
          </table:table-cell>
          <table:table-cell table:formula="of:=[.C17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7.jpeg</text:p>
          </table:table-cell>
          <table:table-cell office:value-type="float" office:value="1502055177.98962" calcext:value-type="float">
            <text:p>1502055177.98962</text:p>
          </table:table-cell>
          <table:table-cell table:formula="of:=[.B179] - [.B178]" office:value-type="float" office:value="1.00006008148193" calcext:value-type="float">
            <text:p>1.0000600815</text:p>
          </table:table-cell>
          <table:table-cell table:formula="of:=[.C179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8.jpeg</text:p>
          </table:table-cell>
          <table:table-cell office:value-type="float" office:value="1502055178.98958" calcext:value-type="float">
            <text:p>1502055178.98958</text:p>
          </table:table-cell>
          <table:table-cell table:formula="of:=[.B180] - [.B179]" office:value-type="float" office:value="0.999959945678711" calcext:value-type="float">
            <text:p>0.9999599457</text:p>
          </table:table-cell>
          <table:table-cell table:formula="of:=[.C18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79.jpeg</text:p>
          </table:table-cell>
          <table:table-cell office:value-type="float" office:value="1502055179.98955" calcext:value-type="float">
            <text:p>1502055179.98955</text:p>
          </table:table-cell>
          <table:table-cell table:formula="of:=[.B181] - [.B180]" office:value-type="float" office:value="0.999970197677612" calcext:value-type="float">
            <text:p>0.9999701977</text:p>
          </table:table-cell>
          <table:table-cell table:formula="of:=[.C181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0.jpeg</text:p>
          </table:table-cell>
          <table:table-cell office:value-type="float" office:value="1502055180.98962" calcext:value-type="float">
            <text:p>1502055180.98962</text:p>
          </table:table-cell>
          <table:table-cell table:formula="of:=[.B182] - [.B181]" office:value-type="float" office:value="1.00006985664368" calcext:value-type="float">
            <text:p>1.0000698566</text:p>
          </table:table-cell>
          <table:table-cell table:formula="of:=[.C182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1.jpeg</text:p>
          </table:table-cell>
          <table:table-cell office:value-type="float" office:value="1502055181.98958" calcext:value-type="float">
            <text:p>1502055181.98958</text:p>
          </table:table-cell>
          <table:table-cell table:formula="of:=[.B183] - [.B182]" office:value-type="float" office:value="0.999959945678711" calcext:value-type="float">
            <text:p>0.9999599457</text:p>
          </table:table-cell>
          <table:table-cell table:formula="of:=[.C18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2.jpeg</text:p>
          </table:table-cell>
          <table:table-cell office:value-type="float" office:value="1502055182.98954" calcext:value-type="float">
            <text:p>1502055182.98954</text:p>
          </table:table-cell>
          <table:table-cell table:formula="of:=[.B184] - [.B183]" office:value-type="float" office:value="0.99996018409729" calcext:value-type="float">
            <text:p>0.9999601841</text:p>
          </table:table-cell>
          <table:table-cell table:formula="of:=[.C184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3.jpeg</text:p>
          </table:table-cell>
          <table:table-cell office:value-type="float" office:value="1502055183.9896" calcext:value-type="float">
            <text:p>1502055183.9896</text:p>
          </table:table-cell>
          <table:table-cell table:formula="of:=[.B185] - [.B184]" office:value-type="float" office:value="1.00005984306335" calcext:value-type="float">
            <text:p>1.0000598431</text:p>
          </table:table-cell>
          <table:table-cell table:formula="of:=[.C185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4.jpeg</text:p>
          </table:table-cell>
          <table:table-cell office:value-type="float" office:value="1502055184.98956" calcext:value-type="float">
            <text:p>1502055184.98956</text:p>
          </table:table-cell>
          <table:table-cell table:formula="of:=[.B186] - [.B185]" office:value-type="float" office:value="0.999959945678711" calcext:value-type="float">
            <text:p>0.9999599457</text:p>
          </table:table-cell>
          <table:table-cell table:formula="of:=[.C18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5.jpeg</text:p>
          </table:table-cell>
          <table:table-cell office:value-type="float" office:value="1502055185.98952" calcext:value-type="float">
            <text:p>1502055185.98952</text:p>
          </table:table-cell>
          <table:table-cell table:formula="of:=[.B187] - [.B186]" office:value-type="float" office:value="0.99996018409729" calcext:value-type="float">
            <text:p>0.9999601841</text:p>
          </table:table-cell>
          <table:table-cell table:formula="of:=[.C187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6.jpeg</text:p>
          </table:table-cell>
          <table:table-cell office:value-type="float" office:value="1502055186.98952" calcext:value-type="float">
            <text:p>1502055186.98952</text:p>
          </table:table-cell>
          <table:table-cell table:formula="of:=[.B188] - [.B187]" office:value-type="float" office:value="1" calcext:value-type="float">
            <text:p>1</text:p>
          </table:table-cell>
          <table:table-cell table:formula="of:=[.C18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7.jpeg</text:p>
          </table:table-cell>
          <table:table-cell office:value-type="float" office:value="1502055187.98951" calcext:value-type="float">
            <text:p>1502055187.98951</text:p>
          </table:table-cell>
          <table:table-cell table:formula="of:=[.B189] - [.B188]" office:value-type="float" office:value="0.999989986419678" calcext:value-type="float">
            <text:p>0.9999899864</text:p>
          </table:table-cell>
          <table:table-cell table:formula="of:=[.C18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8.jpeg</text:p>
          </table:table-cell>
          <table:table-cell office:value-type="float" office:value="1502055188.98952" calcext:value-type="float">
            <text:p>1502055188.98952</text:p>
          </table:table-cell>
          <table:table-cell table:formula="of:=[.B190] - [.B189]" office:value-type="float" office:value="1.00001001358032" calcext:value-type="float">
            <text:p>1.0000100136</text:p>
          </table:table-cell>
          <table:table-cell table:formula="of:=[.C19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89.jpeg</text:p>
          </table:table-cell>
          <table:table-cell office:value-type="float" office:value="1502055189.98948" calcext:value-type="float">
            <text:p>1502055189.98948</text:p>
          </table:table-cell>
          <table:table-cell table:formula="of:=[.B191] - [.B190]" office:value-type="float" office:value="0.999959945678711" calcext:value-type="float">
            <text:p>0.9999599457</text:p>
          </table:table-cell>
          <table:table-cell table:formula="of:=[.C19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0.jpeg</text:p>
          </table:table-cell>
          <table:table-cell office:value-type="float" office:value="1502055190.98952" calcext:value-type="float">
            <text:p>1502055190.98952</text:p>
          </table:table-cell>
          <table:table-cell table:formula="of:=[.B192] - [.B191]" office:value-type="float" office:value="1.00004005432129" calcext:value-type="float">
            <text:p>1.0000400543</text:p>
          </table:table-cell>
          <table:table-cell table:formula="of:=[.C192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1.jpeg</text:p>
          </table:table-cell>
          <table:table-cell office:value-type="float" office:value="1502055191.98952" calcext:value-type="float">
            <text:p>1502055191.98952</text:p>
          </table:table-cell>
          <table:table-cell table:formula="of:=[.B193] - [.B192]" office:value-type="float" office:value="1" calcext:value-type="float">
            <text:p>1</text:p>
          </table:table-cell>
          <table:table-cell table:formula="of:=[.C19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2.jpeg</text:p>
          </table:table-cell>
          <table:table-cell office:value-type="float" office:value="1502055192.98947" calcext:value-type="float">
            <text:p>1502055192.98947</text:p>
          </table:table-cell>
          <table:table-cell table:formula="of:=[.B194] - [.B193]" office:value-type="float" office:value="0.999949932098389" calcext:value-type="float">
            <text:p>0.9999499321</text:p>
          </table:table-cell>
          <table:table-cell table:formula="of:=[.C19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3.jpeg</text:p>
          </table:table-cell>
          <table:table-cell office:value-type="float" office:value="1502055193.98955" calcext:value-type="float">
            <text:p>1502055193.98955</text:p>
          </table:table-cell>
          <table:table-cell table:formula="of:=[.B195] - [.B194]" office:value-type="float" office:value="1.00008010864258" calcext:value-type="float">
            <text:p>1.0000801086</text:p>
          </table:table-cell>
          <table:table-cell table:formula="of:=[.C195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4.jpeg</text:p>
          </table:table-cell>
          <table:table-cell office:value-type="float" office:value="1502055194.98951" calcext:value-type="float">
            <text:p>1502055194.98951</text:p>
          </table:table-cell>
          <table:table-cell table:formula="of:=[.B196] - [.B195]" office:value-type="float" office:value="0.999959945678711" calcext:value-type="float">
            <text:p>0.9999599457</text:p>
          </table:table-cell>
          <table:table-cell table:formula="of:=[.C19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5.jpeg</text:p>
          </table:table-cell>
          <table:table-cell office:value-type="float" office:value="1502055195.98946" calcext:value-type="float">
            <text:p>1502055195.98946</text:p>
          </table:table-cell>
          <table:table-cell table:formula="of:=[.B197] - [.B196]" office:value-type="float" office:value="0.999949932098389" calcext:value-type="float">
            <text:p>0.9999499321</text:p>
          </table:table-cell>
          <table:table-cell table:formula="of:=[.C19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6.jpeg</text:p>
          </table:table-cell>
          <table:table-cell office:value-type="float" office:value="1502055196.98955" calcext:value-type="float">
            <text:p>1502055196.98955</text:p>
          </table:table-cell>
          <table:table-cell table:formula="of:=[.B198] - [.B197]" office:value-type="float" office:value="1.0000901222229" calcext:value-type="float">
            <text:p>1.0000901222</text:p>
          </table:table-cell>
          <table:table-cell table:formula="of:=[.C198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7.jpeg</text:p>
          </table:table-cell>
          <table:table-cell office:value-type="float" office:value="1502055197.9895" calcext:value-type="float">
            <text:p>1502055197.9895</text:p>
          </table:table-cell>
          <table:table-cell table:formula="of:=[.B199] - [.B198]" office:value-type="float" office:value="0.999949932098389" calcext:value-type="float">
            <text:p>0.9999499321</text:p>
          </table:table-cell>
          <table:table-cell table:formula="of:=[.C19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8.jpeg</text:p>
          </table:table-cell>
          <table:table-cell office:value-type="float" office:value="1502055198.98948" calcext:value-type="float">
            <text:p>1502055198.98948</text:p>
          </table:table-cell>
          <table:table-cell table:formula="of:=[.B200] - [.B199]" office:value-type="float" office:value="0.999979972839356" calcext:value-type="float">
            <text:p>0.9999799728</text:p>
          </table:table-cell>
          <table:table-cell table:formula="of:=[.C20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199.jpeg</text:p>
          </table:table-cell>
          <table:table-cell office:value-type="float" office:value="1502055199.98946" calcext:value-type="float">
            <text:p>1502055199.98946</text:p>
          </table:table-cell>
          <table:table-cell table:formula="of:=[.B201] - [.B200]" office:value-type="float" office:value="0.999979972839356" calcext:value-type="float">
            <text:p>0.9999799728</text:p>
          </table:table-cell>
          <table:table-cell table:formula="of:=[.C20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0.jpeg</text:p>
          </table:table-cell>
          <table:table-cell office:value-type="float" office:value="1502055200.98944" calcext:value-type="float">
            <text:p>1502055200.98944</text:p>
          </table:table-cell>
          <table:table-cell table:formula="of:=[.B202] - [.B201]" office:value-type="float" office:value="0.999979972839356" calcext:value-type="float">
            <text:p>0.9999799728</text:p>
          </table:table-cell>
          <table:table-cell table:formula="of:=[.C20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1.jpeg</text:p>
          </table:table-cell>
          <table:table-cell office:value-type="float" office:value="1502055201.98939" calcext:value-type="float">
            <text:p>1502055201.98939</text:p>
          </table:table-cell>
          <table:table-cell table:formula="of:=[.B203] - [.B202]" office:value-type="float" office:value="0.999949932098389" calcext:value-type="float">
            <text:p>0.9999499321</text:p>
          </table:table-cell>
          <table:table-cell table:formula="of:=[.C20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2.jpeg</text:p>
          </table:table-cell>
          <table:table-cell office:value-type="float" office:value="1502055202.98944" calcext:value-type="float">
            <text:p>1502055202.98944</text:p>
          </table:table-cell>
          <table:table-cell table:formula="of:=[.B204] - [.B203]" office:value-type="float" office:value="1.00005006790161" calcext:value-type="float">
            <text:p>1.0000500679</text:p>
          </table:table-cell>
          <table:table-cell table:formula="of:=[.C204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3.jpeg</text:p>
          </table:table-cell>
          <table:table-cell office:value-type="float" office:value="1502055203.98944" calcext:value-type="float">
            <text:p>1502055203.98944</text:p>
          </table:table-cell>
          <table:table-cell table:formula="of:=[.B205] - [.B204]" office:value-type="float" office:value="1" calcext:value-type="float">
            <text:p>1</text:p>
          </table:table-cell>
          <table:table-cell table:formula="of:=[.C20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4.jpeg</text:p>
          </table:table-cell>
          <table:table-cell office:value-type="float" office:value="1502055204.98939" calcext:value-type="float">
            <text:p>1502055204.98939</text:p>
          </table:table-cell>
          <table:table-cell table:formula="of:=[.B206] - [.B205]" office:value-type="float" office:value="0.999949932098389" calcext:value-type="float">
            <text:p>0.9999499321</text:p>
          </table:table-cell>
          <table:table-cell table:formula="of:=[.C20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5.jpeg</text:p>
          </table:table-cell>
          <table:table-cell office:value-type="float" office:value="1502055205.98944" calcext:value-type="float">
            <text:p>1502055205.98944</text:p>
          </table:table-cell>
          <table:table-cell table:formula="of:=[.B207] - [.B206]" office:value-type="float" office:value="1.00005006790161" calcext:value-type="float">
            <text:p>1.0000500679</text:p>
          </table:table-cell>
          <table:table-cell table:formula="of:=[.C20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6.jpeg</text:p>
          </table:table-cell>
          <table:table-cell office:value-type="float" office:value="1502055206.98944" calcext:value-type="float">
            <text:p>1502055206.98944</text:p>
          </table:table-cell>
          <table:table-cell table:formula="of:=[.B208] - [.B207]" office:value-type="float" office:value="1" calcext:value-type="float">
            <text:p>1</text:p>
          </table:table-cell>
          <table:table-cell table:formula="of:=[.C20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7.jpeg</text:p>
          </table:table-cell>
          <table:table-cell office:value-type="float" office:value="1502055207.98939" calcext:value-type="float">
            <text:p>1502055207.98939</text:p>
          </table:table-cell>
          <table:table-cell table:formula="of:=[.B209] - [.B208]" office:value-type="float" office:value="0.999949932098389" calcext:value-type="float">
            <text:p>0.9999499321</text:p>
          </table:table-cell>
          <table:table-cell table:formula="of:=[.C20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8.jpeg</text:p>
          </table:table-cell>
          <table:table-cell office:value-type="float" office:value="1502055208.98942" calcext:value-type="float">
            <text:p>1502055208.98942</text:p>
          </table:table-cell>
          <table:table-cell table:formula="of:=[.B210] - [.B209]" office:value-type="float" office:value="1.00003004074097" calcext:value-type="float">
            <text:p>1.0000300407</text:p>
          </table:table-cell>
          <table:table-cell table:formula="of:=[.C210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09.jpeg</text:p>
          </table:table-cell>
          <table:table-cell office:value-type="float" office:value="1502055209.98943" calcext:value-type="float">
            <text:p>1502055209.98943</text:p>
          </table:table-cell>
          <table:table-cell table:formula="of:=[.B211] - [.B210]" office:value-type="float" office:value="1.00001001358032" calcext:value-type="float">
            <text:p>1.0000100136</text:p>
          </table:table-cell>
          <table:table-cell table:formula="of:=[.C21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0.jpeg</text:p>
          </table:table-cell>
          <table:table-cell office:value-type="float" office:value="1502055210.98938" calcext:value-type="float">
            <text:p>1502055210.98938</text:p>
          </table:table-cell>
          <table:table-cell table:formula="of:=[.B212] - [.B211]" office:value-type="float" office:value="0.999949932098389" calcext:value-type="float">
            <text:p>0.9999499321</text:p>
          </table:table-cell>
          <table:table-cell table:formula="of:=[.C21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1.jpeg</text:p>
          </table:table-cell>
          <table:table-cell office:value-type="float" office:value="1502055211.98943" calcext:value-type="float">
            <text:p>1502055211.98943</text:p>
          </table:table-cell>
          <table:table-cell table:formula="of:=[.B213] - [.B212]" office:value-type="float" office:value="1.00005006790161" calcext:value-type="float">
            <text:p>1.0000500679</text:p>
          </table:table-cell>
          <table:table-cell table:formula="of:=[.C213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2.jpeg</text:p>
          </table:table-cell>
          <table:table-cell office:value-type="float" office:value="1502055212.98941" calcext:value-type="float">
            <text:p>1502055212.98941</text:p>
          </table:table-cell>
          <table:table-cell table:formula="of:=[.B214] - [.B213]" office:value-type="float" office:value="0.999979972839356" calcext:value-type="float">
            <text:p>0.9999799728</text:p>
          </table:table-cell>
          <table:table-cell table:formula="of:=[.C21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3.jpeg</text:p>
          </table:table-cell>
          <table:table-cell office:value-type="float" office:value="1502055213.98936" calcext:value-type="float">
            <text:p>1502055213.98936</text:p>
          </table:table-cell>
          <table:table-cell table:formula="of:=[.B215] - [.B214]" office:value-type="float" office:value="0.999950170516968" calcext:value-type="float">
            <text:p>0.9999501705</text:p>
          </table:table-cell>
          <table:table-cell table:formula="of:=[.C21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4.jpeg</text:p>
          </table:table-cell>
          <table:table-cell office:value-type="float" office:value="1502055214.98942" calcext:value-type="float">
            <text:p>1502055214.98942</text:p>
          </table:table-cell>
          <table:table-cell table:formula="of:=[.B216] - [.B215]" office:value-type="float" office:value="1.00005984306335" calcext:value-type="float">
            <text:p>1.0000598431</text:p>
          </table:table-cell>
          <table:table-cell table:formula="of:=[.C216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5.jpeg</text:p>
          </table:table-cell>
          <table:table-cell office:value-type="float" office:value="1502055215.98939" calcext:value-type="float">
            <text:p>1502055215.98939</text:p>
          </table:table-cell>
          <table:table-cell table:formula="of:=[.B217] - [.B216]" office:value-type="float" office:value="0.999969959259033" calcext:value-type="float">
            <text:p>0.9999699593</text:p>
          </table:table-cell>
          <table:table-cell table:formula="of:=[.C21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6.jpeg</text:p>
          </table:table-cell>
          <table:table-cell office:value-type="float" office:value="1502055216.98934" calcext:value-type="float">
            <text:p>1502055216.98934</text:p>
          </table:table-cell>
          <table:table-cell table:formula="of:=[.B218] - [.B217]" office:value-type="float" office:value="0.999950170516968" calcext:value-type="float">
            <text:p>0.9999501705</text:p>
          </table:table-cell>
          <table:table-cell table:formula="of:=[.C218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7.jpeg</text:p>
          </table:table-cell>
          <table:table-cell office:value-type="float" office:value="1502055217.9894" calcext:value-type="float">
            <text:p>1502055217.9894</text:p>
          </table:table-cell>
          <table:table-cell table:formula="of:=[.B219] - [.B218]" office:value-type="float" office:value="1.00005984306335" calcext:value-type="float">
            <text:p>1.0000598431</text:p>
          </table:table-cell>
          <table:table-cell table:formula="of:=[.C219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8.jpeg</text:p>
          </table:table-cell>
          <table:table-cell office:value-type="float" office:value="1502055218.98939" calcext:value-type="float">
            <text:p>1502055218.98939</text:p>
          </table:table-cell>
          <table:table-cell table:formula="of:=[.B220] - [.B219]" office:value-type="float" office:value="0.999989986419678" calcext:value-type="float">
            <text:p>0.9999899864</text:p>
          </table:table-cell>
          <table:table-cell table:formula="of:=[.C22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19.jpeg</text:p>
          </table:table-cell>
          <table:table-cell office:value-type="float" office:value="1502055219.98936" calcext:value-type="float">
            <text:p>1502055219.98936</text:p>
          </table:table-cell>
          <table:table-cell table:formula="of:=[.B221] - [.B220]" office:value-type="float" office:value="0.999970197677612" calcext:value-type="float">
            <text:p>0.9999701977</text:p>
          </table:table-cell>
          <table:table-cell table:formula="of:=[.C221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0.jpeg</text:p>
          </table:table-cell>
          <table:table-cell office:value-type="float" office:value="1502055220.98939" calcext:value-type="float">
            <text:p>1502055220.98939</text:p>
          </table:table-cell>
          <table:table-cell table:formula="of:=[.B222] - [.B221]" office:value-type="float" office:value="1.00002980232239" calcext:value-type="float">
            <text:p>1.0000298023</text:p>
          </table:table-cell>
          <table:table-cell table:formula="of:=[.C222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1.jpeg</text:p>
          </table:table-cell>
          <table:table-cell office:value-type="float" office:value="1502055221.98937" calcext:value-type="float">
            <text:p>1502055221.98937</text:p>
          </table:table-cell>
          <table:table-cell table:formula="of:=[.B223] - [.B222]" office:value-type="float" office:value="0.999980211257935" calcext:value-type="float">
            <text:p>0.9999802113</text:p>
          </table:table-cell>
          <table:table-cell table:formula="of:=[.C223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2.jpeg</text:p>
          </table:table-cell>
          <table:table-cell office:value-type="float" office:value="1502055222.98942" calcext:value-type="float">
            <text:p>1502055222.98942</text:p>
          </table:table-cell>
          <table:table-cell table:formula="of:=[.B224] - [.B223]" office:value-type="float" office:value="1.00004982948303" calcext:value-type="float">
            <text:p>1.0000498295</text:p>
          </table:table-cell>
          <table:table-cell table:formula="of:=[.C224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3.jpeg</text:p>
          </table:table-cell>
          <table:table-cell office:value-type="float" office:value="1502055223.98938" calcext:value-type="float">
            <text:p>1502055223.98938</text:p>
          </table:table-cell>
          <table:table-cell table:formula="of:=[.B225] - [.B224]" office:value-type="float" office:value="0.999959945678711" calcext:value-type="float">
            <text:p>0.9999599457</text:p>
          </table:table-cell>
          <table:table-cell table:formula="of:=[.C22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4.jpeg</text:p>
          </table:table-cell>
          <table:table-cell office:value-type="float" office:value="1502055224.98937" calcext:value-type="float">
            <text:p>1502055224.98937</text:p>
          </table:table-cell>
          <table:table-cell table:formula="of:=[.B226] - [.B225]" office:value-type="float" office:value="0.999990224838257" calcext:value-type="float">
            <text:p>0.9999902248</text:p>
          </table:table-cell>
          <table:table-cell table:formula="of:=[.C226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5.jpeg</text:p>
          </table:table-cell>
          <table:table-cell office:value-type="float" office:value="1502055225.98938" calcext:value-type="float">
            <text:p>1502055225.98938</text:p>
          </table:table-cell>
          <table:table-cell table:formula="of:=[.B227] - [.B226]" office:value-type="float" office:value="1.00000977516174" calcext:value-type="float">
            <text:p>1.0000097752</text:p>
          </table:table-cell>
          <table:table-cell table:formula="of:=[.C227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6.jpeg</text:p>
          </table:table-cell>
          <table:table-cell office:value-type="float" office:value="1502055226.98937" calcext:value-type="float">
            <text:p>1502055226.98937</text:p>
          </table:table-cell>
          <table:table-cell table:formula="of:=[.B228] - [.B227]" office:value-type="float" office:value="0.999990224838257" calcext:value-type="float">
            <text:p>0.9999902248</text:p>
          </table:table-cell>
          <table:table-cell table:formula="of:=[.C228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7.jpeg</text:p>
          </table:table-cell>
          <table:table-cell office:value-type="float" office:value="1502055227.98938" calcext:value-type="float">
            <text:p>1502055227.98938</text:p>
          </table:table-cell>
          <table:table-cell table:formula="of:=[.B229] - [.B228]" office:value-type="float" office:value="1.00000977516174" calcext:value-type="float">
            <text:p>1.0000097752</text:p>
          </table:table-cell>
          <table:table-cell table:formula="of:=[.C229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8.jpeg</text:p>
          </table:table-cell>
          <table:table-cell office:value-type="float" office:value="1502055228.98938" calcext:value-type="float">
            <text:p>1502055228.98938</text:p>
          </table:table-cell>
          <table:table-cell table:formula="of:=[.B230] - [.B229]" office:value-type="float" office:value="1" calcext:value-type="float">
            <text:p>1</text:p>
          </table:table-cell>
          <table:table-cell table:formula="of:=[.C23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29.jpeg</text:p>
          </table:table-cell>
          <table:table-cell office:value-type="float" office:value="1502055229.98934" calcext:value-type="float">
            <text:p>1502055229.98934</text:p>
          </table:table-cell>
          <table:table-cell table:formula="of:=[.B231] - [.B230]" office:value-type="float" office:value="0.99996018409729" calcext:value-type="float">
            <text:p>0.9999601841</text:p>
          </table:table-cell>
          <table:table-cell table:formula="of:=[.C231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0.jpeg</text:p>
          </table:table-cell>
          <table:table-cell office:value-type="float" office:value="1502055230.98934" calcext:value-type="float">
            <text:p>1502055230.98934</text:p>
          </table:table-cell>
          <table:table-cell table:formula="of:=[.B232] - [.B231]" office:value-type="float" office:value="1" calcext:value-type="float">
            <text:p>1</text:p>
          </table:table-cell>
          <table:table-cell table:formula="of:=[.C23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1.jpeg</text:p>
          </table:table-cell>
          <table:table-cell office:value-type="float" office:value="1502055231.98933" calcext:value-type="float">
            <text:p>1502055231.98933</text:p>
          </table:table-cell>
          <table:table-cell table:formula="of:=[.B233] - [.B232]" office:value-type="float" office:value="0.999989986419678" calcext:value-type="float">
            <text:p>0.9999899864</text:p>
          </table:table-cell>
          <table:table-cell table:formula="of:=[.C23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2.jpeg</text:p>
          </table:table-cell>
          <table:table-cell office:value-type="float" office:value="1502055232.98932" calcext:value-type="float">
            <text:p>1502055232.98932</text:p>
          </table:table-cell>
          <table:table-cell table:formula="of:=[.B234] - [.B233]" office:value-type="float" office:value="0.999989986419678" calcext:value-type="float">
            <text:p>0.9999899864</text:p>
          </table:table-cell>
          <table:table-cell table:formula="of:=[.C23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3.jpeg</text:p>
          </table:table-cell>
          <table:table-cell office:value-type="float" office:value="1502055233.98934" calcext:value-type="float">
            <text:p>1502055233.98934</text:p>
          </table:table-cell>
          <table:table-cell table:formula="of:=[.B235] - [.B234]" office:value-type="float" office:value="1.00002002716064" calcext:value-type="float">
            <text:p>1.0000200272</text:p>
          </table:table-cell>
          <table:table-cell table:formula="of:=[.C23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4.jpeg</text:p>
          </table:table-cell>
          <table:table-cell office:value-type="float" office:value="1502055234.98934" calcext:value-type="float">
            <text:p>1502055234.98934</text:p>
          </table:table-cell>
          <table:table-cell table:formula="of:=[.B236] - [.B235]" office:value-type="float" office:value="1" calcext:value-type="float">
            <text:p>1</text:p>
          </table:table-cell>
          <table:table-cell table:formula="of:=[.C23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5.jpeg</text:p>
          </table:table-cell>
          <table:table-cell office:value-type="float" office:value="1502055235.98934" calcext:value-type="float">
            <text:p>1502055235.98934</text:p>
          </table:table-cell>
          <table:table-cell table:formula="of:=[.B237] - [.B236]" office:value-type="float" office:value="1" calcext:value-type="float">
            <text:p>1</text:p>
          </table:table-cell>
          <table:table-cell table:formula="of:=[.C23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6.jpeg</text:p>
          </table:table-cell>
          <table:table-cell office:value-type="float" office:value="1502055236.98933" calcext:value-type="float">
            <text:p>1502055236.98933</text:p>
          </table:table-cell>
          <table:table-cell table:formula="of:=[.B238] - [.B237]" office:value-type="float" office:value="0.999989986419678" calcext:value-type="float">
            <text:p>0.9999899864</text:p>
          </table:table-cell>
          <table:table-cell table:formula="of:=[.C23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7.jpeg</text:p>
          </table:table-cell>
          <table:table-cell office:value-type="float" office:value="1502055237.98932" calcext:value-type="float">
            <text:p>1502055237.98932</text:p>
          </table:table-cell>
          <table:table-cell table:formula="of:=[.B239] - [.B238]" office:value-type="float" office:value="0.999989986419678" calcext:value-type="float">
            <text:p>0.9999899864</text:p>
          </table:table-cell>
          <table:table-cell table:formula="of:=[.C23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8.jpeg</text:p>
          </table:table-cell>
          <table:table-cell office:value-type="float" office:value="1502055238.9893" calcext:value-type="float">
            <text:p>1502055238.9893</text:p>
          </table:table-cell>
          <table:table-cell table:formula="of:=[.B240] - [.B239]" office:value-type="float" office:value="0.999979972839356" calcext:value-type="float">
            <text:p>0.9999799728</text:p>
          </table:table-cell>
          <table:table-cell table:formula="of:=[.C24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39.jpeg</text:p>
          </table:table-cell>
          <table:table-cell office:value-type="float" office:value="1502055239.98932" calcext:value-type="float">
            <text:p>1502055239.98932</text:p>
          </table:table-cell>
          <table:table-cell table:formula="of:=[.B241] - [.B240]" office:value-type="float" office:value="1.00002002716064" calcext:value-type="float">
            <text:p>1.0000200272</text:p>
          </table:table-cell>
          <table:table-cell table:formula="of:=[.C24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0.jpeg</text:p>
          </table:table-cell>
          <table:table-cell office:value-type="float" office:value="1502055240.9893" calcext:value-type="float">
            <text:p>1502055240.9893</text:p>
          </table:table-cell>
          <table:table-cell table:formula="of:=[.B242] - [.B241]" office:value-type="float" office:value="0.999979972839356" calcext:value-type="float">
            <text:p>0.9999799728</text:p>
          </table:table-cell>
          <table:table-cell table:formula="of:=[.C24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1.jpeg</text:p>
          </table:table-cell>
          <table:table-cell office:value-type="float" office:value="1502055241.9893" calcext:value-type="float">
            <text:p>1502055241.9893</text:p>
          </table:table-cell>
          <table:table-cell table:formula="of:=[.B243] - [.B242]" office:value-type="float" office:value="1" calcext:value-type="float">
            <text:p>1</text:p>
          </table:table-cell>
          <table:table-cell table:formula="of:=[.C24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2.jpeg</text:p>
          </table:table-cell>
          <table:table-cell office:value-type="float" office:value="1502055242.98925" calcext:value-type="float">
            <text:p>1502055242.98925</text:p>
          </table:table-cell>
          <table:table-cell table:formula="of:=[.B244] - [.B243]" office:value-type="float" office:value="0.999949932098389" calcext:value-type="float">
            <text:p>0.9999499321</text:p>
          </table:table-cell>
          <table:table-cell table:formula="of:=[.C24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3.jpeg</text:p>
          </table:table-cell>
          <table:table-cell office:value-type="float" office:value="1502055243.9893" calcext:value-type="float">
            <text:p>1502055243.9893</text:p>
          </table:table-cell>
          <table:table-cell table:formula="of:=[.B245] - [.B244]" office:value-type="float" office:value="1.00005006790161" calcext:value-type="float">
            <text:p>1.0000500679</text:p>
          </table:table-cell>
          <table:table-cell table:formula="of:=[.C245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4.jpeg</text:p>
          </table:table-cell>
          <table:table-cell office:value-type="float" office:value="1502055244.98929" calcext:value-type="float">
            <text:p>1502055244.98929</text:p>
          </table:table-cell>
          <table:table-cell table:formula="of:=[.B246] - [.B245]" office:value-type="float" office:value="0.999989986419678" calcext:value-type="float">
            <text:p>0.9999899864</text:p>
          </table:table-cell>
          <table:table-cell table:formula="of:=[.C24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5.jpeg</text:p>
          </table:table-cell>
          <table:table-cell office:value-type="float" office:value="1502055245.98924" calcext:value-type="float">
            <text:p>1502055245.98924</text:p>
          </table:table-cell>
          <table:table-cell table:formula="of:=[.B247] - [.B246]" office:value-type="float" office:value="0.999949932098389" calcext:value-type="float">
            <text:p>0.9999499321</text:p>
          </table:table-cell>
          <table:table-cell table:formula="of:=[.C24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6.jpeg</text:p>
          </table:table-cell>
          <table:table-cell office:value-type="float" office:value="1502055246.98928" calcext:value-type="float">
            <text:p>1502055246.98928</text:p>
          </table:table-cell>
          <table:table-cell table:formula="of:=[.B248] - [.B247]" office:value-type="float" office:value="1.00004005432129" calcext:value-type="float">
            <text:p>1.0000400543</text:p>
          </table:table-cell>
          <table:table-cell table:formula="of:=[.C248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7.jpeg</text:p>
          </table:table-cell>
          <table:table-cell office:value-type="float" office:value="1502055247.98929" calcext:value-type="float">
            <text:p>1502055247.98929</text:p>
          </table:table-cell>
          <table:table-cell table:formula="of:=[.B249] - [.B248]" office:value-type="float" office:value="1.00001001358032" calcext:value-type="float">
            <text:p>1.0000100136</text:p>
          </table:table-cell>
          <table:table-cell table:formula="of:=[.C24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8.jpeg</text:p>
          </table:table-cell>
          <table:table-cell office:value-type="float" office:value="1502055248.98923" calcext:value-type="float">
            <text:p>1502055248.98923</text:p>
          </table:table-cell>
          <table:table-cell table:formula="of:=[.B250] - [.B249]" office:value-type="float" office:value="0.999939918518066" calcext:value-type="float">
            <text:p>0.9999399185</text:p>
          </table:table-cell>
          <table:table-cell table:formula="of:=[.C25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49.jpeg</text:p>
          </table:table-cell>
          <table:table-cell office:value-type="float" office:value="1502055249.98926" calcext:value-type="float">
            <text:p>1502055249.98926</text:p>
          </table:table-cell>
          <table:table-cell table:formula="of:=[.B251] - [.B250]" office:value-type="float" office:value="1.00003004074097" calcext:value-type="float">
            <text:p>1.0000300407</text:p>
          </table:table-cell>
          <table:table-cell table:formula="of:=[.C25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0.jpeg</text:p>
          </table:table-cell>
          <table:table-cell office:value-type="float" office:value="1502055250.98923" calcext:value-type="float">
            <text:p>1502055250.98923</text:p>
          </table:table-cell>
          <table:table-cell table:formula="of:=[.B252] - [.B251]" office:value-type="float" office:value="0.999969959259033" calcext:value-type="float">
            <text:p>0.9999699593</text:p>
          </table:table-cell>
          <table:table-cell table:formula="of:=[.C25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1.jpeg</text:p>
          </table:table-cell>
          <table:table-cell office:value-type="float" office:value="1502055251.98918" calcext:value-type="float">
            <text:p>1502055251.98918</text:p>
          </table:table-cell>
          <table:table-cell table:formula="of:=[.B253] - [.B252]" office:value-type="float" office:value="0.999950170516968" calcext:value-type="float">
            <text:p>0.9999501705</text:p>
          </table:table-cell>
          <table:table-cell table:formula="of:=[.C25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2.jpeg</text:p>
          </table:table-cell>
          <table:table-cell office:value-type="float" office:value="1502055252.98929" calcext:value-type="float">
            <text:p>1502055252.98929</text:p>
          </table:table-cell>
          <table:table-cell table:formula="of:=[.B254] - [.B253]" office:value-type="float" office:value="1.00010991096497" calcext:value-type="float">
            <text:p>1.000109911</text:p>
          </table:table-cell>
          <table:table-cell table:formula="of:=[.C254] - 1" office:value-type="float" office:value="0.00010991096496582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3.jpeg</text:p>
          </table:table-cell>
          <table:table-cell office:value-type="float" office:value="1502055253.98925" calcext:value-type="float">
            <text:p>1502055253.98925</text:p>
          </table:table-cell>
          <table:table-cell table:formula="of:=[.B255] - [.B254]" office:value-type="float" office:value="0.999959945678711" calcext:value-type="float">
            <text:p>0.9999599457</text:p>
          </table:table-cell>
          <table:table-cell table:formula="of:=[.C25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4.jpeg</text:p>
          </table:table-cell>
          <table:table-cell office:value-type="float" office:value="1502055254.98919" calcext:value-type="float">
            <text:p>1502055254.98919</text:p>
          </table:table-cell>
          <table:table-cell table:formula="of:=[.B256] - [.B255]" office:value-type="float" office:value="0.999940156936646" calcext:value-type="float">
            <text:p>0.9999401569</text:p>
          </table:table-cell>
          <table:table-cell table:formula="of:=[.C256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5.jpeg</text:p>
          </table:table-cell>
          <table:table-cell office:value-type="float" office:value="1502055255.98928" calcext:value-type="float">
            <text:p>1502055255.98928</text:p>
          </table:table-cell>
          <table:table-cell table:formula="of:=[.B257] - [.B256]" office:value-type="float" office:value="1.00008988380432" calcext:value-type="float">
            <text:p>1.0000898838</text:p>
          </table:table-cell>
          <table:table-cell table:formula="of:=[.C257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6.jpeg</text:p>
          </table:table-cell>
          <table:table-cell office:value-type="float" office:value="1502055256.98924" calcext:value-type="float">
            <text:p>1502055256.98924</text:p>
          </table:table-cell>
          <table:table-cell table:formula="of:=[.B258] - [.B257]" office:value-type="float" office:value="0.999959945678711" calcext:value-type="float">
            <text:p>0.9999599457</text:p>
          </table:table-cell>
          <table:table-cell table:formula="of:=[.C25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7.jpeg</text:p>
          </table:table-cell>
          <table:table-cell office:value-type="float" office:value="1502055257.98918" calcext:value-type="float">
            <text:p>1502055257.98918</text:p>
          </table:table-cell>
          <table:table-cell table:formula="of:=[.B259] - [.B258]" office:value-type="float" office:value="0.999940156936646" calcext:value-type="float">
            <text:p>0.9999401569</text:p>
          </table:table-cell>
          <table:table-cell table:formula="of:=[.C259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8.jpeg</text:p>
          </table:table-cell>
          <table:table-cell office:value-type="float" office:value="1502055258.98923" calcext:value-type="float">
            <text:p>1502055258.98923</text:p>
          </table:table-cell>
          <table:table-cell table:formula="of:=[.B260] - [.B259]" office:value-type="float" office:value="1.00004982948303" calcext:value-type="float">
            <text:p>1.0000498295</text:p>
          </table:table-cell>
          <table:table-cell table:formula="of:=[.C260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59.jpeg</text:p>
          </table:table-cell>
          <table:table-cell office:value-type="float" office:value="1502055259.98924" calcext:value-type="float">
            <text:p>1502055259.98924</text:p>
          </table:table-cell>
          <table:table-cell table:formula="of:=[.B261] - [.B260]" office:value-type="float" office:value="1.00001001358032" calcext:value-type="float">
            <text:p>1.0000100136</text:p>
          </table:table-cell>
          <table:table-cell table:formula="of:=[.C26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0.jpeg</text:p>
          </table:table-cell>
          <table:table-cell office:value-type="float" office:value="1502055260.98917" calcext:value-type="float">
            <text:p>1502055260.98917</text:p>
          </table:table-cell>
          <table:table-cell table:formula="of:=[.B262] - [.B261]" office:value-type="float" office:value="0.999930143356323" calcext:value-type="float">
            <text:p>0.9999301434</text:p>
          </table:table-cell>
          <table:table-cell table:formula="of:=[.C262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1.jpeg</text:p>
          </table:table-cell>
          <table:table-cell office:value-type="float" office:value="1502055261.98922" calcext:value-type="float">
            <text:p>1502055261.98922</text:p>
          </table:table-cell>
          <table:table-cell table:formula="of:=[.B263] - [.B262]" office:value-type="float" office:value="1.00004982948303" calcext:value-type="float">
            <text:p>1.0000498295</text:p>
          </table:table-cell>
          <table:table-cell table:formula="of:=[.C263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2.jpeg</text:p>
          </table:table-cell>
          <table:table-cell office:value-type="float" office:value="1502055262.98922" calcext:value-type="float">
            <text:p>1502055262.98922</text:p>
          </table:table-cell>
          <table:table-cell table:formula="of:=[.B264] - [.B263]" office:value-type="float" office:value="1" calcext:value-type="float">
            <text:p>1</text:p>
          </table:table-cell>
          <table:table-cell table:formula="of:=[.C26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3.jpeg</text:p>
          </table:table-cell>
          <table:table-cell office:value-type="float" office:value="1502055263.98916" calcext:value-type="float">
            <text:p>1502055263.98916</text:p>
          </table:table-cell>
          <table:table-cell table:formula="of:=[.B265] - [.B264]" office:value-type="float" office:value="0.999940156936646" calcext:value-type="float">
            <text:p>0.9999401569</text:p>
          </table:table-cell>
          <table:table-cell table:formula="of:=[.C265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4.jpeg</text:p>
          </table:table-cell>
          <table:table-cell office:value-type="float" office:value="1502055264.98921" calcext:value-type="float">
            <text:p>1502055264.98921</text:p>
          </table:table-cell>
          <table:table-cell table:formula="of:=[.B266] - [.B265]" office:value-type="float" office:value="1.00004982948303" calcext:value-type="float">
            <text:p>1.0000498295</text:p>
          </table:table-cell>
          <table:table-cell table:formula="of:=[.C266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5.jpeg</text:p>
          </table:table-cell>
          <table:table-cell office:value-type="float" office:value="1502055265.98921" calcext:value-type="float">
            <text:p>1502055265.98921</text:p>
          </table:table-cell>
          <table:table-cell table:formula="of:=[.B267] - [.B266]" office:value-type="float" office:value="1" calcext:value-type="float">
            <text:p>1</text:p>
          </table:table-cell>
          <table:table-cell table:formula="of:=[.C26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6.jpeg</text:p>
          </table:table-cell>
          <table:table-cell office:value-type="float" office:value="1502055266.98915" calcext:value-type="float">
            <text:p>1502055266.98915</text:p>
          </table:table-cell>
          <table:table-cell table:formula="of:=[.B268] - [.B267]" office:value-type="float" office:value="0.999940156936646" calcext:value-type="float">
            <text:p>0.9999401569</text:p>
          </table:table-cell>
          <table:table-cell table:formula="of:=[.C268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7.jpeg</text:p>
          </table:table-cell>
          <table:table-cell office:value-type="float" office:value="1502055267.9892" calcext:value-type="float">
            <text:p>1502055267.9892</text:p>
          </table:table-cell>
          <table:table-cell table:formula="of:=[.B269] - [.B268]" office:value-type="float" office:value="1.00005006790161" calcext:value-type="float">
            <text:p>1.0000500679</text:p>
          </table:table-cell>
          <table:table-cell table:formula="of:=[.C26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8.jpeg</text:p>
          </table:table-cell>
          <table:table-cell office:value-type="float" office:value="1502055268.9892" calcext:value-type="float">
            <text:p>1502055268.9892</text:p>
          </table:table-cell>
          <table:table-cell table:formula="of:=[.B270] - [.B269]" office:value-type="float" office:value="1" calcext:value-type="float">
            <text:p>1</text:p>
          </table:table-cell>
          <table:table-cell table:formula="of:=[.C2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69.jpeg</text:p>
          </table:table-cell>
          <table:table-cell office:value-type="float" office:value="1502055269.98914" calcext:value-type="float">
            <text:p>1502055269.98914</text:p>
          </table:table-cell>
          <table:table-cell table:formula="of:=[.B271] - [.B270]" office:value-type="float" office:value="0.999939918518066" calcext:value-type="float">
            <text:p>0.9999399185</text:p>
          </table:table-cell>
          <table:table-cell table:formula="of:=[.C271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0.jpeg</text:p>
          </table:table-cell>
          <table:table-cell office:value-type="float" office:value="1502055270.98916" calcext:value-type="float">
            <text:p>1502055270.98916</text:p>
          </table:table-cell>
          <table:table-cell table:formula="of:=[.B272] - [.B271]" office:value-type="float" office:value="1.00002002716064" calcext:value-type="float">
            <text:p>1.0000200272</text:p>
          </table:table-cell>
          <table:table-cell table:formula="of:=[.C27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1.jpeg</text:p>
          </table:table-cell>
          <table:table-cell office:value-type="float" office:value="1502055271.98916" calcext:value-type="float">
            <text:p>1502055271.98916</text:p>
          </table:table-cell>
          <table:table-cell table:formula="of:=[.B273] - [.B272]" office:value-type="float" office:value="1" calcext:value-type="float">
            <text:p>1</text:p>
          </table:table-cell>
          <table:table-cell table:formula="of:=[.C27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2.jpeg</text:p>
          </table:table-cell>
          <table:table-cell office:value-type="float" office:value="1502055272.98909" calcext:value-type="float">
            <text:p>1502055272.98909</text:p>
          </table:table-cell>
          <table:table-cell table:formula="of:=[.B274] - [.B273]" office:value-type="float" office:value="0.999929904937744" calcext:value-type="float">
            <text:p>0.9999299049</text:p>
          </table:table-cell>
          <table:table-cell table:formula="of:=[.C274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3.jpeg</text:p>
          </table:table-cell>
          <table:table-cell office:value-type="float" office:value="1502055273.98917" calcext:value-type="float">
            <text:p>1502055273.98917</text:p>
          </table:table-cell>
          <table:table-cell table:formula="of:=[.B275] - [.B274]" office:value-type="float" office:value="1.00008010864258" calcext:value-type="float">
            <text:p>1.0000801086</text:p>
          </table:table-cell>
          <table:table-cell table:formula="of:=[.C275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4.jpeg</text:p>
          </table:table-cell>
          <table:table-cell office:value-type="float" office:value="1502055274.98914" calcext:value-type="float">
            <text:p>1502055274.98914</text:p>
          </table:table-cell>
          <table:table-cell table:formula="of:=[.B276] - [.B275]" office:value-type="float" office:value="0.999969959259033" calcext:value-type="float">
            <text:p>0.9999699593</text:p>
          </table:table-cell>
          <table:table-cell table:formula="of:=[.C27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5.jpeg</text:p>
          </table:table-cell>
          <table:table-cell office:value-type="float" office:value="1502055275.98907" calcext:value-type="float">
            <text:p>1502055275.98907</text:p>
          </table:table-cell>
          <table:table-cell table:formula="of:=[.B277] - [.B276]" office:value-type="float" office:value="0.999929904937744" calcext:value-type="float">
            <text:p>0.9999299049</text:p>
          </table:table-cell>
          <table:table-cell table:formula="of:=[.C277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6.jpeg</text:p>
          </table:table-cell>
          <table:table-cell office:value-type="float" office:value="1502055276.98917" calcext:value-type="float">
            <text:p>1502055276.98917</text:p>
          </table:table-cell>
          <table:table-cell table:formula="of:=[.B278] - [.B277]" office:value-type="float" office:value="1.00010013580322" calcext:value-type="float">
            <text:p>1.0001001358</text:p>
          </table:table-cell>
          <table:table-cell table:formula="of:=[.C278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7.jpeg</text:p>
          </table:table-cell>
          <table:table-cell office:value-type="float" office:value="1502055277.98916" calcext:value-type="float">
            <text:p>1502055277.98916</text:p>
          </table:table-cell>
          <table:table-cell table:formula="of:=[.B279] - [.B278]" office:value-type="float" office:value="0.999989986419678" calcext:value-type="float">
            <text:p>0.9999899864</text:p>
          </table:table-cell>
          <table:table-cell table:formula="of:=[.C27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8.jpeg</text:p>
          </table:table-cell>
          <table:table-cell office:value-type="float" office:value="1502055278.98914" calcext:value-type="float">
            <text:p>1502055278.98914</text:p>
          </table:table-cell>
          <table:table-cell table:formula="of:=[.B280] - [.B279]" office:value-type="float" office:value="0.999979972839356" calcext:value-type="float">
            <text:p>0.9999799728</text:p>
          </table:table-cell>
          <table:table-cell table:formula="of:=[.C28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79.jpeg</text:p>
          </table:table-cell>
          <table:table-cell office:value-type="float" office:value="1502055279.98913" calcext:value-type="float">
            <text:p>1502055279.98913</text:p>
          </table:table-cell>
          <table:table-cell table:formula="of:=[.B281] - [.B280]" office:value-type="float" office:value="0.999989986419678" calcext:value-type="float">
            <text:p>0.9999899864</text:p>
          </table:table-cell>
          <table:table-cell table:formula="of:=[.C28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0.jpeg</text:p>
          </table:table-cell>
          <table:table-cell office:value-type="float" office:value="1502055280.98915" calcext:value-type="float">
            <text:p>1502055280.98915</text:p>
          </table:table-cell>
          <table:table-cell table:formula="of:=[.B282] - [.B281]" office:value-type="float" office:value="1.00002002716064" calcext:value-type="float">
            <text:p>1.0000200272</text:p>
          </table:table-cell>
          <table:table-cell table:formula="of:=[.C28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1.jpeg</text:p>
          </table:table-cell>
          <table:table-cell office:value-type="float" office:value="1502055281.98913" calcext:value-type="float">
            <text:p>1502055281.98913</text:p>
          </table:table-cell>
          <table:table-cell table:formula="of:=[.B283] - [.B282]" office:value-type="float" office:value="0.999979972839356" calcext:value-type="float">
            <text:p>0.9999799728</text:p>
          </table:table-cell>
          <table:table-cell table:formula="of:=[.C28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2.jpeg</text:p>
          </table:table-cell>
          <table:table-cell office:value-type="float" office:value="1502055282.98912" calcext:value-type="float">
            <text:p>1502055282.98912</text:p>
          </table:table-cell>
          <table:table-cell table:formula="of:=[.B284] - [.B283]" office:value-type="float" office:value="0.999989986419678" calcext:value-type="float">
            <text:p>0.9999899864</text:p>
          </table:table-cell>
          <table:table-cell table:formula="of:=[.C28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3.jpeg</text:p>
          </table:table-cell>
          <table:table-cell office:value-type="float" office:value="1502055283.98912" calcext:value-type="float">
            <text:p>1502055283.98912</text:p>
          </table:table-cell>
          <table:table-cell table:formula="of:=[.B285] - [.B284]" office:value-type="float" office:value="1" calcext:value-type="float">
            <text:p>1</text:p>
          </table:table-cell>
          <table:table-cell table:formula="of:=[.C28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4.jpeg</text:p>
          </table:table-cell>
          <table:table-cell office:value-type="float" office:value="1502055284.98915" calcext:value-type="float">
            <text:p>1502055284.98915</text:p>
          </table:table-cell>
          <table:table-cell table:formula="of:=[.B286] - [.B285]" office:value-type="float" office:value="1.00003004074097" calcext:value-type="float">
            <text:p>1.0000300407</text:p>
          </table:table-cell>
          <table:table-cell table:formula="of:=[.C28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5.jpeg</text:p>
          </table:table-cell>
          <table:table-cell office:value-type="float" office:value="1502055285.98911" calcext:value-type="float">
            <text:p>1502055285.98911</text:p>
          </table:table-cell>
          <table:table-cell table:formula="of:=[.B287] - [.B286]" office:value-type="float" office:value="0.999959945678711" calcext:value-type="float">
            <text:p>0.9999599457</text:p>
          </table:table-cell>
          <table:table-cell table:formula="of:=[.C28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6.jpeg</text:p>
          </table:table-cell>
          <table:table-cell office:value-type="float" office:value="1502055286.9891" calcext:value-type="float">
            <text:p>1502055286.9891</text:p>
          </table:table-cell>
          <table:table-cell table:formula="of:=[.B288] - [.B287]" office:value-type="float" office:value="0.999989986419678" calcext:value-type="float">
            <text:p>0.9999899864</text:p>
          </table:table-cell>
          <table:table-cell table:formula="of:=[.C28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7.jpeg</text:p>
          </table:table-cell>
          <table:table-cell office:value-type="float" office:value="1502055287.98912" calcext:value-type="float">
            <text:p>1502055287.98912</text:p>
          </table:table-cell>
          <table:table-cell table:formula="of:=[.B289] - [.B288]" office:value-type="float" office:value="1.00002002716064" calcext:value-type="float">
            <text:p>1.0000200272</text:p>
          </table:table-cell>
          <table:table-cell table:formula="of:=[.C28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8.jpeg</text:p>
          </table:table-cell>
          <table:table-cell office:value-type="float" office:value="1502055288.98909" calcext:value-type="float">
            <text:p>1502055288.98909</text:p>
          </table:table-cell>
          <table:table-cell table:formula="of:=[.B290] - [.B289]" office:value-type="float" office:value="0.999969959259033" calcext:value-type="float">
            <text:p>0.9999699593</text:p>
          </table:table-cell>
          <table:table-cell table:formula="of:=[.C29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89.jpeg</text:p>
          </table:table-cell>
          <table:table-cell office:value-type="float" office:value="1502055289.98909" calcext:value-type="float">
            <text:p>1502055289.98909</text:p>
          </table:table-cell>
          <table:table-cell table:formula="of:=[.B291] - [.B290]" office:value-type="float" office:value="1" calcext:value-type="float">
            <text:p>1</text:p>
          </table:table-cell>
          <table:table-cell table:formula="of:=[.C29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0.jpeg</text:p>
          </table:table-cell>
          <table:table-cell office:value-type="float" office:value="1502055290.9891" calcext:value-type="float">
            <text:p>1502055290.9891</text:p>
          </table:table-cell>
          <table:table-cell table:formula="of:=[.B292] - [.B291]" office:value-type="float" office:value="1.00001001358032" calcext:value-type="float">
            <text:p>1.0000100136</text:p>
          </table:table-cell>
          <table:table-cell table:formula="of:=[.C29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1.jpeg</text:p>
          </table:table-cell>
          <table:table-cell office:value-type="float" office:value="1502055291.98909" calcext:value-type="float">
            <text:p>1502055291.98909</text:p>
          </table:table-cell>
          <table:table-cell table:formula="of:=[.B293] - [.B292]" office:value-type="float" office:value="0.999989986419678" calcext:value-type="float">
            <text:p>0.9999899864</text:p>
          </table:table-cell>
          <table:table-cell table:formula="of:=[.C29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2.jpeg</text:p>
          </table:table-cell>
          <table:table-cell office:value-type="float" office:value="1502055292.98907" calcext:value-type="float">
            <text:p>1502055292.98907</text:p>
          </table:table-cell>
          <table:table-cell table:formula="of:=[.B294] - [.B293]" office:value-type="float" office:value="0.999979972839356" calcext:value-type="float">
            <text:p>0.9999799728</text:p>
          </table:table-cell>
          <table:table-cell table:formula="of:=[.C29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3.jpeg</text:p>
          </table:table-cell>
          <table:table-cell office:value-type="float" office:value="1502055293.98909" calcext:value-type="float">
            <text:p>1502055293.98909</text:p>
          </table:table-cell>
          <table:table-cell table:formula="of:=[.B295] - [.B294]" office:value-type="float" office:value="1.00002002716064" calcext:value-type="float">
            <text:p>1.0000200272</text:p>
          </table:table-cell>
          <table:table-cell table:formula="of:=[.C29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4.jpeg</text:p>
          </table:table-cell>
          <table:table-cell office:value-type="float" office:value="1502055294.98906" calcext:value-type="float">
            <text:p>1502055294.98906</text:p>
          </table:table-cell>
          <table:table-cell table:formula="of:=[.B296] - [.B295]" office:value-type="float" office:value="0.999969959259033" calcext:value-type="float">
            <text:p>0.9999699593</text:p>
          </table:table-cell>
          <table:table-cell table:formula="of:=[.C29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5.jpeg</text:p>
          </table:table-cell>
          <table:table-cell office:value-type="float" office:value="1502055295.98906" calcext:value-type="float">
            <text:p>1502055295.98906</text:p>
          </table:table-cell>
          <table:table-cell table:formula="of:=[.B297] - [.B296]" office:value-type="float" office:value="1" calcext:value-type="float">
            <text:p>1</text:p>
          </table:table-cell>
          <table:table-cell table:formula="of:=[.C29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6.jpeg</text:p>
          </table:table-cell>
          <table:table-cell office:value-type="float" office:value="1502055296.98908" calcext:value-type="float">
            <text:p>1502055296.98908</text:p>
          </table:table-cell>
          <table:table-cell table:formula="of:=[.B298] - [.B297]" office:value-type="float" office:value="1.00002002716064" calcext:value-type="float">
            <text:p>1.0000200272</text:p>
          </table:table-cell>
          <table:table-cell table:formula="of:=[.C29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7.jpeg</text:p>
          </table:table-cell>
          <table:table-cell office:value-type="float" office:value="1502055297.98905" calcext:value-type="float">
            <text:p>1502055297.98905</text:p>
          </table:table-cell>
          <table:table-cell table:formula="of:=[.B299] - [.B298]" office:value-type="float" office:value="0.999969959259033" calcext:value-type="float">
            <text:p>0.9999699593</text:p>
          </table:table-cell>
          <table:table-cell table:formula="of:=[.C29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8.jpeg</text:p>
          </table:table-cell>
          <table:table-cell office:value-type="float" office:value="1502055298.98906" calcext:value-type="float">
            <text:p>1502055298.98906</text:p>
          </table:table-cell>
          <table:table-cell table:formula="of:=[.B300] - [.B299]" office:value-type="float" office:value="1.00001001358032" calcext:value-type="float">
            <text:p>1.0000100136</text:p>
          </table:table-cell>
          <table:table-cell table:formula="of:=[.C30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299.jpeg</text:p>
          </table:table-cell>
          <table:table-cell office:value-type="float" office:value="1502055299.98905" calcext:value-type="float">
            <text:p>1502055299.98905</text:p>
          </table:table-cell>
          <table:table-cell table:formula="of:=[.B301] - [.B300]" office:value-type="float" office:value="0.999989986419678" calcext:value-type="float">
            <text:p>0.9999899864</text:p>
          </table:table-cell>
          <table:table-cell table:formula="of:=[.C30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0.jpeg</text:p>
          </table:table-cell>
          <table:table-cell office:value-type="float" office:value="1502055300.98904" calcext:value-type="float">
            <text:p>1502055300.98904</text:p>
          </table:table-cell>
          <table:table-cell table:formula="of:=[.B302] - [.B301]" office:value-type="float" office:value="0.999989986419678" calcext:value-type="float">
            <text:p>0.9999899864</text:p>
          </table:table-cell>
          <table:table-cell table:formula="of:=[.C30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1.jpeg</text:p>
          </table:table-cell>
          <table:table-cell office:value-type="float" office:value="1502055301.98903" calcext:value-type="float">
            <text:p>1502055301.98903</text:p>
          </table:table-cell>
          <table:table-cell table:formula="of:=[.B303] - [.B302]" office:value-type="float" office:value="0.999989986419678" calcext:value-type="float">
            <text:p>0.9999899864</text:p>
          </table:table-cell>
          <table:table-cell table:formula="of:=[.C30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2.jpeg</text:p>
          </table:table-cell>
          <table:table-cell office:value-type="float" office:value="1502055302.98903" calcext:value-type="float">
            <text:p>1502055302.98903</text:p>
          </table:table-cell>
          <table:table-cell table:formula="of:=[.B304] - [.B303]" office:value-type="float" office:value="1" calcext:value-type="float">
            <text:p>1</text:p>
          </table:table-cell>
          <table:table-cell table:formula="of:=[.C30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3.jpeg</text:p>
          </table:table-cell>
          <table:table-cell office:value-type="float" office:value="1502055303.98902" calcext:value-type="float">
            <text:p>1502055303.98902</text:p>
          </table:table-cell>
          <table:table-cell table:formula="of:=[.B305] - [.B304]" office:value-type="float" office:value="0.999990224838257" calcext:value-type="float">
            <text:p>0.9999902248</text:p>
          </table:table-cell>
          <table:table-cell table:formula="of:=[.C305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4.jpeg</text:p>
          </table:table-cell>
          <table:table-cell office:value-type="float" office:value="1502055304.98904" calcext:value-type="float">
            <text:p>1502055304.98904</text:p>
          </table:table-cell>
          <table:table-cell table:formula="of:=[.B306] - [.B305]" office:value-type="float" office:value="1.00001978874207" calcext:value-type="float">
            <text:p>1.0000197887</text:p>
          </table:table-cell>
          <table:table-cell table:formula="of:=[.C306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5.jpeg</text:p>
          </table:table-cell>
          <table:table-cell office:value-type="float" office:value="1502055305.98903" calcext:value-type="float">
            <text:p>1502055305.98903</text:p>
          </table:table-cell>
          <table:table-cell table:formula="of:=[.B307] - [.B306]" office:value-type="float" office:value="0.999989986419678" calcext:value-type="float">
            <text:p>0.9999899864</text:p>
          </table:table-cell>
          <table:table-cell table:formula="of:=[.C30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6.jpeg</text:p>
          </table:table-cell>
          <table:table-cell office:value-type="float" office:value="1502055306.98904" calcext:value-type="float">
            <text:p>1502055306.98904</text:p>
          </table:table-cell>
          <table:table-cell table:formula="of:=[.B308] - [.B307]" office:value-type="float" office:value="1.00001001358032" calcext:value-type="float">
            <text:p>1.0000100136</text:p>
          </table:table-cell>
          <table:table-cell table:formula="of:=[.C30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7.jpeg</text:p>
          </table:table-cell>
          <table:table-cell office:value-type="float" office:value="1502055307.98901" calcext:value-type="float">
            <text:p>1502055307.98901</text:p>
          </table:table-cell>
          <table:table-cell table:formula="of:=[.B309] - [.B308]" office:value-type="float" office:value="0.999970197677612" calcext:value-type="float">
            <text:p>0.9999701977</text:p>
          </table:table-cell>
          <table:table-cell table:formula="of:=[.C309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8.jpeg</text:p>
          </table:table-cell>
          <table:table-cell office:value-type="float" office:value="1502055308.98908" calcext:value-type="float">
            <text:p>1502055308.98908</text:p>
          </table:table-cell>
          <table:table-cell table:formula="of:=[.B310] - [.B309]" office:value-type="float" office:value="1.00006985664368" calcext:value-type="float">
            <text:p>1.0000698566</text:p>
          </table:table-cell>
          <table:table-cell table:formula="of:=[.C310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09.jpeg</text:p>
          </table:table-cell>
          <table:table-cell office:value-type="float" office:value="1502055309.98904" calcext:value-type="float">
            <text:p>1502055309.98904</text:p>
          </table:table-cell>
          <table:table-cell table:formula="of:=[.B311] - [.B310]" office:value-type="float" office:value="0.999959945678711" calcext:value-type="float">
            <text:p>0.9999599457</text:p>
          </table:table-cell>
          <table:table-cell table:formula="of:=[.C31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0.jpeg</text:p>
          </table:table-cell>
          <table:table-cell office:value-type="float" office:value="1502055310.98901" calcext:value-type="float">
            <text:p>1502055310.98901</text:p>
          </table:table-cell>
          <table:table-cell table:formula="of:=[.B312] - [.B311]" office:value-type="float" office:value="0.999970197677612" calcext:value-type="float">
            <text:p>0.9999701977</text:p>
          </table:table-cell>
          <table:table-cell table:formula="of:=[.C312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1.jpeg</text:p>
          </table:table-cell>
          <table:table-cell office:value-type="float" office:value="1502055311.98906" calcext:value-type="float">
            <text:p>1502055311.98906</text:p>
          </table:table-cell>
          <table:table-cell table:formula="of:=[.B313] - [.B312]" office:value-type="float" office:value="1.00004982948303" calcext:value-type="float">
            <text:p>1.0000498295</text:p>
          </table:table-cell>
          <table:table-cell table:formula="of:=[.C313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2.jpeg</text:p>
          </table:table-cell>
          <table:table-cell office:value-type="float" office:value="1502055312.98902" calcext:value-type="float">
            <text:p>1502055312.98902</text:p>
          </table:table-cell>
          <table:table-cell table:formula="of:=[.B314] - [.B313]" office:value-type="float" office:value="0.99996018409729" calcext:value-type="float">
            <text:p>0.9999601841</text:p>
          </table:table-cell>
          <table:table-cell table:formula="of:=[.C314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3.jpeg</text:p>
          </table:table-cell>
          <table:table-cell office:value-type="float" office:value="1502055313.98899" calcext:value-type="float">
            <text:p>1502055313.98899</text:p>
          </table:table-cell>
          <table:table-cell table:formula="of:=[.B315] - [.B314]" office:value-type="float" office:value="0.999969959259033" calcext:value-type="float">
            <text:p>0.9999699593</text:p>
          </table:table-cell>
          <table:table-cell table:formula="of:=[.C31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4.jpeg</text:p>
          </table:table-cell>
          <table:table-cell office:value-type="float" office:value="1502055314.98907" calcext:value-type="float">
            <text:p>1502055314.98907</text:p>
          </table:table-cell>
          <table:table-cell table:formula="of:=[.B316] - [.B315]" office:value-type="float" office:value="1.000079870224" calcext:value-type="float">
            <text:p>1.0000798702</text:p>
          </table:table-cell>
          <table:table-cell table:formula="of:=[.C316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5.jpeg</text:p>
          </table:table-cell>
          <table:table-cell office:value-type="float" office:value="1502055315.98903" calcext:value-type="float">
            <text:p>1502055315.98903</text:p>
          </table:table-cell>
          <table:table-cell table:formula="of:=[.B317] - [.B316]" office:value-type="float" office:value="0.999959945678711" calcext:value-type="float">
            <text:p>0.9999599457</text:p>
          </table:table-cell>
          <table:table-cell table:formula="of:=[.C31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6.jpeg</text:p>
          </table:table-cell>
          <table:table-cell office:value-type="float" office:value="1502055316.98899" calcext:value-type="float">
            <text:p>1502055316.98899</text:p>
          </table:table-cell>
          <table:table-cell table:formula="of:=[.B318] - [.B317]" office:value-type="float" office:value="0.99996018409729" calcext:value-type="float">
            <text:p>0.9999601841</text:p>
          </table:table-cell>
          <table:table-cell table:formula="of:=[.C318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7.jpeg</text:p>
          </table:table-cell>
          <table:table-cell office:value-type="float" office:value="1502055317.98903" calcext:value-type="float">
            <text:p>1502055317.98903</text:p>
          </table:table-cell>
          <table:table-cell table:formula="of:=[.B319] - [.B318]" office:value-type="float" office:value="1.00003981590271" calcext:value-type="float">
            <text:p>1.0000398159</text:p>
          </table:table-cell>
          <table:table-cell table:formula="of:=[.C319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8.jpeg</text:p>
          </table:table-cell>
          <table:table-cell office:value-type="float" office:value="1502055318.98899" calcext:value-type="float">
            <text:p>1502055318.98899</text:p>
          </table:table-cell>
          <table:table-cell table:formula="of:=[.B320] - [.B319]" office:value-type="float" office:value="0.99996018409729" calcext:value-type="float">
            <text:p>0.9999601841</text:p>
          </table:table-cell>
          <table:table-cell table:formula="of:=[.C320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19.jpeg</text:p>
          </table:table-cell>
          <table:table-cell office:value-type="float" office:value="1502055319.98897" calcext:value-type="float">
            <text:p>1502055319.98897</text:p>
          </table:table-cell>
          <table:table-cell table:formula="of:=[.B321] - [.B320]" office:value-type="float" office:value="0.999979972839356" calcext:value-type="float">
            <text:p>0.9999799728</text:p>
          </table:table-cell>
          <table:table-cell table:formula="of:=[.C32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0.jpeg</text:p>
          </table:table-cell>
          <table:table-cell office:value-type="float" office:value="1502055320.98893" calcext:value-type="float">
            <text:p>1502055320.98893</text:p>
          </table:table-cell>
          <table:table-cell table:formula="of:=[.B322] - [.B321]" office:value-type="float" office:value="0.999959945678711" calcext:value-type="float">
            <text:p>0.9999599457</text:p>
          </table:table-cell>
          <table:table-cell table:formula="of:=[.C32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1.jpeg</text:p>
          </table:table-cell>
          <table:table-cell office:value-type="float" office:value="1502055321.98896" calcext:value-type="float">
            <text:p>1502055321.98896</text:p>
          </table:table-cell>
          <table:table-cell table:formula="of:=[.B323] - [.B322]" office:value-type="float" office:value="1.00003004074097" calcext:value-type="float">
            <text:p>1.0000300407</text:p>
          </table:table-cell>
          <table:table-cell table:formula="of:=[.C32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2.jpeg</text:p>
          </table:table-cell>
          <table:table-cell office:value-type="float" office:value="1502055322.98897" calcext:value-type="float">
            <text:p>1502055322.98897</text:p>
          </table:table-cell>
          <table:table-cell table:formula="of:=[.B324] - [.B323]" office:value-type="float" office:value="1.00001001358032" calcext:value-type="float">
            <text:p>1.0000100136</text:p>
          </table:table-cell>
          <table:table-cell table:formula="of:=[.C32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3.jpeg</text:p>
          </table:table-cell>
          <table:table-cell office:value-type="float" office:value="1502055323.98893" calcext:value-type="float">
            <text:p>1502055323.98893</text:p>
          </table:table-cell>
          <table:table-cell table:formula="of:=[.B325] - [.B324]" office:value-type="float" office:value="0.999959945678711" calcext:value-type="float">
            <text:p>0.9999599457</text:p>
          </table:table-cell>
          <table:table-cell table:formula="of:=[.C32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4.jpeg</text:p>
          </table:table-cell>
          <table:table-cell office:value-type="float" office:value="1502055324.98896" calcext:value-type="float">
            <text:p>1502055324.98896</text:p>
          </table:table-cell>
          <table:table-cell table:formula="of:=[.B326] - [.B325]" office:value-type="float" office:value="1.00003004074097" calcext:value-type="float">
            <text:p>1.0000300407</text:p>
          </table:table-cell>
          <table:table-cell table:formula="of:=[.C32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5.jpeg</text:p>
          </table:table-cell>
          <table:table-cell office:value-type="float" office:value="1502055325.98895" calcext:value-type="float">
            <text:p>1502055325.98895</text:p>
          </table:table-cell>
          <table:table-cell table:formula="of:=[.B327] - [.B326]" office:value-type="float" office:value="0.999989986419678" calcext:value-type="float">
            <text:p>0.9999899864</text:p>
          </table:table-cell>
          <table:table-cell table:formula="of:=[.C32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6.jpeg</text:p>
          </table:table-cell>
          <table:table-cell office:value-type="float" office:value="1502055326.9889" calcext:value-type="float">
            <text:p>1502055326.9889</text:p>
          </table:table-cell>
          <table:table-cell table:formula="of:=[.B328] - [.B327]" office:value-type="float" office:value="0.999949932098389" calcext:value-type="float">
            <text:p>0.9999499321</text:p>
          </table:table-cell>
          <table:table-cell table:formula="of:=[.C32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7.jpeg</text:p>
          </table:table-cell>
          <table:table-cell office:value-type="float" office:value="1502055327.989" calcext:value-type="float">
            <text:p>1502055327.989</text:p>
          </table:table-cell>
          <table:table-cell table:formula="of:=[.B329] - [.B328]" office:value-type="float" office:value="1.00010013580322" calcext:value-type="float">
            <text:p>1.0001001358</text:p>
          </table:table-cell>
          <table:table-cell table:formula="of:=[.C329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8.jpeg</text:p>
          </table:table-cell>
          <table:table-cell office:value-type="float" office:value="1502055328.98896" calcext:value-type="float">
            <text:p>1502055328.98896</text:p>
          </table:table-cell>
          <table:table-cell table:formula="of:=[.B330] - [.B329]" office:value-type="float" office:value="0.999959945678711" calcext:value-type="float">
            <text:p>0.9999599457</text:p>
          </table:table-cell>
          <table:table-cell table:formula="of:=[.C33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29.jpeg</text:p>
          </table:table-cell>
          <table:table-cell office:value-type="float" office:value="1502055329.98891" calcext:value-type="float">
            <text:p>1502055329.98891</text:p>
          </table:table-cell>
          <table:table-cell table:formula="of:=[.B331] - [.B330]" office:value-type="float" office:value="0.999949932098389" calcext:value-type="float">
            <text:p>0.9999499321</text:p>
          </table:table-cell>
          <table:table-cell table:formula="of:=[.C33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0.jpeg</text:p>
          </table:table-cell>
          <table:table-cell office:value-type="float" office:value="1502055330.98885" calcext:value-type="float">
            <text:p>1502055330.98885</text:p>
          </table:table-cell>
          <table:table-cell table:formula="of:=[.B332] - [.B331]" office:value-type="float" office:value="0.999940156936646" calcext:value-type="float">
            <text:p>0.9999401569</text:p>
          </table:table-cell>
          <table:table-cell table:formula="of:=[.C332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1.jpeg</text:p>
          </table:table-cell>
          <table:table-cell office:value-type="float" office:value="1502055331.98891" calcext:value-type="float">
            <text:p>1502055331.98891</text:p>
          </table:table-cell>
          <table:table-cell table:formula="of:=[.B333] - [.B332]" office:value-type="float" office:value="1.00005984306335" calcext:value-type="float">
            <text:p>1.0000598431</text:p>
          </table:table-cell>
          <table:table-cell table:formula="of:=[.C333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2.jpeg</text:p>
          </table:table-cell>
          <table:table-cell office:value-type="float" office:value="1502055332.98886" calcext:value-type="float">
            <text:p>1502055332.98886</text:p>
          </table:table-cell>
          <table:table-cell table:formula="of:=[.B334] - [.B333]" office:value-type="float" office:value="0.999949932098389" calcext:value-type="float">
            <text:p>0.9999499321</text:p>
          </table:table-cell>
          <table:table-cell table:formula="of:=[.C33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3.jpeg</text:p>
          </table:table-cell>
          <table:table-cell office:value-type="float" office:value="1502055333.9889" calcext:value-type="float">
            <text:p>1502055333.9889</text:p>
          </table:table-cell>
          <table:table-cell table:formula="of:=[.B335] - [.B334]" office:value-type="float" office:value="1.00004005432129" calcext:value-type="float">
            <text:p>1.0000400543</text:p>
          </table:table-cell>
          <table:table-cell table:formula="of:=[.C335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4.jpeg</text:p>
          </table:table-cell>
          <table:table-cell office:value-type="float" office:value="1502055334.98889" calcext:value-type="float">
            <text:p>1502055334.98889</text:p>
          </table:table-cell>
          <table:table-cell table:formula="of:=[.B336] - [.B335]" office:value-type="float" office:value="0.999989986419678" calcext:value-type="float">
            <text:p>0.9999899864</text:p>
          </table:table-cell>
          <table:table-cell table:formula="of:=[.C33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5.jpeg</text:p>
          </table:table-cell>
          <table:table-cell office:value-type="float" office:value="1502055335.98884" calcext:value-type="float">
            <text:p>1502055335.98884</text:p>
          </table:table-cell>
          <table:table-cell table:formula="of:=[.B337] - [.B336]" office:value-type="float" office:value="0.999950170516968" calcext:value-type="float">
            <text:p>0.9999501705</text:p>
          </table:table-cell>
          <table:table-cell table:formula="of:=[.C33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6.jpeg</text:p>
          </table:table-cell>
          <table:table-cell office:value-type="float" office:value="1502055336.9889" calcext:value-type="float">
            <text:p>1502055336.9889</text:p>
          </table:table-cell>
          <table:table-cell table:formula="of:=[.B338] - [.B337]" office:value-type="float" office:value="1.00005984306335" calcext:value-type="float">
            <text:p>1.0000598431</text:p>
          </table:table-cell>
          <table:table-cell table:formula="of:=[.C338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7.jpeg</text:p>
          </table:table-cell>
          <table:table-cell office:value-type="float" office:value="1502055337.98889" calcext:value-type="float">
            <text:p>1502055337.98889</text:p>
          </table:table-cell>
          <table:table-cell table:formula="of:=[.B339] - [.B338]" office:value-type="float" office:value="0.999989986419678" calcext:value-type="float">
            <text:p>0.9999899864</text:p>
          </table:table-cell>
          <table:table-cell table:formula="of:=[.C33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8.jpeg</text:p>
          </table:table-cell>
          <table:table-cell office:value-type="float" office:value="1502055338.98884" calcext:value-type="float">
            <text:p>1502055338.98884</text:p>
          </table:table-cell>
          <table:table-cell table:formula="of:=[.B340] - [.B339]" office:value-type="float" office:value="0.999950170516968" calcext:value-type="float">
            <text:p>0.9999501705</text:p>
          </table:table-cell>
          <table:table-cell table:formula="of:=[.C340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39.jpeg</text:p>
          </table:table-cell>
          <table:table-cell office:value-type="float" office:value="1502055339.98878" calcext:value-type="float">
            <text:p>1502055339.98878</text:p>
          </table:table-cell>
          <table:table-cell table:formula="of:=[.B341] - [.B340]" office:value-type="float" office:value="0.999939918518066" calcext:value-type="float">
            <text:p>0.9999399185</text:p>
          </table:table-cell>
          <table:table-cell table:formula="of:=[.C341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0.jpeg</text:p>
          </table:table-cell>
          <table:table-cell office:value-type="float" office:value="1502055340.9889" calcext:value-type="float">
            <text:p>1502055340.9889</text:p>
          </table:table-cell>
          <table:table-cell table:formula="of:=[.B342] - [.B341]" office:value-type="float" office:value="1.00011992454529" calcext:value-type="float">
            <text:p>1.0001199245</text:p>
          </table:table-cell>
          <table:table-cell table:formula="of:=[.C342] - 1" office:value-type="float" office:value="0.000119924545288086" calcext:value-type="float">
            <text:p>0.0001199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1.jpeg</text:p>
          </table:table-cell>
          <table:table-cell office:value-type="float" office:value="1502055341.98885" calcext:value-type="float">
            <text:p>1502055341.98885</text:p>
          </table:table-cell>
          <table:table-cell table:formula="of:=[.B343] - [.B342]" office:value-type="float" office:value="0.999950170516968" calcext:value-type="float">
            <text:p>0.9999501705</text:p>
          </table:table-cell>
          <table:table-cell table:formula="of:=[.C34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2.jpeg</text:p>
          </table:table-cell>
          <table:table-cell office:value-type="float" office:value="1502055342.98888" calcext:value-type="float">
            <text:p>1502055342.98888</text:p>
          </table:table-cell>
          <table:table-cell table:formula="of:=[.B344] - [.B343]" office:value-type="float" office:value="1.00002980232239" calcext:value-type="float">
            <text:p>1.0000298023</text:p>
          </table:table-cell>
          <table:table-cell table:formula="of:=[.C344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3.jpeg</text:p>
          </table:table-cell>
          <table:table-cell office:value-type="float" office:value="1502055343.98887" calcext:value-type="float">
            <text:p>1502055343.98887</text:p>
          </table:table-cell>
          <table:table-cell table:formula="of:=[.B345] - [.B344]" office:value-type="float" office:value="0.999989986419678" calcext:value-type="float">
            <text:p>0.9999899864</text:p>
          </table:table-cell>
          <table:table-cell table:formula="of:=[.C34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4.jpeg</text:p>
          </table:table-cell>
          <table:table-cell office:value-type="float" office:value="1502055344.98882" calcext:value-type="float">
            <text:p>1502055344.98882</text:p>
          </table:table-cell>
          <table:table-cell table:formula="of:=[.B346] - [.B345]" office:value-type="float" office:value="0.999950170516968" calcext:value-type="float">
            <text:p>0.9999501705</text:p>
          </table:table-cell>
          <table:table-cell table:formula="of:=[.C346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5.jpeg</text:p>
          </table:table-cell>
          <table:table-cell office:value-type="float" office:value="1502055345.98886" calcext:value-type="float">
            <text:p>1502055345.98886</text:p>
          </table:table-cell>
          <table:table-cell table:formula="of:=[.B347] - [.B346]" office:value-type="float" office:value="1.00003981590271" calcext:value-type="float">
            <text:p>1.0000398159</text:p>
          </table:table-cell>
          <table:table-cell table:formula="of:=[.C347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6.jpeg</text:p>
          </table:table-cell>
          <table:table-cell office:value-type="float" office:value="1502055346.98884" calcext:value-type="float">
            <text:p>1502055346.98884</text:p>
          </table:table-cell>
          <table:table-cell table:formula="of:=[.B348] - [.B347]" office:value-type="float" office:value="0.999980211257935" calcext:value-type="float">
            <text:p>0.9999802113</text:p>
          </table:table-cell>
          <table:table-cell table:formula="of:=[.C348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7.jpeg</text:p>
          </table:table-cell>
          <table:table-cell office:value-type="float" office:value="1502055347.98879" calcext:value-type="float">
            <text:p>1502055347.98879</text:p>
          </table:table-cell>
          <table:table-cell table:formula="of:=[.B349] - [.B348]" office:value-type="float" office:value="0.999949932098389" calcext:value-type="float">
            <text:p>0.9999499321</text:p>
          </table:table-cell>
          <table:table-cell table:formula="of:=[.C34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8.jpeg</text:p>
          </table:table-cell>
          <table:table-cell office:value-type="float" office:value="1502055348.98885" calcext:value-type="float">
            <text:p>1502055348.98885</text:p>
          </table:table-cell>
          <table:table-cell table:formula="of:=[.B350] - [.B349]" office:value-type="float" office:value="1.00006008148193" calcext:value-type="float">
            <text:p>1.0000600815</text:p>
          </table:table-cell>
          <table:table-cell table:formula="of:=[.C350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49.jpeg</text:p>
          </table:table-cell>
          <table:table-cell office:value-type="float" office:value="1502055349.98885" calcext:value-type="float">
            <text:p>1502055349.98885</text:p>
          </table:table-cell>
          <table:table-cell table:formula="of:=[.B351] - [.B350]" office:value-type="float" office:value="1" calcext:value-type="float">
            <text:p>1</text:p>
          </table:table-cell>
          <table:table-cell table:formula="of:=[.C35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0.jpeg</text:p>
          </table:table-cell>
          <table:table-cell office:value-type="float" office:value="1502055350.98885" calcext:value-type="float">
            <text:p>1502055350.98885</text:p>
          </table:table-cell>
          <table:table-cell table:formula="of:=[.B352] - [.B351]" office:value-type="float" office:value="1" calcext:value-type="float">
            <text:p>1</text:p>
          </table:table-cell>
          <table:table-cell table:formula="of:=[.C35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1.jpeg</text:p>
          </table:table-cell>
          <table:table-cell office:value-type="float" office:value="1502055351.98882" calcext:value-type="float">
            <text:p>1502055351.98882</text:p>
          </table:table-cell>
          <table:table-cell table:formula="of:=[.B353] - [.B352]" office:value-type="float" office:value="0.999969959259033" calcext:value-type="float">
            <text:p>0.9999699593</text:p>
          </table:table-cell>
          <table:table-cell table:formula="of:=[.C35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2.jpeg</text:p>
          </table:table-cell>
          <table:table-cell office:value-type="float" office:value="1502055352.98882" calcext:value-type="float">
            <text:p>1502055352.98882</text:p>
          </table:table-cell>
          <table:table-cell table:formula="of:=[.B354] - [.B353]" office:value-type="float" office:value="1" calcext:value-type="float">
            <text:p>1</text:p>
          </table:table-cell>
          <table:table-cell table:formula="of:=[.C35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3.jpeg</text:p>
          </table:table-cell>
          <table:table-cell office:value-type="float" office:value="1502055353.98885" calcext:value-type="float">
            <text:p>1502055353.98885</text:p>
          </table:table-cell>
          <table:table-cell table:formula="of:=[.B355] - [.B354]" office:value-type="float" office:value="1.00003004074097" calcext:value-type="float">
            <text:p>1.0000300407</text:p>
          </table:table-cell>
          <table:table-cell table:formula="of:=[.C355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4.jpeg</text:p>
          </table:table-cell>
          <table:table-cell office:value-type="float" office:value="1502055354.98883" calcext:value-type="float">
            <text:p>1502055354.98883</text:p>
          </table:table-cell>
          <table:table-cell table:formula="of:=[.B356] - [.B355]" office:value-type="float" office:value="0.999979972839356" calcext:value-type="float">
            <text:p>0.9999799728</text:p>
          </table:table-cell>
          <table:table-cell table:formula="of:=[.C35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5.jpeg</text:p>
          </table:table-cell>
          <table:table-cell office:value-type="float" office:value="1502055355.98882" calcext:value-type="float">
            <text:p>1502055355.98882</text:p>
          </table:table-cell>
          <table:table-cell table:formula="of:=[.B357] - [.B356]" office:value-type="float" office:value="0.999989986419678" calcext:value-type="float">
            <text:p>0.9999899864</text:p>
          </table:table-cell>
          <table:table-cell table:formula="of:=[.C35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6.jpeg</text:p>
          </table:table-cell>
          <table:table-cell office:value-type="float" office:value="1502055356.98881" calcext:value-type="float">
            <text:p>1502055356.98881</text:p>
          </table:table-cell>
          <table:table-cell table:formula="of:=[.B358] - [.B357]" office:value-type="float" office:value="0.999989986419678" calcext:value-type="float">
            <text:p>0.9999899864</text:p>
          </table:table-cell>
          <table:table-cell table:formula="of:=[.C35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7.jpeg</text:p>
          </table:table-cell>
          <table:table-cell office:value-type="float" office:value="1502055357.98883" calcext:value-type="float">
            <text:p>1502055357.98883</text:p>
          </table:table-cell>
          <table:table-cell table:formula="of:=[.B359] - [.B358]" office:value-type="float" office:value="1.00002002716064" calcext:value-type="float">
            <text:p>1.0000200272</text:p>
          </table:table-cell>
          <table:table-cell table:formula="of:=[.C35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8.jpeg</text:p>
          </table:table-cell>
          <table:table-cell office:value-type="float" office:value="1502055358.98881" calcext:value-type="float">
            <text:p>1502055358.98881</text:p>
          </table:table-cell>
          <table:table-cell table:formula="of:=[.B360] - [.B359]" office:value-type="float" office:value="0.999979972839356" calcext:value-type="float">
            <text:p>0.9999799728</text:p>
          </table:table-cell>
          <table:table-cell table:formula="of:=[.C36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59.jpeg</text:p>
          </table:table-cell>
          <table:table-cell office:value-type="float" office:value="1502055359.98881" calcext:value-type="float">
            <text:p>1502055359.98881</text:p>
          </table:table-cell>
          <table:table-cell table:formula="of:=[.B361] - [.B360]" office:value-type="float" office:value="1" calcext:value-type="float">
            <text:p>1</text:p>
          </table:table-cell>
          <table:table-cell table:formula="of:=[.C36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0.jpeg</text:p>
          </table:table-cell>
          <table:table-cell office:value-type="float" office:value="1502055360.98882" calcext:value-type="float">
            <text:p>1502055360.98882</text:p>
          </table:table-cell>
          <table:table-cell table:formula="of:=[.B362] - [.B361]" office:value-type="float" office:value="1.00001001358032" calcext:value-type="float">
            <text:p>1.0000100136</text:p>
          </table:table-cell>
          <table:table-cell table:formula="of:=[.C36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1.jpeg</text:p>
          </table:table-cell>
          <table:table-cell office:value-type="float" office:value="1502055361.98882" calcext:value-type="float">
            <text:p>1502055361.98882</text:p>
          </table:table-cell>
          <table:table-cell table:formula="of:=[.B363] - [.B362]" office:value-type="float" office:value="1" calcext:value-type="float">
            <text:p>1</text:p>
          </table:table-cell>
          <table:table-cell table:formula="of:=[.C36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2.jpeg</text:p>
          </table:table-cell>
          <table:table-cell office:value-type="float" office:value="1502055362.98881" calcext:value-type="float">
            <text:p>1502055362.98881</text:p>
          </table:table-cell>
          <table:table-cell table:formula="of:=[.B364] - [.B363]" office:value-type="float" office:value="0.999989986419678" calcext:value-type="float">
            <text:p>0.9999899864</text:p>
          </table:table-cell>
          <table:table-cell table:formula="of:=[.C36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3.jpeg</text:p>
          </table:table-cell>
          <table:table-cell office:value-type="float" office:value="1502055363.98878" calcext:value-type="float">
            <text:p>1502055363.98878</text:p>
          </table:table-cell>
          <table:table-cell table:formula="of:=[.B365] - [.B364]" office:value-type="float" office:value="0.999969959259033" calcext:value-type="float">
            <text:p>0.9999699593</text:p>
          </table:table-cell>
          <table:table-cell table:formula="of:=[.C36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4.jpeg</text:p>
          </table:table-cell>
          <table:table-cell office:value-type="float" office:value="1502055364.9888" calcext:value-type="float">
            <text:p>1502055364.9888</text:p>
          </table:table-cell>
          <table:table-cell table:formula="of:=[.B366] - [.B365]" office:value-type="float" office:value="1.00002002716064" calcext:value-type="float">
            <text:p>1.0000200272</text:p>
          </table:table-cell>
          <table:table-cell table:formula="of:=[.C36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5.jpeg</text:p>
          </table:table-cell>
          <table:table-cell office:value-type="float" office:value="1502055365.98879" calcext:value-type="float">
            <text:p>1502055365.98879</text:p>
          </table:table-cell>
          <table:table-cell table:formula="of:=[.B367] - [.B366]" office:value-type="float" office:value="0.999989986419678" calcext:value-type="float">
            <text:p>0.9999899864</text:p>
          </table:table-cell>
          <table:table-cell table:formula="of:=[.C36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6.jpeg</text:p>
          </table:table-cell>
          <table:table-cell office:value-type="float" office:value="1502055366.9888" calcext:value-type="float">
            <text:p>1502055366.9888</text:p>
          </table:table-cell>
          <table:table-cell table:formula="of:=[.B368] - [.B367]" office:value-type="float" office:value="1.00001001358032" calcext:value-type="float">
            <text:p>1.0000100136</text:p>
          </table:table-cell>
          <table:table-cell table:formula="of:=[.C36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7.jpeg</text:p>
          </table:table-cell>
          <table:table-cell office:value-type="float" office:value="1502055367.98877" calcext:value-type="float">
            <text:p>1502055367.98877</text:p>
          </table:table-cell>
          <table:table-cell table:formula="of:=[.B369] - [.B368]" office:value-type="float" office:value="0.999969959259033" calcext:value-type="float">
            <text:p>0.9999699593</text:p>
          </table:table-cell>
          <table:table-cell table:formula="of:=[.C36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8.jpeg</text:p>
          </table:table-cell>
          <table:table-cell office:value-type="float" office:value="1502055368.98879" calcext:value-type="float">
            <text:p>1502055368.98879</text:p>
          </table:table-cell>
          <table:table-cell table:formula="of:=[.B370] - [.B369]" office:value-type="float" office:value="1.00002002716064" calcext:value-type="float">
            <text:p>1.0000200272</text:p>
          </table:table-cell>
          <table:table-cell table:formula="of:=[.C37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69.jpeg</text:p>
          </table:table-cell>
          <table:table-cell office:value-type="float" office:value="1502055369.98878" calcext:value-type="float">
            <text:p>1502055369.98878</text:p>
          </table:table-cell>
          <table:table-cell table:formula="of:=[.B371] - [.B370]" office:value-type="float" office:value="0.999989986419678" calcext:value-type="float">
            <text:p>0.9999899864</text:p>
          </table:table-cell>
          <table:table-cell table:formula="of:=[.C37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0.jpeg</text:p>
          </table:table-cell>
          <table:table-cell office:value-type="float" office:value="1502055370.98879" calcext:value-type="float">
            <text:p>1502055370.98879</text:p>
          </table:table-cell>
          <table:table-cell table:formula="of:=[.B372] - [.B371]" office:value-type="float" office:value="1.00001001358032" calcext:value-type="float">
            <text:p>1.0000100136</text:p>
          </table:table-cell>
          <table:table-cell table:formula="of:=[.C37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1.jpeg</text:p>
          </table:table-cell>
          <table:table-cell office:value-type="float" office:value="1502055371.98878" calcext:value-type="float">
            <text:p>1502055371.98878</text:p>
          </table:table-cell>
          <table:table-cell table:formula="of:=[.B373] - [.B372]" office:value-type="float" office:value="0.999989986419678" calcext:value-type="float">
            <text:p>0.9999899864</text:p>
          </table:table-cell>
          <table:table-cell table:formula="of:=[.C37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2.jpeg</text:p>
          </table:table-cell>
          <table:table-cell office:value-type="float" office:value="1502055372.98878" calcext:value-type="float">
            <text:p>1502055372.98878</text:p>
          </table:table-cell>
          <table:table-cell table:formula="of:=[.B374] - [.B373]" office:value-type="float" office:value="1" calcext:value-type="float">
            <text:p>1</text:p>
          </table:table-cell>
          <table:table-cell table:formula="of:=[.C37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3.jpeg</text:p>
          </table:table-cell>
          <table:table-cell office:value-type="float" office:value="1502055373.98878" calcext:value-type="float">
            <text:p>1502055373.98878</text:p>
          </table:table-cell>
          <table:table-cell table:formula="of:=[.B375] - [.B374]" office:value-type="float" office:value="1" calcext:value-type="float">
            <text:p>1</text:p>
          </table:table-cell>
          <table:table-cell table:formula="of:=[.C37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4.jpeg</text:p>
          </table:table-cell>
          <table:table-cell office:value-type="float" office:value="1502055374.98875" calcext:value-type="float">
            <text:p>1502055374.98875</text:p>
          </table:table-cell>
          <table:table-cell table:formula="of:=[.B376] - [.B375]" office:value-type="float" office:value="0.999969959259033" calcext:value-type="float">
            <text:p>0.9999699593</text:p>
          </table:table-cell>
          <table:table-cell table:formula="of:=[.C37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5.jpeg</text:p>
          </table:table-cell>
          <table:table-cell office:value-type="float" office:value="1502055375.98874" calcext:value-type="float">
            <text:p>1502055375.98874</text:p>
          </table:table-cell>
          <table:table-cell table:formula="of:=[.B377] - [.B376]" office:value-type="float" office:value="0.999989986419678" calcext:value-type="float">
            <text:p>0.9999899864</text:p>
          </table:table-cell>
          <table:table-cell table:formula="of:=[.C37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6.jpeg</text:p>
          </table:table-cell>
          <table:table-cell office:value-type="float" office:value="1502055376.98869" calcext:value-type="float">
            <text:p>1502055376.98869</text:p>
          </table:table-cell>
          <table:table-cell table:formula="of:=[.B378] - [.B377]" office:value-type="float" office:value="0.999949932098389" calcext:value-type="float">
            <text:p>0.9999499321</text:p>
          </table:table-cell>
          <table:table-cell table:formula="of:=[.C37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7.jpeg</text:p>
          </table:table-cell>
          <table:table-cell office:value-type="float" office:value="1502055377.98872" calcext:value-type="float">
            <text:p>1502055377.98872</text:p>
          </table:table-cell>
          <table:table-cell table:formula="of:=[.B379] - [.B378]" office:value-type="float" office:value="1.00003004074097" calcext:value-type="float">
            <text:p>1.0000300407</text:p>
          </table:table-cell>
          <table:table-cell table:formula="of:=[.C37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8.jpeg</text:p>
          </table:table-cell>
          <table:table-cell office:value-type="float" office:value="1502055378.98873" calcext:value-type="float">
            <text:p>1502055378.98873</text:p>
          </table:table-cell>
          <table:table-cell table:formula="of:=[.B380] - [.B379]" office:value-type="float" office:value="1.00001001358032" calcext:value-type="float">
            <text:p>1.0000100136</text:p>
          </table:table-cell>
          <table:table-cell table:formula="of:=[.C38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79.jpeg</text:p>
          </table:table-cell>
          <table:table-cell office:value-type="float" office:value="1502055379.98867" calcext:value-type="float">
            <text:p>1502055379.98867</text:p>
          </table:table-cell>
          <table:table-cell table:formula="of:=[.B381] - [.B380]" office:value-type="float" office:value="0.999940156936646" calcext:value-type="float">
            <text:p>0.9999401569</text:p>
          </table:table-cell>
          <table:table-cell table:formula="of:=[.C38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0.jpeg</text:p>
          </table:table-cell>
          <table:table-cell office:value-type="float" office:value="1502055380.98871" calcext:value-type="float">
            <text:p>1502055380.98871</text:p>
          </table:table-cell>
          <table:table-cell table:formula="of:=[.B382] - [.B381]" office:value-type="float" office:value="1.00003981590271" calcext:value-type="float">
            <text:p>1.0000398159</text:p>
          </table:table-cell>
          <table:table-cell table:formula="of:=[.C382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1.jpeg</text:p>
          </table:table-cell>
          <table:table-cell office:value-type="float" office:value="1502055381.98872" calcext:value-type="float">
            <text:p>1502055381.98872</text:p>
          </table:table-cell>
          <table:table-cell table:formula="of:=[.B383] - [.B382]" office:value-type="float" office:value="1.00001001358032" calcext:value-type="float">
            <text:p>1.0000100136</text:p>
          </table:table-cell>
          <table:table-cell table:formula="of:=[.C38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2.jpeg</text:p>
          </table:table-cell>
          <table:table-cell office:value-type="float" office:value="1502055382.98867" calcext:value-type="float">
            <text:p>1502055382.98867</text:p>
          </table:table-cell>
          <table:table-cell table:formula="of:=[.B384] - [.B383]" office:value-type="float" office:value="0.999950170516968" calcext:value-type="float">
            <text:p>0.9999501705</text:p>
          </table:table-cell>
          <table:table-cell table:formula="of:=[.C38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3.jpeg</text:p>
          </table:table-cell>
          <table:table-cell office:value-type="float" office:value="1502055383.98869" calcext:value-type="float">
            <text:p>1502055383.98869</text:p>
          </table:table-cell>
          <table:table-cell table:formula="of:=[.B385] - [.B384]" office:value-type="float" office:value="1.00001978874207" calcext:value-type="float">
            <text:p>1.0000197887</text:p>
          </table:table-cell>
          <table:table-cell table:formula="of:=[.C385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4.jpeg</text:p>
          </table:table-cell>
          <table:table-cell office:value-type="float" office:value="1502055384.98869" calcext:value-type="float">
            <text:p>1502055384.98869</text:p>
          </table:table-cell>
          <table:table-cell table:formula="of:=[.B386] - [.B385]" office:value-type="float" office:value="1" calcext:value-type="float">
            <text:p>1</text:p>
          </table:table-cell>
          <table:table-cell table:formula="of:=[.C38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5.jpeg</text:p>
          </table:table-cell>
          <table:table-cell office:value-type="float" office:value="1502055385.98864" calcext:value-type="float">
            <text:p>1502055385.98864</text:p>
          </table:table-cell>
          <table:table-cell table:formula="of:=[.B387] - [.B386]" office:value-type="float" office:value="0.999950170516968" calcext:value-type="float">
            <text:p>0.9999501705</text:p>
          </table:table-cell>
          <table:table-cell table:formula="of:=[.C38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6.jpeg</text:p>
          </table:table-cell>
          <table:table-cell office:value-type="float" office:value="1502055386.98875" calcext:value-type="float">
            <text:p>1502055386.98875</text:p>
          </table:table-cell>
          <table:table-cell table:formula="of:=[.B388] - [.B387]" office:value-type="float" office:value="1.00010991096497" calcext:value-type="float">
            <text:p>1.000109911</text:p>
          </table:table-cell>
          <table:table-cell table:formula="of:=[.C388] - 1" office:value-type="float" office:value="0.00010991096496582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7.jpeg</text:p>
          </table:table-cell>
          <table:table-cell office:value-type="float" office:value="1502055387.98871" calcext:value-type="float">
            <text:p>1502055387.98871</text:p>
          </table:table-cell>
          <table:table-cell table:formula="of:=[.B389] - [.B388]" office:value-type="float" office:value="0.999959945678711" calcext:value-type="float">
            <text:p>0.9999599457</text:p>
          </table:table-cell>
          <table:table-cell table:formula="of:=[.C38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8.jpeg</text:p>
          </table:table-cell>
          <table:table-cell office:value-type="float" office:value="1502055388.98866" calcext:value-type="float">
            <text:p>1502055388.98866</text:p>
          </table:table-cell>
          <table:table-cell table:formula="of:=[.B390] - [.B389]" office:value-type="float" office:value="0.999950170516968" calcext:value-type="float">
            <text:p>0.9999501705</text:p>
          </table:table-cell>
          <table:table-cell table:formula="of:=[.C390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89.jpeg</text:p>
          </table:table-cell>
          <table:table-cell office:value-type="float" office:value="1502055389.98866" calcext:value-type="float">
            <text:p>1502055389.98866</text:p>
          </table:table-cell>
          <table:table-cell table:formula="of:=[.B391] - [.B390]" office:value-type="float" office:value="1" calcext:value-type="float">
            <text:p>1</text:p>
          </table:table-cell>
          <table:table-cell table:formula="of:=[.C39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0.jpeg</text:p>
          </table:table-cell>
          <table:table-cell office:value-type="float" office:value="1502055390.98869" calcext:value-type="float">
            <text:p>1502055390.98869</text:p>
          </table:table-cell>
          <table:table-cell table:formula="of:=[.B392] - [.B391]" office:value-type="float" office:value="1.00002980232239" calcext:value-type="float">
            <text:p>1.0000298023</text:p>
          </table:table-cell>
          <table:table-cell table:formula="of:=[.C392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1.jpeg</text:p>
          </table:table-cell>
          <table:table-cell office:value-type="float" office:value="1502055391.98863" calcext:value-type="float">
            <text:p>1502055391.98863</text:p>
          </table:table-cell>
          <table:table-cell table:formula="of:=[.B393] - [.B392]" office:value-type="float" office:value="0.999940156936646" calcext:value-type="float">
            <text:p>0.9999401569</text:p>
          </table:table-cell>
          <table:table-cell table:formula="of:=[.C393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2.jpeg</text:p>
          </table:table-cell>
          <table:table-cell office:value-type="float" office:value="1502055392.98868" calcext:value-type="float">
            <text:p>1502055392.98868</text:p>
          </table:table-cell>
          <table:table-cell table:formula="of:=[.B394] - [.B393]" office:value-type="float" office:value="1.00004982948303" calcext:value-type="float">
            <text:p>1.0000498295</text:p>
          </table:table-cell>
          <table:table-cell table:formula="of:=[.C394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3.jpeg</text:p>
          </table:table-cell>
          <table:table-cell office:value-type="float" office:value="1502055393.98865" calcext:value-type="float">
            <text:p>1502055393.98865</text:p>
          </table:table-cell>
          <table:table-cell table:formula="of:=[.B395] - [.B394]" office:value-type="float" office:value="0.999970197677612" calcext:value-type="float">
            <text:p>0.9999701977</text:p>
          </table:table-cell>
          <table:table-cell table:formula="of:=[.C395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4.jpeg</text:p>
          </table:table-cell>
          <table:table-cell office:value-type="float" office:value="1502055394.9886" calcext:value-type="float">
            <text:p>1502055394.9886</text:p>
          </table:table-cell>
          <table:table-cell table:formula="of:=[.B396] - [.B395]" office:value-type="float" office:value="0.999949932098389" calcext:value-type="float">
            <text:p>0.9999499321</text:p>
          </table:table-cell>
          <table:table-cell table:formula="of:=[.C39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5.jpeg</text:p>
          </table:table-cell>
          <table:table-cell office:value-type="float" office:value="1502055395.9887" calcext:value-type="float">
            <text:p>1502055395.9887</text:p>
          </table:table-cell>
          <table:table-cell table:formula="of:=[.B397] - [.B396]" office:value-type="float" office:value="1.00009989738464" calcext:value-type="float">
            <text:p>1.0000998974</text:p>
          </table:table-cell>
          <table:table-cell table:formula="of:=[.C397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6.jpeg</text:p>
          </table:table-cell>
          <table:table-cell office:value-type="float" office:value="1502055396.98866" calcext:value-type="float">
            <text:p>1502055396.98866</text:p>
          </table:table-cell>
          <table:table-cell table:formula="of:=[.B398] - [.B397]" office:value-type="float" office:value="0.99996018409729" calcext:value-type="float">
            <text:p>0.9999601841</text:p>
          </table:table-cell>
          <table:table-cell table:formula="of:=[.C398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7.jpeg</text:p>
          </table:table-cell>
          <table:table-cell office:value-type="float" office:value="1502055397.98862" calcext:value-type="float">
            <text:p>1502055397.98862</text:p>
          </table:table-cell>
          <table:table-cell table:formula="of:=[.B399] - [.B398]" office:value-type="float" office:value="0.999959945678711" calcext:value-type="float">
            <text:p>0.9999599457</text:p>
          </table:table-cell>
          <table:table-cell table:formula="of:=[.C39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8.jpeg</text:p>
          </table:table-cell>
          <table:table-cell office:value-type="float" office:value="1502055398.98864" calcext:value-type="float">
            <text:p>1502055398.98864</text:p>
          </table:table-cell>
          <table:table-cell table:formula="of:=[.B400] - [.B399]" office:value-type="float" office:value="1.00002002716064" calcext:value-type="float">
            <text:p>1.0000200272</text:p>
          </table:table-cell>
          <table:table-cell table:formula="of:=[.C40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399.jpeg</text:p>
          </table:table-cell>
          <table:table-cell office:value-type="float" office:value="1502055399.98863" calcext:value-type="float">
            <text:p>1502055399.98863</text:p>
          </table:table-cell>
          <table:table-cell table:formula="of:=[.B401] - [.B400]" office:value-type="float" office:value="0.999989986419678" calcext:value-type="float">
            <text:p>0.9999899864</text:p>
          </table:table-cell>
          <table:table-cell table:formula="of:=[.C40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0.jpeg</text:p>
          </table:table-cell>
          <table:table-cell office:value-type="float" office:value="1502055400.98857" calcext:value-type="float">
            <text:p>1502055400.98857</text:p>
          </table:table-cell>
          <table:table-cell table:formula="of:=[.B402] - [.B401]" office:value-type="float" office:value="0.999939918518066" calcext:value-type="float">
            <text:p>0.9999399185</text:p>
          </table:table-cell>
          <table:table-cell table:formula="of:=[.C40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1.jpeg</text:p>
          </table:table-cell>
          <table:table-cell office:value-type="float" office:value="1502055401.98862" calcext:value-type="float">
            <text:p>1502055401.98862</text:p>
          </table:table-cell>
          <table:table-cell table:formula="of:=[.B403] - [.B402]" office:value-type="float" office:value="1.00005006790161" calcext:value-type="float">
            <text:p>1.0000500679</text:p>
          </table:table-cell>
          <table:table-cell table:formula="of:=[.C403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2.jpeg</text:p>
          </table:table-cell>
          <table:table-cell office:value-type="float" office:value="1502055402.98867" calcext:value-type="float">
            <text:p>1502055402.98867</text:p>
          </table:table-cell>
          <table:table-cell table:formula="of:=[.B404] - [.B403]" office:value-type="float" office:value="1.00005006790161" calcext:value-type="float">
            <text:p>1.0000500679</text:p>
          </table:table-cell>
          <table:table-cell table:formula="of:=[.C404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3.jpeg</text:p>
          </table:table-cell>
          <table:table-cell office:value-type="float" office:value="1502055403.98861" calcext:value-type="float">
            <text:p>1502055403.98861</text:p>
          </table:table-cell>
          <table:table-cell table:formula="of:=[.B405] - [.B404]" office:value-type="float" office:value="0.999939918518066" calcext:value-type="float">
            <text:p>0.9999399185</text:p>
          </table:table-cell>
          <table:table-cell table:formula="of:=[.C405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4.jpeg</text:p>
          </table:table-cell>
          <table:table-cell office:value-type="float" office:value="1502055404.98861" calcext:value-type="float">
            <text:p>1502055404.98861</text:p>
          </table:table-cell>
          <table:table-cell table:formula="of:=[.B406] - [.B405]" office:value-type="float" office:value="1" calcext:value-type="float">
            <text:p>1</text:p>
          </table:table-cell>
          <table:table-cell table:formula="of:=[.C40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5.jpeg</text:p>
          </table:table-cell>
          <table:table-cell office:value-type="float" office:value="1502055405.98865" calcext:value-type="float">
            <text:p>1502055405.98865</text:p>
          </table:table-cell>
          <table:table-cell table:formula="of:=[.B407] - [.B406]" office:value-type="float" office:value="1.00004005432129" calcext:value-type="float">
            <text:p>1.0000400543</text:p>
          </table:table-cell>
          <table:table-cell table:formula="of:=[.C40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6.jpeg</text:p>
          </table:table-cell>
          <table:table-cell office:value-type="float" office:value="1502055406.98859" calcext:value-type="float">
            <text:p>1502055406.98859</text:p>
          </table:table-cell>
          <table:table-cell table:formula="of:=[.B408] - [.B407]" office:value-type="float" office:value="0.999939918518066" calcext:value-type="float">
            <text:p>0.9999399185</text:p>
          </table:table-cell>
          <table:table-cell table:formula="of:=[.C40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7.jpeg</text:p>
          </table:table-cell>
          <table:table-cell office:value-type="float" office:value="1502055407.98859" calcext:value-type="float">
            <text:p>1502055407.98859</text:p>
          </table:table-cell>
          <table:table-cell table:formula="of:=[.B409] - [.B408]" office:value-type="float" office:value="1" calcext:value-type="float">
            <text:p>1</text:p>
          </table:table-cell>
          <table:table-cell table:formula="of:=[.C40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8.jpeg</text:p>
          </table:table-cell>
          <table:table-cell office:value-type="float" office:value="1502055408.98865" calcext:value-type="float">
            <text:p>1502055408.98865</text:p>
          </table:table-cell>
          <table:table-cell table:formula="of:=[.B410] - [.B409]" office:value-type="float" office:value="1.00006008148193" calcext:value-type="float">
            <text:p>1.0000600815</text:p>
          </table:table-cell>
          <table:table-cell table:formula="of:=[.C410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09.jpeg</text:p>
          </table:table-cell>
          <table:table-cell office:value-type="float" office:value="1502055409.98862" calcext:value-type="float">
            <text:p>1502055409.98862</text:p>
          </table:table-cell>
          <table:table-cell table:formula="of:=[.B411] - [.B410]" office:value-type="float" office:value="0.999969959259033" calcext:value-type="float">
            <text:p>0.9999699593</text:p>
          </table:table-cell>
          <table:table-cell table:formula="of:=[.C41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0.jpeg</text:p>
          </table:table-cell>
          <table:table-cell office:value-type="float" office:value="1502055410.98862" calcext:value-type="float">
            <text:p>1502055410.98862</text:p>
          </table:table-cell>
          <table:table-cell table:formula="of:=[.B412] - [.B411]" office:value-type="float" office:value="1" calcext:value-type="float">
            <text:p>1</text:p>
          </table:table-cell>
          <table:table-cell table:formula="of:=[.C41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1.jpeg</text:p>
          </table:table-cell>
          <table:table-cell office:value-type="float" office:value="1502055411.98864" calcext:value-type="float">
            <text:p>1502055411.98864</text:p>
          </table:table-cell>
          <table:table-cell table:formula="of:=[.B413] - [.B412]" office:value-type="float" office:value="1.00002002716064" calcext:value-type="float">
            <text:p>1.0000200272</text:p>
          </table:table-cell>
          <table:table-cell table:formula="of:=[.C41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2.jpeg</text:p>
          </table:table-cell>
          <table:table-cell office:value-type="float" office:value="1502055412.98859" calcext:value-type="float">
            <text:p>1502055412.98859</text:p>
          </table:table-cell>
          <table:table-cell table:formula="of:=[.B414] - [.B413]" office:value-type="float" office:value="0.999949932098389" calcext:value-type="float">
            <text:p>0.9999499321</text:p>
          </table:table-cell>
          <table:table-cell table:formula="of:=[.C41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3.jpeg</text:p>
          </table:table-cell>
          <table:table-cell office:value-type="float" office:value="1502055413.98859" calcext:value-type="float">
            <text:p>1502055413.98859</text:p>
          </table:table-cell>
          <table:table-cell table:formula="of:=[.B415] - [.B414]" office:value-type="float" office:value="1" calcext:value-type="float">
            <text:p>1</text:p>
          </table:table-cell>
          <table:table-cell table:formula="of:=[.C41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4.jpeg</text:p>
          </table:table-cell>
          <table:table-cell office:value-type="float" office:value="1502055414.98854" calcext:value-type="float">
            <text:p>1502055414.98854</text:p>
          </table:table-cell>
          <table:table-cell table:formula="of:=[.B416] - [.B415]" office:value-type="float" office:value="0.999949932098389" calcext:value-type="float">
            <text:p>0.9999499321</text:p>
          </table:table-cell>
          <table:table-cell table:formula="of:=[.C41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5.jpeg</text:p>
          </table:table-cell>
          <table:table-cell office:value-type="float" office:value="1502055415.98858" calcext:value-type="float">
            <text:p>1502055415.98858</text:p>
          </table:table-cell>
          <table:table-cell table:formula="of:=[.B417] - [.B416]" office:value-type="float" office:value="1.00004005432129" calcext:value-type="float">
            <text:p>1.0000400543</text:p>
          </table:table-cell>
          <table:table-cell table:formula="of:=[.C41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6.jpeg</text:p>
          </table:table-cell>
          <table:table-cell office:value-type="float" office:value="1502055416.98858" calcext:value-type="float">
            <text:p>1502055416.98858</text:p>
          </table:table-cell>
          <table:table-cell table:formula="of:=[.B418] - [.B417]" office:value-type="float" office:value="1" calcext:value-type="float">
            <text:p>1</text:p>
          </table:table-cell>
          <table:table-cell table:formula="of:=[.C41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7.jpeg</text:p>
          </table:table-cell>
          <table:table-cell office:value-type="float" office:value="1502055417.98861" calcext:value-type="float">
            <text:p>1502055417.98861</text:p>
          </table:table-cell>
          <table:table-cell table:formula="of:=[.B419] - [.B418]" office:value-type="float" office:value="1.00003004074097" calcext:value-type="float">
            <text:p>1.0000300407</text:p>
          </table:table-cell>
          <table:table-cell table:formula="of:=[.C41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8.jpeg</text:p>
          </table:table-cell>
          <table:table-cell office:value-type="float" office:value="1502055418.98857" calcext:value-type="float">
            <text:p>1502055418.98857</text:p>
          </table:table-cell>
          <table:table-cell table:formula="of:=[.B420] - [.B419]" office:value-type="float" office:value="0.999959945678711" calcext:value-type="float">
            <text:p>0.9999599457</text:p>
          </table:table-cell>
          <table:table-cell table:formula="of:=[.C42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19.jpeg</text:p>
          </table:table-cell>
          <table:table-cell office:value-type="float" office:value="1502055419.98855" calcext:value-type="float">
            <text:p>1502055419.98855</text:p>
          </table:table-cell>
          <table:table-cell table:formula="of:=[.B421] - [.B420]" office:value-type="float" office:value="0.999979972839356" calcext:value-type="float">
            <text:p>0.9999799728</text:p>
          </table:table-cell>
          <table:table-cell table:formula="of:=[.C42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0.jpeg</text:p>
          </table:table-cell>
          <table:table-cell office:value-type="float" office:value="1502055420.98856" calcext:value-type="float">
            <text:p>1502055420.98856</text:p>
          </table:table-cell>
          <table:table-cell table:formula="of:=[.B422] - [.B421]" office:value-type="float" office:value="1.00001001358032" calcext:value-type="float">
            <text:p>1.0000100136</text:p>
          </table:table-cell>
          <table:table-cell table:formula="of:=[.C42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1.jpeg</text:p>
          </table:table-cell>
          <table:table-cell office:value-type="float" office:value="1502055421.98858" calcext:value-type="float">
            <text:p>1502055421.98858</text:p>
          </table:table-cell>
          <table:table-cell table:formula="of:=[.B423] - [.B422]" office:value-type="float" office:value="1.00002002716064" calcext:value-type="float">
            <text:p>1.0000200272</text:p>
          </table:table-cell>
          <table:table-cell table:formula="of:=[.C42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2.jpeg</text:p>
          </table:table-cell>
          <table:table-cell office:value-type="float" office:value="1502055422.98857" calcext:value-type="float">
            <text:p>1502055422.98857</text:p>
          </table:table-cell>
          <table:table-cell table:formula="of:=[.B424] - [.B423]" office:value-type="float" office:value="0.999989986419678" calcext:value-type="float">
            <text:p>0.9999899864</text:p>
          </table:table-cell>
          <table:table-cell table:formula="of:=[.C42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3.jpeg</text:p>
          </table:table-cell>
          <table:table-cell office:value-type="float" office:value="1502055423.98858" calcext:value-type="float">
            <text:p>1502055423.98858</text:p>
          </table:table-cell>
          <table:table-cell table:formula="of:=[.B425] - [.B424]" office:value-type="float" office:value="1.00001001358032" calcext:value-type="float">
            <text:p>1.0000100136</text:p>
          </table:table-cell>
          <table:table-cell table:formula="of:=[.C42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4.jpeg</text:p>
          </table:table-cell>
          <table:table-cell office:value-type="float" office:value="1502055424.98856" calcext:value-type="float">
            <text:p>1502055424.98856</text:p>
          </table:table-cell>
          <table:table-cell table:formula="of:=[.B426] - [.B425]" office:value-type="float" office:value="0.999979972839356" calcext:value-type="float">
            <text:p>0.9999799728</text:p>
          </table:table-cell>
          <table:table-cell table:formula="of:=[.C42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5.jpeg</text:p>
          </table:table-cell>
          <table:table-cell office:value-type="float" office:value="1502055425.9885" calcext:value-type="float">
            <text:p>1502055425.9885</text:p>
          </table:table-cell>
          <table:table-cell table:formula="of:=[.B427] - [.B426]" office:value-type="float" office:value="0.999940156936646" calcext:value-type="float">
            <text:p>0.9999401569</text:p>
          </table:table-cell>
          <table:table-cell table:formula="of:=[.C427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6.jpeg</text:p>
          </table:table-cell>
          <table:table-cell office:value-type="float" office:value="1502055426.98854" calcext:value-type="float">
            <text:p>1502055426.98854</text:p>
          </table:table-cell>
          <table:table-cell table:formula="of:=[.B428] - [.B427]" office:value-type="float" office:value="1.00003981590271" calcext:value-type="float">
            <text:p>1.0000398159</text:p>
          </table:table-cell>
          <table:table-cell table:formula="of:=[.C428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7.jpeg</text:p>
          </table:table-cell>
          <table:table-cell office:value-type="float" office:value="1502055427.98858" calcext:value-type="float">
            <text:p>1502055427.98858</text:p>
          </table:table-cell>
          <table:table-cell table:formula="of:=[.B429] - [.B428]" office:value-type="float" office:value="1.00004005432129" calcext:value-type="float">
            <text:p>1.0000400543</text:p>
          </table:table-cell>
          <table:table-cell table:formula="of:=[.C429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8.jpeg</text:p>
          </table:table-cell>
          <table:table-cell office:value-type="float" office:value="1502055428.98854" calcext:value-type="float">
            <text:p>1502055428.98854</text:p>
          </table:table-cell>
          <table:table-cell table:formula="of:=[.B430] - [.B429]" office:value-type="float" office:value="0.999959945678711" calcext:value-type="float">
            <text:p>0.9999599457</text:p>
          </table:table-cell>
          <table:table-cell table:formula="of:=[.C43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29.jpeg</text:p>
          </table:table-cell>
          <table:table-cell office:value-type="float" office:value="1502055429.98851" calcext:value-type="float">
            <text:p>1502055429.98851</text:p>
          </table:table-cell>
          <table:table-cell table:formula="of:=[.B431] - [.B430]" office:value-type="float" office:value="0.999969959259033" calcext:value-type="float">
            <text:p>0.9999699593</text:p>
          </table:table-cell>
          <table:table-cell table:formula="of:=[.C43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0.jpeg</text:p>
          </table:table-cell>
          <table:table-cell office:value-type="float" office:value="1502055430.98851" calcext:value-type="float">
            <text:p>1502055430.98851</text:p>
          </table:table-cell>
          <table:table-cell table:formula="of:=[.B432] - [.B431]" office:value-type="float" office:value="1" calcext:value-type="float">
            <text:p>1</text:p>
          </table:table-cell>
          <table:table-cell table:formula="of:=[.C43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1.jpeg</text:p>
          </table:table-cell>
          <table:table-cell office:value-type="float" office:value="1502055431.9885" calcext:value-type="float">
            <text:p>1502055431.9885</text:p>
          </table:table-cell>
          <table:table-cell table:formula="of:=[.B433] - [.B432]" office:value-type="float" office:value="0.999990224838257" calcext:value-type="float">
            <text:p>0.9999902248</text:p>
          </table:table-cell>
          <table:table-cell table:formula="of:=[.C433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2.jpeg</text:p>
          </table:table-cell>
          <table:table-cell office:value-type="float" office:value="1502055432.98853" calcext:value-type="float">
            <text:p>1502055432.98853</text:p>
          </table:table-cell>
          <table:table-cell table:formula="of:=[.B434] - [.B433]" office:value-type="float" office:value="1.00002980232239" calcext:value-type="float">
            <text:p>1.0000298023</text:p>
          </table:table-cell>
          <table:table-cell table:formula="of:=[.C434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3.jpeg</text:p>
          </table:table-cell>
          <table:table-cell office:value-type="float" office:value="1502055433.98846" calcext:value-type="float">
            <text:p>1502055433.98846</text:p>
          </table:table-cell>
          <table:table-cell table:formula="of:=[.B435] - [.B434]" office:value-type="float" office:value="0.999930143356323" calcext:value-type="float">
            <text:p>0.9999301434</text:p>
          </table:table-cell>
          <table:table-cell table:formula="of:=[.C435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4.jpeg</text:p>
          </table:table-cell>
          <table:table-cell office:value-type="float" office:value="1502055434.98849" calcext:value-type="float">
            <text:p>1502055434.98849</text:p>
          </table:table-cell>
          <table:table-cell table:formula="of:=[.B436] - [.B435]" office:value-type="float" office:value="1.00003004074097" calcext:value-type="float">
            <text:p>1.0000300407</text:p>
          </table:table-cell>
          <table:table-cell table:formula="of:=[.C43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5.jpeg</text:p>
          </table:table-cell>
          <table:table-cell office:value-type="float" office:value="1502055435.9885" calcext:value-type="float">
            <text:p>1502055435.9885</text:p>
          </table:table-cell>
          <table:table-cell table:formula="of:=[.B437] - [.B436]" office:value-type="float" office:value="1.00001001358032" calcext:value-type="float">
            <text:p>1.0000100136</text:p>
          </table:table-cell>
          <table:table-cell table:formula="of:=[.C43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6.jpeg</text:p>
          </table:table-cell>
          <table:table-cell office:value-type="float" office:value="1502055436.9885" calcext:value-type="float">
            <text:p>1502055436.9885</text:p>
          </table:table-cell>
          <table:table-cell table:formula="of:=[.B438] - [.B437]" office:value-type="float" office:value="1" calcext:value-type="float">
            <text:p>1</text:p>
          </table:table-cell>
          <table:table-cell table:formula="of:=[.C43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7.jpeg</text:p>
          </table:table-cell>
          <table:table-cell office:value-type="float" office:value="1502055437.98847" calcext:value-type="float">
            <text:p>1502055437.98847</text:p>
          </table:table-cell>
          <table:table-cell table:formula="of:=[.B439] - [.B438]" office:value-type="float" office:value="0.999969959259033" calcext:value-type="float">
            <text:p>0.9999699593</text:p>
          </table:table-cell>
          <table:table-cell table:formula="of:=[.C43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8.jpeg</text:p>
          </table:table-cell>
          <table:table-cell office:value-type="float" office:value="1502055438.98846" calcext:value-type="float">
            <text:p>1502055438.98846</text:p>
          </table:table-cell>
          <table:table-cell table:formula="of:=[.B440] - [.B439]" office:value-type="float" office:value="0.999989986419678" calcext:value-type="float">
            <text:p>0.9999899864</text:p>
          </table:table-cell>
          <table:table-cell table:formula="of:=[.C44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39.jpeg</text:p>
          </table:table-cell>
          <table:table-cell office:value-type="float" office:value="1502055439.98847" calcext:value-type="float">
            <text:p>1502055439.98847</text:p>
          </table:table-cell>
          <table:table-cell table:formula="of:=[.B441] - [.B440]" office:value-type="float" office:value="1.00001001358032" calcext:value-type="float">
            <text:p>1.0000100136</text:p>
          </table:table-cell>
          <table:table-cell table:formula="of:=[.C44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0.jpeg</text:p>
          </table:table-cell>
          <table:table-cell office:value-type="float" office:value="1502055440.98847" calcext:value-type="float">
            <text:p>1502055440.98847</text:p>
          </table:table-cell>
          <table:table-cell table:formula="of:=[.B442] - [.B441]" office:value-type="float" office:value="1" calcext:value-type="float">
            <text:p>1</text:p>
          </table:table-cell>
          <table:table-cell table:formula="of:=[.C44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1.jpeg</text:p>
          </table:table-cell>
          <table:table-cell office:value-type="float" office:value="1502055441.98848" calcext:value-type="float">
            <text:p>1502055441.98848</text:p>
          </table:table-cell>
          <table:table-cell table:formula="of:=[.B443] - [.B442]" office:value-type="float" office:value="1.00001001358032" calcext:value-type="float">
            <text:p>1.0000100136</text:p>
          </table:table-cell>
          <table:table-cell table:formula="of:=[.C44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2.jpeg</text:p>
          </table:table-cell>
          <table:table-cell office:value-type="float" office:value="1502055442.98855" calcext:value-type="float">
            <text:p>1502055442.98855</text:p>
          </table:table-cell>
          <table:table-cell table:formula="of:=[.B444] - [.B443]" office:value-type="float" office:value="1.00006985664368" calcext:value-type="float">
            <text:p>1.0000698566</text:p>
          </table:table-cell>
          <table:table-cell table:formula="of:=[.C444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3.jpeg</text:p>
          </table:table-cell>
          <table:table-cell office:value-type="float" office:value="1502055443.98851" calcext:value-type="float">
            <text:p>1502055443.98851</text:p>
          </table:table-cell>
          <table:table-cell table:formula="of:=[.B445] - [.B444]" office:value-type="float" office:value="0.999959945678711" calcext:value-type="float">
            <text:p>0.9999599457</text:p>
          </table:table-cell>
          <table:table-cell table:formula="of:=[.C44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4.jpeg</text:p>
          </table:table-cell>
          <table:table-cell office:value-type="float" office:value="1502055444.98847" calcext:value-type="float">
            <text:p>1502055444.98847</text:p>
          </table:table-cell>
          <table:table-cell table:formula="of:=[.B446] - [.B445]" office:value-type="float" office:value="0.99996018409729" calcext:value-type="float">
            <text:p>0.9999601841</text:p>
          </table:table-cell>
          <table:table-cell table:formula="of:=[.C446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5.jpeg</text:p>
          </table:table-cell>
          <table:table-cell office:value-type="float" office:value="1502055445.98852" calcext:value-type="float">
            <text:p>1502055445.98852</text:p>
          </table:table-cell>
          <table:table-cell table:formula="of:=[.B447] - [.B446]" office:value-type="float" office:value="1.00004982948303" calcext:value-type="float">
            <text:p>1.0000498295</text:p>
          </table:table-cell>
          <table:table-cell table:formula="of:=[.C447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6.jpeg</text:p>
          </table:table-cell>
          <table:table-cell office:value-type="float" office:value="1502055446.98848" calcext:value-type="float">
            <text:p>1502055446.98848</text:p>
          </table:table-cell>
          <table:table-cell table:formula="of:=[.B448] - [.B447]" office:value-type="float" office:value="0.99996018409729" calcext:value-type="float">
            <text:p>0.9999601841</text:p>
          </table:table-cell>
          <table:table-cell table:formula="of:=[.C448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7.jpeg</text:p>
          </table:table-cell>
          <table:table-cell office:value-type="float" office:value="1502055447.98844" calcext:value-type="float">
            <text:p>1502055447.98844</text:p>
          </table:table-cell>
          <table:table-cell table:formula="of:=[.B449] - [.B448]" office:value-type="float" office:value="0.999959945678711" calcext:value-type="float">
            <text:p>0.9999599457</text:p>
          </table:table-cell>
          <table:table-cell table:formula="of:=[.C44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8.jpeg</text:p>
          </table:table-cell>
          <table:table-cell office:value-type="float" office:value="1502055448.98848" calcext:value-type="float">
            <text:p>1502055448.98848</text:p>
          </table:table-cell>
          <table:table-cell table:formula="of:=[.B450] - [.B449]" office:value-type="float" office:value="1.00004005432129" calcext:value-type="float">
            <text:p>1.0000400543</text:p>
          </table:table-cell>
          <table:table-cell table:formula="of:=[.C450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49.jpeg</text:p>
          </table:table-cell>
          <table:table-cell office:value-type="float" office:value="1502055449.98844" calcext:value-type="float">
            <text:p>1502055449.98844</text:p>
          </table:table-cell>
          <table:table-cell table:formula="of:=[.B451] - [.B450]" office:value-type="float" office:value="0.999959945678711" calcext:value-type="float">
            <text:p>0.9999599457</text:p>
          </table:table-cell>
          <table:table-cell table:formula="of:=[.C45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0.jpeg</text:p>
          </table:table-cell>
          <table:table-cell office:value-type="float" office:value="1502055450.98848" calcext:value-type="float">
            <text:p>1502055450.98848</text:p>
          </table:table-cell>
          <table:table-cell table:formula="of:=[.B452] - [.B451]" office:value-type="float" office:value="1.00004005432129" calcext:value-type="float">
            <text:p>1.0000400543</text:p>
          </table:table-cell>
          <table:table-cell table:formula="of:=[.C452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1.jpeg</text:p>
          </table:table-cell>
          <table:table-cell office:value-type="float" office:value="1502055451.98847" calcext:value-type="float">
            <text:p>1502055451.98847</text:p>
          </table:table-cell>
          <table:table-cell table:formula="of:=[.B453] - [.B452]" office:value-type="float" office:value="0.999989986419678" calcext:value-type="float">
            <text:p>0.9999899864</text:p>
          </table:table-cell>
          <table:table-cell table:formula="of:=[.C45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2.jpeg</text:p>
          </table:table-cell>
          <table:table-cell office:value-type="float" office:value="1502055452.98841" calcext:value-type="float">
            <text:p>1502055452.98841</text:p>
          </table:table-cell>
          <table:table-cell table:formula="of:=[.B454] - [.B453]" office:value-type="float" office:value="0.999939918518066" calcext:value-type="float">
            <text:p>0.9999399185</text:p>
          </table:table-cell>
          <table:table-cell table:formula="of:=[.C454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3.jpeg</text:p>
          </table:table-cell>
          <table:table-cell office:value-type="float" office:value="1502055453.98848" calcext:value-type="float">
            <text:p>1502055453.98848</text:p>
          </table:table-cell>
          <table:table-cell table:formula="of:=[.B455] - [.B454]" office:value-type="float" office:value="1.00007009506226" calcext:value-type="float">
            <text:p>1.0000700951</text:p>
          </table:table-cell>
          <table:table-cell table:formula="of:=[.C455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4.jpeg</text:p>
          </table:table-cell>
          <table:table-cell office:value-type="float" office:value="1502055454.98843" calcext:value-type="float">
            <text:p>1502055454.98843</text:p>
          </table:table-cell>
          <table:table-cell table:formula="of:=[.B456] - [.B455]" office:value-type="float" office:value="0.999949932098389" calcext:value-type="float">
            <text:p>0.9999499321</text:p>
          </table:table-cell>
          <table:table-cell table:formula="of:=[.C45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5.jpeg</text:p>
          </table:table-cell>
          <table:table-cell office:value-type="float" office:value="1502055455.98845" calcext:value-type="float">
            <text:p>1502055455.98845</text:p>
          </table:table-cell>
          <table:table-cell table:formula="of:=[.B457] - [.B456]" office:value-type="float" office:value="1.00002002716064" calcext:value-type="float">
            <text:p>1.0000200272</text:p>
          </table:table-cell>
          <table:table-cell table:formula="of:=[.C45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6.jpeg</text:p>
          </table:table-cell>
          <table:table-cell office:value-type="float" office:value="1502055456.98847" calcext:value-type="float">
            <text:p>1502055456.98847</text:p>
          </table:table-cell>
          <table:table-cell table:formula="of:=[.B458] - [.B457]" office:value-type="float" office:value="1.00002002716064" calcext:value-type="float">
            <text:p>1.0000200272</text:p>
          </table:table-cell>
          <table:table-cell table:formula="of:=[.C45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7.jpeg</text:p>
          </table:table-cell>
          <table:table-cell office:value-type="float" office:value="1502055457.98842" calcext:value-type="float">
            <text:p>1502055457.98842</text:p>
          </table:table-cell>
          <table:table-cell table:formula="of:=[.B459] - [.B458]" office:value-type="float" office:value="0.999949932098389" calcext:value-type="float">
            <text:p>0.9999499321</text:p>
          </table:table-cell>
          <table:table-cell table:formula="of:=[.C45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8.jpeg</text:p>
          </table:table-cell>
          <table:table-cell office:value-type="float" office:value="1502055458.98844" calcext:value-type="float">
            <text:p>1502055458.98844</text:p>
          </table:table-cell>
          <table:table-cell table:formula="of:=[.B460] - [.B459]" office:value-type="float" office:value="1.00002002716064" calcext:value-type="float">
            <text:p>1.0000200272</text:p>
          </table:table-cell>
          <table:table-cell table:formula="of:=[.C46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59.jpeg</text:p>
          </table:table-cell>
          <table:table-cell office:value-type="float" office:value="1502055459.98843" calcext:value-type="float">
            <text:p>1502055459.98843</text:p>
          </table:table-cell>
          <table:table-cell table:formula="of:=[.B461] - [.B460]" office:value-type="float" office:value="0.999989986419678" calcext:value-type="float">
            <text:p>0.9999899864</text:p>
          </table:table-cell>
          <table:table-cell table:formula="of:=[.C46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0.jpeg</text:p>
          </table:table-cell>
          <table:table-cell office:value-type="float" office:value="1502055460.98838" calcext:value-type="float">
            <text:p>1502055460.98838</text:p>
          </table:table-cell>
          <table:table-cell table:formula="of:=[.B462] - [.B461]" office:value-type="float" office:value="0.999949932098389" calcext:value-type="float">
            <text:p>0.9999499321</text:p>
          </table:table-cell>
          <table:table-cell table:formula="of:=[.C46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1.jpeg</text:p>
          </table:table-cell>
          <table:table-cell office:value-type="float" office:value="1502055461.98851" calcext:value-type="float">
            <text:p>1502055461.98851</text:p>
          </table:table-cell>
          <table:table-cell table:formula="of:=[.B463] - [.B462]" office:value-type="float" office:value="1.00012993812561" calcext:value-type="float">
            <text:p>1.0001299381</text:p>
          </table:table-cell>
          <table:table-cell table:formula="of:=[.C463] - 1" office:value-type="float" office:value="0.000129938125610352" calcext:value-type="float">
            <text:p>0.0001299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2.jpeg</text:p>
          </table:table-cell>
          <table:table-cell office:value-type="float" office:value="1502055462.98846" calcext:value-type="float">
            <text:p>1502055462.98846</text:p>
          </table:table-cell>
          <table:table-cell table:formula="of:=[.B464] - [.B463]" office:value-type="float" office:value="0.999950170516968" calcext:value-type="float">
            <text:p>0.9999501705</text:p>
          </table:table-cell>
          <table:table-cell table:formula="of:=[.C46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3.jpeg</text:p>
          </table:table-cell>
          <table:table-cell office:value-type="float" office:value="1502055463.98841" calcext:value-type="float">
            <text:p>1502055463.98841</text:p>
          </table:table-cell>
          <table:table-cell table:formula="of:=[.B465] - [.B464]" office:value-type="float" office:value="0.999949932098389" calcext:value-type="float">
            <text:p>0.9999499321</text:p>
          </table:table-cell>
          <table:table-cell table:formula="of:=[.C46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4.jpeg</text:p>
          </table:table-cell>
          <table:table-cell office:value-type="float" office:value="1502055464.98839" calcext:value-type="float">
            <text:p>1502055464.98839</text:p>
          </table:table-cell>
          <table:table-cell table:formula="of:=[.B466] - [.B465]" office:value-type="float" office:value="0.999979972839356" calcext:value-type="float">
            <text:p>0.9999799728</text:p>
          </table:table-cell>
          <table:table-cell table:formula="of:=[.C46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5.jpeg</text:p>
          </table:table-cell>
          <table:table-cell office:value-type="float" office:value="1502055465.98839" calcext:value-type="float">
            <text:p>1502055465.98839</text:p>
          </table:table-cell>
          <table:table-cell table:formula="of:=[.B467] - [.B466]" office:value-type="float" office:value="1" calcext:value-type="float">
            <text:p>1</text:p>
          </table:table-cell>
          <table:table-cell table:formula="of:=[.C46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6.jpeg</text:p>
          </table:table-cell>
          <table:table-cell office:value-type="float" office:value="1502055466.98834" calcext:value-type="float">
            <text:p>1502055466.98834</text:p>
          </table:table-cell>
          <table:table-cell table:formula="of:=[.B468] - [.B467]" office:value-type="float" office:value="0.999949932098389" calcext:value-type="float">
            <text:p>0.9999499321</text:p>
          </table:table-cell>
          <table:table-cell table:formula="of:=[.C46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7.jpeg</text:p>
          </table:table-cell>
          <table:table-cell office:value-type="float" office:value="1502055467.98836" calcext:value-type="float">
            <text:p>1502055467.98836</text:p>
          </table:table-cell>
          <table:table-cell table:formula="of:=[.B469] - [.B468]" office:value-type="float" office:value="1.00002002716064" calcext:value-type="float">
            <text:p>1.0000200272</text:p>
          </table:table-cell>
          <table:table-cell table:formula="of:=[.C46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8.jpeg</text:p>
          </table:table-cell>
          <table:table-cell office:value-type="float" office:value="1502055468.98837" calcext:value-type="float">
            <text:p>1502055468.98837</text:p>
          </table:table-cell>
          <table:table-cell table:formula="of:=[.B470] - [.B469]" office:value-type="float" office:value="1.00001001358032" calcext:value-type="float">
            <text:p>1.0000100136</text:p>
          </table:table-cell>
          <table:table-cell table:formula="of:=[.C47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69.jpeg</text:p>
          </table:table-cell>
          <table:table-cell office:value-type="float" office:value="1502055469.98832" calcext:value-type="float">
            <text:p>1502055469.98832</text:p>
          </table:table-cell>
          <table:table-cell table:formula="of:=[.B471] - [.B470]" office:value-type="float" office:value="0.999950170516968" calcext:value-type="float">
            <text:p>0.9999501705</text:p>
          </table:table-cell>
          <table:table-cell table:formula="of:=[.C47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0.jpeg</text:p>
          </table:table-cell>
          <table:table-cell office:value-type="float" office:value="1502055470.98833" calcext:value-type="float">
            <text:p>1502055470.98833</text:p>
          </table:table-cell>
          <table:table-cell table:formula="of:=[.B472] - [.B471]" office:value-type="float" office:value="1.00000977516174" calcext:value-type="float">
            <text:p>1.0000097752</text:p>
          </table:table-cell>
          <table:table-cell table:formula="of:=[.C472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1.jpeg</text:p>
          </table:table-cell>
          <table:table-cell office:value-type="float" office:value="1502055471.98833" calcext:value-type="float">
            <text:p>1502055471.98833</text:p>
          </table:table-cell>
          <table:table-cell table:formula="of:=[.B473] - [.B472]" office:value-type="float" office:value="1" calcext:value-type="float">
            <text:p>1</text:p>
          </table:table-cell>
          <table:table-cell table:formula="of:=[.C47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2.jpeg</text:p>
          </table:table-cell>
          <table:table-cell office:value-type="float" office:value="1502055472.98828" calcext:value-type="float">
            <text:p>1502055472.98828</text:p>
          </table:table-cell>
          <table:table-cell table:formula="of:=[.B474] - [.B473]" office:value-type="float" office:value="0.999950170516968" calcext:value-type="float">
            <text:p>0.9999501705</text:p>
          </table:table-cell>
          <table:table-cell table:formula="of:=[.C47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3.jpeg</text:p>
          </table:table-cell>
          <table:table-cell office:value-type="float" office:value="1502055473.98833" calcext:value-type="float">
            <text:p>1502055473.98833</text:p>
          </table:table-cell>
          <table:table-cell table:formula="of:=[.B475] - [.B474]" office:value-type="float" office:value="1.00004982948303" calcext:value-type="float">
            <text:p>1.0000498295</text:p>
          </table:table-cell>
          <table:table-cell table:formula="of:=[.C475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4.jpeg</text:p>
          </table:table-cell>
          <table:table-cell office:value-type="float" office:value="1502055474.98829" calcext:value-type="float">
            <text:p>1502055474.98829</text:p>
          </table:table-cell>
          <table:table-cell table:formula="of:=[.B476] - [.B475]" office:value-type="float" office:value="0.99996018409729" calcext:value-type="float">
            <text:p>0.9999601841</text:p>
          </table:table-cell>
          <table:table-cell table:formula="of:=[.C476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5.jpeg</text:p>
          </table:table-cell>
          <table:table-cell office:value-type="float" office:value="1502055475.98825" calcext:value-type="float">
            <text:p>1502055475.98825</text:p>
          </table:table-cell>
          <table:table-cell table:formula="of:=[.B477] - [.B476]" office:value-type="float" office:value="0.999959945678711" calcext:value-type="float">
            <text:p>0.9999599457</text:p>
          </table:table-cell>
          <table:table-cell table:formula="of:=[.C47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6.jpeg</text:p>
          </table:table-cell>
          <table:table-cell office:value-type="float" office:value="1502055476.98834" calcext:value-type="float">
            <text:p>1502055476.98834</text:p>
          </table:table-cell>
          <table:table-cell table:formula="of:=[.B478] - [.B477]" office:value-type="float" office:value="1.00008988380432" calcext:value-type="float">
            <text:p>1.0000898838</text:p>
          </table:table-cell>
          <table:table-cell table:formula="of:=[.C478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7.jpeg</text:p>
          </table:table-cell>
          <table:table-cell office:value-type="float" office:value="1502055477.98831" calcext:value-type="float">
            <text:p>1502055477.98831</text:p>
          </table:table-cell>
          <table:table-cell table:formula="of:=[.B479] - [.B478]" office:value-type="float" office:value="0.999970197677612" calcext:value-type="float">
            <text:p>0.9999701977</text:p>
          </table:table-cell>
          <table:table-cell table:formula="of:=[.C479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8.jpeg</text:p>
          </table:table-cell>
          <table:table-cell office:value-type="float" office:value="1502055478.98826" calcext:value-type="float">
            <text:p>1502055478.98826</text:p>
          </table:table-cell>
          <table:table-cell table:formula="of:=[.B480] - [.B479]" office:value-type="float" office:value="0.999949932098389" calcext:value-type="float">
            <text:p>0.9999499321</text:p>
          </table:table-cell>
          <table:table-cell table:formula="of:=[.C48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79.jpeg</text:p>
          </table:table-cell>
          <table:table-cell office:value-type="float" office:value="1502055479.9883" calcext:value-type="float">
            <text:p>1502055479.9883</text:p>
          </table:table-cell>
          <table:table-cell table:formula="of:=[.B481] - [.B480]" office:value-type="float" office:value="1.00004005432129" calcext:value-type="float">
            <text:p>1.0000400543</text:p>
          </table:table-cell>
          <table:table-cell table:formula="of:=[.C48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0.jpeg</text:p>
          </table:table-cell>
          <table:table-cell office:value-type="float" office:value="1502055480.98838" calcext:value-type="float">
            <text:p>1502055480.98838</text:p>
          </table:table-cell>
          <table:table-cell table:formula="of:=[.B482] - [.B481]" office:value-type="float" office:value="1.000079870224" calcext:value-type="float">
            <text:p>1.0000798702</text:p>
          </table:table-cell>
          <table:table-cell table:formula="of:=[.C482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1.jpeg</text:p>
          </table:table-cell>
          <table:table-cell office:value-type="float" office:value="1502055481.98833" calcext:value-type="float">
            <text:p>1502055481.98833</text:p>
          </table:table-cell>
          <table:table-cell table:formula="of:=[.B483] - [.B482]" office:value-type="float" office:value="0.999949932098389" calcext:value-type="float">
            <text:p>0.9999499321</text:p>
          </table:table-cell>
          <table:table-cell table:formula="of:=[.C48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2.jpeg</text:p>
          </table:table-cell>
          <table:table-cell office:value-type="float" office:value="1502055482.98832" calcext:value-type="float">
            <text:p>1502055482.98832</text:p>
          </table:table-cell>
          <table:table-cell table:formula="of:=[.B484] - [.B483]" office:value-type="float" office:value="0.999990224838257" calcext:value-type="float">
            <text:p>0.9999902248</text:p>
          </table:table-cell>
          <table:table-cell table:formula="of:=[.C484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3.jpeg</text:p>
          </table:table-cell>
          <table:table-cell office:value-type="float" office:value="1502055483.98828" calcext:value-type="float">
            <text:p>1502055483.98828</text:p>
          </table:table-cell>
          <table:table-cell table:formula="of:=[.B485] - [.B484]" office:value-type="float" office:value="0.999959945678711" calcext:value-type="float">
            <text:p>0.9999599457</text:p>
          </table:table-cell>
          <table:table-cell table:formula="of:=[.C48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4.jpeg</text:p>
          </table:table-cell>
          <table:table-cell office:value-type="float" office:value="1502055484.98827" calcext:value-type="float">
            <text:p>1502055484.98827</text:p>
          </table:table-cell>
          <table:table-cell table:formula="of:=[.B486] - [.B485]" office:value-type="float" office:value="0.999989986419678" calcext:value-type="float">
            <text:p>0.9999899864</text:p>
          </table:table-cell>
          <table:table-cell table:formula="of:=[.C48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5.jpeg</text:p>
          </table:table-cell>
          <table:table-cell office:value-type="float" office:value="1502055485.98827" calcext:value-type="float">
            <text:p>1502055485.98827</text:p>
          </table:table-cell>
          <table:table-cell table:formula="of:=[.B487] - [.B486]" office:value-type="float" office:value="1" calcext:value-type="float">
            <text:p>1</text:p>
          </table:table-cell>
          <table:table-cell table:formula="of:=[.C48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6.jpeg</text:p>
          </table:table-cell>
          <table:table-cell office:value-type="float" office:value="1502055486.9883" calcext:value-type="float">
            <text:p>1502055486.9883</text:p>
          </table:table-cell>
          <table:table-cell table:formula="of:=[.B488] - [.B487]" office:value-type="float" office:value="1.00003004074097" calcext:value-type="float">
            <text:p>1.0000300407</text:p>
          </table:table-cell>
          <table:table-cell table:formula="of:=[.C488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7.jpeg</text:p>
          </table:table-cell>
          <table:table-cell office:value-type="float" office:value="1502055487.98827" calcext:value-type="float">
            <text:p>1502055487.98827</text:p>
          </table:table-cell>
          <table:table-cell table:formula="of:=[.B489] - [.B488]" office:value-type="float" office:value="0.999969959259033" calcext:value-type="float">
            <text:p>0.9999699593</text:p>
          </table:table-cell>
          <table:table-cell table:formula="of:=[.C48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8.jpeg</text:p>
          </table:table-cell>
          <table:table-cell office:value-type="float" office:value="1502055488.98827" calcext:value-type="float">
            <text:p>1502055488.98827</text:p>
          </table:table-cell>
          <table:table-cell table:formula="of:=[.B490] - [.B489]" office:value-type="float" office:value="1" calcext:value-type="float">
            <text:p>1</text:p>
          </table:table-cell>
          <table:table-cell table:formula="of:=[.C49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89.jpeg</text:p>
          </table:table-cell>
          <table:table-cell office:value-type="float" office:value="1502055489.98826" calcext:value-type="float">
            <text:p>1502055489.98826</text:p>
          </table:table-cell>
          <table:table-cell table:formula="of:=[.B491] - [.B490]" office:value-type="float" office:value="0.999989986419678" calcext:value-type="float">
            <text:p>0.9999899864</text:p>
          </table:table-cell>
          <table:table-cell table:formula="of:=[.C49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0.jpeg</text:p>
          </table:table-cell>
          <table:table-cell office:value-type="float" office:value="1502055490.98829" calcext:value-type="float">
            <text:p>1502055490.98829</text:p>
          </table:table-cell>
          <table:table-cell table:formula="of:=[.B492] - [.B491]" office:value-type="float" office:value="1.00003004074097" calcext:value-type="float">
            <text:p>1.0000300407</text:p>
          </table:table-cell>
          <table:table-cell table:formula="of:=[.C49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1.jpeg</text:p>
          </table:table-cell>
          <table:table-cell office:value-type="float" office:value="1502055491.98827" calcext:value-type="float">
            <text:p>1502055491.98827</text:p>
          </table:table-cell>
          <table:table-cell table:formula="of:=[.B493] - [.B492]" office:value-type="float" office:value="0.999979972839356" calcext:value-type="float">
            <text:p>0.9999799728</text:p>
          </table:table-cell>
          <table:table-cell table:formula="of:=[.C49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2.jpeg</text:p>
          </table:table-cell>
          <table:table-cell office:value-type="float" office:value="1502055492.98823" calcext:value-type="float">
            <text:p>1502055492.98823</text:p>
          </table:table-cell>
          <table:table-cell table:formula="of:=[.B494] - [.B493]" office:value-type="float" office:value="0.999959945678711" calcext:value-type="float">
            <text:p>0.9999599457</text:p>
          </table:table-cell>
          <table:table-cell table:formula="of:=[.C49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3.jpeg</text:p>
          </table:table-cell>
          <table:table-cell office:value-type="float" office:value="1502055493.98828" calcext:value-type="float">
            <text:p>1502055493.98828</text:p>
          </table:table-cell>
          <table:table-cell table:formula="of:=[.B495] - [.B494]" office:value-type="float" office:value="1.00005006790161" calcext:value-type="float">
            <text:p>1.0000500679</text:p>
          </table:table-cell>
          <table:table-cell table:formula="of:=[.C495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4.jpeg</text:p>
          </table:table-cell>
          <table:table-cell office:value-type="float" office:value="1502055494.98823" calcext:value-type="float">
            <text:p>1502055494.98823</text:p>
          </table:table-cell>
          <table:table-cell table:formula="of:=[.B496] - [.B495]" office:value-type="float" office:value="0.999949932098389" calcext:value-type="float">
            <text:p>0.9999499321</text:p>
          </table:table-cell>
          <table:table-cell table:formula="of:=[.C49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5.jpeg</text:p>
          </table:table-cell>
          <table:table-cell office:value-type="float" office:value="1502055495.98826" calcext:value-type="float">
            <text:p>1502055495.98826</text:p>
          </table:table-cell>
          <table:table-cell table:formula="of:=[.B497] - [.B496]" office:value-type="float" office:value="1.00003004074097" calcext:value-type="float">
            <text:p>1.0000300407</text:p>
          </table:table-cell>
          <table:table-cell table:formula="of:=[.C497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6.jpeg</text:p>
          </table:table-cell>
          <table:table-cell office:value-type="float" office:value="1502055496.98825" calcext:value-type="float">
            <text:p>1502055496.98825</text:p>
          </table:table-cell>
          <table:table-cell table:formula="of:=[.B498] - [.B497]" office:value-type="float" office:value="0.999989986419678" calcext:value-type="float">
            <text:p>0.9999899864</text:p>
          </table:table-cell>
          <table:table-cell table:formula="of:=[.C49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7.jpeg</text:p>
          </table:table-cell>
          <table:table-cell office:value-type="float" office:value="1502055497.98822" calcext:value-type="float">
            <text:p>1502055497.98822</text:p>
          </table:table-cell>
          <table:table-cell table:formula="of:=[.B499] - [.B498]" office:value-type="float" office:value="0.999969959259033" calcext:value-type="float">
            <text:p>0.9999699593</text:p>
          </table:table-cell>
          <table:table-cell table:formula="of:=[.C49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8.jpeg</text:p>
          </table:table-cell>
          <table:table-cell office:value-type="float" office:value="1502055498.98822" calcext:value-type="float">
            <text:p>1502055498.98822</text:p>
          </table:table-cell>
          <table:table-cell table:formula="of:=[.B500] - [.B499]" office:value-type="float" office:value="1" calcext:value-type="float">
            <text:p>1</text:p>
          </table:table-cell>
          <table:table-cell table:formula="of:=[.C50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499.jpeg</text:p>
          </table:table-cell>
          <table:table-cell office:value-type="float" office:value="1502055499.9883" calcext:value-type="float">
            <text:p>1502055499.9883</text:p>
          </table:table-cell>
          <table:table-cell table:formula="of:=[.B501] - [.B500]" office:value-type="float" office:value="1.00008010864258" calcext:value-type="float">
            <text:p>1.0000801086</text:p>
          </table:table-cell>
          <table:table-cell table:formula="of:=[.C501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0.jpeg</text:p>
          </table:table-cell>
          <table:table-cell office:value-type="float" office:value="1502055500.98826" calcext:value-type="float">
            <text:p>1502055500.98826</text:p>
          </table:table-cell>
          <table:table-cell table:formula="of:=[.B502] - [.B501]" office:value-type="float" office:value="0.999959945678711" calcext:value-type="float">
            <text:p>0.9999599457</text:p>
          </table:table-cell>
          <table:table-cell table:formula="of:=[.C50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1.jpeg</text:p>
          </table:table-cell>
          <table:table-cell office:value-type="float" office:value="1502055501.98825" calcext:value-type="float">
            <text:p>1502055501.98825</text:p>
          </table:table-cell>
          <table:table-cell table:formula="of:=[.B503] - [.B502]" office:value-type="float" office:value="0.999989986419678" calcext:value-type="float">
            <text:p>0.9999899864</text:p>
          </table:table-cell>
          <table:table-cell table:formula="of:=[.C50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2.jpeg</text:p>
          </table:table-cell>
          <table:table-cell office:value-type="float" office:value="1502055502.98822" calcext:value-type="float">
            <text:p>1502055502.98822</text:p>
          </table:table-cell>
          <table:table-cell table:formula="of:=[.B504] - [.B503]" office:value-type="float" office:value="0.999969959259033" calcext:value-type="float">
            <text:p>0.9999699593</text:p>
          </table:table-cell>
          <table:table-cell table:formula="of:=[.C50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3.jpeg</text:p>
          </table:table-cell>
          <table:table-cell office:value-type="float" office:value="1502055503.98819" calcext:value-type="float">
            <text:p>1502055503.98819</text:p>
          </table:table-cell>
          <table:table-cell table:formula="of:=[.B505] - [.B504]" office:value-type="float" office:value="0.999969959259033" calcext:value-type="float">
            <text:p>0.9999699593</text:p>
          </table:table-cell>
          <table:table-cell table:formula="of:=[.C50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4.jpeg</text:p>
          </table:table-cell>
          <table:table-cell office:value-type="float" office:value="1502055504.98819" calcext:value-type="float">
            <text:p>1502055504.98819</text:p>
          </table:table-cell>
          <table:table-cell table:formula="of:=[.B506] - [.B505]" office:value-type="float" office:value="1" calcext:value-type="float">
            <text:p>1</text:p>
          </table:table-cell>
          <table:table-cell table:formula="of:=[.C50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5.jpeg</text:p>
          </table:table-cell>
          <table:table-cell office:value-type="float" office:value="1502055505.98819" calcext:value-type="float">
            <text:p>1502055505.98819</text:p>
          </table:table-cell>
          <table:table-cell table:formula="of:=[.B507] - [.B506]" office:value-type="float" office:value="1" calcext:value-type="float">
            <text:p>1</text:p>
          </table:table-cell>
          <table:table-cell table:formula="of:=[.C50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6.jpeg</text:p>
          </table:table-cell>
          <table:table-cell office:value-type="float" office:value="1502055506.9882" calcext:value-type="float">
            <text:p>1502055506.9882</text:p>
          </table:table-cell>
          <table:table-cell table:formula="of:=[.B508] - [.B507]" office:value-type="float" office:value="1.00001001358032" calcext:value-type="float">
            <text:p>1.0000100136</text:p>
          </table:table-cell>
          <table:table-cell table:formula="of:=[.C50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7.jpeg</text:p>
          </table:table-cell>
          <table:table-cell office:value-type="float" office:value="1502055507.98818" calcext:value-type="float">
            <text:p>1502055507.98818</text:p>
          </table:table-cell>
          <table:table-cell table:formula="of:=[.B509] - [.B508]" office:value-type="float" office:value="0.999979972839356" calcext:value-type="float">
            <text:p>0.9999799728</text:p>
          </table:table-cell>
          <table:table-cell table:formula="of:=[.C50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8.jpeg</text:p>
          </table:table-cell>
          <table:table-cell office:value-type="float" office:value="1502055508.98817" calcext:value-type="float">
            <text:p>1502055508.98817</text:p>
          </table:table-cell>
          <table:table-cell table:formula="of:=[.B510] - [.B509]" office:value-type="float" office:value="0.999989986419678" calcext:value-type="float">
            <text:p>0.9999899864</text:p>
          </table:table-cell>
          <table:table-cell table:formula="of:=[.C51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09.jpeg</text:p>
          </table:table-cell>
          <table:table-cell office:value-type="float" office:value="1502055509.98818" calcext:value-type="float">
            <text:p>1502055509.98818</text:p>
          </table:table-cell>
          <table:table-cell table:formula="of:=[.B511] - [.B510]" office:value-type="float" office:value="1.00001001358032" calcext:value-type="float">
            <text:p>1.0000100136</text:p>
          </table:table-cell>
          <table:table-cell table:formula="of:=[.C51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0.jpeg</text:p>
          </table:table-cell>
          <table:table-cell office:value-type="float" office:value="1502055510.98813" calcext:value-type="float">
            <text:p>1502055510.98813</text:p>
          </table:table-cell>
          <table:table-cell table:formula="of:=[.B512] - [.B511]" office:value-type="float" office:value="0.999950170516968" calcext:value-type="float">
            <text:p>0.9999501705</text:p>
          </table:table-cell>
          <table:table-cell table:formula="of:=[.C51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1.jpeg</text:p>
          </table:table-cell>
          <table:table-cell office:value-type="float" office:value="1502055511.98819" calcext:value-type="float">
            <text:p>1502055511.98819</text:p>
          </table:table-cell>
          <table:table-cell table:formula="of:=[.B513] - [.B512]" office:value-type="float" office:value="1.00005984306335" calcext:value-type="float">
            <text:p>1.0000598431</text:p>
          </table:table-cell>
          <table:table-cell table:formula="of:=[.C513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2.jpeg</text:p>
          </table:table-cell>
          <table:table-cell office:value-type="float" office:value="1502055512.98815" calcext:value-type="float">
            <text:p>1502055512.98815</text:p>
          </table:table-cell>
          <table:table-cell table:formula="of:=[.B514] - [.B513]" office:value-type="float" office:value="0.999959945678711" calcext:value-type="float">
            <text:p>0.9999599457</text:p>
          </table:table-cell>
          <table:table-cell table:formula="of:=[.C51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3.jpeg</text:p>
          </table:table-cell>
          <table:table-cell office:value-type="float" office:value="1502055513.9881" calcext:value-type="float">
            <text:p>1502055513.9881</text:p>
          </table:table-cell>
          <table:table-cell table:formula="of:=[.B515] - [.B514]" office:value-type="float" office:value="0.999950170516968" calcext:value-type="float">
            <text:p>0.9999501705</text:p>
          </table:table-cell>
          <table:table-cell table:formula="of:=[.C51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4.jpeg</text:p>
          </table:table-cell>
          <table:table-cell office:value-type="float" office:value="1502055514.98825" calcext:value-type="float">
            <text:p>1502055514.98825</text:p>
          </table:table-cell>
          <table:table-cell table:formula="of:=[.B516] - [.B515]" office:value-type="float" office:value="1.00014996528625" calcext:value-type="float">
            <text:p>1.0001499653</text:p>
          </table:table-cell>
          <table:table-cell table:formula="of:=[.C516] - 1" office:value-type="float" office:value="0.000149965286254883" calcext:value-type="float">
            <text:p>0.0001499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5.jpeg</text:p>
          </table:table-cell>
          <table:table-cell office:value-type="float" office:value="1502055515.98826" calcext:value-type="float">
            <text:p>1502055515.98826</text:p>
          </table:table-cell>
          <table:table-cell table:formula="of:=[.B517] - [.B516]" office:value-type="float" office:value="1.00001001358032" calcext:value-type="float">
            <text:p>1.0000100136</text:p>
          </table:table-cell>
          <table:table-cell table:formula="of:=[.C51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6.jpeg</text:p>
          </table:table-cell>
          <table:table-cell office:value-type="float" office:value="1502055516.9882" calcext:value-type="float">
            <text:p>1502055516.9882</text:p>
          </table:table-cell>
          <table:table-cell table:formula="of:=[.B518] - [.B517]" office:value-type="float" office:value="0.999939918518066" calcext:value-type="float">
            <text:p>0.9999399185</text:p>
          </table:table-cell>
          <table:table-cell table:formula="of:=[.C51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7.jpeg</text:p>
          </table:table-cell>
          <table:table-cell office:value-type="float" office:value="1502055517.98823" calcext:value-type="float">
            <text:p>1502055517.98823</text:p>
          </table:table-cell>
          <table:table-cell table:formula="of:=[.B519] - [.B518]" office:value-type="float" office:value="1.00003004074097" calcext:value-type="float">
            <text:p>1.0000300407</text:p>
          </table:table-cell>
          <table:table-cell table:formula="of:=[.C51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8.jpeg</text:p>
          </table:table-cell>
          <table:table-cell office:value-type="float" office:value="1502055518.98824" calcext:value-type="float">
            <text:p>1502055518.98824</text:p>
          </table:table-cell>
          <table:table-cell table:formula="of:=[.B520] - [.B519]" office:value-type="float" office:value="1.00001001358032" calcext:value-type="float">
            <text:p>1.0000100136</text:p>
          </table:table-cell>
          <table:table-cell table:formula="of:=[.C52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19.jpeg</text:p>
          </table:table-cell>
          <table:table-cell office:value-type="float" office:value="1502055519.98817" calcext:value-type="float">
            <text:p>1502055519.98817</text:p>
          </table:table-cell>
          <table:table-cell table:formula="of:=[.B521] - [.B520]" office:value-type="float" office:value="0.999929904937744" calcext:value-type="float">
            <text:p>0.9999299049</text:p>
          </table:table-cell>
          <table:table-cell table:formula="of:=[.C521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0.jpeg</text:p>
          </table:table-cell>
          <table:table-cell office:value-type="float" office:value="1502055520.98823" calcext:value-type="float">
            <text:p>1502055520.98823</text:p>
          </table:table-cell>
          <table:table-cell table:formula="of:=[.B522] - [.B521]" office:value-type="float" office:value="1.00006008148193" calcext:value-type="float">
            <text:p>1.0000600815</text:p>
          </table:table-cell>
          <table:table-cell table:formula="of:=[.C522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1.jpeg</text:p>
          </table:table-cell>
          <table:table-cell office:value-type="float" office:value="1502055521.98817" calcext:value-type="float">
            <text:p>1502055521.98817</text:p>
          </table:table-cell>
          <table:table-cell table:formula="of:=[.B523] - [.B522]" office:value-type="float" office:value="0.999939918518066" calcext:value-type="float">
            <text:p>0.9999399185</text:p>
          </table:table-cell>
          <table:table-cell table:formula="of:=[.C52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2.jpeg</text:p>
          </table:table-cell>
          <table:table-cell office:value-type="float" office:value="1502055522.98811" calcext:value-type="float">
            <text:p>1502055522.98811</text:p>
          </table:table-cell>
          <table:table-cell table:formula="of:=[.B524] - [.B523]" office:value-type="float" office:value="0.999940156936646" calcext:value-type="float">
            <text:p>0.9999401569</text:p>
          </table:table-cell>
          <table:table-cell table:formula="of:=[.C524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3.jpeg</text:p>
          </table:table-cell>
          <table:table-cell office:value-type="float" office:value="1502055523.98812" calcext:value-type="float">
            <text:p>1502055523.98812</text:p>
          </table:table-cell>
          <table:table-cell table:formula="of:=[.B525] - [.B524]" office:value-type="float" office:value="1.00001001358032" calcext:value-type="float">
            <text:p>1.0000100136</text:p>
          </table:table-cell>
          <table:table-cell table:formula="of:=[.C52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4.jpeg</text:p>
          </table:table-cell>
          <table:table-cell office:value-type="float" office:value="1502055524.98811" calcext:value-type="float">
            <text:p>1502055524.98811</text:p>
          </table:table-cell>
          <table:table-cell table:formula="of:=[.B526] - [.B525]" office:value-type="float" office:value="0.999989986419678" calcext:value-type="float">
            <text:p>0.9999899864</text:p>
          </table:table-cell>
          <table:table-cell table:formula="of:=[.C52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5.jpeg</text:p>
          </table:table-cell>
          <table:table-cell office:value-type="float" office:value="1502055525.98805" calcext:value-type="float">
            <text:p>1502055525.98805</text:p>
          </table:table-cell>
          <table:table-cell table:formula="of:=[.B527] - [.B526]" office:value-type="float" office:value="0.999939918518066" calcext:value-type="float">
            <text:p>0.9999399185</text:p>
          </table:table-cell>
          <table:table-cell table:formula="of:=[.C52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6.jpeg</text:p>
          </table:table-cell>
          <table:table-cell office:value-type="float" office:value="1502055526.98799" calcext:value-type="float">
            <text:p>1502055526.98799</text:p>
          </table:table-cell>
          <table:table-cell table:formula="of:=[.B528] - [.B527]" office:value-type="float" office:value="0.999939918518066" calcext:value-type="float">
            <text:p>0.9999399185</text:p>
          </table:table-cell>
          <table:table-cell table:formula="of:=[.C52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7.jpeg</text:p>
          </table:table-cell>
          <table:table-cell office:value-type="float" office:value="1502055527.9881" calcext:value-type="float">
            <text:p>1502055527.9881</text:p>
          </table:table-cell>
          <table:table-cell table:formula="of:=[.B529] - [.B528]" office:value-type="float" office:value="1.00011014938355" calcext:value-type="float">
            <text:p>1.0001101494</text:p>
          </table:table-cell>
          <table:table-cell table:formula="of:=[.C529] - 1" office:value-type="float" office:value="0.000110149383544922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8.jpeg</text:p>
          </table:table-cell>
          <table:table-cell office:value-type="float" office:value="1502055528.98803" calcext:value-type="float">
            <text:p>1502055528.98803</text:p>
          </table:table-cell>
          <table:table-cell table:formula="of:=[.B530] - [.B529]" office:value-type="float" office:value="0.999929904937744" calcext:value-type="float">
            <text:p>0.9999299049</text:p>
          </table:table-cell>
          <table:table-cell table:formula="of:=[.C530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29.jpeg</text:p>
          </table:table-cell>
          <table:table-cell office:value-type="float" office:value="1502055529.98797" calcext:value-type="float">
            <text:p>1502055529.98797</text:p>
          </table:table-cell>
          <table:table-cell table:formula="of:=[.B531] - [.B530]" office:value-type="float" office:value="0.999940156936646" calcext:value-type="float">
            <text:p>0.9999401569</text:p>
          </table:table-cell>
          <table:table-cell table:formula="of:=[.C53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0.jpeg</text:p>
          </table:table-cell>
          <table:table-cell office:value-type="float" office:value="1502055530.98791" calcext:value-type="float">
            <text:p>1502055530.98791</text:p>
          </table:table-cell>
          <table:table-cell table:formula="of:=[.B532] - [.B531]" office:value-type="float" office:value="0.999939918518066" calcext:value-type="float">
            <text:p>0.9999399185</text:p>
          </table:table-cell>
          <table:table-cell table:formula="of:=[.C53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1.jpeg</text:p>
          </table:table-cell>
          <table:table-cell office:value-type="float" office:value="1502055531.98785" calcext:value-type="float">
            <text:p>1502055531.98785</text:p>
          </table:table-cell>
          <table:table-cell table:formula="of:=[.B533] - [.B532]" office:value-type="float" office:value="0.999939918518066" calcext:value-type="float">
            <text:p>0.9999399185</text:p>
          </table:table-cell>
          <table:table-cell table:formula="of:=[.C53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2.jpeg</text:p>
          </table:table-cell>
          <table:table-cell office:value-type="float" office:value="1502055532.98781" calcext:value-type="float">
            <text:p>1502055532.98781</text:p>
          </table:table-cell>
          <table:table-cell table:formula="of:=[.B534] - [.B533]" office:value-type="float" office:value="0.999959945678711" calcext:value-type="float">
            <text:p>0.9999599457</text:p>
          </table:table-cell>
          <table:table-cell table:formula="of:=[.C53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3.jpeg</text:p>
          </table:table-cell>
          <table:table-cell office:value-type="float" office:value="1502055533.9878" calcext:value-type="float">
            <text:p>1502055533.9878</text:p>
          </table:table-cell>
          <table:table-cell table:formula="of:=[.B535] - [.B534]" office:value-type="float" office:value="0.999989986419678" calcext:value-type="float">
            <text:p>0.9999899864</text:p>
          </table:table-cell>
          <table:table-cell table:formula="of:=[.C53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4.jpeg</text:p>
          </table:table-cell>
          <table:table-cell office:value-type="float" office:value="1502055534.9878" calcext:value-type="float">
            <text:p>1502055534.9878</text:p>
          </table:table-cell>
          <table:table-cell table:formula="of:=[.B536] - [.B535]" office:value-type="float" office:value="1" calcext:value-type="float">
            <text:p>1</text:p>
          </table:table-cell>
          <table:table-cell table:formula="of:=[.C53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5.jpeg</text:p>
          </table:table-cell>
          <table:table-cell office:value-type="float" office:value="1502055535.9878" calcext:value-type="float">
            <text:p>1502055535.9878</text:p>
          </table:table-cell>
          <table:table-cell table:formula="of:=[.B537] - [.B536]" office:value-type="float" office:value="1" calcext:value-type="float">
            <text:p>1</text:p>
          </table:table-cell>
          <table:table-cell table:formula="of:=[.C53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6.jpeg</text:p>
          </table:table-cell>
          <table:table-cell office:value-type="float" office:value="1502055536.98779" calcext:value-type="float">
            <text:p>1502055536.98779</text:p>
          </table:table-cell>
          <table:table-cell table:formula="of:=[.B538] - [.B537]" office:value-type="float" office:value="0.999990224838257" calcext:value-type="float">
            <text:p>0.9999902248</text:p>
          </table:table-cell>
          <table:table-cell table:formula="of:=[.C538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7.jpeg</text:p>
          </table:table-cell>
          <table:table-cell office:value-type="float" office:value="1502055537.98779" calcext:value-type="float">
            <text:p>1502055537.98779</text:p>
          </table:table-cell>
          <table:table-cell table:formula="of:=[.B539] - [.B538]" office:value-type="float" office:value="1" calcext:value-type="float">
            <text:p>1</text:p>
          </table:table-cell>
          <table:table-cell table:formula="of:=[.C53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8.jpeg</text:p>
          </table:table-cell>
          <table:table-cell office:value-type="float" office:value="1502055538.98778" calcext:value-type="float">
            <text:p>1502055538.98778</text:p>
          </table:table-cell>
          <table:table-cell table:formula="of:=[.B540] - [.B539]" office:value-type="float" office:value="0.999989986419678" calcext:value-type="float">
            <text:p>0.9999899864</text:p>
          </table:table-cell>
          <table:table-cell table:formula="of:=[.C54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39.jpeg</text:p>
          </table:table-cell>
          <table:table-cell office:value-type="float" office:value="1502055539.98778" calcext:value-type="float">
            <text:p>1502055539.98778</text:p>
          </table:table-cell>
          <table:table-cell table:formula="of:=[.B541] - [.B540]" office:value-type="float" office:value="1" calcext:value-type="float">
            <text:p>1</text:p>
          </table:table-cell>
          <table:table-cell table:formula="of:=[.C54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0.jpeg</text:p>
          </table:table-cell>
          <table:table-cell office:value-type="float" office:value="1502055540.98778" calcext:value-type="float">
            <text:p>1502055540.98778</text:p>
          </table:table-cell>
          <table:table-cell table:formula="of:=[.B542] - [.B541]" office:value-type="float" office:value="1" calcext:value-type="float">
            <text:p>1</text:p>
          </table:table-cell>
          <table:table-cell table:formula="of:=[.C54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1.jpeg</text:p>
          </table:table-cell>
          <table:table-cell office:value-type="float" office:value="1502055541.98777" calcext:value-type="float">
            <text:p>1502055541.98777</text:p>
          </table:table-cell>
          <table:table-cell table:formula="of:=[.B543] - [.B542]" office:value-type="float" office:value="0.999989986419678" calcext:value-type="float">
            <text:p>0.9999899864</text:p>
          </table:table-cell>
          <table:table-cell table:formula="of:=[.C54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2.jpeg</text:p>
          </table:table-cell>
          <table:table-cell office:value-type="float" office:value="1502055542.98777" calcext:value-type="float">
            <text:p>1502055542.98777</text:p>
          </table:table-cell>
          <table:table-cell table:formula="of:=[.B544] - [.B543]" office:value-type="float" office:value="1" calcext:value-type="float">
            <text:p>1</text:p>
          </table:table-cell>
          <table:table-cell table:formula="of:=[.C54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3.jpeg</text:p>
          </table:table-cell>
          <table:table-cell office:value-type="float" office:value="1502055543.98777" calcext:value-type="float">
            <text:p>1502055543.98777</text:p>
          </table:table-cell>
          <table:table-cell table:formula="of:=[.B545] - [.B544]" office:value-type="float" office:value="1" calcext:value-type="float">
            <text:p>1</text:p>
          </table:table-cell>
          <table:table-cell table:formula="of:=[.C54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4.jpeg</text:p>
          </table:table-cell>
          <table:table-cell office:value-type="float" office:value="1502055544.98776" calcext:value-type="float">
            <text:p>1502055544.98776</text:p>
          </table:table-cell>
          <table:table-cell table:formula="of:=[.B546] - [.B545]" office:value-type="float" office:value="0.999989986419678" calcext:value-type="float">
            <text:p>0.9999899864</text:p>
          </table:table-cell>
          <table:table-cell table:formula="of:=[.C54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5.jpeg</text:p>
          </table:table-cell>
          <table:table-cell office:value-type="float" office:value="1502055545.98775" calcext:value-type="float">
            <text:p>1502055545.98775</text:p>
          </table:table-cell>
          <table:table-cell table:formula="of:=[.B547] - [.B546]" office:value-type="float" office:value="0.999989986419678" calcext:value-type="float">
            <text:p>0.9999899864</text:p>
          </table:table-cell>
          <table:table-cell table:formula="of:=[.C54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6.jpeg</text:p>
          </table:table-cell>
          <table:table-cell office:value-type="float" office:value="1502055546.98775" calcext:value-type="float">
            <text:p>1502055546.98775</text:p>
          </table:table-cell>
          <table:table-cell table:formula="of:=[.B548] - [.B547]" office:value-type="float" office:value="1" calcext:value-type="float">
            <text:p>1</text:p>
          </table:table-cell>
          <table:table-cell table:formula="of:=[.C54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7.jpeg</text:p>
          </table:table-cell>
          <table:table-cell office:value-type="float" office:value="1502055547.98803" calcext:value-type="float">
            <text:p>1502055547.98803</text:p>
          </table:table-cell>
          <table:table-cell table:formula="of:=[.B549] - [.B548]" office:value-type="float" office:value="1.00027990341187" calcext:value-type="float">
            <text:p>1.0002799034</text:p>
          </table:table-cell>
          <table:table-cell table:formula="of:=[.C549] - 1" office:value-type="float" office:value="0.000279903411865234" calcext:value-type="float">
            <text:p>0.0002799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8.jpeg</text:p>
          </table:table-cell>
          <table:table-cell office:value-type="float" office:value="1502055548.98801" calcext:value-type="float">
            <text:p>1502055548.98801</text:p>
          </table:table-cell>
          <table:table-cell table:formula="of:=[.B550] - [.B549]" office:value-type="float" office:value="0.999979972839356" calcext:value-type="float">
            <text:p>0.9999799728</text:p>
          </table:table-cell>
          <table:table-cell table:formula="of:=[.C55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49.jpeg</text:p>
          </table:table-cell>
          <table:table-cell office:value-type="float" office:value="1502055549.98805" calcext:value-type="float">
            <text:p>1502055549.98805</text:p>
          </table:table-cell>
          <table:table-cell table:formula="of:=[.B551] - [.B550]" office:value-type="float" office:value="1.00004005432129" calcext:value-type="float">
            <text:p>1.0000400543</text:p>
          </table:table-cell>
          <table:table-cell table:formula="of:=[.C55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0.jpeg</text:p>
          </table:table-cell>
          <table:table-cell office:value-type="float" office:value="1502055550.98801" calcext:value-type="float">
            <text:p>1502055550.98801</text:p>
          </table:table-cell>
          <table:table-cell table:formula="of:=[.B552] - [.B551]" office:value-type="float" office:value="0.999959945678711" calcext:value-type="float">
            <text:p>0.9999599457</text:p>
          </table:table-cell>
          <table:table-cell table:formula="of:=[.C55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1.jpeg</text:p>
          </table:table-cell>
          <table:table-cell office:value-type="float" office:value="1502055551.988" calcext:value-type="float">
            <text:p>1502055551.988</text:p>
          </table:table-cell>
          <table:table-cell table:formula="of:=[.B553] - [.B552]" office:value-type="float" office:value="0.999989986419678" calcext:value-type="float">
            <text:p>0.9999899864</text:p>
          </table:table-cell>
          <table:table-cell table:formula="of:=[.C55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2.jpeg</text:p>
          </table:table-cell>
          <table:table-cell office:value-type="float" office:value="1502055552.98804" calcext:value-type="float">
            <text:p>1502055552.98804</text:p>
          </table:table-cell>
          <table:table-cell table:formula="of:=[.B554] - [.B553]" office:value-type="float" office:value="1.00004005432129" calcext:value-type="float">
            <text:p>1.0000400543</text:p>
          </table:table-cell>
          <table:table-cell table:formula="of:=[.C55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3.jpeg</text:p>
          </table:table-cell>
          <table:table-cell office:value-type="float" office:value="1502055553.98799" calcext:value-type="float">
            <text:p>1502055553.98799</text:p>
          </table:table-cell>
          <table:table-cell table:formula="of:=[.B555] - [.B554]" office:value-type="float" office:value="0.999949932098389" calcext:value-type="float">
            <text:p>0.9999499321</text:p>
          </table:table-cell>
          <table:table-cell table:formula="of:=[.C55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4.jpeg</text:p>
          </table:table-cell>
          <table:table-cell office:value-type="float" office:value="1502055554.98803" calcext:value-type="float">
            <text:p>1502055554.98803</text:p>
          </table:table-cell>
          <table:table-cell table:formula="of:=[.B556] - [.B555]" office:value-type="float" office:value="1.00004005432129" calcext:value-type="float">
            <text:p>1.0000400543</text:p>
          </table:table-cell>
          <table:table-cell table:formula="of:=[.C556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5.jpeg</text:p>
          </table:table-cell>
          <table:table-cell office:value-type="float" office:value="1502055555.98799" calcext:value-type="float">
            <text:p>1502055555.98799</text:p>
          </table:table-cell>
          <table:table-cell table:formula="of:=[.B557] - [.B556]" office:value-type="float" office:value="0.999959945678711" calcext:value-type="float">
            <text:p>0.9999599457</text:p>
          </table:table-cell>
          <table:table-cell table:formula="of:=[.C55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6.jpeg</text:p>
          </table:table-cell>
          <table:table-cell office:value-type="float" office:value="1502055556.98799" calcext:value-type="float">
            <text:p>1502055556.98799</text:p>
          </table:table-cell>
          <table:table-cell table:formula="of:=[.B558] - [.B557]" office:value-type="float" office:value="1" calcext:value-type="float">
            <text:p>1</text:p>
          </table:table-cell>
          <table:table-cell table:formula="of:=[.C55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7.jpeg</text:p>
          </table:table-cell>
          <table:table-cell office:value-type="float" office:value="1502055557.98799" calcext:value-type="float">
            <text:p>1502055557.98799</text:p>
          </table:table-cell>
          <table:table-cell table:formula="of:=[.B559] - [.B558]" office:value-type="float" office:value="1" calcext:value-type="float">
            <text:p>1</text:p>
          </table:table-cell>
          <table:table-cell table:formula="of:=[.C55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8.jpeg</text:p>
          </table:table-cell>
          <table:table-cell office:value-type="float" office:value="1502055558.988" calcext:value-type="float">
            <text:p>1502055558.988</text:p>
          </table:table-cell>
          <table:table-cell table:formula="of:=[.B560] - [.B559]" office:value-type="float" office:value="1.00001001358032" calcext:value-type="float">
            <text:p>1.0000100136</text:p>
          </table:table-cell>
          <table:table-cell table:formula="of:=[.C56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59.jpeg</text:p>
          </table:table-cell>
          <table:table-cell office:value-type="float" office:value="1502055559.988" calcext:value-type="float">
            <text:p>1502055559.988</text:p>
          </table:table-cell>
          <table:table-cell table:formula="of:=[.B561] - [.B560]" office:value-type="float" office:value="1" calcext:value-type="float">
            <text:p>1</text:p>
          </table:table-cell>
          <table:table-cell table:formula="of:=[.C56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0.jpeg</text:p>
          </table:table-cell>
          <table:table-cell office:value-type="float" office:value="1502055560.98799" calcext:value-type="float">
            <text:p>1502055560.98799</text:p>
          </table:table-cell>
          <table:table-cell table:formula="of:=[.B562] - [.B561]" office:value-type="float" office:value="0.999989986419678" calcext:value-type="float">
            <text:p>0.9999899864</text:p>
          </table:table-cell>
          <table:table-cell table:formula="of:=[.C56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1.jpeg</text:p>
          </table:table-cell>
          <table:table-cell office:value-type="float" office:value="1502055561.98796" calcext:value-type="float">
            <text:p>1502055561.98796</text:p>
          </table:table-cell>
          <table:table-cell table:formula="of:=[.B563] - [.B562]" office:value-type="float" office:value="0.999970197677612" calcext:value-type="float">
            <text:p>0.9999701977</text:p>
          </table:table-cell>
          <table:table-cell table:formula="of:=[.C563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2.jpeg</text:p>
          </table:table-cell>
          <table:table-cell office:value-type="float" office:value="1502055562.98798" calcext:value-type="float">
            <text:p>1502055562.98798</text:p>
          </table:table-cell>
          <table:table-cell table:formula="of:=[.B564] - [.B563]" office:value-type="float" office:value="1.00001978874207" calcext:value-type="float">
            <text:p>1.0000197887</text:p>
          </table:table-cell>
          <table:table-cell table:formula="of:=[.C564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3.jpeg</text:p>
          </table:table-cell>
          <table:table-cell office:value-type="float" office:value="1502055563.98797" calcext:value-type="float">
            <text:p>1502055563.98797</text:p>
          </table:table-cell>
          <table:table-cell table:formula="of:=[.B565] - [.B564]" office:value-type="float" office:value="0.999990224838257" calcext:value-type="float">
            <text:p>0.9999902248</text:p>
          </table:table-cell>
          <table:table-cell table:formula="of:=[.C565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4.jpeg</text:p>
          </table:table-cell>
          <table:table-cell office:value-type="float" office:value="1502055564.98797" calcext:value-type="float">
            <text:p>1502055564.98797</text:p>
          </table:table-cell>
          <table:table-cell table:formula="of:=[.B566] - [.B565]" office:value-type="float" office:value="1" calcext:value-type="float">
            <text:p>1</text:p>
          </table:table-cell>
          <table:table-cell table:formula="of:=[.C56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5.jpeg</text:p>
          </table:table-cell>
          <table:table-cell office:value-type="float" office:value="1502055565.98793" calcext:value-type="float">
            <text:p>1502055565.98793</text:p>
          </table:table-cell>
          <table:table-cell table:formula="of:=[.B567] - [.B566]" office:value-type="float" office:value="0.999959945678711" calcext:value-type="float">
            <text:p>0.9999599457</text:p>
          </table:table-cell>
          <table:table-cell table:formula="of:=[.C56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6.jpeg</text:p>
          </table:table-cell>
          <table:table-cell office:value-type="float" office:value="1502055566.98796" calcext:value-type="float">
            <text:p>1502055566.98796</text:p>
          </table:table-cell>
          <table:table-cell table:formula="of:=[.B568] - [.B567]" office:value-type="float" office:value="1.00003004074097" calcext:value-type="float">
            <text:p>1.0000300407</text:p>
          </table:table-cell>
          <table:table-cell table:formula="of:=[.C568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7.jpeg</text:p>
          </table:table-cell>
          <table:table-cell office:value-type="float" office:value="1502055567.98795" calcext:value-type="float">
            <text:p>1502055567.98795</text:p>
          </table:table-cell>
          <table:table-cell table:formula="of:=[.B569] - [.B568]" office:value-type="float" office:value="0.999989986419678" calcext:value-type="float">
            <text:p>0.9999899864</text:p>
          </table:table-cell>
          <table:table-cell table:formula="of:=[.C56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8.jpeg</text:p>
          </table:table-cell>
          <table:table-cell office:value-type="float" office:value="1502055568.98793" calcext:value-type="float">
            <text:p>1502055568.98793</text:p>
          </table:table-cell>
          <table:table-cell table:formula="of:=[.B570] - [.B569]" office:value-type="float" office:value="0.999979972839356" calcext:value-type="float">
            <text:p>0.9999799728</text:p>
          </table:table-cell>
          <table:table-cell table:formula="of:=[.C57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69.jpeg</text:p>
          </table:table-cell>
          <table:table-cell office:value-type="float" office:value="1502055569.98795" calcext:value-type="float">
            <text:p>1502055569.98795</text:p>
          </table:table-cell>
          <table:table-cell table:formula="of:=[.B571] - [.B570]" office:value-type="float" office:value="1.00002002716064" calcext:value-type="float">
            <text:p>1.0000200272</text:p>
          </table:table-cell>
          <table:table-cell table:formula="of:=[.C57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0.jpeg</text:p>
          </table:table-cell>
          <table:table-cell office:value-type="float" office:value="1502055570.98795" calcext:value-type="float">
            <text:p>1502055570.98795</text:p>
          </table:table-cell>
          <table:table-cell table:formula="of:=[.B572] - [.B571]" office:value-type="float" office:value="1" calcext:value-type="float">
            <text:p>1</text:p>
          </table:table-cell>
          <table:table-cell table:formula="of:=[.C57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1.jpeg</text:p>
          </table:table-cell>
          <table:table-cell office:value-type="float" office:value="1502055571.98794" calcext:value-type="float">
            <text:p>1502055571.98794</text:p>
          </table:table-cell>
          <table:table-cell table:formula="of:=[.B573] - [.B572]" office:value-type="float" office:value="0.999989986419678" calcext:value-type="float">
            <text:p>0.9999899864</text:p>
          </table:table-cell>
          <table:table-cell table:formula="of:=[.C57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2.jpeg</text:p>
          </table:table-cell>
          <table:table-cell office:value-type="float" office:value="1502055572.98792" calcext:value-type="float">
            <text:p>1502055572.98792</text:p>
          </table:table-cell>
          <table:table-cell table:formula="of:=[.B574] - [.B573]" office:value-type="float" office:value="0.999979972839356" calcext:value-type="float">
            <text:p>0.9999799728</text:p>
          </table:table-cell>
          <table:table-cell table:formula="of:=[.C57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3.jpeg</text:p>
          </table:table-cell>
          <table:table-cell office:value-type="float" office:value="1502055573.98794" calcext:value-type="float">
            <text:p>1502055573.98794</text:p>
          </table:table-cell>
          <table:table-cell table:formula="of:=[.B575] - [.B574]" office:value-type="float" office:value="1.00002002716064" calcext:value-type="float">
            <text:p>1.0000200272</text:p>
          </table:table-cell>
          <table:table-cell table:formula="of:=[.C57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4.jpeg</text:p>
          </table:table-cell>
          <table:table-cell office:value-type="float" office:value="1502055574.9879" calcext:value-type="float">
            <text:p>1502055574.9879</text:p>
          </table:table-cell>
          <table:table-cell table:formula="of:=[.B576] - [.B575]" office:value-type="float" office:value="0.999959945678711" calcext:value-type="float">
            <text:p>0.9999599457</text:p>
          </table:table-cell>
          <table:table-cell table:formula="of:=[.C57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5.jpeg</text:p>
          </table:table-cell>
          <table:table-cell office:value-type="float" office:value="1502055575.98784" calcext:value-type="float">
            <text:p>1502055575.98784</text:p>
          </table:table-cell>
          <table:table-cell table:formula="of:=[.B577] - [.B576]" office:value-type="float" office:value="0.999939918518066" calcext:value-type="float">
            <text:p>0.9999399185</text:p>
          </table:table-cell>
          <table:table-cell table:formula="of:=[.C57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6.jpeg</text:p>
          </table:table-cell>
          <table:table-cell office:value-type="float" office:value="1502055576.98796" calcext:value-type="float">
            <text:p>1502055576.98796</text:p>
          </table:table-cell>
          <table:table-cell table:formula="of:=[.B578] - [.B577]" office:value-type="float" office:value="1.00012016296387" calcext:value-type="float">
            <text:p>1.000120163</text:p>
          </table:table-cell>
          <table:table-cell table:formula="of:=[.C578] - 1" office:value-type="float" office:value="0.000120162963867188" calcext:value-type="float">
            <text:p>0.000120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7.jpeg</text:p>
          </table:table-cell>
          <table:table-cell office:value-type="float" office:value="1502055577.98791" calcext:value-type="float">
            <text:p>1502055577.98791</text:p>
          </table:table-cell>
          <table:table-cell table:formula="of:=[.B579] - [.B578]" office:value-type="float" office:value="0.999949932098389" calcext:value-type="float">
            <text:p>0.9999499321</text:p>
          </table:table-cell>
          <table:table-cell table:formula="of:=[.C57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8.jpeg</text:p>
          </table:table-cell>
          <table:table-cell office:value-type="float" office:value="1502055578.98792" calcext:value-type="float">
            <text:p>1502055578.98792</text:p>
          </table:table-cell>
          <table:table-cell table:formula="of:=[.B580] - [.B579]" office:value-type="float" office:value="1.00001001358032" calcext:value-type="float">
            <text:p>1.0000100136</text:p>
          </table:table-cell>
          <table:table-cell table:formula="of:=[.C58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79.jpeg</text:p>
          </table:table-cell>
          <table:table-cell office:value-type="float" office:value="1502055579.98796" calcext:value-type="float">
            <text:p>1502055579.98796</text:p>
          </table:table-cell>
          <table:table-cell table:formula="of:=[.B581] - [.B580]" office:value-type="float" office:value="1.00004005432129" calcext:value-type="float">
            <text:p>1.0000400543</text:p>
          </table:table-cell>
          <table:table-cell table:formula="of:=[.C58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0.jpeg</text:p>
          </table:table-cell>
          <table:table-cell office:value-type="float" office:value="1502055580.9879" calcext:value-type="float">
            <text:p>1502055580.9879</text:p>
          </table:table-cell>
          <table:table-cell table:formula="of:=[.B582] - [.B581]" office:value-type="float" office:value="0.999939918518066" calcext:value-type="float">
            <text:p>0.9999399185</text:p>
          </table:table-cell>
          <table:table-cell table:formula="of:=[.C58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1.jpeg</text:p>
          </table:table-cell>
          <table:table-cell office:value-type="float" office:value="1502055581.98787" calcext:value-type="float">
            <text:p>1502055581.98787</text:p>
          </table:table-cell>
          <table:table-cell table:formula="of:=[.B583] - [.B582]" office:value-type="float" office:value="0.999969959259033" calcext:value-type="float">
            <text:p>0.9999699593</text:p>
          </table:table-cell>
          <table:table-cell table:formula="of:=[.C58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2.jpeg</text:p>
          </table:table-cell>
          <table:table-cell office:value-type="float" office:value="1502055582.98792" calcext:value-type="float">
            <text:p>1502055582.98792</text:p>
          </table:table-cell>
          <table:table-cell table:formula="of:=[.B584] - [.B583]" office:value-type="float" office:value="1.00005006790161" calcext:value-type="float">
            <text:p>1.0000500679</text:p>
          </table:table-cell>
          <table:table-cell table:formula="of:=[.C584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3.jpeg</text:p>
          </table:table-cell>
          <table:table-cell office:value-type="float" office:value="1502055583.98787" calcext:value-type="float">
            <text:p>1502055583.98787</text:p>
          </table:table-cell>
          <table:table-cell table:formula="of:=[.B585] - [.B584]" office:value-type="float" office:value="0.999949932098389" calcext:value-type="float">
            <text:p>0.9999499321</text:p>
          </table:table-cell>
          <table:table-cell table:formula="of:=[.C58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4.jpeg</text:p>
          </table:table-cell>
          <table:table-cell office:value-type="float" office:value="1502055584.98787" calcext:value-type="float">
            <text:p>1502055584.98787</text:p>
          </table:table-cell>
          <table:table-cell table:formula="of:=[.B586] - [.B585]" office:value-type="float" office:value="1" calcext:value-type="float">
            <text:p>1</text:p>
          </table:table-cell>
          <table:table-cell table:formula="of:=[.C58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5.jpeg</text:p>
          </table:table-cell>
          <table:table-cell office:value-type="float" office:value="1502055585.98784" calcext:value-type="float">
            <text:p>1502055585.98784</text:p>
          </table:table-cell>
          <table:table-cell table:formula="of:=[.B587] - [.B586]" office:value-type="float" office:value="0.999969959259033" calcext:value-type="float">
            <text:p>0.9999699593</text:p>
          </table:table-cell>
          <table:table-cell table:formula="of:=[.C58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6.jpeg</text:p>
          </table:table-cell>
          <table:table-cell office:value-type="float" office:value="1502055586.98785" calcext:value-type="float">
            <text:p>1502055586.98785</text:p>
          </table:table-cell>
          <table:table-cell table:formula="of:=[.B588] - [.B587]" office:value-type="float" office:value="1.00001001358032" calcext:value-type="float">
            <text:p>1.0000100136</text:p>
          </table:table-cell>
          <table:table-cell table:formula="of:=[.C58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7.jpeg</text:p>
          </table:table-cell>
          <table:table-cell office:value-type="float" office:value="1502055587.98786" calcext:value-type="float">
            <text:p>1502055587.98786</text:p>
          </table:table-cell>
          <table:table-cell table:formula="of:=[.B589] - [.B588]" office:value-type="float" office:value="1.00001001358032" calcext:value-type="float">
            <text:p>1.0000100136</text:p>
          </table:table-cell>
          <table:table-cell table:formula="of:=[.C58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8.jpeg</text:p>
          </table:table-cell>
          <table:table-cell office:value-type="float" office:value="1502055588.9878" calcext:value-type="float">
            <text:p>1502055588.9878</text:p>
          </table:table-cell>
          <table:table-cell table:formula="of:=[.B590] - [.B589]" office:value-type="float" office:value="0.999939918518066" calcext:value-type="float">
            <text:p>0.9999399185</text:p>
          </table:table-cell>
          <table:table-cell table:formula="of:=[.C59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89.jpeg</text:p>
          </table:table-cell>
          <table:table-cell office:value-type="float" office:value="1502055589.98784" calcext:value-type="float">
            <text:p>1502055589.98784</text:p>
          </table:table-cell>
          <table:table-cell table:formula="of:=[.B591] - [.B590]" office:value-type="float" office:value="1.00004005432129" calcext:value-type="float">
            <text:p>1.0000400543</text:p>
          </table:table-cell>
          <table:table-cell table:formula="of:=[.C59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0.jpeg</text:p>
          </table:table-cell>
          <table:table-cell office:value-type="float" office:value="1502055590.98787" calcext:value-type="float">
            <text:p>1502055590.98787</text:p>
          </table:table-cell>
          <table:table-cell table:formula="of:=[.B592] - [.B591]" office:value-type="float" office:value="1.00003004074097" calcext:value-type="float">
            <text:p>1.0000300407</text:p>
          </table:table-cell>
          <table:table-cell table:formula="of:=[.C59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1.jpeg</text:p>
          </table:table-cell>
          <table:table-cell office:value-type="float" office:value="1502055591.98782" calcext:value-type="float">
            <text:p>1502055591.98782</text:p>
          </table:table-cell>
          <table:table-cell table:formula="of:=[.B593] - [.B592]" office:value-type="float" office:value="0.999949932098389" calcext:value-type="float">
            <text:p>0.9999499321</text:p>
          </table:table-cell>
          <table:table-cell table:formula="of:=[.C59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2.jpeg</text:p>
          </table:table-cell>
          <table:table-cell office:value-type="float" office:value="1502055592.98783" calcext:value-type="float">
            <text:p>1502055592.98783</text:p>
          </table:table-cell>
          <table:table-cell table:formula="of:=[.B594] - [.B593]" office:value-type="float" office:value="1.00001001358032" calcext:value-type="float">
            <text:p>1.0000100136</text:p>
          </table:table-cell>
          <table:table-cell table:formula="of:=[.C59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3.jpeg</text:p>
          </table:table-cell>
          <table:table-cell office:value-type="float" office:value="1502055593.98783" calcext:value-type="float">
            <text:p>1502055593.98783</text:p>
          </table:table-cell>
          <table:table-cell table:formula="of:=[.B595] - [.B594]" office:value-type="float" office:value="1" calcext:value-type="float">
            <text:p>1</text:p>
          </table:table-cell>
          <table:table-cell table:formula="of:=[.C59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4.jpeg</text:p>
          </table:table-cell>
          <table:table-cell office:value-type="float" office:value="1502055594.98778" calcext:value-type="float">
            <text:p>1502055594.98778</text:p>
          </table:table-cell>
          <table:table-cell table:formula="of:=[.B596] - [.B595]" office:value-type="float" office:value="0.999950170516968" calcext:value-type="float">
            <text:p>0.9999501705</text:p>
          </table:table-cell>
          <table:table-cell table:formula="of:=[.C596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5.jpeg</text:p>
          </table:table-cell>
          <table:table-cell office:value-type="float" office:value="1502055595.98789" calcext:value-type="float">
            <text:p>1502055595.98789</text:p>
          </table:table-cell>
          <table:table-cell table:formula="of:=[.B597] - [.B596]" office:value-type="float" office:value="1.00010991096497" calcext:value-type="float">
            <text:p>1.000109911</text:p>
          </table:table-cell>
          <table:table-cell table:formula="of:=[.C597] - 1" office:value-type="float" office:value="0.00010991096496582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6.jpeg</text:p>
          </table:table-cell>
          <table:table-cell office:value-type="float" office:value="1502055596.98784" calcext:value-type="float">
            <text:p>1502055596.98784</text:p>
          </table:table-cell>
          <table:table-cell table:formula="of:=[.B598] - [.B597]" office:value-type="float" office:value="0.999949932098389" calcext:value-type="float">
            <text:p>0.9999499321</text:p>
          </table:table-cell>
          <table:table-cell table:formula="of:=[.C59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7.jpeg</text:p>
          </table:table-cell>
          <table:table-cell office:value-type="float" office:value="1502055597.9878" calcext:value-type="float">
            <text:p>1502055597.9878</text:p>
          </table:table-cell>
          <table:table-cell table:formula="of:=[.B599] - [.B598]" office:value-type="float" office:value="0.999959945678711" calcext:value-type="float">
            <text:p>0.9999599457</text:p>
          </table:table-cell>
          <table:table-cell table:formula="of:=[.C59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8.jpeg</text:p>
          </table:table-cell>
          <table:table-cell office:value-type="float" office:value="1502055598.98782" calcext:value-type="float">
            <text:p>1502055598.98782</text:p>
          </table:table-cell>
          <table:table-cell table:formula="of:=[.B600] - [.B599]" office:value-type="float" office:value="1.00002002716064" calcext:value-type="float">
            <text:p>1.0000200272</text:p>
          </table:table-cell>
          <table:table-cell table:formula="of:=[.C60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599.jpeg</text:p>
          </table:table-cell>
          <table:table-cell office:value-type="float" office:value="1502055599.98781" calcext:value-type="float">
            <text:p>1502055599.98781</text:p>
          </table:table-cell>
          <table:table-cell table:formula="of:=[.B601] - [.B600]" office:value-type="float" office:value="0.999989986419678" calcext:value-type="float">
            <text:p>0.9999899864</text:p>
          </table:table-cell>
          <table:table-cell table:formula="of:=[.C60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0.jpeg</text:p>
          </table:table-cell>
          <table:table-cell office:value-type="float" office:value="1502055600.98776" calcext:value-type="float">
            <text:p>1502055600.98776</text:p>
          </table:table-cell>
          <table:table-cell table:formula="of:=[.B602] - [.B601]" office:value-type="float" office:value="0.999950170516968" calcext:value-type="float">
            <text:p>0.9999501705</text:p>
          </table:table-cell>
          <table:table-cell table:formula="of:=[.C60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1.jpeg</text:p>
          </table:table-cell>
          <table:table-cell office:value-type="float" office:value="1502055601.98781" calcext:value-type="float">
            <text:p>1502055601.98781</text:p>
          </table:table-cell>
          <table:table-cell table:formula="of:=[.B603] - [.B602]" office:value-type="float" office:value="1.00004982948303" calcext:value-type="float">
            <text:p>1.0000498295</text:p>
          </table:table-cell>
          <table:table-cell table:formula="of:=[.C603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2.jpeg</text:p>
          </table:table-cell>
          <table:table-cell office:value-type="float" office:value="1502055602.98781" calcext:value-type="float">
            <text:p>1502055602.98781</text:p>
          </table:table-cell>
          <table:table-cell table:formula="of:=[.B604] - [.B603]" office:value-type="float" office:value="1" calcext:value-type="float">
            <text:p>1</text:p>
          </table:table-cell>
          <table:table-cell table:formula="of:=[.C60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3.jpeg</text:p>
          </table:table-cell>
          <table:table-cell office:value-type="float" office:value="1502055603.98775" calcext:value-type="float">
            <text:p>1502055603.98775</text:p>
          </table:table-cell>
          <table:table-cell table:formula="of:=[.B605] - [.B604]" office:value-type="float" office:value="0.999940156936646" calcext:value-type="float">
            <text:p>0.9999401569</text:p>
          </table:table-cell>
          <table:table-cell table:formula="of:=[.C605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4.jpeg</text:p>
          </table:table-cell>
          <table:table-cell office:value-type="float" office:value="1502055604.98779" calcext:value-type="float">
            <text:p>1502055604.98779</text:p>
          </table:table-cell>
          <table:table-cell table:formula="of:=[.B606] - [.B605]" office:value-type="float" office:value="1.00004005432129" calcext:value-type="float">
            <text:p>1.0000400543</text:p>
          </table:table-cell>
          <table:table-cell table:formula="of:=[.C606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5.jpeg</text:p>
          </table:table-cell>
          <table:table-cell office:value-type="float" office:value="1502055605.98778" calcext:value-type="float">
            <text:p>1502055605.98778</text:p>
          </table:table-cell>
          <table:table-cell table:formula="of:=[.B607] - [.B606]" office:value-type="float" office:value="0.999989986419678" calcext:value-type="float">
            <text:p>0.9999899864</text:p>
          </table:table-cell>
          <table:table-cell table:formula="of:=[.C60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6.jpeg</text:p>
          </table:table-cell>
          <table:table-cell office:value-type="float" office:value="1502055606.98773" calcext:value-type="float">
            <text:p>1502055606.98773</text:p>
          </table:table-cell>
          <table:table-cell table:formula="of:=[.B608] - [.B607]" office:value-type="float" office:value="0.999949932098389" calcext:value-type="float">
            <text:p>0.9999499321</text:p>
          </table:table-cell>
          <table:table-cell table:formula="of:=[.C60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7.jpeg</text:p>
          </table:table-cell>
          <table:table-cell office:value-type="float" office:value="1502055607.98778" calcext:value-type="float">
            <text:p>1502055607.98778</text:p>
          </table:table-cell>
          <table:table-cell table:formula="of:=[.B609] - [.B608]" office:value-type="float" office:value="1.00005006790161" calcext:value-type="float">
            <text:p>1.0000500679</text:p>
          </table:table-cell>
          <table:table-cell table:formula="of:=[.C60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8.jpeg</text:p>
          </table:table-cell>
          <table:table-cell office:value-type="float" office:value="1502055608.98776" calcext:value-type="float">
            <text:p>1502055608.98776</text:p>
          </table:table-cell>
          <table:table-cell table:formula="of:=[.B610] - [.B609]" office:value-type="float" office:value="0.999979972839356" calcext:value-type="float">
            <text:p>0.9999799728</text:p>
          </table:table-cell>
          <table:table-cell table:formula="of:=[.C61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09.jpeg</text:p>
          </table:table-cell>
          <table:table-cell office:value-type="float" office:value="1502055609.98771" calcext:value-type="float">
            <text:p>1502055609.98771</text:p>
          </table:table-cell>
          <table:table-cell table:formula="of:=[.B611] - [.B610]" office:value-type="float" office:value="0.999949932098389" calcext:value-type="float">
            <text:p>0.9999499321</text:p>
          </table:table-cell>
          <table:table-cell table:formula="of:=[.C61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0.jpeg</text:p>
          </table:table-cell>
          <table:table-cell office:value-type="float" office:value="1502055610.98776" calcext:value-type="float">
            <text:p>1502055610.98776</text:p>
          </table:table-cell>
          <table:table-cell table:formula="of:=[.B612] - [.B611]" office:value-type="float" office:value="1.00005006790161" calcext:value-type="float">
            <text:p>1.0000500679</text:p>
          </table:table-cell>
          <table:table-cell table:formula="of:=[.C61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1.jpeg</text:p>
          </table:table-cell>
          <table:table-cell office:value-type="float" office:value="1502055611.98775" calcext:value-type="float">
            <text:p>1502055611.98775</text:p>
          </table:table-cell>
          <table:table-cell table:formula="of:=[.B613] - [.B612]" office:value-type="float" office:value="0.999989986419678" calcext:value-type="float">
            <text:p>0.9999899864</text:p>
          </table:table-cell>
          <table:table-cell table:formula="of:=[.C61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2.jpeg</text:p>
          </table:table-cell>
          <table:table-cell office:value-type="float" office:value="1502055612.9877" calcext:value-type="float">
            <text:p>1502055612.9877</text:p>
          </table:table-cell>
          <table:table-cell table:formula="of:=[.B614] - [.B613]" office:value-type="float" office:value="0.999949932098389" calcext:value-type="float">
            <text:p>0.9999499321</text:p>
          </table:table-cell>
          <table:table-cell table:formula="of:=[.C61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3.jpeg</text:p>
          </table:table-cell>
          <table:table-cell office:value-type="float" office:value="1502055613.98775" calcext:value-type="float">
            <text:p>1502055613.98775</text:p>
          </table:table-cell>
          <table:table-cell table:formula="of:=[.B615] - [.B614]" office:value-type="float" office:value="1.00005006790161" calcext:value-type="float">
            <text:p>1.0000500679</text:p>
          </table:table-cell>
          <table:table-cell table:formula="of:=[.C615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4.jpeg</text:p>
          </table:table-cell>
          <table:table-cell office:value-type="float" office:value="1502055614.98776" calcext:value-type="float">
            <text:p>1502055614.98776</text:p>
          </table:table-cell>
          <table:table-cell table:formula="of:=[.B616] - [.B615]" office:value-type="float" office:value="1.00001001358032" calcext:value-type="float">
            <text:p>1.0000100136</text:p>
          </table:table-cell>
          <table:table-cell table:formula="of:=[.C61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5.jpeg</text:p>
          </table:table-cell>
          <table:table-cell office:value-type="float" office:value="1502055615.98772" calcext:value-type="float">
            <text:p>1502055615.98772</text:p>
          </table:table-cell>
          <table:table-cell table:formula="of:=[.B617] - [.B616]" office:value-type="float" office:value="0.999959945678711" calcext:value-type="float">
            <text:p>0.9999599457</text:p>
          </table:table-cell>
          <table:table-cell table:formula="of:=[.C61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6.jpeg</text:p>
          </table:table-cell>
          <table:table-cell office:value-type="float" office:value="1502055616.98772" calcext:value-type="float">
            <text:p>1502055616.98772</text:p>
          </table:table-cell>
          <table:table-cell table:formula="of:=[.B618] - [.B617]" office:value-type="float" office:value="1" calcext:value-type="float">
            <text:p>1</text:p>
          </table:table-cell>
          <table:table-cell table:formula="of:=[.C61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7.jpeg</text:p>
          </table:table-cell>
          <table:table-cell office:value-type="float" office:value="1502055617.98775" calcext:value-type="float">
            <text:p>1502055617.98775</text:p>
          </table:table-cell>
          <table:table-cell table:formula="of:=[.B619] - [.B618]" office:value-type="float" office:value="1.00003004074097" calcext:value-type="float">
            <text:p>1.0000300407</text:p>
          </table:table-cell>
          <table:table-cell table:formula="of:=[.C61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8.jpeg</text:p>
          </table:table-cell>
          <table:table-cell office:value-type="float" office:value="1502055618.98775" calcext:value-type="float">
            <text:p>1502055618.98775</text:p>
          </table:table-cell>
          <table:table-cell table:formula="of:=[.B620] - [.B619]" office:value-type="float" office:value="1" calcext:value-type="float">
            <text:p>1</text:p>
          </table:table-cell>
          <table:table-cell table:formula="of:=[.C62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19.jpeg</text:p>
          </table:table-cell>
          <table:table-cell office:value-type="float" office:value="1502055619.98781" calcext:value-type="float">
            <text:p>1502055619.98781</text:p>
          </table:table-cell>
          <table:table-cell table:formula="of:=[.B621] - [.B620]" office:value-type="float" office:value="1.00005984306335" calcext:value-type="float">
            <text:p>1.0000598431</text:p>
          </table:table-cell>
          <table:table-cell table:formula="of:=[.C621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0.jpeg</text:p>
          </table:table-cell>
          <table:table-cell office:value-type="float" office:value="1502055620.98777" calcext:value-type="float">
            <text:p>1502055620.98777</text:p>
          </table:table-cell>
          <table:table-cell table:formula="of:=[.B622] - [.B621]" office:value-type="float" office:value="0.99996018409729" calcext:value-type="float">
            <text:p>0.9999601841</text:p>
          </table:table-cell>
          <table:table-cell table:formula="of:=[.C622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1.jpeg</text:p>
          </table:table-cell>
          <table:table-cell office:value-type="float" office:value="1502055621.98774" calcext:value-type="float">
            <text:p>1502055621.98774</text:p>
          </table:table-cell>
          <table:table-cell table:formula="of:=[.B623] - [.B622]" office:value-type="float" office:value="0.999969959259033" calcext:value-type="float">
            <text:p>0.9999699593</text:p>
          </table:table-cell>
          <table:table-cell table:formula="of:=[.C62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2.jpeg</text:p>
          </table:table-cell>
          <table:table-cell office:value-type="float" office:value="1502055622.9877" calcext:value-type="float">
            <text:p>1502055622.9877</text:p>
          </table:table-cell>
          <table:table-cell table:formula="of:=[.B624] - [.B623]" office:value-type="float" office:value="0.999959945678711" calcext:value-type="float">
            <text:p>0.9999599457</text:p>
          </table:table-cell>
          <table:table-cell table:formula="of:=[.C62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3.jpeg</text:p>
          </table:table-cell>
          <table:table-cell office:value-type="float" office:value="1502055623.98773" calcext:value-type="float">
            <text:p>1502055623.98773</text:p>
          </table:table-cell>
          <table:table-cell table:formula="of:=[.B625] - [.B624]" office:value-type="float" office:value="1.00003004074097" calcext:value-type="float">
            <text:p>1.0000300407</text:p>
          </table:table-cell>
          <table:table-cell table:formula="of:=[.C625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4.jpeg</text:p>
          </table:table-cell>
          <table:table-cell office:value-type="float" office:value="1502055624.98772" calcext:value-type="float">
            <text:p>1502055624.98772</text:p>
          </table:table-cell>
          <table:table-cell table:formula="of:=[.B626] - [.B625]" office:value-type="float" office:value="0.999989986419678" calcext:value-type="float">
            <text:p>0.9999899864</text:p>
          </table:table-cell>
          <table:table-cell table:formula="of:=[.C62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5.jpeg</text:p>
          </table:table-cell>
          <table:table-cell office:value-type="float" office:value="1502055625.98771" calcext:value-type="float">
            <text:p>1502055625.98771</text:p>
          </table:table-cell>
          <table:table-cell table:formula="of:=[.B627] - [.B626]" office:value-type="float" office:value="0.999989986419678" calcext:value-type="float">
            <text:p>0.9999899864</text:p>
          </table:table-cell>
          <table:table-cell table:formula="of:=[.C62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6.jpeg</text:p>
          </table:table-cell>
          <table:table-cell office:value-type="float" office:value="1502055626.98768" calcext:value-type="float">
            <text:p>1502055626.98768</text:p>
          </table:table-cell>
          <table:table-cell table:formula="of:=[.B628] - [.B627]" office:value-type="float" office:value="0.999969959259033" calcext:value-type="float">
            <text:p>0.9999699593</text:p>
          </table:table-cell>
          <table:table-cell table:formula="of:=[.C628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7.jpeg</text:p>
          </table:table-cell>
          <table:table-cell office:value-type="float" office:value="1502055627.98768" calcext:value-type="float">
            <text:p>1502055627.98768</text:p>
          </table:table-cell>
          <table:table-cell table:formula="of:=[.B629] - [.B628]" office:value-type="float" office:value="1" calcext:value-type="float">
            <text:p>1</text:p>
          </table:table-cell>
          <table:table-cell table:formula="of:=[.C62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8.jpeg</text:p>
          </table:table-cell>
          <table:table-cell office:value-type="float" office:value="1502055628.98768" calcext:value-type="float">
            <text:p>1502055628.98768</text:p>
          </table:table-cell>
          <table:table-cell table:formula="of:=[.B630] - [.B629]" office:value-type="float" office:value="1" calcext:value-type="float">
            <text:p>1</text:p>
          </table:table-cell>
          <table:table-cell table:formula="of:=[.C63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29.jpeg</text:p>
          </table:table-cell>
          <table:table-cell office:value-type="float" office:value="1502055629.98769" calcext:value-type="float">
            <text:p>1502055629.98769</text:p>
          </table:table-cell>
          <table:table-cell table:formula="of:=[.B631] - [.B630]" office:value-type="float" office:value="1.00001001358032" calcext:value-type="float">
            <text:p>1.0000100136</text:p>
          </table:table-cell>
          <table:table-cell table:formula="of:=[.C63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0.jpeg</text:p>
          </table:table-cell>
          <table:table-cell office:value-type="float" office:value="1502055630.98769" calcext:value-type="float">
            <text:p>1502055630.98769</text:p>
          </table:table-cell>
          <table:table-cell table:formula="of:=[.B632] - [.B631]" office:value-type="float" office:value="1" calcext:value-type="float">
            <text:p>1</text:p>
          </table:table-cell>
          <table:table-cell table:formula="of:=[.C63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1.jpeg</text:p>
          </table:table-cell>
          <table:table-cell office:value-type="float" office:value="1502055631.98768" calcext:value-type="float">
            <text:p>1502055631.98768</text:p>
          </table:table-cell>
          <table:table-cell table:formula="of:=[.B633] - [.B632]" office:value-type="float" office:value="0.999989986419678" calcext:value-type="float">
            <text:p>0.9999899864</text:p>
          </table:table-cell>
          <table:table-cell table:formula="of:=[.C63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2.jpeg</text:p>
          </table:table-cell>
          <table:table-cell office:value-type="float" office:value="1502055632.98767" calcext:value-type="float">
            <text:p>1502055632.98767</text:p>
          </table:table-cell>
          <table:table-cell table:formula="of:=[.B634] - [.B633]" office:value-type="float" office:value="0.999989986419678" calcext:value-type="float">
            <text:p>0.9999899864</text:p>
          </table:table-cell>
          <table:table-cell table:formula="of:=[.C63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3.jpeg</text:p>
          </table:table-cell>
          <table:table-cell office:value-type="float" office:value="1502055633.98765" calcext:value-type="float">
            <text:p>1502055633.98765</text:p>
          </table:table-cell>
          <table:table-cell table:formula="of:=[.B635] - [.B634]" office:value-type="float" office:value="0.999979972839356" calcext:value-type="float">
            <text:p>0.9999799728</text:p>
          </table:table-cell>
          <table:table-cell table:formula="of:=[.C63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4.jpeg</text:p>
          </table:table-cell>
          <table:table-cell office:value-type="float" office:value="1502055634.98764" calcext:value-type="float">
            <text:p>1502055634.98764</text:p>
          </table:table-cell>
          <table:table-cell table:formula="of:=[.B636] - [.B635]" office:value-type="float" office:value="0.999989986419678" calcext:value-type="float">
            <text:p>0.9999899864</text:p>
          </table:table-cell>
          <table:table-cell table:formula="of:=[.C63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5.jpeg</text:p>
          </table:table-cell>
          <table:table-cell office:value-type="float" office:value="1502055635.98768" calcext:value-type="float">
            <text:p>1502055635.98768</text:p>
          </table:table-cell>
          <table:table-cell table:formula="of:=[.B637] - [.B636]" office:value-type="float" office:value="1.00004005432129" calcext:value-type="float">
            <text:p>1.0000400543</text:p>
          </table:table-cell>
          <table:table-cell table:formula="of:=[.C63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6.jpeg</text:p>
          </table:table-cell>
          <table:table-cell office:value-type="float" office:value="1502055636.98766" calcext:value-type="float">
            <text:p>1502055636.98766</text:p>
          </table:table-cell>
          <table:table-cell table:formula="of:=[.B638] - [.B637]" office:value-type="float" office:value="0.999979972839356" calcext:value-type="float">
            <text:p>0.9999799728</text:p>
          </table:table-cell>
          <table:table-cell table:formula="of:=[.C63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7.jpeg</text:p>
          </table:table-cell>
          <table:table-cell office:value-type="float" office:value="1502055637.98765" calcext:value-type="float">
            <text:p>1502055637.98765</text:p>
          </table:table-cell>
          <table:table-cell table:formula="of:=[.B639] - [.B638]" office:value-type="float" office:value="0.999989986419678" calcext:value-type="float">
            <text:p>0.9999899864</text:p>
          </table:table-cell>
          <table:table-cell table:formula="of:=[.C63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8.jpeg</text:p>
          </table:table-cell>
          <table:table-cell office:value-type="float" office:value="1502055638.98766" calcext:value-type="float">
            <text:p>1502055638.98766</text:p>
          </table:table-cell>
          <table:table-cell table:formula="of:=[.B640] - [.B639]" office:value-type="float" office:value="1.00001001358032" calcext:value-type="float">
            <text:p>1.0000100136</text:p>
          </table:table-cell>
          <table:table-cell table:formula="of:=[.C64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39.jpeg</text:p>
          </table:table-cell>
          <table:table-cell office:value-type="float" office:value="1502055639.98763" calcext:value-type="float">
            <text:p>1502055639.98763</text:p>
          </table:table-cell>
          <table:table-cell table:formula="of:=[.B641] - [.B640]" office:value-type="float" office:value="0.999969959259033" calcext:value-type="float">
            <text:p>0.9999699593</text:p>
          </table:table-cell>
          <table:table-cell table:formula="of:=[.C64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0.jpeg</text:p>
          </table:table-cell>
          <table:table-cell office:value-type="float" office:value="1502055640.98762" calcext:value-type="float">
            <text:p>1502055640.98762</text:p>
          </table:table-cell>
          <table:table-cell table:formula="of:=[.B642] - [.B641]" office:value-type="float" office:value="0.999990224838257" calcext:value-type="float">
            <text:p>0.9999902248</text:p>
          </table:table-cell>
          <table:table-cell table:formula="of:=[.C642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1.jpeg</text:p>
          </table:table-cell>
          <table:table-cell office:value-type="float" office:value="1502055641.98757" calcext:value-type="float">
            <text:p>1502055641.98757</text:p>
          </table:table-cell>
          <table:table-cell table:formula="of:=[.B643] - [.B642]" office:value-type="float" office:value="0.999949932098389" calcext:value-type="float">
            <text:p>0.9999499321</text:p>
          </table:table-cell>
          <table:table-cell table:formula="of:=[.C64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2.jpeg</text:p>
          </table:table-cell>
          <table:table-cell office:value-type="float" office:value="1502055642.98761" calcext:value-type="float">
            <text:p>1502055642.98761</text:p>
          </table:table-cell>
          <table:table-cell table:formula="of:=[.B644] - [.B643]" office:value-type="float" office:value="1.00004005432129" calcext:value-type="float">
            <text:p>1.0000400543</text:p>
          </table:table-cell>
          <table:table-cell table:formula="of:=[.C64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3.jpeg</text:p>
          </table:table-cell>
          <table:table-cell office:value-type="float" office:value="1502055643.98763" calcext:value-type="float">
            <text:p>1502055643.98763</text:p>
          </table:table-cell>
          <table:table-cell table:formula="of:=[.B645] - [.B644]" office:value-type="float" office:value="1.00001978874207" calcext:value-type="float">
            <text:p>1.0000197887</text:p>
          </table:table-cell>
          <table:table-cell table:formula="of:=[.C645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4.jpeg</text:p>
          </table:table-cell>
          <table:table-cell office:value-type="float" office:value="1502055644.98758" calcext:value-type="float">
            <text:p>1502055644.98758</text:p>
          </table:table-cell>
          <table:table-cell table:formula="of:=[.B646] - [.B645]" office:value-type="float" office:value="0.999950170516968" calcext:value-type="float">
            <text:p>0.9999501705</text:p>
          </table:table-cell>
          <table:table-cell table:formula="of:=[.C646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5.jpeg</text:p>
          </table:table-cell>
          <table:table-cell office:value-type="float" office:value="1502055645.98761" calcext:value-type="float">
            <text:p>1502055645.98761</text:p>
          </table:table-cell>
          <table:table-cell table:formula="of:=[.B647] - [.B646]" office:value-type="float" office:value="1.00003004074097" calcext:value-type="float">
            <text:p>1.0000300407</text:p>
          </table:table-cell>
          <table:table-cell table:formula="of:=[.C647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6.jpeg</text:p>
          </table:table-cell>
          <table:table-cell office:value-type="float" office:value="1502055646.98761" calcext:value-type="float">
            <text:p>1502055646.98761</text:p>
          </table:table-cell>
          <table:table-cell table:formula="of:=[.B648] - [.B647]" office:value-type="float" office:value="1" calcext:value-type="float">
            <text:p>1</text:p>
          </table:table-cell>
          <table:table-cell table:formula="of:=[.C64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7.jpeg</text:p>
          </table:table-cell>
          <table:table-cell office:value-type="float" office:value="1502055647.98756" calcext:value-type="float">
            <text:p>1502055647.98756</text:p>
          </table:table-cell>
          <table:table-cell table:formula="of:=[.B649] - [.B648]" office:value-type="float" office:value="0.999949932098389" calcext:value-type="float">
            <text:p>0.9999499321</text:p>
          </table:table-cell>
          <table:table-cell table:formula="of:=[.C64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8.jpeg</text:p>
          </table:table-cell>
          <table:table-cell office:value-type="float" office:value="1502055648.98761" calcext:value-type="float">
            <text:p>1502055648.98761</text:p>
          </table:table-cell>
          <table:table-cell table:formula="of:=[.B650] - [.B649]" office:value-type="float" office:value="1.00005006790161" calcext:value-type="float">
            <text:p>1.0000500679</text:p>
          </table:table-cell>
          <table:table-cell table:formula="of:=[.C650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49.jpeg</text:p>
          </table:table-cell>
          <table:table-cell office:value-type="float" office:value="1502055649.98759" calcext:value-type="float">
            <text:p>1502055649.98759</text:p>
          </table:table-cell>
          <table:table-cell table:formula="of:=[.B651] - [.B650]" office:value-type="float" office:value="0.999979972839356" calcext:value-type="float">
            <text:p>0.9999799728</text:p>
          </table:table-cell>
          <table:table-cell table:formula="of:=[.C65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0.jpeg</text:p>
          </table:table-cell>
          <table:table-cell office:value-type="float" office:value="1502055650.98754" calcext:value-type="float">
            <text:p>1502055650.98754</text:p>
          </table:table-cell>
          <table:table-cell table:formula="of:=[.B652] - [.B651]" office:value-type="float" office:value="0.999949932098389" calcext:value-type="float">
            <text:p>0.9999499321</text:p>
          </table:table-cell>
          <table:table-cell table:formula="of:=[.C65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1.jpeg</text:p>
          </table:table-cell>
          <table:table-cell office:value-type="float" office:value="1502055651.98764" calcext:value-type="float">
            <text:p>1502055651.98764</text:p>
          </table:table-cell>
          <table:table-cell table:formula="of:=[.B653] - [.B652]" office:value-type="float" office:value="1.00009989738464" calcext:value-type="float">
            <text:p>1.0000998974</text:p>
          </table:table-cell>
          <table:table-cell table:formula="of:=[.C653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2.jpeg</text:p>
          </table:table-cell>
          <table:table-cell office:value-type="float" office:value="1502055652.9876" calcext:value-type="float">
            <text:p>1502055652.9876</text:p>
          </table:table-cell>
          <table:table-cell table:formula="of:=[.B654] - [.B653]" office:value-type="float" office:value="0.99996018409729" calcext:value-type="float">
            <text:p>0.9999601841</text:p>
          </table:table-cell>
          <table:table-cell table:formula="of:=[.C654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3.jpeg</text:p>
          </table:table-cell>
          <table:table-cell office:value-type="float" office:value="1502055653.98755" calcext:value-type="float">
            <text:p>1502055653.98755</text:p>
          </table:table-cell>
          <table:table-cell table:formula="of:=[.B655] - [.B654]" office:value-type="float" office:value="0.999949932098389" calcext:value-type="float">
            <text:p>0.9999499321</text:p>
          </table:table-cell>
          <table:table-cell table:formula="of:=[.C65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4.jpeg</text:p>
          </table:table-cell>
          <table:table-cell office:value-type="float" office:value="1502055654.98763" calcext:value-type="float">
            <text:p>1502055654.98763</text:p>
          </table:table-cell>
          <table:table-cell table:formula="of:=[.B656] - [.B655]" office:value-type="float" office:value="1.000079870224" calcext:value-type="float">
            <text:p>1.0000798702</text:p>
          </table:table-cell>
          <table:table-cell table:formula="of:=[.C656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5.jpeg</text:p>
          </table:table-cell>
          <table:table-cell office:value-type="float" office:value="1502055655.98758" calcext:value-type="float">
            <text:p>1502055655.98758</text:p>
          </table:table-cell>
          <table:table-cell table:formula="of:=[.B657] - [.B656]" office:value-type="float" office:value="0.999950170516968" calcext:value-type="float">
            <text:p>0.9999501705</text:p>
          </table:table-cell>
          <table:table-cell table:formula="of:=[.C65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6.jpeg</text:p>
          </table:table-cell>
          <table:table-cell office:value-type="float" office:value="1502055656.98752" calcext:value-type="float">
            <text:p>1502055656.98752</text:p>
          </table:table-cell>
          <table:table-cell table:formula="of:=[.B658] - [.B657]" office:value-type="float" office:value="0.999939918518066" calcext:value-type="float">
            <text:p>0.9999399185</text:p>
          </table:table-cell>
          <table:table-cell table:formula="of:=[.C65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7.jpeg</text:p>
          </table:table-cell>
          <table:table-cell office:value-type="float" office:value="1502055657.98758" calcext:value-type="float">
            <text:p>1502055657.98758</text:p>
          </table:table-cell>
          <table:table-cell table:formula="of:=[.B659] - [.B658]" office:value-type="float" office:value="1.00006008148193" calcext:value-type="float">
            <text:p>1.0000600815</text:p>
          </table:table-cell>
          <table:table-cell table:formula="of:=[.C659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8.jpeg</text:p>
          </table:table-cell>
          <table:table-cell office:value-type="float" office:value="1502055658.98757" calcext:value-type="float">
            <text:p>1502055658.98757</text:p>
          </table:table-cell>
          <table:table-cell table:formula="of:=[.B660] - [.B659]" office:value-type="float" office:value="0.999989986419678" calcext:value-type="float">
            <text:p>0.9999899864</text:p>
          </table:table-cell>
          <table:table-cell table:formula="of:=[.C66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59.jpeg</text:p>
          </table:table-cell>
          <table:table-cell office:value-type="float" office:value="1502055659.98752" calcext:value-type="float">
            <text:p>1502055659.98752</text:p>
          </table:table-cell>
          <table:table-cell table:formula="of:=[.B661] - [.B660]" office:value-type="float" office:value="0.999949932098389" calcext:value-type="float">
            <text:p>0.9999499321</text:p>
          </table:table-cell>
          <table:table-cell table:formula="of:=[.C66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0.jpeg</text:p>
          </table:table-cell>
          <table:table-cell office:value-type="float" office:value="1502055660.98756" calcext:value-type="float">
            <text:p>1502055660.98756</text:p>
          </table:table-cell>
          <table:table-cell table:formula="of:=[.B662] - [.B661]" office:value-type="float" office:value="1.00004005432129" calcext:value-type="float">
            <text:p>1.0000400543</text:p>
          </table:table-cell>
          <table:table-cell table:formula="of:=[.C662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1.jpeg</text:p>
          </table:table-cell>
          <table:table-cell office:value-type="float" office:value="1502055661.98753" calcext:value-type="float">
            <text:p>1502055661.98753</text:p>
          </table:table-cell>
          <table:table-cell table:formula="of:=[.B663] - [.B662]" office:value-type="float" office:value="0.999969959259033" calcext:value-type="float">
            <text:p>0.9999699593</text:p>
          </table:table-cell>
          <table:table-cell table:formula="of:=[.C66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2.jpeg</text:p>
          </table:table-cell>
          <table:table-cell office:value-type="float" office:value="1502055662.98746" calcext:value-type="float">
            <text:p>1502055662.98746</text:p>
          </table:table-cell>
          <table:table-cell table:formula="of:=[.B664] - [.B663]" office:value-type="float" office:value="0.999929904937744" calcext:value-type="float">
            <text:p>0.9999299049</text:p>
          </table:table-cell>
          <table:table-cell table:formula="of:=[.C664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3.jpeg</text:p>
          </table:table-cell>
          <table:table-cell office:value-type="float" office:value="1502055663.98752" calcext:value-type="float">
            <text:p>1502055663.98752</text:p>
          </table:table-cell>
          <table:table-cell table:formula="of:=[.B665] - [.B664]" office:value-type="float" office:value="1.00006008148193" calcext:value-type="float">
            <text:p>1.0000600815</text:p>
          </table:table-cell>
          <table:table-cell table:formula="of:=[.C665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4.jpeg</text:p>
          </table:table-cell>
          <table:table-cell office:value-type="float" office:value="1502055664.98755" calcext:value-type="float">
            <text:p>1502055664.98755</text:p>
          </table:table-cell>
          <table:table-cell table:formula="of:=[.B666] - [.B665]" office:value-type="float" office:value="1.00003004074097" calcext:value-type="float">
            <text:p>1.0000300407</text:p>
          </table:table-cell>
          <table:table-cell table:formula="of:=[.C66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5.jpeg</text:p>
          </table:table-cell>
          <table:table-cell office:value-type="float" office:value="1502055665.98748" calcext:value-type="float">
            <text:p>1502055665.98748</text:p>
          </table:table-cell>
          <table:table-cell table:formula="of:=[.B667] - [.B666]" office:value-type="float" office:value="0.999929904937744" calcext:value-type="float">
            <text:p>0.9999299049</text:p>
          </table:table-cell>
          <table:table-cell table:formula="of:=[.C667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6.jpeg</text:p>
          </table:table-cell>
          <table:table-cell office:value-type="float" office:value="1502055666.98754" calcext:value-type="float">
            <text:p>1502055666.98754</text:p>
          </table:table-cell>
          <table:table-cell table:formula="of:=[.B668] - [.B667]" office:value-type="float" office:value="1.00006008148193" calcext:value-type="float">
            <text:p>1.0000600815</text:p>
          </table:table-cell>
          <table:table-cell table:formula="of:=[.C66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7.jpeg</text:p>
          </table:table-cell>
          <table:table-cell office:value-type="float" office:value="1502055667.98754" calcext:value-type="float">
            <text:p>1502055667.98754</text:p>
          </table:table-cell>
          <table:table-cell table:formula="of:=[.B669] - [.B668]" office:value-type="float" office:value="1" calcext:value-type="float">
            <text:p>1</text:p>
          </table:table-cell>
          <table:table-cell table:formula="of:=[.C66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8.jpeg</text:p>
          </table:table-cell>
          <table:table-cell office:value-type="float" office:value="1502055668.98747" calcext:value-type="float">
            <text:p>1502055668.98747</text:p>
          </table:table-cell>
          <table:table-cell table:formula="of:=[.B670] - [.B669]" office:value-type="float" office:value="0.999929904937744" calcext:value-type="float">
            <text:p>0.9999299049</text:p>
          </table:table-cell>
          <table:table-cell table:formula="of:=[.C670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69.jpeg</text:p>
          </table:table-cell>
          <table:table-cell office:value-type="float" office:value="1502055669.98752" calcext:value-type="float">
            <text:p>1502055669.98752</text:p>
          </table:table-cell>
          <table:table-cell table:formula="of:=[.B671] - [.B670]" office:value-type="float" office:value="1.00005006790161" calcext:value-type="float">
            <text:p>1.0000500679</text:p>
          </table:table-cell>
          <table:table-cell table:formula="of:=[.C671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0.jpeg</text:p>
          </table:table-cell>
          <table:table-cell office:value-type="float" office:value="1502055670.98749" calcext:value-type="float">
            <text:p>1502055670.98749</text:p>
          </table:table-cell>
          <table:table-cell table:formula="of:=[.B672] - [.B671]" office:value-type="float" office:value="0.999969959259033" calcext:value-type="float">
            <text:p>0.9999699593</text:p>
          </table:table-cell>
          <table:table-cell table:formula="of:=[.C67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1.jpeg</text:p>
          </table:table-cell>
          <table:table-cell office:value-type="float" office:value="1502055671.98743" calcext:value-type="float">
            <text:p>1502055671.98743</text:p>
          </table:table-cell>
          <table:table-cell table:formula="of:=[.B673] - [.B672]" office:value-type="float" office:value="0.999940156936646" calcext:value-type="float">
            <text:p>0.9999401569</text:p>
          </table:table-cell>
          <table:table-cell table:formula="of:=[.C673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2.jpeg</text:p>
          </table:table-cell>
          <table:table-cell office:value-type="float" office:value="1502055672.9875" calcext:value-type="float">
            <text:p>1502055672.9875</text:p>
          </table:table-cell>
          <table:table-cell table:formula="of:=[.B674] - [.B673]" office:value-type="float" office:value="1.00006985664368" calcext:value-type="float">
            <text:p>1.0000698566</text:p>
          </table:table-cell>
          <table:table-cell table:formula="of:=[.C674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3.jpeg</text:p>
          </table:table-cell>
          <table:table-cell office:value-type="float" office:value="1502055673.98751" calcext:value-type="float">
            <text:p>1502055673.98751</text:p>
          </table:table-cell>
          <table:table-cell table:formula="of:=[.B675] - [.B674]" office:value-type="float" office:value="1.00001001358032" calcext:value-type="float">
            <text:p>1.0000100136</text:p>
          </table:table-cell>
          <table:table-cell table:formula="of:=[.C67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4.jpeg</text:p>
          </table:table-cell>
          <table:table-cell office:value-type="float" office:value="1502055674.9875" calcext:value-type="float">
            <text:p>1502055674.9875</text:p>
          </table:table-cell>
          <table:table-cell table:formula="of:=[.B676] - [.B675]" office:value-type="float" office:value="0.999989986419678" calcext:value-type="float">
            <text:p>0.9999899864</text:p>
          </table:table-cell>
          <table:table-cell table:formula="of:=[.C67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5.jpeg</text:p>
          </table:table-cell>
          <table:table-cell office:value-type="float" office:value="1502055675.98749" calcext:value-type="float">
            <text:p>1502055675.98749</text:p>
          </table:table-cell>
          <table:table-cell table:formula="of:=[.B677] - [.B676]" office:value-type="float" office:value="0.999989986419678" calcext:value-type="float">
            <text:p>0.9999899864</text:p>
          </table:table-cell>
          <table:table-cell table:formula="of:=[.C67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6.jpeg</text:p>
          </table:table-cell>
          <table:table-cell office:value-type="float" office:value="1502055676.98747" calcext:value-type="float">
            <text:p>1502055676.98747</text:p>
          </table:table-cell>
          <table:table-cell table:formula="of:=[.B678] - [.B677]" office:value-type="float" office:value="0.999979972839356" calcext:value-type="float">
            <text:p>0.9999799728</text:p>
          </table:table-cell>
          <table:table-cell table:formula="of:=[.C67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7.jpeg</text:p>
          </table:table-cell>
          <table:table-cell office:value-type="float" office:value="1502055677.98747" calcext:value-type="float">
            <text:p>1502055677.98747</text:p>
          </table:table-cell>
          <table:table-cell table:formula="of:=[.B679] - [.B678]" office:value-type="float" office:value="1" calcext:value-type="float">
            <text:p>1</text:p>
          </table:table-cell>
          <table:table-cell table:formula="of:=[.C67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8.jpeg</text:p>
          </table:table-cell>
          <table:table-cell office:value-type="float" office:value="1502055678.98749" calcext:value-type="float">
            <text:p>1502055678.98749</text:p>
          </table:table-cell>
          <table:table-cell table:formula="of:=[.B680] - [.B679]" office:value-type="float" office:value="1.00002002716064" calcext:value-type="float">
            <text:p>1.0000200272</text:p>
          </table:table-cell>
          <table:table-cell table:formula="of:=[.C68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79.jpeg</text:p>
          </table:table-cell>
          <table:table-cell office:value-type="float" office:value="1502055679.98742" calcext:value-type="float">
            <text:p>1502055679.98742</text:p>
          </table:table-cell>
          <table:table-cell table:formula="of:=[.B681] - [.B680]" office:value-type="float" office:value="0.999930143356323" calcext:value-type="float">
            <text:p>0.9999301434</text:p>
          </table:table-cell>
          <table:table-cell table:formula="of:=[.C681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0.jpeg</text:p>
          </table:table-cell>
          <table:table-cell office:value-type="float" office:value="1502055680.98748" calcext:value-type="float">
            <text:p>1502055680.98748</text:p>
          </table:table-cell>
          <table:table-cell table:formula="of:=[.B682] - [.B681]" office:value-type="float" office:value="1.00005984306335" calcext:value-type="float">
            <text:p>1.0000598431</text:p>
          </table:table-cell>
          <table:table-cell table:formula="of:=[.C682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1.jpeg</text:p>
          </table:table-cell>
          <table:table-cell office:value-type="float" office:value="1502055681.98748" calcext:value-type="float">
            <text:p>1502055681.98748</text:p>
          </table:table-cell>
          <table:table-cell table:formula="of:=[.B683] - [.B682]" office:value-type="float" office:value="1" calcext:value-type="float">
            <text:p>1</text:p>
          </table:table-cell>
          <table:table-cell table:formula="of:=[.C68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2.jpeg</text:p>
          </table:table-cell>
          <table:table-cell office:value-type="float" office:value="1502055682.98745" calcext:value-type="float">
            <text:p>1502055682.98745</text:p>
          </table:table-cell>
          <table:table-cell table:formula="of:=[.B684] - [.B683]" office:value-type="float" office:value="0.999969959259033" calcext:value-type="float">
            <text:p>0.9999699593</text:p>
          </table:table-cell>
          <table:table-cell table:formula="of:=[.C68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3.jpeg</text:p>
          </table:table-cell>
          <table:table-cell office:value-type="float" office:value="1502055683.98747" calcext:value-type="float">
            <text:p>1502055683.98747</text:p>
          </table:table-cell>
          <table:table-cell table:formula="of:=[.B685] - [.B684]" office:value-type="float" office:value="1.00002002716064" calcext:value-type="float">
            <text:p>1.0000200272</text:p>
          </table:table-cell>
          <table:table-cell table:formula="of:=[.C68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4.jpeg</text:p>
          </table:table-cell>
          <table:table-cell office:value-type="float" office:value="1502055684.98746" calcext:value-type="float">
            <text:p>1502055684.98746</text:p>
          </table:table-cell>
          <table:table-cell table:formula="of:=[.B686] - [.B685]" office:value-type="float" office:value="0.999989986419678" calcext:value-type="float">
            <text:p>0.9999899864</text:p>
          </table:table-cell>
          <table:table-cell table:formula="of:=[.C68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5.jpeg</text:p>
          </table:table-cell>
          <table:table-cell office:value-type="float" office:value="1502055685.98746" calcext:value-type="float">
            <text:p>1502055685.98746</text:p>
          </table:table-cell>
          <table:table-cell table:formula="of:=[.B687] - [.B686]" office:value-type="float" office:value="1" calcext:value-type="float">
            <text:p>1</text:p>
          </table:table-cell>
          <table:table-cell table:formula="of:=[.C68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6.jpeg</text:p>
          </table:table-cell>
          <table:table-cell office:value-type="float" office:value="1502055686.98747" calcext:value-type="float">
            <text:p>1502055686.98747</text:p>
          </table:table-cell>
          <table:table-cell table:formula="of:=[.B688] - [.B687]" office:value-type="float" office:value="1.00001001358032" calcext:value-type="float">
            <text:p>1.0000100136</text:p>
          </table:table-cell>
          <table:table-cell table:formula="of:=[.C68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7.jpeg</text:p>
          </table:table-cell>
          <table:table-cell office:value-type="float" office:value="1502055687.98745" calcext:value-type="float">
            <text:p>1502055687.98745</text:p>
          </table:table-cell>
          <table:table-cell table:formula="of:=[.B689] - [.B688]" office:value-type="float" office:value="0.999979972839356" calcext:value-type="float">
            <text:p>0.9999799728</text:p>
          </table:table-cell>
          <table:table-cell table:formula="of:=[.C68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8.jpeg</text:p>
          </table:table-cell>
          <table:table-cell office:value-type="float" office:value="1502055688.98749" calcext:value-type="float">
            <text:p>1502055688.98749</text:p>
          </table:table-cell>
          <table:table-cell table:formula="of:=[.B690] - [.B689]" office:value-type="float" office:value="1.00004005432129" calcext:value-type="float">
            <text:p>1.0000400543</text:p>
          </table:table-cell>
          <table:table-cell table:formula="of:=[.C690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89.jpeg</text:p>
          </table:table-cell>
          <table:table-cell office:value-type="float" office:value="1502055689.98744" calcext:value-type="float">
            <text:p>1502055689.98744</text:p>
          </table:table-cell>
          <table:table-cell table:formula="of:=[.B691] - [.B690]" office:value-type="float" office:value="0.999950170516968" calcext:value-type="float">
            <text:p>0.9999501705</text:p>
          </table:table-cell>
          <table:table-cell table:formula="of:=[.C69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0.jpeg</text:p>
          </table:table-cell>
          <table:table-cell office:value-type="float" office:value="1502055690.98742" calcext:value-type="float">
            <text:p>1502055690.98742</text:p>
          </table:table-cell>
          <table:table-cell table:formula="of:=[.B692] - [.B691]" office:value-type="float" office:value="0.999979972839356" calcext:value-type="float">
            <text:p>0.9999799728</text:p>
          </table:table-cell>
          <table:table-cell table:formula="of:=[.C69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1.jpeg</text:p>
          </table:table-cell>
          <table:table-cell office:value-type="float" office:value="1502055691.9874" calcext:value-type="float">
            <text:p>1502055691.9874</text:p>
          </table:table-cell>
          <table:table-cell table:formula="of:=[.B693] - [.B692]" office:value-type="float" office:value="0.999979972839356" calcext:value-type="float">
            <text:p>0.9999799728</text:p>
          </table:table-cell>
          <table:table-cell table:formula="of:=[.C69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2.jpeg</text:p>
          </table:table-cell>
          <table:table-cell office:value-type="float" office:value="1502055692.98742" calcext:value-type="float">
            <text:p>1502055692.98742</text:p>
          </table:table-cell>
          <table:table-cell table:formula="of:=[.B694] - [.B693]" office:value-type="float" office:value="1.00002002716064" calcext:value-type="float">
            <text:p>1.0000200272</text:p>
          </table:table-cell>
          <table:table-cell table:formula="of:=[.C69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3.jpeg</text:p>
          </table:table-cell>
          <table:table-cell office:value-type="float" office:value="1502055693.98742" calcext:value-type="float">
            <text:p>1502055693.98742</text:p>
          </table:table-cell>
          <table:table-cell table:formula="of:=[.B695] - [.B694]" office:value-type="float" office:value="1" calcext:value-type="float">
            <text:p>1</text:p>
          </table:table-cell>
          <table:table-cell table:formula="of:=[.C69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4.jpeg</text:p>
          </table:table-cell>
          <table:table-cell office:value-type="float" office:value="1502055694.9874" calcext:value-type="float">
            <text:p>1502055694.9874</text:p>
          </table:table-cell>
          <table:table-cell table:formula="of:=[.B696] - [.B695]" office:value-type="float" office:value="0.999979972839356" calcext:value-type="float">
            <text:p>0.9999799728</text:p>
          </table:table-cell>
          <table:table-cell table:formula="of:=[.C69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5.jpeg</text:p>
          </table:table-cell>
          <table:table-cell office:value-type="float" office:value="1502055695.98742" calcext:value-type="float">
            <text:p>1502055695.98742</text:p>
          </table:table-cell>
          <table:table-cell table:formula="of:=[.B697] - [.B696]" office:value-type="float" office:value="1.00002002716064" calcext:value-type="float">
            <text:p>1.0000200272</text:p>
          </table:table-cell>
          <table:table-cell table:formula="of:=[.C69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6.jpeg</text:p>
          </table:table-cell>
          <table:table-cell office:value-type="float" office:value="1502055696.98741" calcext:value-type="float">
            <text:p>1502055696.98741</text:p>
          </table:table-cell>
          <table:table-cell table:formula="of:=[.B698] - [.B697]" office:value-type="float" office:value="0.999989986419678" calcext:value-type="float">
            <text:p>0.9999899864</text:p>
          </table:table-cell>
          <table:table-cell table:formula="of:=[.C69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7.jpeg</text:p>
          </table:table-cell>
          <table:table-cell office:value-type="float" office:value="1502055697.98739" calcext:value-type="float">
            <text:p>1502055697.98739</text:p>
          </table:table-cell>
          <table:table-cell table:formula="of:=[.B699] - [.B698]" office:value-type="float" office:value="0.999979972839356" calcext:value-type="float">
            <text:p>0.9999799728</text:p>
          </table:table-cell>
          <table:table-cell table:formula="of:=[.C69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8.jpeg</text:p>
          </table:table-cell>
          <table:table-cell office:value-type="float" office:value="1502055698.9874" calcext:value-type="float">
            <text:p>1502055698.9874</text:p>
          </table:table-cell>
          <table:table-cell table:formula="of:=[.B700] - [.B699]" office:value-type="float" office:value="1.00001001358032" calcext:value-type="float">
            <text:p>1.0000100136</text:p>
          </table:table-cell>
          <table:table-cell table:formula="of:=[.C70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699.jpeg</text:p>
          </table:table-cell>
          <table:table-cell office:value-type="float" office:value="1502055699.98741" calcext:value-type="float">
            <text:p>1502055699.98741</text:p>
          </table:table-cell>
          <table:table-cell table:formula="of:=[.B701] - [.B700]" office:value-type="float" office:value="1.00001001358032" calcext:value-type="float">
            <text:p>1.0000100136</text:p>
          </table:table-cell>
          <table:table-cell table:formula="of:=[.C70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0.jpeg</text:p>
          </table:table-cell>
          <table:table-cell office:value-type="float" office:value="1502055700.98737" calcext:value-type="float">
            <text:p>1502055700.98737</text:p>
          </table:table-cell>
          <table:table-cell table:formula="of:=[.B702] - [.B701]" office:value-type="float" office:value="0.999959945678711" calcext:value-type="float">
            <text:p>0.9999599457</text:p>
          </table:table-cell>
          <table:table-cell table:formula="of:=[.C70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1.jpeg</text:p>
          </table:table-cell>
          <table:table-cell office:value-type="float" office:value="1502055701.98739" calcext:value-type="float">
            <text:p>1502055701.98739</text:p>
          </table:table-cell>
          <table:table-cell table:formula="of:=[.B703] - [.B702]" office:value-type="float" office:value="1.00002002716064" calcext:value-type="float">
            <text:p>1.0000200272</text:p>
          </table:table-cell>
          <table:table-cell table:formula="of:=[.C70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2.jpeg</text:p>
          </table:table-cell>
          <table:table-cell office:value-type="float" office:value="1502055702.98737" calcext:value-type="float">
            <text:p>1502055702.98737</text:p>
          </table:table-cell>
          <table:table-cell table:formula="of:=[.B704] - [.B703]" office:value-type="float" office:value="0.999979972839356" calcext:value-type="float">
            <text:p>0.9999799728</text:p>
          </table:table-cell>
          <table:table-cell table:formula="of:=[.C70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3.jpeg</text:p>
          </table:table-cell>
          <table:table-cell office:value-type="float" office:value="1502055703.98739" calcext:value-type="float">
            <text:p>1502055703.98739</text:p>
          </table:table-cell>
          <table:table-cell table:formula="of:=[.B705] - [.B704]" office:value-type="float" office:value="1.00002002716064" calcext:value-type="float">
            <text:p>1.0000200272</text:p>
          </table:table-cell>
          <table:table-cell table:formula="of:=[.C70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4.jpeg</text:p>
          </table:table-cell>
          <table:table-cell office:value-type="float" office:value="1502055704.98739" calcext:value-type="float">
            <text:p>1502055704.98739</text:p>
          </table:table-cell>
          <table:table-cell table:formula="of:=[.B706] - [.B705]" office:value-type="float" office:value="1" calcext:value-type="float">
            <text:p>1</text:p>
          </table:table-cell>
          <table:table-cell table:formula="of:=[.C70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5.jpeg</text:p>
          </table:table-cell>
          <table:table-cell office:value-type="float" office:value="1502055705.98737" calcext:value-type="float">
            <text:p>1502055705.98737</text:p>
          </table:table-cell>
          <table:table-cell table:formula="of:=[.B707] - [.B706]" office:value-type="float" office:value="0.999979972839356" calcext:value-type="float">
            <text:p>0.9999799728</text:p>
          </table:table-cell>
          <table:table-cell table:formula="of:=[.C70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6.jpeg</text:p>
          </table:table-cell>
          <table:table-cell office:value-type="float" office:value="1502055706.98736" calcext:value-type="float">
            <text:p>1502055706.98736</text:p>
          </table:table-cell>
          <table:table-cell table:formula="of:=[.B708] - [.B707]" office:value-type="float" office:value="0.999989986419678" calcext:value-type="float">
            <text:p>0.9999899864</text:p>
          </table:table-cell>
          <table:table-cell table:formula="of:=[.C70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7.jpeg</text:p>
          </table:table-cell>
          <table:table-cell office:value-type="float" office:value="1502055707.98743" calcext:value-type="float">
            <text:p>1502055707.98743</text:p>
          </table:table-cell>
          <table:table-cell table:formula="of:=[.B709] - [.B708]" office:value-type="float" office:value="1.00007009506226" calcext:value-type="float">
            <text:p>1.0000700951</text:p>
          </table:table-cell>
          <table:table-cell table:formula="of:=[.C709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8.jpeg</text:p>
          </table:table-cell>
          <table:table-cell office:value-type="float" office:value="1502055708.98738" calcext:value-type="float">
            <text:p>1502055708.98738</text:p>
          </table:table-cell>
          <table:table-cell table:formula="of:=[.B710] - [.B709]" office:value-type="float" office:value="0.999949932098389" calcext:value-type="float">
            <text:p>0.9999499321</text:p>
          </table:table-cell>
          <table:table-cell table:formula="of:=[.C71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09.jpeg</text:p>
          </table:table-cell>
          <table:table-cell office:value-type="float" office:value="1502055709.98735" calcext:value-type="float">
            <text:p>1502055709.98735</text:p>
          </table:table-cell>
          <table:table-cell table:formula="of:=[.B711] - [.B710]" office:value-type="float" office:value="0.999969959259033" calcext:value-type="float">
            <text:p>0.9999699593</text:p>
          </table:table-cell>
          <table:table-cell table:formula="of:=[.C71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0.jpeg</text:p>
          </table:table-cell>
          <table:table-cell office:value-type="float" office:value="1502055710.98741" calcext:value-type="float">
            <text:p>1502055710.98741</text:p>
          </table:table-cell>
          <table:table-cell table:formula="of:=[.B712] - [.B711]" office:value-type="float" office:value="1.00006008148193" calcext:value-type="float">
            <text:p>1.0000600815</text:p>
          </table:table-cell>
          <table:table-cell table:formula="of:=[.C712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1.jpeg</text:p>
          </table:table-cell>
          <table:table-cell office:value-type="float" office:value="1502055711.98737" calcext:value-type="float">
            <text:p>1502055711.98737</text:p>
          </table:table-cell>
          <table:table-cell table:formula="of:=[.B713] - [.B712]" office:value-type="float" office:value="0.999959945678711" calcext:value-type="float">
            <text:p>0.9999599457</text:p>
          </table:table-cell>
          <table:table-cell table:formula="of:=[.C71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2.jpeg</text:p>
          </table:table-cell>
          <table:table-cell office:value-type="float" office:value="1502055712.98736" calcext:value-type="float">
            <text:p>1502055712.98736</text:p>
          </table:table-cell>
          <table:table-cell table:formula="of:=[.B714] - [.B713]" office:value-type="float" office:value="0.999989986419678" calcext:value-type="float">
            <text:p>0.9999899864</text:p>
          </table:table-cell>
          <table:table-cell table:formula="of:=[.C71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3.jpeg</text:p>
          </table:table-cell>
          <table:table-cell office:value-type="float" office:value="1502055713.9874" calcext:value-type="float">
            <text:p>1502055713.9874</text:p>
          </table:table-cell>
          <table:table-cell table:formula="of:=[.B715] - [.B714]" office:value-type="float" office:value="1.00004005432129" calcext:value-type="float">
            <text:p>1.0000400543</text:p>
          </table:table-cell>
          <table:table-cell table:formula="of:=[.C715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4.jpeg</text:p>
          </table:table-cell>
          <table:table-cell office:value-type="float" office:value="1502055714.98736" calcext:value-type="float">
            <text:p>1502055714.98736</text:p>
          </table:table-cell>
          <table:table-cell table:formula="of:=[.B716] - [.B715]" office:value-type="float" office:value="0.999959945678711" calcext:value-type="float">
            <text:p>0.9999599457</text:p>
          </table:table-cell>
          <table:table-cell table:formula="of:=[.C71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5.jpeg</text:p>
          </table:table-cell>
          <table:table-cell office:value-type="float" office:value="1502055715.98732" calcext:value-type="float">
            <text:p>1502055715.98732</text:p>
          </table:table-cell>
          <table:table-cell table:formula="of:=[.B717] - [.B716]" office:value-type="float" office:value="0.999959945678711" calcext:value-type="float">
            <text:p>0.9999599457</text:p>
          </table:table-cell>
          <table:table-cell table:formula="of:=[.C71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6.jpeg</text:p>
          </table:table-cell>
          <table:table-cell office:value-type="float" office:value="1502055716.98738" calcext:value-type="float">
            <text:p>1502055716.98738</text:p>
          </table:table-cell>
          <table:table-cell table:formula="of:=[.B718] - [.B717]" office:value-type="float" office:value="1.00006008148193" calcext:value-type="float">
            <text:p>1.0000600815</text:p>
          </table:table-cell>
          <table:table-cell table:formula="of:=[.C71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7.jpeg</text:p>
          </table:table-cell>
          <table:table-cell office:value-type="float" office:value="1502055717.98734" calcext:value-type="float">
            <text:p>1502055717.98734</text:p>
          </table:table-cell>
          <table:table-cell table:formula="of:=[.B719] - [.B718]" office:value-type="float" office:value="0.999959945678711" calcext:value-type="float">
            <text:p>0.9999599457</text:p>
          </table:table-cell>
          <table:table-cell table:formula="of:=[.C71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8.jpeg</text:p>
          </table:table-cell>
          <table:table-cell office:value-type="float" office:value="1502055718.98734" calcext:value-type="float">
            <text:p>1502055718.98734</text:p>
          </table:table-cell>
          <table:table-cell table:formula="of:=[.B720] - [.B719]" office:value-type="float" office:value="1" calcext:value-type="float">
            <text:p>1</text:p>
          </table:table-cell>
          <table:table-cell table:formula="of:=[.C72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19.jpeg</text:p>
          </table:table-cell>
          <table:table-cell office:value-type="float" office:value="1502055719.9873" calcext:value-type="float">
            <text:p>1502055719.9873</text:p>
          </table:table-cell>
          <table:table-cell table:formula="of:=[.B721] - [.B720]" office:value-type="float" office:value="0.999959945678711" calcext:value-type="float">
            <text:p>0.9999599457</text:p>
          </table:table-cell>
          <table:table-cell table:formula="of:=[.C72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0.jpeg</text:p>
          </table:table-cell>
          <table:table-cell office:value-type="float" office:value="1502055720.98728" calcext:value-type="float">
            <text:p>1502055720.98728</text:p>
          </table:table-cell>
          <table:table-cell table:formula="of:=[.B722] - [.B721]" office:value-type="float" office:value="0.999979972839356" calcext:value-type="float">
            <text:p>0.9999799728</text:p>
          </table:table-cell>
          <table:table-cell table:formula="of:=[.C72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1.jpeg</text:p>
          </table:table-cell>
          <table:table-cell office:value-type="float" office:value="1502055721.98729" calcext:value-type="float">
            <text:p>1502055721.98729</text:p>
          </table:table-cell>
          <table:table-cell table:formula="of:=[.B723] - [.B722]" office:value-type="float" office:value="1.00001001358032" calcext:value-type="float">
            <text:p>1.0000100136</text:p>
          </table:table-cell>
          <table:table-cell table:formula="of:=[.C72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2.jpeg</text:p>
          </table:table-cell>
          <table:table-cell office:value-type="float" office:value="1502055722.98724" calcext:value-type="float">
            <text:p>1502055722.98724</text:p>
          </table:table-cell>
          <table:table-cell table:formula="of:=[.B724] - [.B723]" office:value-type="float" office:value="0.999950170516968" calcext:value-type="float">
            <text:p>0.9999501705</text:p>
          </table:table-cell>
          <table:table-cell table:formula="of:=[.C72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3.jpeg</text:p>
          </table:table-cell>
          <table:table-cell office:value-type="float" office:value="1502055723.9873" calcext:value-type="float">
            <text:p>1502055723.9873</text:p>
          </table:table-cell>
          <table:table-cell table:formula="of:=[.B725] - [.B724]" office:value-type="float" office:value="1.00005984306335" calcext:value-type="float">
            <text:p>1.0000598431</text:p>
          </table:table-cell>
          <table:table-cell table:formula="of:=[.C725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4.jpeg</text:p>
          </table:table-cell>
          <table:table-cell office:value-type="float" office:value="1502055724.98727" calcext:value-type="float">
            <text:p>1502055724.98727</text:p>
          </table:table-cell>
          <table:table-cell table:formula="of:=[.B726] - [.B725]" office:value-type="float" office:value="0.999970197677612" calcext:value-type="float">
            <text:p>0.9999701977</text:p>
          </table:table-cell>
          <table:table-cell table:formula="of:=[.C726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5.jpeg</text:p>
          </table:table-cell>
          <table:table-cell office:value-type="float" office:value="1502055725.98722" calcext:value-type="float">
            <text:p>1502055725.98722</text:p>
          </table:table-cell>
          <table:table-cell table:formula="of:=[.B727] - [.B726]" office:value-type="float" office:value="0.999949932098389" calcext:value-type="float">
            <text:p>0.9999499321</text:p>
          </table:table-cell>
          <table:table-cell table:formula="of:=[.C72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6.jpeg</text:p>
          </table:table-cell>
          <table:table-cell office:value-type="float" office:value="1502055726.98728" calcext:value-type="float">
            <text:p>1502055726.98728</text:p>
          </table:table-cell>
          <table:table-cell table:formula="of:=[.B728] - [.B727]" office:value-type="float" office:value="1.00005984306335" calcext:value-type="float">
            <text:p>1.0000598431</text:p>
          </table:table-cell>
          <table:table-cell table:formula="of:=[.C728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7.jpeg</text:p>
          </table:table-cell>
          <table:table-cell office:value-type="float" office:value="1502055727.9873" calcext:value-type="float">
            <text:p>1502055727.9873</text:p>
          </table:table-cell>
          <table:table-cell table:formula="of:=[.B729] - [.B728]" office:value-type="float" office:value="1.00002002716064" calcext:value-type="float">
            <text:p>1.0000200272</text:p>
          </table:table-cell>
          <table:table-cell table:formula="of:=[.C72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8.jpeg</text:p>
          </table:table-cell>
          <table:table-cell office:value-type="float" office:value="1502055728.98725" calcext:value-type="float">
            <text:p>1502055728.98725</text:p>
          </table:table-cell>
          <table:table-cell table:formula="of:=[.B730] - [.B729]" office:value-type="float" office:value="0.999950170516968" calcext:value-type="float">
            <text:p>0.9999501705</text:p>
          </table:table-cell>
          <table:table-cell table:formula="of:=[.C730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29.jpeg</text:p>
          </table:table-cell>
          <table:table-cell office:value-type="float" office:value="1502055729.9873" calcext:value-type="float">
            <text:p>1502055729.9873</text:p>
          </table:table-cell>
          <table:table-cell table:formula="of:=[.B731] - [.B730]" office:value-type="float" office:value="1.00004982948303" calcext:value-type="float">
            <text:p>1.0000498295</text:p>
          </table:table-cell>
          <table:table-cell table:formula="of:=[.C731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0.jpeg</text:p>
          </table:table-cell>
          <table:table-cell office:value-type="float" office:value="1502055730.98726" calcext:value-type="float">
            <text:p>1502055730.98726</text:p>
          </table:table-cell>
          <table:table-cell table:formula="of:=[.B732] - [.B731]" office:value-type="float" office:value="0.99996018409729" calcext:value-type="float">
            <text:p>0.9999601841</text:p>
          </table:table-cell>
          <table:table-cell table:formula="of:=[.C732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1.jpeg</text:p>
          </table:table-cell>
          <table:table-cell office:value-type="float" office:value="1502055731.98721" calcext:value-type="float">
            <text:p>1502055731.98721</text:p>
          </table:table-cell>
          <table:table-cell table:formula="of:=[.B733] - [.B732]" office:value-type="float" office:value="0.999949932098389" calcext:value-type="float">
            <text:p>0.9999499321</text:p>
          </table:table-cell>
          <table:table-cell table:formula="of:=[.C73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2.jpeg</text:p>
          </table:table-cell>
          <table:table-cell office:value-type="float" office:value="1502055732.98726" calcext:value-type="float">
            <text:p>1502055732.98726</text:p>
          </table:table-cell>
          <table:table-cell table:formula="of:=[.B734] - [.B733]" office:value-type="float" office:value="1.00005006790161" calcext:value-type="float">
            <text:p>1.0000500679</text:p>
          </table:table-cell>
          <table:table-cell table:formula="of:=[.C734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3.jpeg</text:p>
          </table:table-cell>
          <table:table-cell office:value-type="float" office:value="1502055733.98725" calcext:value-type="float">
            <text:p>1502055733.98725</text:p>
          </table:table-cell>
          <table:table-cell table:formula="of:=[.B735] - [.B734]" office:value-type="float" office:value="0.999989986419678" calcext:value-type="float">
            <text:p>0.9999899864</text:p>
          </table:table-cell>
          <table:table-cell table:formula="of:=[.C73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4.jpeg</text:p>
          </table:table-cell>
          <table:table-cell office:value-type="float" office:value="1502055734.9872" calcext:value-type="float">
            <text:p>1502055734.9872</text:p>
          </table:table-cell>
          <table:table-cell table:formula="of:=[.B736] - [.B735]" office:value-type="float" office:value="0.999949932098389" calcext:value-type="float">
            <text:p>0.9999499321</text:p>
          </table:table-cell>
          <table:table-cell table:formula="of:=[.C73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5.jpeg</text:p>
          </table:table-cell>
          <table:table-cell office:value-type="float" office:value="1502055735.9873" calcext:value-type="float">
            <text:p>1502055735.9873</text:p>
          </table:table-cell>
          <table:table-cell table:formula="of:=[.B737] - [.B736]" office:value-type="float" office:value="1.00009989738464" calcext:value-type="float">
            <text:p>1.0000998974</text:p>
          </table:table-cell>
          <table:table-cell table:formula="of:=[.C737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6.jpeg</text:p>
          </table:table-cell>
          <table:table-cell office:value-type="float" office:value="1502055736.98727" calcext:value-type="float">
            <text:p>1502055736.98727</text:p>
          </table:table-cell>
          <table:table-cell table:formula="of:=[.B738] - [.B737]" office:value-type="float" office:value="0.999970197677612" calcext:value-type="float">
            <text:p>0.9999701977</text:p>
          </table:table-cell>
          <table:table-cell table:formula="of:=[.C738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7.jpeg</text:p>
          </table:table-cell>
          <table:table-cell office:value-type="float" office:value="1502055737.98722" calcext:value-type="float">
            <text:p>1502055737.98722</text:p>
          </table:table-cell>
          <table:table-cell table:formula="of:=[.B739] - [.B738]" office:value-type="float" office:value="0.999949932098389" calcext:value-type="float">
            <text:p>0.9999499321</text:p>
          </table:table-cell>
          <table:table-cell table:formula="of:=[.C73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8.jpeg</text:p>
          </table:table-cell>
          <table:table-cell office:value-type="float" office:value="1502055738.9872" calcext:value-type="float">
            <text:p>1502055738.9872</text:p>
          </table:table-cell>
          <table:table-cell table:formula="of:=[.B740] - [.B739]" office:value-type="float" office:value="0.999979972839356" calcext:value-type="float">
            <text:p>0.9999799728</text:p>
          </table:table-cell>
          <table:table-cell table:formula="of:=[.C74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39.jpeg</text:p>
          </table:table-cell>
          <table:table-cell office:value-type="float" office:value="1502055739.98722" calcext:value-type="float">
            <text:p>1502055739.98722</text:p>
          </table:table-cell>
          <table:table-cell table:formula="of:=[.B741] - [.B740]" office:value-type="float" office:value="1.00002002716064" calcext:value-type="float">
            <text:p>1.0000200272</text:p>
          </table:table-cell>
          <table:table-cell table:formula="of:=[.C74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0.jpeg</text:p>
          </table:table-cell>
          <table:table-cell office:value-type="float" office:value="1502055740.98717" calcext:value-type="float">
            <text:p>1502055740.98717</text:p>
          </table:table-cell>
          <table:table-cell table:formula="of:=[.B742] - [.B741]" office:value-type="float" office:value="0.999949932098389" calcext:value-type="float">
            <text:p>0.9999499321</text:p>
          </table:table-cell>
          <table:table-cell table:formula="of:=[.C74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1.jpeg</text:p>
          </table:table-cell>
          <table:table-cell office:value-type="float" office:value="1502055741.9872" calcext:value-type="float">
            <text:p>1502055741.9872</text:p>
          </table:table-cell>
          <table:table-cell table:formula="of:=[.B743] - [.B742]" office:value-type="float" office:value="1.00003004074097" calcext:value-type="float">
            <text:p>1.0000300407</text:p>
          </table:table-cell>
          <table:table-cell table:formula="of:=[.C74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2.jpeg</text:p>
          </table:table-cell>
          <table:table-cell office:value-type="float" office:value="1502055742.98723" calcext:value-type="float">
            <text:p>1502055742.98723</text:p>
          </table:table-cell>
          <table:table-cell table:formula="of:=[.B744] - [.B743]" office:value-type="float" office:value="1.00003004074097" calcext:value-type="float">
            <text:p>1.0000300407</text:p>
          </table:table-cell>
          <table:table-cell table:formula="of:=[.C74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3.jpeg</text:p>
          </table:table-cell>
          <table:table-cell office:value-type="float" office:value="1502055743.98718" calcext:value-type="float">
            <text:p>1502055743.98718</text:p>
          </table:table-cell>
          <table:table-cell table:formula="of:=[.B745] - [.B744]" office:value-type="float" office:value="0.999949932098389" calcext:value-type="float">
            <text:p>0.9999499321</text:p>
          </table:table-cell>
          <table:table-cell table:formula="of:=[.C74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4.jpeg</text:p>
          </table:table-cell>
          <table:table-cell office:value-type="float" office:value="1502055744.9872" calcext:value-type="float">
            <text:p>1502055744.9872</text:p>
          </table:table-cell>
          <table:table-cell table:formula="of:=[.B746] - [.B745]" office:value-type="float" office:value="1.00002002716064" calcext:value-type="float">
            <text:p>1.0000200272</text:p>
          </table:table-cell>
          <table:table-cell table:formula="of:=[.C74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5.jpeg</text:p>
          </table:table-cell>
          <table:table-cell office:value-type="float" office:value="1502055745.9872" calcext:value-type="float">
            <text:p>1502055745.9872</text:p>
          </table:table-cell>
          <table:table-cell table:formula="of:=[.B747] - [.B746]" office:value-type="float" office:value="1" calcext:value-type="float">
            <text:p>1</text:p>
          </table:table-cell>
          <table:table-cell table:formula="of:=[.C74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6.jpeg</text:p>
          </table:table-cell>
          <table:table-cell office:value-type="float" office:value="1502055746.98715" calcext:value-type="float">
            <text:p>1502055746.98715</text:p>
          </table:table-cell>
          <table:table-cell table:formula="of:=[.B748] - [.B747]" office:value-type="float" office:value="0.999949932098389" calcext:value-type="float">
            <text:p>0.9999499321</text:p>
          </table:table-cell>
          <table:table-cell table:formula="of:=[.C74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7.jpeg</text:p>
          </table:table-cell>
          <table:table-cell office:value-type="float" office:value="1502055747.98718" calcext:value-type="float">
            <text:p>1502055747.98718</text:p>
          </table:table-cell>
          <table:table-cell table:formula="of:=[.B749] - [.B748]" office:value-type="float" office:value="1.00003004074097" calcext:value-type="float">
            <text:p>1.0000300407</text:p>
          </table:table-cell>
          <table:table-cell table:formula="of:=[.C74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8.jpeg</text:p>
          </table:table-cell>
          <table:table-cell office:value-type="float" office:value="1502055748.98718" calcext:value-type="float">
            <text:p>1502055748.98718</text:p>
          </table:table-cell>
          <table:table-cell table:formula="of:=[.B750] - [.B749]" office:value-type="float" office:value="1" calcext:value-type="float">
            <text:p>1</text:p>
          </table:table-cell>
          <table:table-cell table:formula="of:=[.C75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49.jpeg</text:p>
          </table:table-cell>
          <table:table-cell office:value-type="float" office:value="1502055749.98718" calcext:value-type="float">
            <text:p>1502055749.98718</text:p>
          </table:table-cell>
          <table:table-cell table:formula="of:=[.B751] - [.B750]" office:value-type="float" office:value="1" calcext:value-type="float">
            <text:p>1</text:p>
          </table:table-cell>
          <table:table-cell table:formula="of:=[.C75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0.jpeg</text:p>
          </table:table-cell>
          <table:table-cell office:value-type="float" office:value="1502055750.98718" calcext:value-type="float">
            <text:p>1502055750.98718</text:p>
          </table:table-cell>
          <table:table-cell table:formula="of:=[.B752] - [.B751]" office:value-type="float" office:value="1" calcext:value-type="float">
            <text:p>1</text:p>
          </table:table-cell>
          <table:table-cell table:formula="of:=[.C75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1.jpeg</text:p>
          </table:table-cell>
          <table:table-cell office:value-type="float" office:value="1502055751.98718" calcext:value-type="float">
            <text:p>1502055751.98718</text:p>
          </table:table-cell>
          <table:table-cell table:formula="of:=[.B753] - [.B752]" office:value-type="float" office:value="1" calcext:value-type="float">
            <text:p>1</text:p>
          </table:table-cell>
          <table:table-cell table:formula="of:=[.C75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2.jpeg</text:p>
          </table:table-cell>
          <table:table-cell office:value-type="float" office:value="1502055752.98718" calcext:value-type="float">
            <text:p>1502055752.98718</text:p>
          </table:table-cell>
          <table:table-cell table:formula="of:=[.B754] - [.B753]" office:value-type="float" office:value="1" calcext:value-type="float">
            <text:p>1</text:p>
          </table:table-cell>
          <table:table-cell table:formula="of:=[.C75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3.jpeg</text:p>
          </table:table-cell>
          <table:table-cell office:value-type="float" office:value="1502055753.98717" calcext:value-type="float">
            <text:p>1502055753.98717</text:p>
          </table:table-cell>
          <table:table-cell table:formula="of:=[.B755] - [.B754]" office:value-type="float" office:value="0.999989986419678" calcext:value-type="float">
            <text:p>0.9999899864</text:p>
          </table:table-cell>
          <table:table-cell table:formula="of:=[.C75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4.jpeg</text:p>
          </table:table-cell>
          <table:table-cell office:value-type="float" office:value="1502055754.98715" calcext:value-type="float">
            <text:p>1502055754.98715</text:p>
          </table:table-cell>
          <table:table-cell table:formula="of:=[.B756] - [.B755]" office:value-type="float" office:value="0.999979972839356" calcext:value-type="float">
            <text:p>0.9999799728</text:p>
          </table:table-cell>
          <table:table-cell table:formula="of:=[.C75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5.jpeg</text:p>
          </table:table-cell>
          <table:table-cell office:value-type="float" office:value="1502055755.98714" calcext:value-type="float">
            <text:p>1502055755.98714</text:p>
          </table:table-cell>
          <table:table-cell table:formula="of:=[.B757] - [.B756]" office:value-type="float" office:value="0.999989986419678" calcext:value-type="float">
            <text:p>0.9999899864</text:p>
          </table:table-cell>
          <table:table-cell table:formula="of:=[.C75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6.jpeg</text:p>
          </table:table-cell>
          <table:table-cell office:value-type="float" office:value="1502055756.98714" calcext:value-type="float">
            <text:p>1502055756.98714</text:p>
          </table:table-cell>
          <table:table-cell table:formula="of:=[.B758] - [.B757]" office:value-type="float" office:value="1" calcext:value-type="float">
            <text:p>1</text:p>
          </table:table-cell>
          <table:table-cell table:formula="of:=[.C75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7.jpeg</text:p>
          </table:table-cell>
          <table:table-cell office:value-type="float" office:value="1502055757.98715" calcext:value-type="float">
            <text:p>1502055757.98715</text:p>
          </table:table-cell>
          <table:table-cell table:formula="of:=[.B759] - [.B758]" office:value-type="float" office:value="1.00001001358032" calcext:value-type="float">
            <text:p>1.0000100136</text:p>
          </table:table-cell>
          <table:table-cell table:formula="of:=[.C75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8.jpeg</text:p>
          </table:table-cell>
          <table:table-cell office:value-type="float" office:value="1502055758.98713" calcext:value-type="float">
            <text:p>1502055758.98713</text:p>
          </table:table-cell>
          <table:table-cell table:formula="of:=[.B760] - [.B759]" office:value-type="float" office:value="0.999979972839356" calcext:value-type="float">
            <text:p>0.9999799728</text:p>
          </table:table-cell>
          <table:table-cell table:formula="of:=[.C76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59.jpeg</text:p>
          </table:table-cell>
          <table:table-cell office:value-type="float" office:value="1502055759.98713" calcext:value-type="float">
            <text:p>1502055759.98713</text:p>
          </table:table-cell>
          <table:table-cell table:formula="of:=[.B761] - [.B760]" office:value-type="float" office:value="1" calcext:value-type="float">
            <text:p>1</text:p>
          </table:table-cell>
          <table:table-cell table:formula="of:=[.C76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0.jpeg</text:p>
          </table:table-cell>
          <table:table-cell office:value-type="float" office:value="1502055760.98713" calcext:value-type="float">
            <text:p>1502055760.98713</text:p>
          </table:table-cell>
          <table:table-cell table:formula="of:=[.B762] - [.B761]" office:value-type="float" office:value="1" calcext:value-type="float">
            <text:p>1</text:p>
          </table:table-cell>
          <table:table-cell table:formula="of:=[.C76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1.jpeg</text:p>
          </table:table-cell>
          <table:table-cell office:value-type="float" office:value="1502055761.98715" calcext:value-type="float">
            <text:p>1502055761.98715</text:p>
          </table:table-cell>
          <table:table-cell table:formula="of:=[.B763] - [.B762]" office:value-type="float" office:value="1.00002002716064" calcext:value-type="float">
            <text:p>1.0000200272</text:p>
          </table:table-cell>
          <table:table-cell table:formula="of:=[.C76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2.jpeg</text:p>
          </table:table-cell>
          <table:table-cell office:value-type="float" office:value="1502055762.98709" calcext:value-type="float">
            <text:p>1502055762.98709</text:p>
          </table:table-cell>
          <table:table-cell table:formula="of:=[.B764] - [.B763]" office:value-type="float" office:value="0.999940156936646" calcext:value-type="float">
            <text:p>0.9999401569</text:p>
          </table:table-cell>
          <table:table-cell table:formula="of:=[.C764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3.jpeg</text:p>
          </table:table-cell>
          <table:table-cell office:value-type="float" office:value="1502055763.98712" calcext:value-type="float">
            <text:p>1502055763.98712</text:p>
          </table:table-cell>
          <table:table-cell table:formula="of:=[.B765] - [.B764]" office:value-type="float" office:value="1.00002980232239" calcext:value-type="float">
            <text:p>1.0000298023</text:p>
          </table:table-cell>
          <table:table-cell table:formula="of:=[.C765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4.jpeg</text:p>
          </table:table-cell>
          <table:table-cell office:value-type="float" office:value="1502055764.98713" calcext:value-type="float">
            <text:p>1502055764.98713</text:p>
          </table:table-cell>
          <table:table-cell table:formula="of:=[.B766] - [.B765]" office:value-type="float" office:value="1.00001001358032" calcext:value-type="float">
            <text:p>1.0000100136</text:p>
          </table:table-cell>
          <table:table-cell table:formula="of:=[.C76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5.jpeg</text:p>
          </table:table-cell>
          <table:table-cell office:value-type="float" office:value="1502055765.98711" calcext:value-type="float">
            <text:p>1502055765.98711</text:p>
          </table:table-cell>
          <table:table-cell table:formula="of:=[.B767] - [.B766]" office:value-type="float" office:value="0.999979972839356" calcext:value-type="float">
            <text:p>0.9999799728</text:p>
          </table:table-cell>
          <table:table-cell table:formula="of:=[.C76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6.jpeg</text:p>
          </table:table-cell>
          <table:table-cell office:value-type="float" office:value="1502055766.9871" calcext:value-type="float">
            <text:p>1502055766.9871</text:p>
          </table:table-cell>
          <table:table-cell table:formula="of:=[.B768] - [.B767]" office:value-type="float" office:value="0.999989986419678" calcext:value-type="float">
            <text:p>0.9999899864</text:p>
          </table:table-cell>
          <table:table-cell table:formula="of:=[.C76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7.jpeg</text:p>
          </table:table-cell>
          <table:table-cell office:value-type="float" office:value="1502055767.98711" calcext:value-type="float">
            <text:p>1502055767.98711</text:p>
          </table:table-cell>
          <table:table-cell table:formula="of:=[.B769] - [.B768]" office:value-type="float" office:value="1.00001001358032" calcext:value-type="float">
            <text:p>1.0000100136</text:p>
          </table:table-cell>
          <table:table-cell table:formula="of:=[.C76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8.jpeg</text:p>
          </table:table-cell>
          <table:table-cell office:value-type="float" office:value="1502055768.98708" calcext:value-type="float">
            <text:p>1502055768.98708</text:p>
          </table:table-cell>
          <table:table-cell table:formula="of:=[.B770] - [.B769]" office:value-type="float" office:value="0.999970197677612" calcext:value-type="float">
            <text:p>0.9999701977</text:p>
          </table:table-cell>
          <table:table-cell table:formula="of:=[.C770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69.jpeg</text:p>
          </table:table-cell>
          <table:table-cell office:value-type="float" office:value="1502055769.9871" calcext:value-type="float">
            <text:p>1502055769.9871</text:p>
          </table:table-cell>
          <table:table-cell table:formula="of:=[.B771] - [.B770]" office:value-type="float" office:value="1.00001978874207" calcext:value-type="float">
            <text:p>1.0000197887</text:p>
          </table:table-cell>
          <table:table-cell table:formula="of:=[.C771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0.jpeg</text:p>
          </table:table-cell>
          <table:table-cell office:value-type="float" office:value="1502055770.9871" calcext:value-type="float">
            <text:p>1502055770.9871</text:p>
          </table:table-cell>
          <table:table-cell table:formula="of:=[.B772] - [.B771]" office:value-type="float" office:value="1" calcext:value-type="float">
            <text:p>1</text:p>
          </table:table-cell>
          <table:table-cell table:formula="of:=[.C77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1.jpeg</text:p>
          </table:table-cell>
          <table:table-cell office:value-type="float" office:value="1502055771.98707" calcext:value-type="float">
            <text:p>1502055771.98707</text:p>
          </table:table-cell>
          <table:table-cell table:formula="of:=[.B773] - [.B772]" office:value-type="float" office:value="0.999970197677612" calcext:value-type="float">
            <text:p>0.9999701977</text:p>
          </table:table-cell>
          <table:table-cell table:formula="of:=[.C773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2.jpeg</text:p>
          </table:table-cell>
          <table:table-cell office:value-type="float" office:value="1502055772.98709" calcext:value-type="float">
            <text:p>1502055772.98709</text:p>
          </table:table-cell>
          <table:table-cell table:formula="of:=[.B774] - [.B773]" office:value-type="float" office:value="1.00002002716064" calcext:value-type="float">
            <text:p>1.0000200272</text:p>
          </table:table-cell>
          <table:table-cell table:formula="of:=[.C77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3.jpeg</text:p>
          </table:table-cell>
          <table:table-cell office:value-type="float" office:value="1502055773.98706" calcext:value-type="float">
            <text:p>1502055773.98706</text:p>
          </table:table-cell>
          <table:table-cell table:formula="of:=[.B775] - [.B774]" office:value-type="float" office:value="0.999969959259033" calcext:value-type="float">
            <text:p>0.9999699593</text:p>
          </table:table-cell>
          <table:table-cell table:formula="of:=[.C77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4.jpeg</text:p>
          </table:table-cell>
          <table:table-cell office:value-type="float" office:value="1502055774.98705" calcext:value-type="float">
            <text:p>1502055774.98705</text:p>
          </table:table-cell>
          <table:table-cell table:formula="of:=[.B776] - [.B775]" office:value-type="float" office:value="0.999989986419678" calcext:value-type="float">
            <text:p>0.9999899864</text:p>
          </table:table-cell>
          <table:table-cell table:formula="of:=[.C77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5.jpeg</text:p>
          </table:table-cell>
          <table:table-cell office:value-type="float" office:value="1502055775.98701" calcext:value-type="float">
            <text:p>1502055775.98701</text:p>
          </table:table-cell>
          <table:table-cell table:formula="of:=[.B777] - [.B776]" office:value-type="float" office:value="0.999959945678711" calcext:value-type="float">
            <text:p>0.9999599457</text:p>
          </table:table-cell>
          <table:table-cell table:formula="of:=[.C77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6.jpeg</text:p>
          </table:table-cell>
          <table:table-cell office:value-type="float" office:value="1502055776.98706" calcext:value-type="float">
            <text:p>1502055776.98706</text:p>
          </table:table-cell>
          <table:table-cell table:formula="of:=[.B778] - [.B777]" office:value-type="float" office:value="1.00005006790161" calcext:value-type="float">
            <text:p>1.0000500679</text:p>
          </table:table-cell>
          <table:table-cell table:formula="of:=[.C778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7.jpeg</text:p>
          </table:table-cell>
          <table:table-cell office:value-type="float" office:value="1502055777.987" calcext:value-type="float">
            <text:p>1502055777.987</text:p>
          </table:table-cell>
          <table:table-cell table:formula="of:=[.B779] - [.B778]" office:value-type="float" office:value="0.999939918518066" calcext:value-type="float">
            <text:p>0.9999399185</text:p>
          </table:table-cell>
          <table:table-cell table:formula="of:=[.C77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8.jpeg</text:p>
          </table:table-cell>
          <table:table-cell office:value-type="float" office:value="1502055778.98695" calcext:value-type="float">
            <text:p>1502055778.98695</text:p>
          </table:table-cell>
          <table:table-cell table:formula="of:=[.B780] - [.B779]" office:value-type="float" office:value="0.999949932098389" calcext:value-type="float">
            <text:p>0.9999499321</text:p>
          </table:table-cell>
          <table:table-cell table:formula="of:=[.C78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79.jpeg</text:p>
          </table:table-cell>
          <table:table-cell office:value-type="float" office:value="1502055779.98704" calcext:value-type="float">
            <text:p>1502055779.98704</text:p>
          </table:table-cell>
          <table:table-cell table:formula="of:=[.B781] - [.B780]" office:value-type="float" office:value="1.0000901222229" calcext:value-type="float">
            <text:p>1.0000901222</text:p>
          </table:table-cell>
          <table:table-cell table:formula="of:=[.C781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0.jpeg</text:p>
          </table:table-cell>
          <table:table-cell office:value-type="float" office:value="1502055780.98703" calcext:value-type="float">
            <text:p>1502055780.98703</text:p>
          </table:table-cell>
          <table:table-cell table:formula="of:=[.B782] - [.B781]" office:value-type="float" office:value="0.999989986419678" calcext:value-type="float">
            <text:p>0.9999899864</text:p>
          </table:table-cell>
          <table:table-cell table:formula="of:=[.C78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1.jpeg</text:p>
          </table:table-cell>
          <table:table-cell office:value-type="float" office:value="1502055781.98697" calcext:value-type="float">
            <text:p>1502055781.98697</text:p>
          </table:table-cell>
          <table:table-cell table:formula="of:=[.B783] - [.B782]" office:value-type="float" office:value="0.999939918518066" calcext:value-type="float">
            <text:p>0.9999399185</text:p>
          </table:table-cell>
          <table:table-cell table:formula="of:=[.C78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2.jpeg</text:p>
          </table:table-cell>
          <table:table-cell office:value-type="float" office:value="1502055782.98704" calcext:value-type="float">
            <text:p>1502055782.98704</text:p>
          </table:table-cell>
          <table:table-cell table:formula="of:=[.B784] - [.B783]" office:value-type="float" office:value="1.00007009506226" calcext:value-type="float">
            <text:p>1.0000700951</text:p>
          </table:table-cell>
          <table:table-cell table:formula="of:=[.C784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3.jpeg</text:p>
          </table:table-cell>
          <table:table-cell office:value-type="float" office:value="1502055783.98702" calcext:value-type="float">
            <text:p>1502055783.98702</text:p>
          </table:table-cell>
          <table:table-cell table:formula="of:=[.B785] - [.B784]" office:value-type="float" office:value="0.999979972839356" calcext:value-type="float">
            <text:p>0.9999799728</text:p>
          </table:table-cell>
          <table:table-cell table:formula="of:=[.C78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4.jpeg</text:p>
          </table:table-cell>
          <table:table-cell office:value-type="float" office:value="1502055784.98696" calcext:value-type="float">
            <text:p>1502055784.98696</text:p>
          </table:table-cell>
          <table:table-cell table:formula="of:=[.B786] - [.B785]" office:value-type="float" office:value="0.999939918518066" calcext:value-type="float">
            <text:p>0.9999399185</text:p>
          </table:table-cell>
          <table:table-cell table:formula="of:=[.C786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5.jpeg</text:p>
          </table:table-cell>
          <table:table-cell office:value-type="float" office:value="1502055785.98708" calcext:value-type="float">
            <text:p>1502055785.98708</text:p>
          </table:table-cell>
          <table:table-cell table:formula="of:=[.B787] - [.B786]" office:value-type="float" office:value="1.00012016296387" calcext:value-type="float">
            <text:p>1.000120163</text:p>
          </table:table-cell>
          <table:table-cell table:formula="of:=[.C787] - 1" office:value-type="float" office:value="0.000120162963867188" calcext:value-type="float">
            <text:p>0.000120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6.jpeg</text:p>
          </table:table-cell>
          <table:table-cell office:value-type="float" office:value="1502055786.98704" calcext:value-type="float">
            <text:p>1502055786.98704</text:p>
          </table:table-cell>
          <table:table-cell table:formula="of:=[.B788] - [.B787]" office:value-type="float" office:value="0.999959945678711" calcext:value-type="float">
            <text:p>0.9999599457</text:p>
          </table:table-cell>
          <table:table-cell table:formula="of:=[.C78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7.jpeg</text:p>
          </table:table-cell>
          <table:table-cell office:value-type="float" office:value="1502055787.98698" calcext:value-type="float">
            <text:p>1502055787.98698</text:p>
          </table:table-cell>
          <table:table-cell table:formula="of:=[.B789] - [.B788]" office:value-type="float" office:value="0.999939918518066" calcext:value-type="float">
            <text:p>0.9999399185</text:p>
          </table:table-cell>
          <table:table-cell table:formula="of:=[.C78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8.jpeg</text:p>
          </table:table-cell>
          <table:table-cell office:value-type="float" office:value="1502055788.98703" calcext:value-type="float">
            <text:p>1502055788.98703</text:p>
          </table:table-cell>
          <table:table-cell table:formula="of:=[.B790] - [.B789]" office:value-type="float" office:value="1.00005006790161" calcext:value-type="float">
            <text:p>1.0000500679</text:p>
          </table:table-cell>
          <table:table-cell table:formula="of:=[.C790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89.jpeg</text:p>
          </table:table-cell>
          <table:table-cell office:value-type="float" office:value="1502055789.98699" calcext:value-type="float">
            <text:p>1502055789.98699</text:p>
          </table:table-cell>
          <table:table-cell table:formula="of:=[.B791] - [.B790]" office:value-type="float" office:value="0.999959945678711" calcext:value-type="float">
            <text:p>0.9999599457</text:p>
          </table:table-cell>
          <table:table-cell table:formula="of:=[.C79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0.jpeg</text:p>
          </table:table-cell>
          <table:table-cell office:value-type="float" office:value="1502055790.98693" calcext:value-type="float">
            <text:p>1502055790.98693</text:p>
          </table:table-cell>
          <table:table-cell table:formula="of:=[.B792] - [.B791]" office:value-type="float" office:value="0.999939918518066" calcext:value-type="float">
            <text:p>0.9999399185</text:p>
          </table:table-cell>
          <table:table-cell table:formula="of:=[.C79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1.jpeg</text:p>
          </table:table-cell>
          <table:table-cell office:value-type="float" office:value="1502055791.98699" calcext:value-type="float">
            <text:p>1502055791.98699</text:p>
          </table:table-cell>
          <table:table-cell table:formula="of:=[.B793] - [.B792]" office:value-type="float" office:value="1.00006008148193" calcext:value-type="float">
            <text:p>1.0000600815</text:p>
          </table:table-cell>
          <table:table-cell table:formula="of:=[.C793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2.jpeg</text:p>
          </table:table-cell>
          <table:table-cell office:value-type="float" office:value="1502055792.98698" calcext:value-type="float">
            <text:p>1502055792.98698</text:p>
          </table:table-cell>
          <table:table-cell table:formula="of:=[.B794] - [.B793]" office:value-type="float" office:value="0.999989986419678" calcext:value-type="float">
            <text:p>0.9999899864</text:p>
          </table:table-cell>
          <table:table-cell table:formula="of:=[.C79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3.jpeg</text:p>
          </table:table-cell>
          <table:table-cell office:value-type="float" office:value="1502055793.98692" calcext:value-type="float">
            <text:p>1502055793.98692</text:p>
          </table:table-cell>
          <table:table-cell table:formula="of:=[.B795] - [.B794]" office:value-type="float" office:value="0.999940156936646" calcext:value-type="float">
            <text:p>0.9999401569</text:p>
          </table:table-cell>
          <table:table-cell table:formula="of:=[.C795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4.jpeg</text:p>
          </table:table-cell>
          <table:table-cell office:value-type="float" office:value="1502055794.98698" calcext:value-type="float">
            <text:p>1502055794.98698</text:p>
          </table:table-cell>
          <table:table-cell table:formula="of:=[.B796] - [.B795]" office:value-type="float" office:value="1.00005984306335" calcext:value-type="float">
            <text:p>1.0000598431</text:p>
          </table:table-cell>
          <table:table-cell table:formula="of:=[.C796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5.jpeg</text:p>
          </table:table-cell>
          <table:table-cell office:value-type="float" office:value="1502055795.987" calcext:value-type="float">
            <text:p>1502055795.987</text:p>
          </table:table-cell>
          <table:table-cell table:formula="of:=[.B797] - [.B796]" office:value-type="float" office:value="1.00002002716064" calcext:value-type="float">
            <text:p>1.0000200272</text:p>
          </table:table-cell>
          <table:table-cell table:formula="of:=[.C79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6.jpeg</text:p>
          </table:table-cell>
          <table:table-cell office:value-type="float" office:value="1502055796.98694" calcext:value-type="float">
            <text:p>1502055796.98694</text:p>
          </table:table-cell>
          <table:table-cell table:formula="of:=[.B798] - [.B797]" office:value-type="float" office:value="0.999939918518066" calcext:value-type="float">
            <text:p>0.9999399185</text:p>
          </table:table-cell>
          <table:table-cell table:formula="of:=[.C79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7.jpeg</text:p>
          </table:table-cell>
          <table:table-cell office:value-type="float" office:value="1502055797.98697" calcext:value-type="float">
            <text:p>1502055797.98697</text:p>
          </table:table-cell>
          <table:table-cell table:formula="of:=[.B799] - [.B798]" office:value-type="float" office:value="1.00003004074097" calcext:value-type="float">
            <text:p>1.0000300407</text:p>
          </table:table-cell>
          <table:table-cell table:formula="of:=[.C79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8.jpeg</text:p>
          </table:table-cell>
          <table:table-cell office:value-type="float" office:value="1502055798.98699" calcext:value-type="float">
            <text:p>1502055798.98699</text:p>
          </table:table-cell>
          <table:table-cell table:formula="of:=[.B800] - [.B799]" office:value-type="float" office:value="1.00002002716064" calcext:value-type="float">
            <text:p>1.0000200272</text:p>
          </table:table-cell>
          <table:table-cell table:formula="of:=[.C80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799.jpeg</text:p>
          </table:table-cell>
          <table:table-cell office:value-type="float" office:value="1502055799.98693" calcext:value-type="float">
            <text:p>1502055799.98693</text:p>
          </table:table-cell>
          <table:table-cell table:formula="of:=[.B801] - [.B800]" office:value-type="float" office:value="0.999939918518066" calcext:value-type="float">
            <text:p>0.9999399185</text:p>
          </table:table-cell>
          <table:table-cell table:formula="of:=[.C801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0.jpeg</text:p>
          </table:table-cell>
          <table:table-cell office:value-type="float" office:value="1502055800.98695" calcext:value-type="float">
            <text:p>1502055800.98695</text:p>
          </table:table-cell>
          <table:table-cell table:formula="of:=[.B802] - [.B801]" office:value-type="float" office:value="1.00002002716064" calcext:value-type="float">
            <text:p>1.0000200272</text:p>
          </table:table-cell>
          <table:table-cell table:formula="of:=[.C80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1.jpeg</text:p>
          </table:table-cell>
          <table:table-cell office:value-type="float" office:value="1502055801.98697" calcext:value-type="float">
            <text:p>1502055801.98697</text:p>
          </table:table-cell>
          <table:table-cell table:formula="of:=[.B803] - [.B802]" office:value-type="float" office:value="1.00002002716064" calcext:value-type="float">
            <text:p>1.0000200272</text:p>
          </table:table-cell>
          <table:table-cell table:formula="of:=[.C80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2.jpeg</text:p>
          </table:table-cell>
          <table:table-cell office:value-type="float" office:value="1502055802.98691" calcext:value-type="float">
            <text:p>1502055802.98691</text:p>
          </table:table-cell>
          <table:table-cell table:formula="of:=[.B804] - [.B803]" office:value-type="float" office:value="0.999940156936646" calcext:value-type="float">
            <text:p>0.9999401569</text:p>
          </table:table-cell>
          <table:table-cell table:formula="of:=[.C804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3.jpeg</text:p>
          </table:table-cell>
          <table:table-cell office:value-type="float" office:value="1502055803.98697" calcext:value-type="float">
            <text:p>1502055803.98697</text:p>
          </table:table-cell>
          <table:table-cell table:formula="of:=[.B805] - [.B804]" office:value-type="float" office:value="1.00005984306335" calcext:value-type="float">
            <text:p>1.0000598431</text:p>
          </table:table-cell>
          <table:table-cell table:formula="of:=[.C805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4.jpeg</text:p>
          </table:table-cell>
          <table:table-cell office:value-type="float" office:value="1502055804.98695" calcext:value-type="float">
            <text:p>1502055804.98695</text:p>
          </table:table-cell>
          <table:table-cell table:formula="of:=[.B806] - [.B805]" office:value-type="float" office:value="0.999979972839356" calcext:value-type="float">
            <text:p>0.9999799728</text:p>
          </table:table-cell>
          <table:table-cell table:formula="of:=[.C80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5.jpeg</text:p>
          </table:table-cell>
          <table:table-cell office:value-type="float" office:value="1502055805.98689" calcext:value-type="float">
            <text:p>1502055805.98689</text:p>
          </table:table-cell>
          <table:table-cell table:formula="of:=[.B807] - [.B806]" office:value-type="float" office:value="0.999940156936646" calcext:value-type="float">
            <text:p>0.9999401569</text:p>
          </table:table-cell>
          <table:table-cell table:formula="of:=[.C807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6.jpeg</text:p>
          </table:table-cell>
          <table:table-cell office:value-type="float" office:value="1502055806.98695" calcext:value-type="float">
            <text:p>1502055806.98695</text:p>
          </table:table-cell>
          <table:table-cell table:formula="of:=[.B808] - [.B807]" office:value-type="float" office:value="1.00005984306335" calcext:value-type="float">
            <text:p>1.0000598431</text:p>
          </table:table-cell>
          <table:table-cell table:formula="of:=[.C808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7.jpeg</text:p>
          </table:table-cell>
          <table:table-cell office:value-type="float" office:value="1502055807.98693" calcext:value-type="float">
            <text:p>1502055807.98693</text:p>
          </table:table-cell>
          <table:table-cell table:formula="of:=[.B809] - [.B808]" office:value-type="float" office:value="0.999979972839356" calcext:value-type="float">
            <text:p>0.9999799728</text:p>
          </table:table-cell>
          <table:table-cell table:formula="of:=[.C80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8.jpeg</text:p>
          </table:table-cell>
          <table:table-cell office:value-type="float" office:value="1502055808.98692" calcext:value-type="float">
            <text:p>1502055808.98692</text:p>
          </table:table-cell>
          <table:table-cell table:formula="of:=[.B810] - [.B809]" office:value-type="float" office:value="0.999990224838257" calcext:value-type="float">
            <text:p>0.9999902248</text:p>
          </table:table-cell>
          <table:table-cell table:formula="of:=[.C810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09.jpeg</text:p>
          </table:table-cell>
          <table:table-cell office:value-type="float" office:value="1502055809.98694" calcext:value-type="float">
            <text:p>1502055809.98694</text:p>
          </table:table-cell>
          <table:table-cell table:formula="of:=[.B811] - [.B810]" office:value-type="float" office:value="1.00001978874207" calcext:value-type="float">
            <text:p>1.0000197887</text:p>
          </table:table-cell>
          <table:table-cell table:formula="of:=[.C811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0.jpeg</text:p>
          </table:table-cell>
          <table:table-cell office:value-type="float" office:value="1502055810.98691" calcext:value-type="float">
            <text:p>1502055810.98691</text:p>
          </table:table-cell>
          <table:table-cell table:formula="of:=[.B812] - [.B811]" office:value-type="float" office:value="0.999970197677612" calcext:value-type="float">
            <text:p>0.9999701977</text:p>
          </table:table-cell>
          <table:table-cell table:formula="of:=[.C812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1.jpeg</text:p>
          </table:table-cell>
          <table:table-cell office:value-type="float" office:value="1502055811.98692" calcext:value-type="float">
            <text:p>1502055811.98692</text:p>
          </table:table-cell>
          <table:table-cell table:formula="of:=[.B813] - [.B812]" office:value-type="float" office:value="1.00001001358032" calcext:value-type="float">
            <text:p>1.0000100136</text:p>
          </table:table-cell>
          <table:table-cell table:formula="of:=[.C81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2.jpeg</text:p>
          </table:table-cell>
          <table:table-cell office:value-type="float" office:value="1502055812.98692" calcext:value-type="float">
            <text:p>1502055812.98692</text:p>
          </table:table-cell>
          <table:table-cell table:formula="of:=[.B814] - [.B813]" office:value-type="float" office:value="1" calcext:value-type="float">
            <text:p>1</text:p>
          </table:table-cell>
          <table:table-cell table:formula="of:=[.C81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3.jpeg</text:p>
          </table:table-cell>
          <table:table-cell office:value-type="float" office:value="1502055813.98692" calcext:value-type="float">
            <text:p>1502055813.98692</text:p>
          </table:table-cell>
          <table:table-cell table:formula="of:=[.B815] - [.B814]" office:value-type="float" office:value="1" calcext:value-type="float">
            <text:p>1</text:p>
          </table:table-cell>
          <table:table-cell table:formula="of:=[.C81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4.jpeg</text:p>
          </table:table-cell>
          <table:table-cell office:value-type="float" office:value="1502055814.98693" calcext:value-type="float">
            <text:p>1502055814.98693</text:p>
          </table:table-cell>
          <table:table-cell table:formula="of:=[.B816] - [.B815]" office:value-type="float" office:value="1.00000977516174" calcext:value-type="float">
            <text:p>1.0000097752</text:p>
          </table:table-cell>
          <table:table-cell table:formula="of:=[.C816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5.jpeg</text:p>
          </table:table-cell>
          <table:table-cell office:value-type="float" office:value="1502055815.9869" calcext:value-type="float">
            <text:p>1502055815.9869</text:p>
          </table:table-cell>
          <table:table-cell table:formula="of:=[.B817] - [.B816]" office:value-type="float" office:value="0.999970197677612" calcext:value-type="float">
            <text:p>0.9999701977</text:p>
          </table:table-cell>
          <table:table-cell table:formula="of:=[.C817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6.jpeg</text:p>
          </table:table-cell>
          <table:table-cell office:value-type="float" office:value="1502055816.9869" calcext:value-type="float">
            <text:p>1502055816.9869</text:p>
          </table:table-cell>
          <table:table-cell table:formula="of:=[.B818] - [.B817]" office:value-type="float" office:value="1" calcext:value-type="float">
            <text:p>1</text:p>
          </table:table-cell>
          <table:table-cell table:formula="of:=[.C81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7.jpeg</text:p>
          </table:table-cell>
          <table:table-cell office:value-type="float" office:value="1502055817.98691" calcext:value-type="float">
            <text:p>1502055817.98691</text:p>
          </table:table-cell>
          <table:table-cell table:formula="of:=[.B819] - [.B818]" office:value-type="float" office:value="1.00001001358032" calcext:value-type="float">
            <text:p>1.0000100136</text:p>
          </table:table-cell>
          <table:table-cell table:formula="of:=[.C81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8.jpeg</text:p>
          </table:table-cell>
          <table:table-cell office:value-type="float" office:value="1502055818.9869" calcext:value-type="float">
            <text:p>1502055818.9869</text:p>
          </table:table-cell>
          <table:table-cell table:formula="of:=[.B820] - [.B819]" office:value-type="float" office:value="0.999989986419678" calcext:value-type="float">
            <text:p>0.9999899864</text:p>
          </table:table-cell>
          <table:table-cell table:formula="of:=[.C82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19.jpeg</text:p>
          </table:table-cell>
          <table:table-cell office:value-type="float" office:value="1502055819.98689" calcext:value-type="float">
            <text:p>1502055819.98689</text:p>
          </table:table-cell>
          <table:table-cell table:formula="of:=[.B821] - [.B820]" office:value-type="float" office:value="0.999989986419678" calcext:value-type="float">
            <text:p>0.9999899864</text:p>
          </table:table-cell>
          <table:table-cell table:formula="of:=[.C82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0.jpeg</text:p>
          </table:table-cell>
          <table:table-cell office:value-type="float" office:value="1502055820.9869" calcext:value-type="float">
            <text:p>1502055820.9869</text:p>
          </table:table-cell>
          <table:table-cell table:formula="of:=[.B822] - [.B821]" office:value-type="float" office:value="1.00001001358032" calcext:value-type="float">
            <text:p>1.0000100136</text:p>
          </table:table-cell>
          <table:table-cell table:formula="of:=[.C82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1.jpeg</text:p>
          </table:table-cell>
          <table:table-cell office:value-type="float" office:value="1502055821.98689" calcext:value-type="float">
            <text:p>1502055821.98689</text:p>
          </table:table-cell>
          <table:table-cell table:formula="of:=[.B823] - [.B822]" office:value-type="float" office:value="0.999989986419678" calcext:value-type="float">
            <text:p>0.9999899864</text:p>
          </table:table-cell>
          <table:table-cell table:formula="of:=[.C82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2.jpeg</text:p>
          </table:table-cell>
          <table:table-cell office:value-type="float" office:value="1502055822.98687" calcext:value-type="float">
            <text:p>1502055822.98687</text:p>
          </table:table-cell>
          <table:table-cell table:formula="of:=[.B824] - [.B823]" office:value-type="float" office:value="0.999979972839356" calcext:value-type="float">
            <text:p>0.9999799728</text:p>
          </table:table-cell>
          <table:table-cell table:formula="of:=[.C82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3.jpeg</text:p>
          </table:table-cell>
          <table:table-cell office:value-type="float" office:value="1502055823.98688" calcext:value-type="float">
            <text:p>1502055823.98688</text:p>
          </table:table-cell>
          <table:table-cell table:formula="of:=[.B825] - [.B824]" office:value-type="float" office:value="1.00001001358032" calcext:value-type="float">
            <text:p>1.0000100136</text:p>
          </table:table-cell>
          <table:table-cell table:formula="of:=[.C82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4.jpeg</text:p>
          </table:table-cell>
          <table:table-cell office:value-type="float" office:value="1502055824.98687" calcext:value-type="float">
            <text:p>1502055824.98687</text:p>
          </table:table-cell>
          <table:table-cell table:formula="of:=[.B826] - [.B825]" office:value-type="float" office:value="0.999989986419678" calcext:value-type="float">
            <text:p>0.9999899864</text:p>
          </table:table-cell>
          <table:table-cell table:formula="of:=[.C82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5.jpeg</text:p>
          </table:table-cell>
          <table:table-cell office:value-type="float" office:value="1502055825.98687" calcext:value-type="float">
            <text:p>1502055825.98687</text:p>
          </table:table-cell>
          <table:table-cell table:formula="of:=[.B827] - [.B826]" office:value-type="float" office:value="1" calcext:value-type="float">
            <text:p>1</text:p>
          </table:table-cell>
          <table:table-cell table:formula="of:=[.C82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6.jpeg</text:p>
          </table:table-cell>
          <table:table-cell office:value-type="float" office:value="1502055826.98687" calcext:value-type="float">
            <text:p>1502055826.98687</text:p>
          </table:table-cell>
          <table:table-cell table:formula="of:=[.B828] - [.B827]" office:value-type="float" office:value="1" calcext:value-type="float">
            <text:p>1</text:p>
          </table:table-cell>
          <table:table-cell table:formula="of:=[.C82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7.jpeg</text:p>
          </table:table-cell>
          <table:table-cell office:value-type="float" office:value="1502055827.98686" calcext:value-type="float">
            <text:p>1502055827.98686</text:p>
          </table:table-cell>
          <table:table-cell table:formula="of:=[.B829] - [.B828]" office:value-type="float" office:value="0.999989986419678" calcext:value-type="float">
            <text:p>0.9999899864</text:p>
          </table:table-cell>
          <table:table-cell table:formula="of:=[.C82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8.jpeg</text:p>
          </table:table-cell>
          <table:table-cell office:value-type="float" office:value="1502055828.98683" calcext:value-type="float">
            <text:p>1502055828.98683</text:p>
          </table:table-cell>
          <table:table-cell table:formula="of:=[.B830] - [.B829]" office:value-type="float" office:value="0.999969959259033" calcext:value-type="float">
            <text:p>0.9999699593</text:p>
          </table:table-cell>
          <table:table-cell table:formula="of:=[.C83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29.jpeg</text:p>
          </table:table-cell>
          <table:table-cell office:value-type="float" office:value="1502055829.98685" calcext:value-type="float">
            <text:p>1502055829.98685</text:p>
          </table:table-cell>
          <table:table-cell table:formula="of:=[.B831] - [.B830]" office:value-type="float" office:value="1.00002002716064" calcext:value-type="float">
            <text:p>1.0000200272</text:p>
          </table:table-cell>
          <table:table-cell table:formula="of:=[.C83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0.jpeg</text:p>
          </table:table-cell>
          <table:table-cell office:value-type="float" office:value="1502055830.98683" calcext:value-type="float">
            <text:p>1502055830.98683</text:p>
          </table:table-cell>
          <table:table-cell table:formula="of:=[.B832] - [.B831]" office:value-type="float" office:value="0.999979972839356" calcext:value-type="float">
            <text:p>0.9999799728</text:p>
          </table:table-cell>
          <table:table-cell table:formula="of:=[.C83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1.jpeg</text:p>
          </table:table-cell>
          <table:table-cell office:value-type="float" office:value="1502055831.98682" calcext:value-type="float">
            <text:p>1502055831.98682</text:p>
          </table:table-cell>
          <table:table-cell table:formula="of:=[.B833] - [.B832]" office:value-type="float" office:value="0.999989986419678" calcext:value-type="float">
            <text:p>0.9999899864</text:p>
          </table:table-cell>
          <table:table-cell table:formula="of:=[.C83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2.jpeg</text:p>
          </table:table-cell>
          <table:table-cell office:value-type="float" office:value="1502055832.98683" calcext:value-type="float">
            <text:p>1502055832.98683</text:p>
          </table:table-cell>
          <table:table-cell table:formula="of:=[.B834] - [.B833]" office:value-type="float" office:value="1.00001001358032" calcext:value-type="float">
            <text:p>1.0000100136</text:p>
          </table:table-cell>
          <table:table-cell table:formula="of:=[.C83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3.jpeg</text:p>
          </table:table-cell>
          <table:table-cell office:value-type="float" office:value="1502055833.98681" calcext:value-type="float">
            <text:p>1502055833.98681</text:p>
          </table:table-cell>
          <table:table-cell table:formula="of:=[.B835] - [.B834]" office:value-type="float" office:value="0.999979972839356" calcext:value-type="float">
            <text:p>0.9999799728</text:p>
          </table:table-cell>
          <table:table-cell table:formula="of:=[.C83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4.jpeg</text:p>
          </table:table-cell>
          <table:table-cell office:value-type="float" office:value="1502055834.98681" calcext:value-type="float">
            <text:p>1502055834.98681</text:p>
          </table:table-cell>
          <table:table-cell table:formula="of:=[.B836] - [.B835]" office:value-type="float" office:value="1" calcext:value-type="float">
            <text:p>1</text:p>
          </table:table-cell>
          <table:table-cell table:formula="of:=[.C83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5.jpeg</text:p>
          </table:table-cell>
          <table:table-cell office:value-type="float" office:value="1502055835.98681" calcext:value-type="float">
            <text:p>1502055835.98681</text:p>
          </table:table-cell>
          <table:table-cell table:formula="of:=[.B837] - [.B836]" office:value-type="float" office:value="1" calcext:value-type="float">
            <text:p>1</text:p>
          </table:table-cell>
          <table:table-cell table:formula="of:=[.C83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6.jpeg</text:p>
          </table:table-cell>
          <table:table-cell office:value-type="float" office:value="1502055836.9868" calcext:value-type="float">
            <text:p>1502055836.9868</text:p>
          </table:table-cell>
          <table:table-cell table:formula="of:=[.B838] - [.B837]" office:value-type="float" office:value="0.999989986419678" calcext:value-type="float">
            <text:p>0.9999899864</text:p>
          </table:table-cell>
          <table:table-cell table:formula="of:=[.C83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7.jpeg</text:p>
          </table:table-cell>
          <table:table-cell office:value-type="float" office:value="1502055837.98675" calcext:value-type="float">
            <text:p>1502055837.98675</text:p>
          </table:table-cell>
          <table:table-cell table:formula="of:=[.B839] - [.B838]" office:value-type="float" office:value="0.999949932098389" calcext:value-type="float">
            <text:p>0.9999499321</text:p>
          </table:table-cell>
          <table:table-cell table:formula="of:=[.C83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8.jpeg</text:p>
          </table:table-cell>
          <table:table-cell office:value-type="float" office:value="1502055838.98683" calcext:value-type="float">
            <text:p>1502055838.98683</text:p>
          </table:table-cell>
          <table:table-cell table:formula="of:=[.B840] - [.B839]" office:value-type="float" office:value="1.00008010864258" calcext:value-type="float">
            <text:p>1.0000801086</text:p>
          </table:table-cell>
          <table:table-cell table:formula="of:=[.C840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39.jpeg</text:p>
          </table:table-cell>
          <table:table-cell office:value-type="float" office:value="1502055839.9868" calcext:value-type="float">
            <text:p>1502055839.9868</text:p>
          </table:table-cell>
          <table:table-cell table:formula="of:=[.B841] - [.B840]" office:value-type="float" office:value="0.999969959259033" calcext:value-type="float">
            <text:p>0.9999699593</text:p>
          </table:table-cell>
          <table:table-cell table:formula="of:=[.C84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0.jpeg</text:p>
          </table:table-cell>
          <table:table-cell office:value-type="float" office:value="1502055840.98678" calcext:value-type="float">
            <text:p>1502055840.98678</text:p>
          </table:table-cell>
          <table:table-cell table:formula="of:=[.B842] - [.B841]" office:value-type="float" office:value="0.999979972839356" calcext:value-type="float">
            <text:p>0.9999799728</text:p>
          </table:table-cell>
          <table:table-cell table:formula="of:=[.C84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1.jpeg</text:p>
          </table:table-cell>
          <table:table-cell office:value-type="float" office:value="1502055841.98686" calcext:value-type="float">
            <text:p>1502055841.98686</text:p>
          </table:table-cell>
          <table:table-cell table:formula="of:=[.B843] - [.B842]" office:value-type="float" office:value="1.00008010864258" calcext:value-type="float">
            <text:p>1.0000801086</text:p>
          </table:table-cell>
          <table:table-cell table:formula="of:=[.C843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2.jpeg</text:p>
          </table:table-cell>
          <table:table-cell office:value-type="float" office:value="1502055842.98682" calcext:value-type="float">
            <text:p>1502055842.98682</text:p>
          </table:table-cell>
          <table:table-cell table:formula="of:=[.B844] - [.B843]" office:value-type="float" office:value="0.999959945678711" calcext:value-type="float">
            <text:p>0.9999599457</text:p>
          </table:table-cell>
          <table:table-cell table:formula="of:=[.C84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3.jpeg</text:p>
          </table:table-cell>
          <table:table-cell office:value-type="float" office:value="1502055843.9868" calcext:value-type="float">
            <text:p>1502055843.9868</text:p>
          </table:table-cell>
          <table:table-cell table:formula="of:=[.B845] - [.B844]" office:value-type="float" office:value="0.999979972839356" calcext:value-type="float">
            <text:p>0.9999799728</text:p>
          </table:table-cell>
          <table:table-cell table:formula="of:=[.C84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4.jpeg</text:p>
          </table:table-cell>
          <table:table-cell office:value-type="float" office:value="1502055844.98686" calcext:value-type="float">
            <text:p>1502055844.98686</text:p>
          </table:table-cell>
          <table:table-cell table:formula="of:=[.B846] - [.B845]" office:value-type="float" office:value="1.00006008148193" calcext:value-type="float">
            <text:p>1.0000600815</text:p>
          </table:table-cell>
          <table:table-cell table:formula="of:=[.C846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5.jpeg</text:p>
          </table:table-cell>
          <table:table-cell office:value-type="float" office:value="1502055845.98681" calcext:value-type="float">
            <text:p>1502055845.98681</text:p>
          </table:table-cell>
          <table:table-cell table:formula="of:=[.B847] - [.B846]" office:value-type="float" office:value="0.999949932098389" calcext:value-type="float">
            <text:p>0.9999499321</text:p>
          </table:table-cell>
          <table:table-cell table:formula="of:=[.C84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6.jpeg</text:p>
          </table:table-cell>
          <table:table-cell office:value-type="float" office:value="1502055846.98682" calcext:value-type="float">
            <text:p>1502055846.98682</text:p>
          </table:table-cell>
          <table:table-cell table:formula="of:=[.B848] - [.B847]" office:value-type="float" office:value="1.00001001358032" calcext:value-type="float">
            <text:p>1.0000100136</text:p>
          </table:table-cell>
          <table:table-cell table:formula="of:=[.C84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7.jpeg</text:p>
          </table:table-cell>
          <table:table-cell office:value-type="float" office:value="1502055847.98685" calcext:value-type="float">
            <text:p>1502055847.98685</text:p>
          </table:table-cell>
          <table:table-cell table:formula="of:=[.B849] - [.B848]" office:value-type="float" office:value="1.00003004074097" calcext:value-type="float">
            <text:p>1.0000300407</text:p>
          </table:table-cell>
          <table:table-cell table:formula="of:=[.C84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8.jpeg</text:p>
          </table:table-cell>
          <table:table-cell office:value-type="float" office:value="1502055848.9868" calcext:value-type="float">
            <text:p>1502055848.9868</text:p>
          </table:table-cell>
          <table:table-cell table:formula="of:=[.B850] - [.B849]" office:value-type="float" office:value="0.999949932098389" calcext:value-type="float">
            <text:p>0.9999499321</text:p>
          </table:table-cell>
          <table:table-cell table:formula="of:=[.C85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49.jpeg</text:p>
          </table:table-cell>
          <table:table-cell office:value-type="float" office:value="1502055849.98677" calcext:value-type="float">
            <text:p>1502055849.98677</text:p>
          </table:table-cell>
          <table:table-cell table:formula="of:=[.B851] - [.B850]" office:value-type="float" office:value="0.999969959259033" calcext:value-type="float">
            <text:p>0.9999699593</text:p>
          </table:table-cell>
          <table:table-cell table:formula="of:=[.C85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0.jpeg</text:p>
          </table:table-cell>
          <table:table-cell office:value-type="float" office:value="1502055850.98674" calcext:value-type="float">
            <text:p>1502055850.98674</text:p>
          </table:table-cell>
          <table:table-cell table:formula="of:=[.B852] - [.B851]" office:value-type="float" office:value="0.999970197677612" calcext:value-type="float">
            <text:p>0.9999701977</text:p>
          </table:table-cell>
          <table:table-cell table:formula="of:=[.C852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1.jpeg</text:p>
          </table:table-cell>
          <table:table-cell office:value-type="float" office:value="1502055851.98676" calcext:value-type="float">
            <text:p>1502055851.98676</text:p>
          </table:table-cell>
          <table:table-cell table:formula="of:=[.B853] - [.B852]" office:value-type="float" office:value="1.00001978874207" calcext:value-type="float">
            <text:p>1.0000197887</text:p>
          </table:table-cell>
          <table:table-cell table:formula="of:=[.C853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2.jpeg</text:p>
          </table:table-cell>
          <table:table-cell office:value-type="float" office:value="1502055852.98675" calcext:value-type="float">
            <text:p>1502055852.98675</text:p>
          </table:table-cell>
          <table:table-cell table:formula="of:=[.B854] - [.B853]" office:value-type="float" office:value="0.999989986419678" calcext:value-type="float">
            <text:p>0.9999899864</text:p>
          </table:table-cell>
          <table:table-cell table:formula="of:=[.C85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3.jpeg</text:p>
          </table:table-cell>
          <table:table-cell office:value-type="float" office:value="1502055853.9867" calcext:value-type="float">
            <text:p>1502055853.9867</text:p>
          </table:table-cell>
          <table:table-cell table:formula="of:=[.B855] - [.B854]" office:value-type="float" office:value="0.999950170516968" calcext:value-type="float">
            <text:p>0.9999501705</text:p>
          </table:table-cell>
          <table:table-cell table:formula="of:=[.C85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4.jpeg</text:p>
          </table:table-cell>
          <table:table-cell office:value-type="float" office:value="1502055854.9867" calcext:value-type="float">
            <text:p>1502055854.9867</text:p>
          </table:table-cell>
          <table:table-cell table:formula="of:=[.B856] - [.B855]" office:value-type="float" office:value="1" calcext:value-type="float">
            <text:p>1</text:p>
          </table:table-cell>
          <table:table-cell table:formula="of:=[.C85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5.jpeg</text:p>
          </table:table-cell>
          <table:table-cell office:value-type="float" office:value="1502055855.98674" calcext:value-type="float">
            <text:p>1502055855.98674</text:p>
          </table:table-cell>
          <table:table-cell table:formula="of:=[.B857] - [.B856]" office:value-type="float" office:value="1.00004005432129" calcext:value-type="float">
            <text:p>1.0000400543</text:p>
          </table:table-cell>
          <table:table-cell table:formula="of:=[.C85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6.jpeg</text:p>
          </table:table-cell>
          <table:table-cell office:value-type="float" office:value="1502055856.98669" calcext:value-type="float">
            <text:p>1502055856.98669</text:p>
          </table:table-cell>
          <table:table-cell table:formula="of:=[.B858] - [.B857]" office:value-type="float" office:value="0.999949932098389" calcext:value-type="float">
            <text:p>0.9999499321</text:p>
          </table:table-cell>
          <table:table-cell table:formula="of:=[.C85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7.jpeg</text:p>
          </table:table-cell>
          <table:table-cell office:value-type="float" office:value="1502055857.98676" calcext:value-type="float">
            <text:p>1502055857.98676</text:p>
          </table:table-cell>
          <table:table-cell table:formula="of:=[.B859] - [.B858]" office:value-type="float" office:value="1.00006985664368" calcext:value-type="float">
            <text:p>1.0000698566</text:p>
          </table:table-cell>
          <table:table-cell table:formula="of:=[.C859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8.jpeg</text:p>
          </table:table-cell>
          <table:table-cell office:value-type="float" office:value="1502055858.98673" calcext:value-type="float">
            <text:p>1502055858.98673</text:p>
          </table:table-cell>
          <table:table-cell table:formula="of:=[.B860] - [.B859]" office:value-type="float" office:value="0.999970197677612" calcext:value-type="float">
            <text:p>0.9999701977</text:p>
          </table:table-cell>
          <table:table-cell table:formula="of:=[.C860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59.jpeg</text:p>
          </table:table-cell>
          <table:table-cell office:value-type="float" office:value="1502055859.98668" calcext:value-type="float">
            <text:p>1502055859.98668</text:p>
          </table:table-cell>
          <table:table-cell table:formula="of:=[.B861] - [.B860]" office:value-type="float" office:value="0.999949932098389" calcext:value-type="float">
            <text:p>0.9999499321</text:p>
          </table:table-cell>
          <table:table-cell table:formula="of:=[.C86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0.jpeg</text:p>
          </table:table-cell>
          <table:table-cell office:value-type="float" office:value="1502055860.9867" calcext:value-type="float">
            <text:p>1502055860.9867</text:p>
          </table:table-cell>
          <table:table-cell table:formula="of:=[.B862] - [.B861]" office:value-type="float" office:value="1.00002002716064" calcext:value-type="float">
            <text:p>1.0000200272</text:p>
          </table:table-cell>
          <table:table-cell table:formula="of:=[.C86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1.jpeg</text:p>
          </table:table-cell>
          <table:table-cell office:value-type="float" office:value="1502055861.98672" calcext:value-type="float">
            <text:p>1502055861.98672</text:p>
          </table:table-cell>
          <table:table-cell table:formula="of:=[.B863] - [.B862]" office:value-type="float" office:value="1.00002002716064" calcext:value-type="float">
            <text:p>1.0000200272</text:p>
          </table:table-cell>
          <table:table-cell table:formula="of:=[.C86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2.jpeg</text:p>
          </table:table-cell>
          <table:table-cell office:value-type="float" office:value="1502055862.98666" calcext:value-type="float">
            <text:p>1502055862.98666</text:p>
          </table:table-cell>
          <table:table-cell table:formula="of:=[.B864] - [.B863]" office:value-type="float" office:value="0.999939918518066" calcext:value-type="float">
            <text:p>0.9999399185</text:p>
          </table:table-cell>
          <table:table-cell table:formula="of:=[.C864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3.jpeg</text:p>
          </table:table-cell>
          <table:table-cell office:value-type="float" office:value="1502055863.98668" calcext:value-type="float">
            <text:p>1502055863.98668</text:p>
          </table:table-cell>
          <table:table-cell table:formula="of:=[.B865] - [.B864]" office:value-type="float" office:value="1.00002002716064" calcext:value-type="float">
            <text:p>1.0000200272</text:p>
          </table:table-cell>
          <table:table-cell table:formula="of:=[.C86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4.jpeg</text:p>
          </table:table-cell>
          <table:table-cell office:value-type="float" office:value="1502055864.98668" calcext:value-type="float">
            <text:p>1502055864.98668</text:p>
          </table:table-cell>
          <table:table-cell table:formula="of:=[.B866] - [.B865]" office:value-type="float" office:value="1" calcext:value-type="float">
            <text:p>1</text:p>
          </table:table-cell>
          <table:table-cell table:formula="of:=[.C86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5.jpeg</text:p>
          </table:table-cell>
          <table:table-cell office:value-type="float" office:value="1502055865.98663" calcext:value-type="float">
            <text:p>1502055865.98663</text:p>
          </table:table-cell>
          <table:table-cell table:formula="of:=[.B867] - [.B866]" office:value-type="float" office:value="0.999949932098389" calcext:value-type="float">
            <text:p>0.9999499321</text:p>
          </table:table-cell>
          <table:table-cell table:formula="of:=[.C86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6.jpeg</text:p>
          </table:table-cell>
          <table:table-cell office:value-type="float" office:value="1502055866.98667" calcext:value-type="float">
            <text:p>1502055866.98667</text:p>
          </table:table-cell>
          <table:table-cell table:formula="of:=[.B868] - [.B867]" office:value-type="float" office:value="1.00004005432129" calcext:value-type="float">
            <text:p>1.0000400543</text:p>
          </table:table-cell>
          <table:table-cell table:formula="of:=[.C868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7.jpeg</text:p>
          </table:table-cell>
          <table:table-cell office:value-type="float" office:value="1502055867.98666" calcext:value-type="float">
            <text:p>1502055867.98666</text:p>
          </table:table-cell>
          <table:table-cell table:formula="of:=[.B869] - [.B868]" office:value-type="float" office:value="0.999989986419678" calcext:value-type="float">
            <text:p>0.9999899864</text:p>
          </table:table-cell>
          <table:table-cell table:formula="of:=[.C86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8.jpeg</text:p>
          </table:table-cell>
          <table:table-cell office:value-type="float" office:value="1502055868.98661" calcext:value-type="float">
            <text:p>1502055868.98661</text:p>
          </table:table-cell>
          <table:table-cell table:formula="of:=[.B870] - [.B869]" office:value-type="float" office:value="0.999949932098389" calcext:value-type="float">
            <text:p>0.9999499321</text:p>
          </table:table-cell>
          <table:table-cell table:formula="of:=[.C87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69.jpeg</text:p>
          </table:table-cell>
          <table:table-cell office:value-type="float" office:value="1502055869.98667" calcext:value-type="float">
            <text:p>1502055869.98667</text:p>
          </table:table-cell>
          <table:table-cell table:formula="of:=[.B871] - [.B870]" office:value-type="float" office:value="1.00006008148193" calcext:value-type="float">
            <text:p>1.0000600815</text:p>
          </table:table-cell>
          <table:table-cell table:formula="of:=[.C871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0.jpeg</text:p>
          </table:table-cell>
          <table:table-cell office:value-type="float" office:value="1502055870.98665" calcext:value-type="float">
            <text:p>1502055870.98665</text:p>
          </table:table-cell>
          <table:table-cell table:formula="of:=[.B872] - [.B871]" office:value-type="float" office:value="0.999979972839356" calcext:value-type="float">
            <text:p>0.9999799728</text:p>
          </table:table-cell>
          <table:table-cell table:formula="of:=[.C87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1.jpeg</text:p>
          </table:table-cell>
          <table:table-cell office:value-type="float" office:value="1502055871.98659" calcext:value-type="float">
            <text:p>1502055871.98659</text:p>
          </table:table-cell>
          <table:table-cell table:formula="of:=[.B873] - [.B872]" office:value-type="float" office:value="0.999939918518066" calcext:value-type="float">
            <text:p>0.9999399185</text:p>
          </table:table-cell>
          <table:table-cell table:formula="of:=[.C87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2.jpeg</text:p>
          </table:table-cell>
          <table:table-cell office:value-type="float" office:value="1502055872.98664" calcext:value-type="float">
            <text:p>1502055872.98664</text:p>
          </table:table-cell>
          <table:table-cell table:formula="of:=[.B874] - [.B873]" office:value-type="float" office:value="1.00005006790161" calcext:value-type="float">
            <text:p>1.0000500679</text:p>
          </table:table-cell>
          <table:table-cell table:formula="of:=[.C874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3.jpeg</text:p>
          </table:table-cell>
          <table:table-cell office:value-type="float" office:value="1502055873.98665" calcext:value-type="float">
            <text:p>1502055873.98665</text:p>
          </table:table-cell>
          <table:table-cell table:formula="of:=[.B875] - [.B874]" office:value-type="float" office:value="1.00001001358032" calcext:value-type="float">
            <text:p>1.0000100136</text:p>
          </table:table-cell>
          <table:table-cell table:formula="of:=[.C87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4.jpeg</text:p>
          </table:table-cell>
          <table:table-cell office:value-type="float" office:value="1502055874.9866" calcext:value-type="float">
            <text:p>1502055874.9866</text:p>
          </table:table-cell>
          <table:table-cell table:formula="of:=[.B876] - [.B875]" office:value-type="float" office:value="0.999949932098389" calcext:value-type="float">
            <text:p>0.9999499321</text:p>
          </table:table-cell>
          <table:table-cell table:formula="of:=[.C87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5.jpeg</text:p>
          </table:table-cell>
          <table:table-cell office:value-type="float" office:value="1502055875.98671" calcext:value-type="float">
            <text:p>1502055875.98671</text:p>
          </table:table-cell>
          <table:table-cell table:formula="of:=[.B877] - [.B876]" office:value-type="float" office:value="1.00011014938355" calcext:value-type="float">
            <text:p>1.0001101494</text:p>
          </table:table-cell>
          <table:table-cell table:formula="of:=[.C877] - 1" office:value-type="float" office:value="0.000110149383544922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6.jpeg</text:p>
          </table:table-cell>
          <table:table-cell office:value-type="float" office:value="1502055876.98667" calcext:value-type="float">
            <text:p>1502055876.98667</text:p>
          </table:table-cell>
          <table:table-cell table:formula="of:=[.B878] - [.B877]" office:value-type="float" office:value="0.999959945678711" calcext:value-type="float">
            <text:p>0.9999599457</text:p>
          </table:table-cell>
          <table:table-cell table:formula="of:=[.C87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7.jpeg</text:p>
          </table:table-cell>
          <table:table-cell office:value-type="float" office:value="1502055877.98661" calcext:value-type="float">
            <text:p>1502055877.98661</text:p>
          </table:table-cell>
          <table:table-cell table:formula="of:=[.B879] - [.B878]" office:value-type="float" office:value="0.999939918518066" calcext:value-type="float">
            <text:p>0.9999399185</text:p>
          </table:table-cell>
          <table:table-cell table:formula="of:=[.C87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8.jpeg</text:p>
          </table:table-cell>
          <table:table-cell office:value-type="float" office:value="1502055878.98661" calcext:value-type="float">
            <text:p>1502055878.98661</text:p>
          </table:table-cell>
          <table:table-cell table:formula="of:=[.B880] - [.B879]" office:value-type="float" office:value="1" calcext:value-type="float">
            <text:p>1</text:p>
          </table:table-cell>
          <table:table-cell table:formula="of:=[.C88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79.jpeg</text:p>
          </table:table-cell>
          <table:table-cell office:value-type="float" office:value="1502055879.9866" calcext:value-type="float">
            <text:p>1502055879.9866</text:p>
          </table:table-cell>
          <table:table-cell table:formula="of:=[.B881] - [.B880]" office:value-type="float" office:value="0.999989986419678" calcext:value-type="float">
            <text:p>0.9999899864</text:p>
          </table:table-cell>
          <table:table-cell table:formula="of:=[.C88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0.jpeg</text:p>
          </table:table-cell>
          <table:table-cell office:value-type="float" office:value="1502055880.9866" calcext:value-type="float">
            <text:p>1502055880.9866</text:p>
          </table:table-cell>
          <table:table-cell table:formula="of:=[.B882] - [.B881]" office:value-type="float" office:value="1" calcext:value-type="float">
            <text:p>1</text:p>
          </table:table-cell>
          <table:table-cell table:formula="of:=[.C88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1.jpeg</text:p>
          </table:table-cell>
          <table:table-cell office:value-type="float" office:value="1502055881.98659" calcext:value-type="float">
            <text:p>1502055881.98659</text:p>
          </table:table-cell>
          <table:table-cell table:formula="of:=[.B883] - [.B882]" office:value-type="float" office:value="0.999989986419678" calcext:value-type="float">
            <text:p>0.9999899864</text:p>
          </table:table-cell>
          <table:table-cell table:formula="of:=[.C88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2.jpeg</text:p>
          </table:table-cell>
          <table:table-cell office:value-type="float" office:value="1502055882.98662" calcext:value-type="float">
            <text:p>1502055882.98662</text:p>
          </table:table-cell>
          <table:table-cell table:formula="of:=[.B884] - [.B883]" office:value-type="float" office:value="1.00003004074097" calcext:value-type="float">
            <text:p>1.0000300407</text:p>
          </table:table-cell>
          <table:table-cell table:formula="of:=[.C88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3.jpeg</text:p>
          </table:table-cell>
          <table:table-cell office:value-type="float" office:value="1502055883.98661" calcext:value-type="float">
            <text:p>1502055883.98661</text:p>
          </table:table-cell>
          <table:table-cell table:formula="of:=[.B885] - [.B884]" office:value-type="float" office:value="0.999989986419678" calcext:value-type="float">
            <text:p>0.9999899864</text:p>
          </table:table-cell>
          <table:table-cell table:formula="of:=[.C88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4.jpeg</text:p>
          </table:table-cell>
          <table:table-cell office:value-type="float" office:value="1502055884.98661" calcext:value-type="float">
            <text:p>1502055884.98661</text:p>
          </table:table-cell>
          <table:table-cell table:formula="of:=[.B886] - [.B885]" office:value-type="float" office:value="1" calcext:value-type="float">
            <text:p>1</text:p>
          </table:table-cell>
          <table:table-cell table:formula="of:=[.C88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5.jpeg</text:p>
          </table:table-cell>
          <table:table-cell office:value-type="float" office:value="1502055885.98654" calcext:value-type="float">
            <text:p>1502055885.98654</text:p>
          </table:table-cell>
          <table:table-cell table:formula="of:=[.B887] - [.B886]" office:value-type="float" office:value="0.999930143356323" calcext:value-type="float">
            <text:p>0.9999301434</text:p>
          </table:table-cell>
          <table:table-cell table:formula="of:=[.C887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6.jpeg</text:p>
          </table:table-cell>
          <table:table-cell office:value-type="float" office:value="1502055886.98658" calcext:value-type="float">
            <text:p>1502055886.98658</text:p>
          </table:table-cell>
          <table:table-cell table:formula="of:=[.B888] - [.B887]" office:value-type="float" office:value="1.00003981590271" calcext:value-type="float">
            <text:p>1.0000398159</text:p>
          </table:table-cell>
          <table:table-cell table:formula="of:=[.C888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7.jpeg</text:p>
          </table:table-cell>
          <table:table-cell office:value-type="float" office:value="1502055887.98657" calcext:value-type="float">
            <text:p>1502055887.98657</text:p>
          </table:table-cell>
          <table:table-cell table:formula="of:=[.B889] - [.B888]" office:value-type="float" office:value="0.999989986419678" calcext:value-type="float">
            <text:p>0.9999899864</text:p>
          </table:table-cell>
          <table:table-cell table:formula="of:=[.C88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8.jpeg</text:p>
          </table:table-cell>
          <table:table-cell office:value-type="float" office:value="1502055888.98658" calcext:value-type="float">
            <text:p>1502055888.98658</text:p>
          </table:table-cell>
          <table:table-cell table:formula="of:=[.B890] - [.B889]" office:value-type="float" office:value="1.00001001358032" calcext:value-type="float">
            <text:p>1.0000100136</text:p>
          </table:table-cell>
          <table:table-cell table:formula="of:=[.C89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89.jpeg</text:p>
          </table:table-cell>
          <table:table-cell office:value-type="float" office:value="1502055889.98656" calcext:value-type="float">
            <text:p>1502055889.98656</text:p>
          </table:table-cell>
          <table:table-cell table:formula="of:=[.B891] - [.B890]" office:value-type="float" office:value="0.999980211257935" calcext:value-type="float">
            <text:p>0.9999802113</text:p>
          </table:table-cell>
          <table:table-cell table:formula="of:=[.C891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0.jpeg</text:p>
          </table:table-cell>
          <table:table-cell office:value-type="float" office:value="1502055890.98654" calcext:value-type="float">
            <text:p>1502055890.98654</text:p>
          </table:table-cell>
          <table:table-cell table:formula="of:=[.B892] - [.B891]" office:value-type="float" office:value="0.999979972839356" calcext:value-type="float">
            <text:p>0.9999799728</text:p>
          </table:table-cell>
          <table:table-cell table:formula="of:=[.C89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1.jpeg</text:p>
          </table:table-cell>
          <table:table-cell office:value-type="float" office:value="1502055891.98655" calcext:value-type="float">
            <text:p>1502055891.98655</text:p>
          </table:table-cell>
          <table:table-cell table:formula="of:=[.B893] - [.B892]" office:value-type="float" office:value="1.00001001358032" calcext:value-type="float">
            <text:p>1.0000100136</text:p>
          </table:table-cell>
          <table:table-cell table:formula="of:=[.C89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2.jpeg</text:p>
          </table:table-cell>
          <table:table-cell office:value-type="float" office:value="1502055892.98656" calcext:value-type="float">
            <text:p>1502055892.98656</text:p>
          </table:table-cell>
          <table:table-cell table:formula="of:=[.B894] - [.B893]" office:value-type="float" office:value="1.00001001358032" calcext:value-type="float">
            <text:p>1.0000100136</text:p>
          </table:table-cell>
          <table:table-cell table:formula="of:=[.C89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3.jpeg</text:p>
          </table:table-cell>
          <table:table-cell office:value-type="float" office:value="1502055893.98656" calcext:value-type="float">
            <text:p>1502055893.98656</text:p>
          </table:table-cell>
          <table:table-cell table:formula="of:=[.B895] - [.B894]" office:value-type="float" office:value="1" calcext:value-type="float">
            <text:p>1</text:p>
          </table:table-cell>
          <table:table-cell table:formula="of:=[.C89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4.jpeg</text:p>
          </table:table-cell>
          <table:table-cell office:value-type="float" office:value="1502055894.98655" calcext:value-type="float">
            <text:p>1502055894.98655</text:p>
          </table:table-cell>
          <table:table-cell table:formula="of:=[.B896] - [.B895]" office:value-type="float" office:value="0.999989986419678" calcext:value-type="float">
            <text:p>0.9999899864</text:p>
          </table:table-cell>
          <table:table-cell table:formula="of:=[.C89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5.jpeg</text:p>
          </table:table-cell>
          <table:table-cell office:value-type="float" office:value="1502055895.98652" calcext:value-type="float">
            <text:p>1502055895.98652</text:p>
          </table:table-cell>
          <table:table-cell table:formula="of:=[.B897] - [.B896]" office:value-type="float" office:value="0.999969959259033" calcext:value-type="float">
            <text:p>0.9999699593</text:p>
          </table:table-cell>
          <table:table-cell table:formula="of:=[.C89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6.jpeg</text:p>
          </table:table-cell>
          <table:table-cell office:value-type="float" office:value="1502055896.98653" calcext:value-type="float">
            <text:p>1502055896.98653</text:p>
          </table:table-cell>
          <table:table-cell table:formula="of:=[.B898] - [.B897]" office:value-type="float" office:value="1.00001001358032" calcext:value-type="float">
            <text:p>1.0000100136</text:p>
          </table:table-cell>
          <table:table-cell table:formula="of:=[.C89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7.jpeg</text:p>
          </table:table-cell>
          <table:table-cell office:value-type="float" office:value="1502055897.98654" calcext:value-type="float">
            <text:p>1502055897.98654</text:p>
          </table:table-cell>
          <table:table-cell table:formula="of:=[.B899] - [.B898]" office:value-type="float" office:value="1.00001001358032" calcext:value-type="float">
            <text:p>1.0000100136</text:p>
          </table:table-cell>
          <table:table-cell table:formula="of:=[.C89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8.jpeg</text:p>
          </table:table-cell>
          <table:table-cell office:value-type="float" office:value="1502055898.98651" calcext:value-type="float">
            <text:p>1502055898.98651</text:p>
          </table:table-cell>
          <table:table-cell table:formula="of:=[.B900] - [.B899]" office:value-type="float" office:value="0.999969959259033" calcext:value-type="float">
            <text:p>0.9999699593</text:p>
          </table:table-cell>
          <table:table-cell table:formula="of:=[.C90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899.jpeg</text:p>
          </table:table-cell>
          <table:table-cell office:value-type="float" office:value="1502055899.98651" calcext:value-type="float">
            <text:p>1502055899.98651</text:p>
          </table:table-cell>
          <table:table-cell table:formula="of:=[.B901] - [.B900]" office:value-type="float" office:value="1" calcext:value-type="float">
            <text:p>1</text:p>
          </table:table-cell>
          <table:table-cell table:formula="of:=[.C90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0.jpeg</text:p>
          </table:table-cell>
          <table:table-cell office:value-type="float" office:value="1502055900.98653" calcext:value-type="float">
            <text:p>1502055900.98653</text:p>
          </table:table-cell>
          <table:table-cell table:formula="of:=[.B902] - [.B901]" office:value-type="float" office:value="1.00002002716064" calcext:value-type="float">
            <text:p>1.0000200272</text:p>
          </table:table-cell>
          <table:table-cell table:formula="of:=[.C90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1.jpeg</text:p>
          </table:table-cell>
          <table:table-cell office:value-type="float" office:value="1502055901.9865" calcext:value-type="float">
            <text:p>1502055901.9865</text:p>
          </table:table-cell>
          <table:table-cell table:formula="of:=[.B903] - [.B902]" office:value-type="float" office:value="0.999969959259033" calcext:value-type="float">
            <text:p>0.9999699593</text:p>
          </table:table-cell>
          <table:table-cell table:formula="of:=[.C90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2.jpeg</text:p>
          </table:table-cell>
          <table:table-cell office:value-type="float" office:value="1502055902.98651" calcext:value-type="float">
            <text:p>1502055902.98651</text:p>
          </table:table-cell>
          <table:table-cell table:formula="of:=[.B904] - [.B903]" office:value-type="float" office:value="1.00001001358032" calcext:value-type="float">
            <text:p>1.0000100136</text:p>
          </table:table-cell>
          <table:table-cell table:formula="of:=[.C90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3.jpeg</text:p>
          </table:table-cell>
          <table:table-cell office:value-type="float" office:value="1502055903.9865" calcext:value-type="float">
            <text:p>1502055903.9865</text:p>
          </table:table-cell>
          <table:table-cell table:formula="of:=[.B905] - [.B904]" office:value-type="float" office:value="0.999989986419678" calcext:value-type="float">
            <text:p>0.9999899864</text:p>
          </table:table-cell>
          <table:table-cell table:formula="of:=[.C90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4.jpeg</text:p>
          </table:table-cell>
          <table:table-cell office:value-type="float" office:value="1502055904.98643" calcext:value-type="float">
            <text:p>1502055904.98643</text:p>
          </table:table-cell>
          <table:table-cell table:formula="of:=[.B906] - [.B905]" office:value-type="float" office:value="0.999929904937744" calcext:value-type="float">
            <text:p>0.9999299049</text:p>
          </table:table-cell>
          <table:table-cell table:formula="of:=[.C906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5.jpeg</text:p>
          </table:table-cell>
          <table:table-cell office:value-type="float" office:value="1502055905.98651" calcext:value-type="float">
            <text:p>1502055905.98651</text:p>
          </table:table-cell>
          <table:table-cell table:formula="of:=[.B907] - [.B906]" office:value-type="float" office:value="1.00008010864258" calcext:value-type="float">
            <text:p>1.0000801086</text:p>
          </table:table-cell>
          <table:table-cell table:formula="of:=[.C907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6.jpeg</text:p>
          </table:table-cell>
          <table:table-cell office:value-type="float" office:value="1502055906.98647" calcext:value-type="float">
            <text:p>1502055906.98647</text:p>
          </table:table-cell>
          <table:table-cell table:formula="of:=[.B908] - [.B907]" office:value-type="float" office:value="0.999959945678711" calcext:value-type="float">
            <text:p>0.9999599457</text:p>
          </table:table-cell>
          <table:table-cell table:formula="of:=[.C90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7.jpeg</text:p>
          </table:table-cell>
          <table:table-cell office:value-type="float" office:value="1502055907.98647" calcext:value-type="float">
            <text:p>1502055907.98647</text:p>
          </table:table-cell>
          <table:table-cell table:formula="of:=[.B909] - [.B908]" office:value-type="float" office:value="1" calcext:value-type="float">
            <text:p>1</text:p>
          </table:table-cell>
          <table:table-cell table:formula="of:=[.C90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8.jpeg</text:p>
          </table:table-cell>
          <table:table-cell office:value-type="float" office:value="1502055908.9865" calcext:value-type="float">
            <text:p>1502055908.9865</text:p>
          </table:table-cell>
          <table:table-cell table:formula="of:=[.B910] - [.B909]" office:value-type="float" office:value="1.00003004074097" calcext:value-type="float">
            <text:p>1.0000300407</text:p>
          </table:table-cell>
          <table:table-cell table:formula="of:=[.C910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09.jpeg</text:p>
          </table:table-cell>
          <table:table-cell office:value-type="float" office:value="1502055909.98645" calcext:value-type="float">
            <text:p>1502055909.98645</text:p>
          </table:table-cell>
          <table:table-cell table:formula="of:=[.B911] - [.B910]" office:value-type="float" office:value="0.999949932098389" calcext:value-type="float">
            <text:p>0.9999499321</text:p>
          </table:table-cell>
          <table:table-cell table:formula="of:=[.C91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0.jpeg</text:p>
          </table:table-cell>
          <table:table-cell office:value-type="float" office:value="1502055910.98648" calcext:value-type="float">
            <text:p>1502055910.98648</text:p>
          </table:table-cell>
          <table:table-cell table:formula="of:=[.B912] - [.B911]" office:value-type="float" office:value="1.00003004074097" calcext:value-type="float">
            <text:p>1.0000300407</text:p>
          </table:table-cell>
          <table:table-cell table:formula="of:=[.C91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1.jpeg</text:p>
          </table:table-cell>
          <table:table-cell office:value-type="float" office:value="1502055911.98649" calcext:value-type="float">
            <text:p>1502055911.98649</text:p>
          </table:table-cell>
          <table:table-cell table:formula="of:=[.B913] - [.B912]" office:value-type="float" office:value="1.00001001358032" calcext:value-type="float">
            <text:p>1.0000100136</text:p>
          </table:table-cell>
          <table:table-cell table:formula="of:=[.C91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2.jpeg</text:p>
          </table:table-cell>
          <table:table-cell office:value-type="float" office:value="1502055912.98644" calcext:value-type="float">
            <text:p>1502055912.98644</text:p>
          </table:table-cell>
          <table:table-cell table:formula="of:=[.B914] - [.B913]" office:value-type="float" office:value="0.999949932098389" calcext:value-type="float">
            <text:p>0.9999499321</text:p>
          </table:table-cell>
          <table:table-cell table:formula="of:=[.C91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3.jpeg</text:p>
          </table:table-cell>
          <table:table-cell office:value-type="float" office:value="1502055913.9865" calcext:value-type="float">
            <text:p>1502055913.9865</text:p>
          </table:table-cell>
          <table:table-cell table:formula="of:=[.B915] - [.B914]" office:value-type="float" office:value="1.00006008148193" calcext:value-type="float">
            <text:p>1.0000600815</text:p>
          </table:table-cell>
          <table:table-cell table:formula="of:=[.C915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4.jpeg</text:p>
          </table:table-cell>
          <table:table-cell office:value-type="float" office:value="1502055914.98647" calcext:value-type="float">
            <text:p>1502055914.98647</text:p>
          </table:table-cell>
          <table:table-cell table:formula="of:=[.B916] - [.B915]" office:value-type="float" office:value="0.999969959259033" calcext:value-type="float">
            <text:p>0.9999699593</text:p>
          </table:table-cell>
          <table:table-cell table:formula="of:=[.C91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5.jpeg</text:p>
          </table:table-cell>
          <table:table-cell office:value-type="float" office:value="1502055915.98642" calcext:value-type="float">
            <text:p>1502055915.98642</text:p>
          </table:table-cell>
          <table:table-cell table:formula="of:=[.B917] - [.B916]" office:value-type="float" office:value="0.999949932098389" calcext:value-type="float">
            <text:p>0.9999499321</text:p>
          </table:table-cell>
          <table:table-cell table:formula="of:=[.C91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6.jpeg</text:p>
          </table:table-cell>
          <table:table-cell office:value-type="float" office:value="1502055916.98648" calcext:value-type="float">
            <text:p>1502055916.98648</text:p>
          </table:table-cell>
          <table:table-cell table:formula="of:=[.B918] - [.B917]" office:value-type="float" office:value="1.00006008148193" calcext:value-type="float">
            <text:p>1.0000600815</text:p>
          </table:table-cell>
          <table:table-cell table:formula="of:=[.C91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7.jpeg</text:p>
          </table:table-cell>
          <table:table-cell office:value-type="float" office:value="1502055917.98644" calcext:value-type="float">
            <text:p>1502055917.98644</text:p>
          </table:table-cell>
          <table:table-cell table:formula="of:=[.B919] - [.B918]" office:value-type="float" office:value="0.999959945678711" calcext:value-type="float">
            <text:p>0.9999599457</text:p>
          </table:table-cell>
          <table:table-cell table:formula="of:=[.C91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8.jpeg</text:p>
          </table:table-cell>
          <table:table-cell office:value-type="float" office:value="1502055918.9864" calcext:value-type="float">
            <text:p>1502055918.9864</text:p>
          </table:table-cell>
          <table:table-cell table:formula="of:=[.B920] - [.B919]" office:value-type="float" office:value="0.999959945678711" calcext:value-type="float">
            <text:p>0.9999599457</text:p>
          </table:table-cell>
          <table:table-cell table:formula="of:=[.C92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19.jpeg</text:p>
          </table:table-cell>
          <table:table-cell office:value-type="float" office:value="1502055919.98647" calcext:value-type="float">
            <text:p>1502055919.98647</text:p>
          </table:table-cell>
          <table:table-cell table:formula="of:=[.B921] - [.B920]" office:value-type="float" office:value="1.00007009506226" calcext:value-type="float">
            <text:p>1.0000700951</text:p>
          </table:table-cell>
          <table:table-cell table:formula="of:=[.C921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0.jpeg</text:p>
          </table:table-cell>
          <table:table-cell office:value-type="float" office:value="1502055920.98643" calcext:value-type="float">
            <text:p>1502055920.98643</text:p>
          </table:table-cell>
          <table:table-cell table:formula="of:=[.B922] - [.B921]" office:value-type="float" office:value="0.999959945678711" calcext:value-type="float">
            <text:p>0.9999599457</text:p>
          </table:table-cell>
          <table:table-cell table:formula="of:=[.C92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1.jpeg</text:p>
          </table:table-cell>
          <table:table-cell office:value-type="float" office:value="1502055921.98638" calcext:value-type="float">
            <text:p>1502055921.98638</text:p>
          </table:table-cell>
          <table:table-cell table:formula="of:=[.B923] - [.B922]" office:value-type="float" office:value="0.999950170516968" calcext:value-type="float">
            <text:p>0.9999501705</text:p>
          </table:table-cell>
          <table:table-cell table:formula="of:=[.C92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2.jpeg</text:p>
          </table:table-cell>
          <table:table-cell office:value-type="float" office:value="1502055922.9864" calcext:value-type="float">
            <text:p>1502055922.9864</text:p>
          </table:table-cell>
          <table:table-cell table:formula="of:=[.B924] - [.B923]" office:value-type="float" office:value="1.00001978874207" calcext:value-type="float">
            <text:p>1.0000197887</text:p>
          </table:table-cell>
          <table:table-cell table:formula="of:=[.C924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3.jpeg</text:p>
          </table:table-cell>
          <table:table-cell office:value-type="float" office:value="1502055923.9864" calcext:value-type="float">
            <text:p>1502055923.9864</text:p>
          </table:table-cell>
          <table:table-cell table:formula="of:=[.B925] - [.B924]" office:value-type="float" office:value="1" calcext:value-type="float">
            <text:p>1</text:p>
          </table:table-cell>
          <table:table-cell table:formula="of:=[.C92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4.jpeg</text:p>
          </table:table-cell>
          <table:table-cell office:value-type="float" office:value="1502055924.98634" calcext:value-type="float">
            <text:p>1502055924.98634</text:p>
          </table:table-cell>
          <table:table-cell table:formula="of:=[.B926] - [.B925]" office:value-type="float" office:value="0.999940156936646" calcext:value-type="float">
            <text:p>0.9999401569</text:p>
          </table:table-cell>
          <table:table-cell table:formula="of:=[.C926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5.jpeg</text:p>
          </table:table-cell>
          <table:table-cell office:value-type="float" office:value="1502055925.98639" calcext:value-type="float">
            <text:p>1502055925.98639</text:p>
          </table:table-cell>
          <table:table-cell table:formula="of:=[.B927] - [.B926]" office:value-type="float" office:value="1.00005006790161" calcext:value-type="float">
            <text:p>1.0000500679</text:p>
          </table:table-cell>
          <table:table-cell table:formula="of:=[.C92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6.jpeg</text:p>
          </table:table-cell>
          <table:table-cell office:value-type="float" office:value="1502055926.98639" calcext:value-type="float">
            <text:p>1502055926.98639</text:p>
          </table:table-cell>
          <table:table-cell table:formula="of:=[.B928] - [.B927]" office:value-type="float" office:value="1" calcext:value-type="float">
            <text:p>1</text:p>
          </table:table-cell>
          <table:table-cell table:formula="of:=[.C92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7.jpeg</text:p>
          </table:table-cell>
          <table:table-cell office:value-type="float" office:value="1502055927.98633" calcext:value-type="float">
            <text:p>1502055927.98633</text:p>
          </table:table-cell>
          <table:table-cell table:formula="of:=[.B929] - [.B928]" office:value-type="float" office:value="0.999939918518066" calcext:value-type="float">
            <text:p>0.9999399185</text:p>
          </table:table-cell>
          <table:table-cell table:formula="of:=[.C92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8.jpeg</text:p>
          </table:table-cell>
          <table:table-cell office:value-type="float" office:value="1502055928.98638" calcext:value-type="float">
            <text:p>1502055928.98638</text:p>
          </table:table-cell>
          <table:table-cell table:formula="of:=[.B930] - [.B929]" office:value-type="float" office:value="1.00005006790161" calcext:value-type="float">
            <text:p>1.0000500679</text:p>
          </table:table-cell>
          <table:table-cell table:formula="of:=[.C930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29.jpeg</text:p>
          </table:table-cell>
          <table:table-cell office:value-type="float" office:value="1502055929.98639" calcext:value-type="float">
            <text:p>1502055929.98639</text:p>
          </table:table-cell>
          <table:table-cell table:formula="of:=[.B931] - [.B930]" office:value-type="float" office:value="1.00001001358032" calcext:value-type="float">
            <text:p>1.0000100136</text:p>
          </table:table-cell>
          <table:table-cell table:formula="of:=[.C93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0.jpeg</text:p>
          </table:table-cell>
          <table:table-cell office:value-type="float" office:value="1502055930.98633" calcext:value-type="float">
            <text:p>1502055930.98633</text:p>
          </table:table-cell>
          <table:table-cell table:formula="of:=[.B932] - [.B931]" office:value-type="float" office:value="0.999939918518066" calcext:value-type="float">
            <text:p>0.9999399185</text:p>
          </table:table-cell>
          <table:table-cell table:formula="of:=[.C93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1.jpeg</text:p>
          </table:table-cell>
          <table:table-cell office:value-type="float" office:value="1502055931.98637" calcext:value-type="float">
            <text:p>1502055931.98637</text:p>
          </table:table-cell>
          <table:table-cell table:formula="of:=[.B933] - [.B932]" office:value-type="float" office:value="1.00004005432129" calcext:value-type="float">
            <text:p>1.0000400543</text:p>
          </table:table-cell>
          <table:table-cell table:formula="of:=[.C933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2.jpeg</text:p>
          </table:table-cell>
          <table:table-cell office:value-type="float" office:value="1502055932.98636" calcext:value-type="float">
            <text:p>1502055932.98636</text:p>
          </table:table-cell>
          <table:table-cell table:formula="of:=[.B934] - [.B933]" office:value-type="float" office:value="0.999989986419678" calcext:value-type="float">
            <text:p>0.9999899864</text:p>
          </table:table-cell>
          <table:table-cell table:formula="of:=[.C93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3.jpeg</text:p>
          </table:table-cell>
          <table:table-cell office:value-type="float" office:value="1502055933.98629" calcext:value-type="float">
            <text:p>1502055933.98629</text:p>
          </table:table-cell>
          <table:table-cell table:formula="of:=[.B935] - [.B934]" office:value-type="float" office:value="0.999929904937744" calcext:value-type="float">
            <text:p>0.9999299049</text:p>
          </table:table-cell>
          <table:table-cell table:formula="of:=[.C935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4.jpeg</text:p>
          </table:table-cell>
          <table:table-cell office:value-type="float" office:value="1502055934.98638" calcext:value-type="float">
            <text:p>1502055934.98638</text:p>
          </table:table-cell>
          <table:table-cell table:formula="of:=[.B936] - [.B935]" office:value-type="float" office:value="1.0000901222229" calcext:value-type="float">
            <text:p>1.0000901222</text:p>
          </table:table-cell>
          <table:table-cell table:formula="of:=[.C936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5.jpeg</text:p>
          </table:table-cell>
          <table:table-cell office:value-type="float" office:value="1502055935.98634" calcext:value-type="float">
            <text:p>1502055935.98634</text:p>
          </table:table-cell>
          <table:table-cell table:formula="of:=[.B937] - [.B936]" office:value-type="float" office:value="0.999959945678711" calcext:value-type="float">
            <text:p>0.9999599457</text:p>
          </table:table-cell>
          <table:table-cell table:formula="of:=[.C93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6.jpeg</text:p>
          </table:table-cell>
          <table:table-cell office:value-type="float" office:value="1502055936.98628" calcext:value-type="float">
            <text:p>1502055936.98628</text:p>
          </table:table-cell>
          <table:table-cell table:formula="of:=[.B938] - [.B937]" office:value-type="float" office:value="0.999939918518066" calcext:value-type="float">
            <text:p>0.9999399185</text:p>
          </table:table-cell>
          <table:table-cell table:formula="of:=[.C93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7.jpeg</text:p>
          </table:table-cell>
          <table:table-cell office:value-type="float" office:value="1502055937.98636" calcext:value-type="float">
            <text:p>1502055937.98636</text:p>
          </table:table-cell>
          <table:table-cell table:formula="of:=[.B939] - [.B938]" office:value-type="float" office:value="1.00008010864258" calcext:value-type="float">
            <text:p>1.0000801086</text:p>
          </table:table-cell>
          <table:table-cell table:formula="of:=[.C939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8.jpeg</text:p>
          </table:table-cell>
          <table:table-cell office:value-type="float" office:value="1502055938.98633" calcext:value-type="float">
            <text:p>1502055938.98633</text:p>
          </table:table-cell>
          <table:table-cell table:formula="of:=[.B940] - [.B939]" office:value-type="float" office:value="0.999969959259033" calcext:value-type="float">
            <text:p>0.9999699593</text:p>
          </table:table-cell>
          <table:table-cell table:formula="of:=[.C94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39.jpeg</text:p>
          </table:table-cell>
          <table:table-cell office:value-type="float" office:value="1502055939.98632" calcext:value-type="float">
            <text:p>1502055939.98632</text:p>
          </table:table-cell>
          <table:table-cell table:formula="of:=[.B941] - [.B940]" office:value-type="float" office:value="0.999989986419678" calcext:value-type="float">
            <text:p>0.9999899864</text:p>
          </table:table-cell>
          <table:table-cell table:formula="of:=[.C94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0.jpeg</text:p>
          </table:table-cell>
          <table:table-cell office:value-type="float" office:value="1502055940.98632" calcext:value-type="float">
            <text:p>1502055940.98632</text:p>
          </table:table-cell>
          <table:table-cell table:formula="of:=[.B942] - [.B941]" office:value-type="float" office:value="1" calcext:value-type="float">
            <text:p>1</text:p>
          </table:table-cell>
          <table:table-cell table:formula="of:=[.C94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1.jpeg</text:p>
          </table:table-cell>
          <table:table-cell office:value-type="float" office:value="1502055941.98633" calcext:value-type="float">
            <text:p>1502055941.98633</text:p>
          </table:table-cell>
          <table:table-cell table:formula="of:=[.B943] - [.B942]" office:value-type="float" office:value="1.00001001358032" calcext:value-type="float">
            <text:p>1.0000100136</text:p>
          </table:table-cell>
          <table:table-cell table:formula="of:=[.C94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2.jpeg</text:p>
          </table:table-cell>
          <table:table-cell office:value-type="float" office:value="1502055942.98633" calcext:value-type="float">
            <text:p>1502055942.98633</text:p>
          </table:table-cell>
          <table:table-cell table:formula="of:=[.B944] - [.B943]" office:value-type="float" office:value="1" calcext:value-type="float">
            <text:p>1</text:p>
          </table:table-cell>
          <table:table-cell table:formula="of:=[.C94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3.jpeg</text:p>
          </table:table-cell>
          <table:table-cell office:value-type="float" office:value="1502055943.98633" calcext:value-type="float">
            <text:p>1502055943.98633</text:p>
          </table:table-cell>
          <table:table-cell table:formula="of:=[.B945] - [.B944]" office:value-type="float" office:value="1" calcext:value-type="float">
            <text:p>1</text:p>
          </table:table-cell>
          <table:table-cell table:formula="of:=[.C94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4.jpeg</text:p>
          </table:table-cell>
          <table:table-cell office:value-type="float" office:value="1502055944.9863" calcext:value-type="float">
            <text:p>1502055944.9863</text:p>
          </table:table-cell>
          <table:table-cell table:formula="of:=[.B946] - [.B945]" office:value-type="float" office:value="0.999969959259033" calcext:value-type="float">
            <text:p>0.9999699593</text:p>
          </table:table-cell>
          <table:table-cell table:formula="of:=[.C94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5.jpeg</text:p>
          </table:table-cell>
          <table:table-cell office:value-type="float" office:value="1502055945.98632" calcext:value-type="float">
            <text:p>1502055945.98632</text:p>
          </table:table-cell>
          <table:table-cell table:formula="of:=[.B947] - [.B946]" office:value-type="float" office:value="1.00002002716064" calcext:value-type="float">
            <text:p>1.0000200272</text:p>
          </table:table-cell>
          <table:table-cell table:formula="of:=[.C94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6.jpeg</text:p>
          </table:table-cell>
          <table:table-cell office:value-type="float" office:value="1502055946.9863" calcext:value-type="float">
            <text:p>1502055946.9863</text:p>
          </table:table-cell>
          <table:table-cell table:formula="of:=[.B948] - [.B947]" office:value-type="float" office:value="0.999979972839356" calcext:value-type="float">
            <text:p>0.9999799728</text:p>
          </table:table-cell>
          <table:table-cell table:formula="of:=[.C94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7.jpeg</text:p>
          </table:table-cell>
          <table:table-cell office:value-type="float" office:value="1502055947.98632" calcext:value-type="float">
            <text:p>1502055947.98632</text:p>
          </table:table-cell>
          <table:table-cell table:formula="of:=[.B949] - [.B948]" office:value-type="float" office:value="1.00002002716064" calcext:value-type="float">
            <text:p>1.0000200272</text:p>
          </table:table-cell>
          <table:table-cell table:formula="of:=[.C94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8.jpeg</text:p>
          </table:table-cell>
          <table:table-cell office:value-type="float" office:value="1502055948.98633" calcext:value-type="float">
            <text:p>1502055948.98633</text:p>
          </table:table-cell>
          <table:table-cell table:formula="of:=[.B950] - [.B949]" office:value-type="float" office:value="1.00001001358032" calcext:value-type="float">
            <text:p>1.0000100136</text:p>
          </table:table-cell>
          <table:table-cell table:formula="of:=[.C95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49.jpeg</text:p>
          </table:table-cell>
          <table:table-cell office:value-type="float" office:value="1502055949.98629" calcext:value-type="float">
            <text:p>1502055949.98629</text:p>
          </table:table-cell>
          <table:table-cell table:formula="of:=[.B951] - [.B950]" office:value-type="float" office:value="0.999959945678711" calcext:value-type="float">
            <text:p>0.9999599457</text:p>
          </table:table-cell>
          <table:table-cell table:formula="of:=[.C95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0.jpeg</text:p>
          </table:table-cell>
          <table:table-cell office:value-type="float" office:value="1502055950.98628" calcext:value-type="float">
            <text:p>1502055950.98628</text:p>
          </table:table-cell>
          <table:table-cell table:formula="of:=[.B952] - [.B951]" office:value-type="float" office:value="0.999989986419678" calcext:value-type="float">
            <text:p>0.9999899864</text:p>
          </table:table-cell>
          <table:table-cell table:formula="of:=[.C95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1.jpeg</text:p>
          </table:table-cell>
          <table:table-cell office:value-type="float" office:value="1502055951.9863" calcext:value-type="float">
            <text:p>1502055951.9863</text:p>
          </table:table-cell>
          <table:table-cell table:formula="of:=[.B953] - [.B952]" office:value-type="float" office:value="1.00002002716064" calcext:value-type="float">
            <text:p>1.0000200272</text:p>
          </table:table-cell>
          <table:table-cell table:formula="of:=[.C95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2.jpeg</text:p>
          </table:table-cell>
          <table:table-cell office:value-type="float" office:value="1502055952.98626" calcext:value-type="float">
            <text:p>1502055952.98626</text:p>
          </table:table-cell>
          <table:table-cell table:formula="of:=[.B954] - [.B953]" office:value-type="float" office:value="0.999959945678711" calcext:value-type="float">
            <text:p>0.9999599457</text:p>
          </table:table-cell>
          <table:table-cell table:formula="of:=[.C95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3.jpeg</text:p>
          </table:table-cell>
          <table:table-cell office:value-type="float" office:value="1502055953.98628" calcext:value-type="float">
            <text:p>1502055953.98628</text:p>
          </table:table-cell>
          <table:table-cell table:formula="of:=[.B955] - [.B954]" office:value-type="float" office:value="1.00002002716064" calcext:value-type="float">
            <text:p>1.0000200272</text:p>
          </table:table-cell>
          <table:table-cell table:formula="of:=[.C95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4.jpeg</text:p>
          </table:table-cell>
          <table:table-cell office:value-type="float" office:value="1502055954.98628" calcext:value-type="float">
            <text:p>1502055954.98628</text:p>
          </table:table-cell>
          <table:table-cell table:formula="of:=[.B956] - [.B955]" office:value-type="float" office:value="1" calcext:value-type="float">
            <text:p>1</text:p>
          </table:table-cell>
          <table:table-cell table:formula="of:=[.C95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5.jpeg</text:p>
          </table:table-cell>
          <table:table-cell office:value-type="float" office:value="1502055955.98625" calcext:value-type="float">
            <text:p>1502055955.98625</text:p>
          </table:table-cell>
          <table:table-cell table:formula="of:=[.B957] - [.B956]" office:value-type="float" office:value="0.999969959259033" calcext:value-type="float">
            <text:p>0.9999699593</text:p>
          </table:table-cell>
          <table:table-cell table:formula="of:=[.C95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6.jpeg</text:p>
          </table:table-cell>
          <table:table-cell office:value-type="float" office:value="1502055956.98625" calcext:value-type="float">
            <text:p>1502055956.98625</text:p>
          </table:table-cell>
          <table:table-cell table:formula="of:=[.B958] - [.B957]" office:value-type="float" office:value="1" calcext:value-type="float">
            <text:p>1</text:p>
          </table:table-cell>
          <table:table-cell table:formula="of:=[.C95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7.jpeg</text:p>
          </table:table-cell>
          <table:table-cell office:value-type="float" office:value="1502055957.98626" calcext:value-type="float">
            <text:p>1502055957.98626</text:p>
          </table:table-cell>
          <table:table-cell table:formula="of:=[.B959] - [.B958]" office:value-type="float" office:value="1.00001001358032" calcext:value-type="float">
            <text:p>1.0000100136</text:p>
          </table:table-cell>
          <table:table-cell table:formula="of:=[.C95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8.jpeg</text:p>
          </table:table-cell>
          <table:table-cell office:value-type="float" office:value="1502055958.98626" calcext:value-type="float">
            <text:p>1502055958.98626</text:p>
          </table:table-cell>
          <table:table-cell table:formula="of:=[.B960] - [.B959]" office:value-type="float" office:value="1" calcext:value-type="float">
            <text:p>1</text:p>
          </table:table-cell>
          <table:table-cell table:formula="of:=[.C96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59.jpeg</text:p>
          </table:table-cell>
          <table:table-cell office:value-type="float" office:value="1502055959.98624" calcext:value-type="float">
            <text:p>1502055959.98624</text:p>
          </table:table-cell>
          <table:table-cell table:formula="of:=[.B961] - [.B960]" office:value-type="float" office:value="0.999979972839356" calcext:value-type="float">
            <text:p>0.9999799728</text:p>
          </table:table-cell>
          <table:table-cell table:formula="of:=[.C96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0.jpeg</text:p>
          </table:table-cell>
          <table:table-cell office:value-type="float" office:value="1502055960.98625" calcext:value-type="float">
            <text:p>1502055960.98625</text:p>
          </table:table-cell>
          <table:table-cell table:formula="of:=[.B962] - [.B961]" office:value-type="float" office:value="1.00001001358032" calcext:value-type="float">
            <text:p>1.0000100136</text:p>
          </table:table-cell>
          <table:table-cell table:formula="of:=[.C96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1.jpeg</text:p>
          </table:table-cell>
          <table:table-cell office:value-type="float" office:value="1502055961.98623" calcext:value-type="float">
            <text:p>1502055961.98623</text:p>
          </table:table-cell>
          <table:table-cell table:formula="of:=[.B963] - [.B962]" office:value-type="float" office:value="0.999979972839356" calcext:value-type="float">
            <text:p>0.9999799728</text:p>
          </table:table-cell>
          <table:table-cell table:formula="of:=[.C96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2.jpeg</text:p>
          </table:table-cell>
          <table:table-cell office:value-type="float" office:value="1502055962.98621" calcext:value-type="float">
            <text:p>1502055962.98621</text:p>
          </table:table-cell>
          <table:table-cell table:formula="of:=[.B964] - [.B963]" office:value-type="float" office:value="0.999980211257935" calcext:value-type="float">
            <text:p>0.9999802113</text:p>
          </table:table-cell>
          <table:table-cell table:formula="of:=[.C964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3.jpeg</text:p>
          </table:table-cell>
          <table:table-cell office:value-type="float" office:value="1502055963.98623" calcext:value-type="float">
            <text:p>1502055963.98623</text:p>
          </table:table-cell>
          <table:table-cell table:formula="of:=[.B965] - [.B964]" office:value-type="float" office:value="1.00001978874207" calcext:value-type="float">
            <text:p>1.0000197887</text:p>
          </table:table-cell>
          <table:table-cell table:formula="of:=[.C965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4.jpeg</text:p>
          </table:table-cell>
          <table:table-cell office:value-type="float" office:value="1502055964.98622" calcext:value-type="float">
            <text:p>1502055964.98622</text:p>
          </table:table-cell>
          <table:table-cell table:formula="of:=[.B966] - [.B965]" office:value-type="float" office:value="0.999989986419678" calcext:value-type="float">
            <text:p>0.9999899864</text:p>
          </table:table-cell>
          <table:table-cell table:formula="of:=[.C96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5.jpeg</text:p>
          </table:table-cell>
          <table:table-cell office:value-type="float" office:value="1502055965.98623" calcext:value-type="float">
            <text:p>1502055965.98623</text:p>
          </table:table-cell>
          <table:table-cell table:formula="of:=[.B967] - [.B966]" office:value-type="float" office:value="1.00001001358032" calcext:value-type="float">
            <text:p>1.0000100136</text:p>
          </table:table-cell>
          <table:table-cell table:formula="of:=[.C96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6.jpeg</text:p>
          </table:table-cell>
          <table:table-cell office:value-type="float" office:value="1502055966.98623" calcext:value-type="float">
            <text:p>1502055966.98623</text:p>
          </table:table-cell>
          <table:table-cell table:formula="of:=[.B968] - [.B967]" office:value-type="float" office:value="1" calcext:value-type="float">
            <text:p>1</text:p>
          </table:table-cell>
          <table:table-cell table:formula="of:=[.C96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7.jpeg</text:p>
          </table:table-cell>
          <table:table-cell office:value-type="float" office:value="1502055967.98622" calcext:value-type="float">
            <text:p>1502055967.98622</text:p>
          </table:table-cell>
          <table:table-cell table:formula="of:=[.B969] - [.B968]" office:value-type="float" office:value="0.999989986419678" calcext:value-type="float">
            <text:p>0.9999899864</text:p>
          </table:table-cell>
          <table:table-cell table:formula="of:=[.C96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8.jpeg</text:p>
          </table:table-cell>
          <table:table-cell office:value-type="float" office:value="1502055968.98618" calcext:value-type="float">
            <text:p>1502055968.98618</text:p>
          </table:table-cell>
          <table:table-cell table:formula="of:=[.B970] - [.B969]" office:value-type="float" office:value="0.99996018409729" calcext:value-type="float">
            <text:p>0.9999601841</text:p>
          </table:table-cell>
          <table:table-cell table:formula="of:=[.C970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69.jpeg</text:p>
          </table:table-cell>
          <table:table-cell office:value-type="float" office:value="1502055969.9862" calcext:value-type="float">
            <text:p>1502055969.9862</text:p>
          </table:table-cell>
          <table:table-cell table:formula="of:=[.B971] - [.B970]" office:value-type="float" office:value="1.00002002716064" calcext:value-type="float">
            <text:p>1.0000200272</text:p>
          </table:table-cell>
          <table:table-cell table:formula="of:=[.C97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0.jpeg</text:p>
          </table:table-cell>
          <table:table-cell office:value-type="float" office:value="1502055970.9862" calcext:value-type="float">
            <text:p>1502055970.9862</text:p>
          </table:table-cell>
          <table:table-cell table:formula="of:=[.B972] - [.B971]" office:value-type="float" office:value="1" calcext:value-type="float">
            <text:p>1</text:p>
          </table:table-cell>
          <table:table-cell table:formula="of:=[.C97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1.jpeg</text:p>
          </table:table-cell>
          <table:table-cell office:value-type="float" office:value="1502055971.98617" calcext:value-type="float">
            <text:p>1502055971.98617</text:p>
          </table:table-cell>
          <table:table-cell table:formula="of:=[.B973] - [.B972]" office:value-type="float" office:value="0.999969959259033" calcext:value-type="float">
            <text:p>0.9999699593</text:p>
          </table:table-cell>
          <table:table-cell table:formula="of:=[.C97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2.jpeg</text:p>
          </table:table-cell>
          <table:table-cell office:value-type="float" office:value="1502055972.98619" calcext:value-type="float">
            <text:p>1502055972.98619</text:p>
          </table:table-cell>
          <table:table-cell table:formula="of:=[.B974] - [.B973]" office:value-type="float" office:value="1.00002002716064" calcext:value-type="float">
            <text:p>1.0000200272</text:p>
          </table:table-cell>
          <table:table-cell table:formula="of:=[.C97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3.jpeg</text:p>
          </table:table-cell>
          <table:table-cell office:value-type="float" office:value="1502055973.98616" calcext:value-type="float">
            <text:p>1502055973.98616</text:p>
          </table:table-cell>
          <table:table-cell table:formula="of:=[.B975] - [.B974]" office:value-type="float" office:value="0.999969959259033" calcext:value-type="float">
            <text:p>0.9999699593</text:p>
          </table:table-cell>
          <table:table-cell table:formula="of:=[.C975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4.jpeg</text:p>
          </table:table-cell>
          <table:table-cell office:value-type="float" office:value="1502055974.98616" calcext:value-type="float">
            <text:p>1502055974.98616</text:p>
          </table:table-cell>
          <table:table-cell table:formula="of:=[.B976] - [.B975]" office:value-type="float" office:value="1" calcext:value-type="float">
            <text:p>1</text:p>
          </table:table-cell>
          <table:table-cell table:formula="of:=[.C97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5.jpeg</text:p>
          </table:table-cell>
          <table:table-cell office:value-type="float" office:value="1502055975.98623" calcext:value-type="float">
            <text:p>1502055975.98623</text:p>
          </table:table-cell>
          <table:table-cell table:formula="of:=[.B977] - [.B976]" office:value-type="float" office:value="1.00006985664368" calcext:value-type="float">
            <text:p>1.0000698566</text:p>
          </table:table-cell>
          <table:table-cell table:formula="of:=[.C97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6.jpeg</text:p>
          </table:table-cell>
          <table:table-cell office:value-type="float" office:value="1502055976.98619" calcext:value-type="float">
            <text:p>1502055976.98619</text:p>
          </table:table-cell>
          <table:table-cell table:formula="of:=[.B978] - [.B977]" office:value-type="float" office:value="0.99996018409729" calcext:value-type="float">
            <text:p>0.9999601841</text:p>
          </table:table-cell>
          <table:table-cell table:formula="of:=[.C978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7.jpeg</text:p>
          </table:table-cell>
          <table:table-cell office:value-type="float" office:value="1502055977.98615" calcext:value-type="float">
            <text:p>1502055977.98615</text:p>
          </table:table-cell>
          <table:table-cell table:formula="of:=[.B979] - [.B978]" office:value-type="float" office:value="0.999959945678711" calcext:value-type="float">
            <text:p>0.9999599457</text:p>
          </table:table-cell>
          <table:table-cell table:formula="of:=[.C97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8.jpeg</text:p>
          </table:table-cell>
          <table:table-cell office:value-type="float" office:value="1502055978.98624" calcext:value-type="float">
            <text:p>1502055978.98624</text:p>
          </table:table-cell>
          <table:table-cell table:formula="of:=[.B980] - [.B979]" office:value-type="float" office:value="1.00008988380432" calcext:value-type="float">
            <text:p>1.0000898838</text:p>
          </table:table-cell>
          <table:table-cell table:formula="of:=[.C980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79.jpeg</text:p>
          </table:table-cell>
          <table:table-cell office:value-type="float" office:value="1502055979.98619" calcext:value-type="float">
            <text:p>1502055979.98619</text:p>
          </table:table-cell>
          <table:table-cell table:formula="of:=[.B981] - [.B980]" office:value-type="float" office:value="0.999950170516968" calcext:value-type="float">
            <text:p>0.9999501705</text:p>
          </table:table-cell>
          <table:table-cell table:formula="of:=[.C98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0.jpeg</text:p>
          </table:table-cell>
          <table:table-cell office:value-type="float" office:value="1502055980.98615" calcext:value-type="float">
            <text:p>1502055980.98615</text:p>
          </table:table-cell>
          <table:table-cell table:formula="of:=[.B982] - [.B981]" office:value-type="float" office:value="0.999959945678711" calcext:value-type="float">
            <text:p>0.9999599457</text:p>
          </table:table-cell>
          <table:table-cell table:formula="of:=[.C98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1.jpeg</text:p>
          </table:table-cell>
          <table:table-cell office:value-type="float" office:value="1502055981.98623" calcext:value-type="float">
            <text:p>1502055981.98623</text:p>
          </table:table-cell>
          <table:table-cell table:formula="of:=[.B983] - [.B982]" office:value-type="float" office:value="1.000079870224" calcext:value-type="float">
            <text:p>1.0000798702</text:p>
          </table:table-cell>
          <table:table-cell table:formula="of:=[.C983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2.jpeg</text:p>
          </table:table-cell>
          <table:table-cell office:value-type="float" office:value="1502055982.98618" calcext:value-type="float">
            <text:p>1502055982.98618</text:p>
          </table:table-cell>
          <table:table-cell table:formula="of:=[.B984] - [.B983]" office:value-type="float" office:value="0.999950170516968" calcext:value-type="float">
            <text:p>0.9999501705</text:p>
          </table:table-cell>
          <table:table-cell table:formula="of:=[.C98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3.jpeg</text:p>
          </table:table-cell>
          <table:table-cell office:value-type="float" office:value="1502055983.98614" calcext:value-type="float">
            <text:p>1502055983.98614</text:p>
          </table:table-cell>
          <table:table-cell table:formula="of:=[.B985] - [.B984]" office:value-type="float" office:value="0.999959945678711" calcext:value-type="float">
            <text:p>0.9999599457</text:p>
          </table:table-cell>
          <table:table-cell table:formula="of:=[.C98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4.jpeg</text:p>
          </table:table-cell>
          <table:table-cell office:value-type="float" office:value="1502055984.9861" calcext:value-type="float">
            <text:p>1502055984.9861</text:p>
          </table:table-cell>
          <table:table-cell table:formula="of:=[.B986] - [.B985]" office:value-type="float" office:value="0.999959945678711" calcext:value-type="float">
            <text:p>0.9999599457</text:p>
          </table:table-cell>
          <table:table-cell table:formula="of:=[.C98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5.jpeg</text:p>
          </table:table-cell>
          <table:table-cell office:value-type="float" office:value="1502055985.98615" calcext:value-type="float">
            <text:p>1502055985.98615</text:p>
          </table:table-cell>
          <table:table-cell table:formula="of:=[.B987] - [.B986]" office:value-type="float" office:value="1.00005006790161" calcext:value-type="float">
            <text:p>1.0000500679</text:p>
          </table:table-cell>
          <table:table-cell table:formula="of:=[.C98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6.jpeg</text:p>
          </table:table-cell>
          <table:table-cell office:value-type="float" office:value="1502055986.98612" calcext:value-type="float">
            <text:p>1502055986.98612</text:p>
          </table:table-cell>
          <table:table-cell table:formula="of:=[.B988] - [.B987]" office:value-type="float" office:value="0.999969959259033" calcext:value-type="float">
            <text:p>0.9999699593</text:p>
          </table:table-cell>
          <table:table-cell table:formula="of:=[.C988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7.jpeg</text:p>
          </table:table-cell>
          <table:table-cell office:value-type="float" office:value="1502055987.98607" calcext:value-type="float">
            <text:p>1502055987.98607</text:p>
          </table:table-cell>
          <table:table-cell table:formula="of:=[.B989] - [.B988]" office:value-type="float" office:value="0.999949932098389" calcext:value-type="float">
            <text:p>0.9999499321</text:p>
          </table:table-cell>
          <table:table-cell table:formula="of:=[.C98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8.jpeg</text:p>
          </table:table-cell>
          <table:table-cell office:value-type="float" office:value="1502055988.9861" calcext:value-type="float">
            <text:p>1502055988.9861</text:p>
          </table:table-cell>
          <table:table-cell table:formula="of:=[.B990] - [.B989]" office:value-type="float" office:value="1.00003004074097" calcext:value-type="float">
            <text:p>1.0000300407</text:p>
          </table:table-cell>
          <table:table-cell table:formula="of:=[.C990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89.jpeg</text:p>
          </table:table-cell>
          <table:table-cell office:value-type="float" office:value="1502055989.98609" calcext:value-type="float">
            <text:p>1502055989.98609</text:p>
          </table:table-cell>
          <table:table-cell table:formula="of:=[.B991] - [.B990]" office:value-type="float" office:value="0.999989986419678" calcext:value-type="float">
            <text:p>0.9999899864</text:p>
          </table:table-cell>
          <table:table-cell table:formula="of:=[.C99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0.jpeg</text:p>
          </table:table-cell>
          <table:table-cell office:value-type="float" office:value="1502055990.98604" calcext:value-type="float">
            <text:p>1502055990.98604</text:p>
          </table:table-cell>
          <table:table-cell table:formula="of:=[.B992] - [.B991]" office:value-type="float" office:value="0.999950170516968" calcext:value-type="float">
            <text:p>0.9999501705</text:p>
          </table:table-cell>
          <table:table-cell table:formula="of:=[.C99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1.jpeg</text:p>
          </table:table-cell>
          <table:table-cell office:value-type="float" office:value="1502055991.98609" calcext:value-type="float">
            <text:p>1502055991.98609</text:p>
          </table:table-cell>
          <table:table-cell table:formula="of:=[.B993] - [.B992]" office:value-type="float" office:value="1.00004982948303" calcext:value-type="float">
            <text:p>1.0000498295</text:p>
          </table:table-cell>
          <table:table-cell table:formula="of:=[.C993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2.jpeg</text:p>
          </table:table-cell>
          <table:table-cell office:value-type="float" office:value="1502055992.98608" calcext:value-type="float">
            <text:p>1502055992.98608</text:p>
          </table:table-cell>
          <table:table-cell table:formula="of:=[.B994] - [.B993]" office:value-type="float" office:value="0.999989986419678" calcext:value-type="float">
            <text:p>0.9999899864</text:p>
          </table:table-cell>
          <table:table-cell table:formula="of:=[.C99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3.jpeg</text:p>
          </table:table-cell>
          <table:table-cell office:value-type="float" office:value="1502055993.98603" calcext:value-type="float">
            <text:p>1502055993.98603</text:p>
          </table:table-cell>
          <table:table-cell table:formula="of:=[.B995] - [.B994]" office:value-type="float" office:value="0.999950170516968" calcext:value-type="float">
            <text:p>0.9999501705</text:p>
          </table:table-cell>
          <table:table-cell table:formula="of:=[.C99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4.jpeg</text:p>
          </table:table-cell>
          <table:table-cell office:value-type="float" office:value="1502055994.9861" calcext:value-type="float">
            <text:p>1502055994.9861</text:p>
          </table:table-cell>
          <table:table-cell table:formula="of:=[.B996] - [.B995]" office:value-type="float" office:value="1.00006985664368" calcext:value-type="float">
            <text:p>1.0000698566</text:p>
          </table:table-cell>
          <table:table-cell table:formula="of:=[.C996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5.jpeg</text:p>
          </table:table-cell>
          <table:table-cell office:value-type="float" office:value="1502055995.98606" calcext:value-type="float">
            <text:p>1502055995.98606</text:p>
          </table:table-cell>
          <table:table-cell table:formula="of:=[.B997] - [.B996]" office:value-type="float" office:value="0.999959945678711" calcext:value-type="float">
            <text:p>0.9999599457</text:p>
          </table:table-cell>
          <table:table-cell table:formula="of:=[.C99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6.jpeg</text:p>
          </table:table-cell>
          <table:table-cell office:value-type="float" office:value="1502055996.98601" calcext:value-type="float">
            <text:p>1502055996.98601</text:p>
          </table:table-cell>
          <table:table-cell table:formula="of:=[.B998] - [.B997]" office:value-type="float" office:value="0.999950170516968" calcext:value-type="float">
            <text:p>0.9999501705</text:p>
          </table:table-cell>
          <table:table-cell table:formula="of:=[.C998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7.jpeg</text:p>
          </table:table-cell>
          <table:table-cell office:value-type="float" office:value="1502055997.98606" calcext:value-type="float">
            <text:p>1502055997.98606</text:p>
          </table:table-cell>
          <table:table-cell table:formula="of:=[.B999] - [.B998]" office:value-type="float" office:value="1.00004982948303" calcext:value-type="float">
            <text:p>1.0000498295</text:p>
          </table:table-cell>
          <table:table-cell table:formula="of:=[.C999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8.jpeg</text:p>
          </table:table-cell>
          <table:table-cell office:value-type="float" office:value="1502055998.98605" calcext:value-type="float">
            <text:p>1502055998.98605</text:p>
          </table:table-cell>
          <table:table-cell table:formula="of:=[.B1000] - [.B999]" office:value-type="float" office:value="0.999989986419678" calcext:value-type="float">
            <text:p>0.9999899864</text:p>
          </table:table-cell>
          <table:table-cell table:formula="of:=[.C100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0999.jpeg</text:p>
          </table:table-cell>
          <table:table-cell office:value-type="float" office:value="1502055999.98601" calcext:value-type="float">
            <text:p>1502055999.98601</text:p>
          </table:table-cell>
          <table:table-cell table:formula="of:=[.B1001] - [.B1000]" office:value-type="float" office:value="0.99996018409729" calcext:value-type="float">
            <text:p>0.9999601841</text:p>
          </table:table-cell>
          <table:table-cell table:formula="of:=[.C1001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0.jpeg</text:p>
          </table:table-cell>
          <table:table-cell office:value-type="float" office:value="1502056000.98604" calcext:value-type="float">
            <text:p>1502056000.98604</text:p>
          </table:table-cell>
          <table:table-cell table:formula="of:=[.B1002] - [.B1001]" office:value-type="float" office:value="1.00003004074097" calcext:value-type="float">
            <text:p>1.0000300407</text:p>
          </table:table-cell>
          <table:table-cell table:formula="of:=[.C100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1.jpeg</text:p>
          </table:table-cell>
          <table:table-cell office:value-type="float" office:value="1502056001.98605" calcext:value-type="float">
            <text:p>1502056001.98605</text:p>
          </table:table-cell>
          <table:table-cell table:formula="of:=[.B1003] - [.B1002]" office:value-type="float" office:value="1.00000977516174" calcext:value-type="float">
            <text:p>1.0000097752</text:p>
          </table:table-cell>
          <table:table-cell table:formula="of:=[.C1003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2.jpeg</text:p>
          </table:table-cell>
          <table:table-cell office:value-type="float" office:value="1502056002.986" calcext:value-type="float">
            <text:p>1502056002.986</text:p>
          </table:table-cell>
          <table:table-cell table:formula="of:=[.B1004] - [.B1003]" office:value-type="float" office:value="0.999950170516968" calcext:value-type="float">
            <text:p>0.9999501705</text:p>
          </table:table-cell>
          <table:table-cell table:formula="of:=[.C100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3.jpeg</text:p>
          </table:table-cell>
          <table:table-cell office:value-type="float" office:value="1502056003.98605" calcext:value-type="float">
            <text:p>1502056003.98605</text:p>
          </table:table-cell>
          <table:table-cell table:formula="of:=[.B1005] - [.B1004]" office:value-type="float" office:value="1.00004982948303" calcext:value-type="float">
            <text:p>1.0000498295</text:p>
          </table:table-cell>
          <table:table-cell table:formula="of:=[.C1005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4.jpeg</text:p>
          </table:table-cell>
          <table:table-cell office:value-type="float" office:value="1502056004.98602" calcext:value-type="float">
            <text:p>1502056004.98602</text:p>
          </table:table-cell>
          <table:table-cell table:formula="of:=[.B1006] - [.B1005]" office:value-type="float" office:value="0.999970197677612" calcext:value-type="float">
            <text:p>0.9999701977</text:p>
          </table:table-cell>
          <table:table-cell table:formula="of:=[.C1006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5.jpeg</text:p>
          </table:table-cell>
          <table:table-cell office:value-type="float" office:value="1502056005.98597" calcext:value-type="float">
            <text:p>1502056005.98597</text:p>
          </table:table-cell>
          <table:table-cell table:formula="of:=[.B1007] - [.B1006]" office:value-type="float" office:value="0.999949932098389" calcext:value-type="float">
            <text:p>0.9999499321</text:p>
          </table:table-cell>
          <table:table-cell table:formula="of:=[.C100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6.jpeg</text:p>
          </table:table-cell>
          <table:table-cell office:value-type="float" office:value="1502056006.98602" calcext:value-type="float">
            <text:p>1502056006.98602</text:p>
          </table:table-cell>
          <table:table-cell table:formula="of:=[.B1008] - [.B1007]" office:value-type="float" office:value="1.00005006790161" calcext:value-type="float">
            <text:p>1.0000500679</text:p>
          </table:table-cell>
          <table:table-cell table:formula="of:=[.C1008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7.jpeg</text:p>
          </table:table-cell>
          <table:table-cell office:value-type="float" office:value="1502056007.98601" calcext:value-type="float">
            <text:p>1502056007.98601</text:p>
          </table:table-cell>
          <table:table-cell table:formula="of:=[.B1009] - [.B1008]" office:value-type="float" office:value="0.999989986419678" calcext:value-type="float">
            <text:p>0.9999899864</text:p>
          </table:table-cell>
          <table:table-cell table:formula="of:=[.C100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8.jpeg</text:p>
          </table:table-cell>
          <table:table-cell office:value-type="float" office:value="1502056008.98596" calcext:value-type="float">
            <text:p>1502056008.98596</text:p>
          </table:table-cell>
          <table:table-cell table:formula="of:=[.B1010] - [.B1009]" office:value-type="float" office:value="0.999949932098389" calcext:value-type="float">
            <text:p>0.9999499321</text:p>
          </table:table-cell>
          <table:table-cell table:formula="of:=[.C101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09.jpeg</text:p>
          </table:table-cell>
          <table:table-cell office:value-type="float" office:value="1502056009.986" calcext:value-type="float">
            <text:p>1502056009.986</text:p>
          </table:table-cell>
          <table:table-cell table:formula="of:=[.B1011] - [.B1010]" office:value-type="float" office:value="1.00004005432129" calcext:value-type="float">
            <text:p>1.0000400543</text:p>
          </table:table-cell>
          <table:table-cell table:formula="of:=[.C101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0.jpeg</text:p>
          </table:table-cell>
          <table:table-cell office:value-type="float" office:value="1502056010.98599" calcext:value-type="float">
            <text:p>1502056010.98599</text:p>
          </table:table-cell>
          <table:table-cell table:formula="of:=[.B1012] - [.B1011]" office:value-type="float" office:value="0.999989986419678" calcext:value-type="float">
            <text:p>0.9999899864</text:p>
          </table:table-cell>
          <table:table-cell table:formula="of:=[.C101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1.jpeg</text:p>
          </table:table-cell>
          <table:table-cell office:value-type="float" office:value="1502056011.98594" calcext:value-type="float">
            <text:p>1502056011.98594</text:p>
          </table:table-cell>
          <table:table-cell table:formula="of:=[.B1013] - [.B1012]" office:value-type="float" office:value="0.999949932098389" calcext:value-type="float">
            <text:p>0.9999499321</text:p>
          </table:table-cell>
          <table:table-cell table:formula="of:=[.C101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2.jpeg</text:p>
          </table:table-cell>
          <table:table-cell office:value-type="float" office:value="1502056012.986" calcext:value-type="float">
            <text:p>1502056012.986</text:p>
          </table:table-cell>
          <table:table-cell table:formula="of:=[.B1014] - [.B1013]" office:value-type="float" office:value="1.00006008148193" calcext:value-type="float">
            <text:p>1.0000600815</text:p>
          </table:table-cell>
          <table:table-cell table:formula="of:=[.C1014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3.jpeg</text:p>
          </table:table-cell>
          <table:table-cell office:value-type="float" office:value="1502056013.98599" calcext:value-type="float">
            <text:p>1502056013.98599</text:p>
          </table:table-cell>
          <table:table-cell table:formula="of:=[.B1015] - [.B1014]" office:value-type="float" office:value="0.999989986419678" calcext:value-type="float">
            <text:p>0.9999899864</text:p>
          </table:table-cell>
          <table:table-cell table:formula="of:=[.C101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4.jpeg</text:p>
          </table:table-cell>
          <table:table-cell office:value-type="float" office:value="1502056014.98598" calcext:value-type="float">
            <text:p>1502056014.98598</text:p>
          </table:table-cell>
          <table:table-cell table:formula="of:=[.B1016] - [.B1015]" office:value-type="float" office:value="0.999989986419678" calcext:value-type="float">
            <text:p>0.9999899864</text:p>
          </table:table-cell>
          <table:table-cell table:formula="of:=[.C101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5.jpeg</text:p>
          </table:table-cell>
          <table:table-cell office:value-type="float" office:value="1502056015.986" calcext:value-type="float">
            <text:p>1502056015.986</text:p>
          </table:table-cell>
          <table:table-cell table:formula="of:=[.B1017] - [.B1016]" office:value-type="float" office:value="1.00002002716064" calcext:value-type="float">
            <text:p>1.0000200272</text:p>
          </table:table-cell>
          <table:table-cell table:formula="of:=[.C101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6.jpeg</text:p>
          </table:table-cell>
          <table:table-cell office:value-type="float" office:value="1502056016.98597" calcext:value-type="float">
            <text:p>1502056016.98597</text:p>
          </table:table-cell>
          <table:table-cell table:formula="of:=[.B1018] - [.B1017]" office:value-type="float" office:value="0.999969959259033" calcext:value-type="float">
            <text:p>0.9999699593</text:p>
          </table:table-cell>
          <table:table-cell table:formula="of:=[.C1018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7.jpeg</text:p>
          </table:table-cell>
          <table:table-cell office:value-type="float" office:value="1502056017.98597" calcext:value-type="float">
            <text:p>1502056017.98597</text:p>
          </table:table-cell>
          <table:table-cell table:formula="of:=[.B1019] - [.B1018]" office:value-type="float" office:value="1" calcext:value-type="float">
            <text:p>1</text:p>
          </table:table-cell>
          <table:table-cell table:formula="of:=[.C101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8.jpeg</text:p>
          </table:table-cell>
          <table:table-cell office:value-type="float" office:value="1502056018.98599" calcext:value-type="float">
            <text:p>1502056018.98599</text:p>
          </table:table-cell>
          <table:table-cell table:formula="of:=[.B1020] - [.B1019]" office:value-type="float" office:value="1.00002002716064" calcext:value-type="float">
            <text:p>1.0000200272</text:p>
          </table:table-cell>
          <table:table-cell table:formula="of:=[.C102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19.jpeg</text:p>
          </table:table-cell>
          <table:table-cell office:value-type="float" office:value="1502056019.98597" calcext:value-type="float">
            <text:p>1502056019.98597</text:p>
          </table:table-cell>
          <table:table-cell table:formula="of:=[.B1021] - [.B1020]" office:value-type="float" office:value="0.999979972839356" calcext:value-type="float">
            <text:p>0.9999799728</text:p>
          </table:table-cell>
          <table:table-cell table:formula="of:=[.C102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0.jpeg</text:p>
          </table:table-cell>
          <table:table-cell office:value-type="float" office:value="1502056020.98596" calcext:value-type="float">
            <text:p>1502056020.98596</text:p>
          </table:table-cell>
          <table:table-cell table:formula="of:=[.B1022] - [.B1021]" office:value-type="float" office:value="0.999989986419678" calcext:value-type="float">
            <text:p>0.9999899864</text:p>
          </table:table-cell>
          <table:table-cell table:formula="of:=[.C102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1.jpeg</text:p>
          </table:table-cell>
          <table:table-cell office:value-type="float" office:value="1502056021.98595" calcext:value-type="float">
            <text:p>1502056021.98595</text:p>
          </table:table-cell>
          <table:table-cell table:formula="of:=[.B1023] - [.B1022]" office:value-type="float" office:value="0.999989986419678" calcext:value-type="float">
            <text:p>0.9999899864</text:p>
          </table:table-cell>
          <table:table-cell table:formula="of:=[.C102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2.jpeg</text:p>
          </table:table-cell>
          <table:table-cell office:value-type="float" office:value="1502056022.98594" calcext:value-type="float">
            <text:p>1502056022.98594</text:p>
          </table:table-cell>
          <table:table-cell table:formula="of:=[.B1024] - [.B1023]" office:value-type="float" office:value="0.999989986419678" calcext:value-type="float">
            <text:p>0.9999899864</text:p>
          </table:table-cell>
          <table:table-cell table:formula="of:=[.C102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3.jpeg</text:p>
          </table:table-cell>
          <table:table-cell office:value-type="float" office:value="1502056023.98597" calcext:value-type="float">
            <text:p>1502056023.98597</text:p>
          </table:table-cell>
          <table:table-cell table:formula="of:=[.B1025] - [.B1024]" office:value-type="float" office:value="1.00003004074097" calcext:value-type="float">
            <text:p>1.0000300407</text:p>
          </table:table-cell>
          <table:table-cell table:formula="of:=[.C1025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4.jpeg</text:p>
          </table:table-cell>
          <table:table-cell office:value-type="float" office:value="1502056024.98593" calcext:value-type="float">
            <text:p>1502056024.98593</text:p>
          </table:table-cell>
          <table:table-cell table:formula="of:=[.B1026] - [.B1025]" office:value-type="float" office:value="0.999959945678711" calcext:value-type="float">
            <text:p>0.9999599457</text:p>
          </table:table-cell>
          <table:table-cell table:formula="of:=[.C102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5.jpeg</text:p>
          </table:table-cell>
          <table:table-cell office:value-type="float" office:value="1502056025.98593" calcext:value-type="float">
            <text:p>1502056025.98593</text:p>
          </table:table-cell>
          <table:table-cell table:formula="of:=[.B1027] - [.B1026]" office:value-type="float" office:value="1" calcext:value-type="float">
            <text:p>1</text:p>
          </table:table-cell>
          <table:table-cell table:formula="of:=[.C102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6.jpeg</text:p>
          </table:table-cell>
          <table:table-cell office:value-type="float" office:value="1502056026.98592" calcext:value-type="float">
            <text:p>1502056026.98592</text:p>
          </table:table-cell>
          <table:table-cell table:formula="of:=[.B1028] - [.B1027]" office:value-type="float" office:value="0.999989986419678" calcext:value-type="float">
            <text:p>0.9999899864</text:p>
          </table:table-cell>
          <table:table-cell table:formula="of:=[.C102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7.jpeg</text:p>
          </table:table-cell>
          <table:table-cell office:value-type="float" office:value="1502056027.98591" calcext:value-type="float">
            <text:p>1502056027.98591</text:p>
          </table:table-cell>
          <table:table-cell table:formula="of:=[.B1029] - [.B1028]" office:value-type="float" office:value="0.999989986419678" calcext:value-type="float">
            <text:p>0.9999899864</text:p>
          </table:table-cell>
          <table:table-cell table:formula="of:=[.C102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8.jpeg</text:p>
          </table:table-cell>
          <table:table-cell office:value-type="float" office:value="1502056028.98592" calcext:value-type="float">
            <text:p>1502056028.98592</text:p>
          </table:table-cell>
          <table:table-cell table:formula="of:=[.B1030] - [.B1029]" office:value-type="float" office:value="1.00001001358032" calcext:value-type="float">
            <text:p>1.0000100136</text:p>
          </table:table-cell>
          <table:table-cell table:formula="of:=[.C103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29.jpeg</text:p>
          </table:table-cell>
          <table:table-cell office:value-type="float" office:value="1502056029.98593" calcext:value-type="float">
            <text:p>1502056029.98593</text:p>
          </table:table-cell>
          <table:table-cell table:formula="of:=[.B1031] - [.B1030]" office:value-type="float" office:value="1.00001001358032" calcext:value-type="float">
            <text:p>1.0000100136</text:p>
          </table:table-cell>
          <table:table-cell table:formula="of:=[.C103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0.jpeg</text:p>
          </table:table-cell>
          <table:table-cell office:value-type="float" office:value="1502056030.98591" calcext:value-type="float">
            <text:p>1502056030.98591</text:p>
          </table:table-cell>
          <table:table-cell table:formula="of:=[.B1032] - [.B1031]" office:value-type="float" office:value="0.999979972839356" calcext:value-type="float">
            <text:p>0.9999799728</text:p>
          </table:table-cell>
          <table:table-cell table:formula="of:=[.C103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1.jpeg</text:p>
          </table:table-cell>
          <table:table-cell office:value-type="float" office:value="1502056031.9859" calcext:value-type="float">
            <text:p>1502056031.9859</text:p>
          </table:table-cell>
          <table:table-cell table:formula="of:=[.B1033] - [.B1032]" office:value-type="float" office:value="0.999989986419678" calcext:value-type="float">
            <text:p>0.9999899864</text:p>
          </table:table-cell>
          <table:table-cell table:formula="of:=[.C103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2.jpeg</text:p>
          </table:table-cell>
          <table:table-cell office:value-type="float" office:value="1502056032.98589" calcext:value-type="float">
            <text:p>1502056032.98589</text:p>
          </table:table-cell>
          <table:table-cell table:formula="of:=[.B1034] - [.B1033]" office:value-type="float" office:value="0.999989986419678" calcext:value-type="float">
            <text:p>0.9999899864</text:p>
          </table:table-cell>
          <table:table-cell table:formula="of:=[.C103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3.jpeg</text:p>
          </table:table-cell>
          <table:table-cell office:value-type="float" office:value="1502056033.98591" calcext:value-type="float">
            <text:p>1502056033.98591</text:p>
          </table:table-cell>
          <table:table-cell table:formula="of:=[.B1035] - [.B1034]" office:value-type="float" office:value="1.00002002716064" calcext:value-type="float">
            <text:p>1.0000200272</text:p>
          </table:table-cell>
          <table:table-cell table:formula="of:=[.C103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4.jpeg</text:p>
          </table:table-cell>
          <table:table-cell office:value-type="float" office:value="1502056034.9859" calcext:value-type="float">
            <text:p>1502056034.9859</text:p>
          </table:table-cell>
          <table:table-cell table:formula="of:=[.B1036] - [.B1035]" office:value-type="float" office:value="0.999989986419678" calcext:value-type="float">
            <text:p>0.9999899864</text:p>
          </table:table-cell>
          <table:table-cell table:formula="of:=[.C103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5.jpeg</text:p>
          </table:table-cell>
          <table:table-cell office:value-type="float" office:value="1502056035.9859" calcext:value-type="float">
            <text:p>1502056035.9859</text:p>
          </table:table-cell>
          <table:table-cell table:formula="of:=[.B1037] - [.B1036]" office:value-type="float" office:value="1" calcext:value-type="float">
            <text:p>1</text:p>
          </table:table-cell>
          <table:table-cell table:formula="of:=[.C103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6.jpeg</text:p>
          </table:table-cell>
          <table:table-cell office:value-type="float" office:value="1502056036.98589" calcext:value-type="float">
            <text:p>1502056036.98589</text:p>
          </table:table-cell>
          <table:table-cell table:formula="of:=[.B1038] - [.B1037]" office:value-type="float" office:value="0.999989986419678" calcext:value-type="float">
            <text:p>0.9999899864</text:p>
          </table:table-cell>
          <table:table-cell table:formula="of:=[.C103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7.jpeg</text:p>
          </table:table-cell>
          <table:table-cell office:value-type="float" office:value="1502056037.98589" calcext:value-type="float">
            <text:p>1502056037.98589</text:p>
          </table:table-cell>
          <table:table-cell table:formula="of:=[.B1039] - [.B1038]" office:value-type="float" office:value="1" calcext:value-type="float">
            <text:p>1</text:p>
          </table:table-cell>
          <table:table-cell table:formula="of:=[.C103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8.jpeg</text:p>
          </table:table-cell>
          <table:table-cell office:value-type="float" office:value="1502056038.98586" calcext:value-type="float">
            <text:p>1502056038.98586</text:p>
          </table:table-cell>
          <table:table-cell table:formula="of:=[.B1040] - [.B1039]" office:value-type="float" office:value="0.999970197677612" calcext:value-type="float">
            <text:p>0.9999701977</text:p>
          </table:table-cell>
          <table:table-cell table:formula="of:=[.C1040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39.jpeg</text:p>
          </table:table-cell>
          <table:table-cell office:value-type="float" office:value="1502056039.98585" calcext:value-type="float">
            <text:p>1502056039.98585</text:p>
          </table:table-cell>
          <table:table-cell table:formula="of:=[.B1041] - [.B1040]" office:value-type="float" office:value="0.999989986419678" calcext:value-type="float">
            <text:p>0.9999899864</text:p>
          </table:table-cell>
          <table:table-cell table:formula="of:=[.C104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0.jpeg</text:p>
          </table:table-cell>
          <table:table-cell office:value-type="float" office:value="1502056040.98581" calcext:value-type="float">
            <text:p>1502056040.98581</text:p>
          </table:table-cell>
          <table:table-cell table:formula="of:=[.B1042] - [.B1041]" office:value-type="float" office:value="0.999959945678711" calcext:value-type="float">
            <text:p>0.9999599457</text:p>
          </table:table-cell>
          <table:table-cell table:formula="of:=[.C104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1.jpeg</text:p>
          </table:table-cell>
          <table:table-cell office:value-type="float" office:value="1502056041.98587" calcext:value-type="float">
            <text:p>1502056041.98587</text:p>
          </table:table-cell>
          <table:table-cell table:formula="of:=[.B1043] - [.B1042]" office:value-type="float" office:value="1.00005984306335" calcext:value-type="float">
            <text:p>1.0000598431</text:p>
          </table:table-cell>
          <table:table-cell table:formula="of:=[.C1043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2.jpeg</text:p>
          </table:table-cell>
          <table:table-cell office:value-type="float" office:value="1502056042.98587" calcext:value-type="float">
            <text:p>1502056042.98587</text:p>
          </table:table-cell>
          <table:table-cell table:formula="of:=[.B1044] - [.B1043]" office:value-type="float" office:value="1" calcext:value-type="float">
            <text:p>1</text:p>
          </table:table-cell>
          <table:table-cell table:formula="of:=[.C104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3.jpeg</text:p>
          </table:table-cell>
          <table:table-cell office:value-type="float" office:value="1502056043.9858" calcext:value-type="float">
            <text:p>1502056043.9858</text:p>
          </table:table-cell>
          <table:table-cell table:formula="of:=[.B1045] - [.B1044]" office:value-type="float" office:value="0.999930143356323" calcext:value-type="float">
            <text:p>0.9999301434</text:p>
          </table:table-cell>
          <table:table-cell table:formula="of:=[.C1045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4.jpeg</text:p>
          </table:table-cell>
          <table:table-cell office:value-type="float" office:value="1502056044.98583" calcext:value-type="float">
            <text:p>1502056044.98583</text:p>
          </table:table-cell>
          <table:table-cell table:formula="of:=[.B1046] - [.B1045]" office:value-type="float" office:value="1.00003004074097" calcext:value-type="float">
            <text:p>1.0000300407</text:p>
          </table:table-cell>
          <table:table-cell table:formula="of:=[.C104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5.jpeg</text:p>
          </table:table-cell>
          <table:table-cell office:value-type="float" office:value="1502056045.98583" calcext:value-type="float">
            <text:p>1502056045.98583</text:p>
          </table:table-cell>
          <table:table-cell table:formula="of:=[.B1047] - [.B1046]" office:value-type="float" office:value="1" calcext:value-type="float">
            <text:p>1</text:p>
          </table:table-cell>
          <table:table-cell table:formula="of:=[.C104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6.jpeg</text:p>
          </table:table-cell>
          <table:table-cell office:value-type="float" office:value="1502056046.98578" calcext:value-type="float">
            <text:p>1502056046.98578</text:p>
          </table:table-cell>
          <table:table-cell table:formula="of:=[.B1048] - [.B1047]" office:value-type="float" office:value="0.999949932098389" calcext:value-type="float">
            <text:p>0.9999499321</text:p>
          </table:table-cell>
          <table:table-cell table:formula="of:=[.C104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7.jpeg</text:p>
          </table:table-cell>
          <table:table-cell office:value-type="float" office:value="1502056047.98583" calcext:value-type="float">
            <text:p>1502056047.98583</text:p>
          </table:table-cell>
          <table:table-cell table:formula="of:=[.B1049] - [.B1048]" office:value-type="float" office:value="1.00005006790161" calcext:value-type="float">
            <text:p>1.0000500679</text:p>
          </table:table-cell>
          <table:table-cell table:formula="of:=[.C104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8.jpeg</text:p>
          </table:table-cell>
          <table:table-cell office:value-type="float" office:value="1502056048.98581" calcext:value-type="float">
            <text:p>1502056048.98581</text:p>
          </table:table-cell>
          <table:table-cell table:formula="of:=[.B1050] - [.B1049]" office:value-type="float" office:value="0.999979972839356" calcext:value-type="float">
            <text:p>0.9999799728</text:p>
          </table:table-cell>
          <table:table-cell table:formula="of:=[.C105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49.jpeg</text:p>
          </table:table-cell>
          <table:table-cell office:value-type="float" office:value="1502056049.98577" calcext:value-type="float">
            <text:p>1502056049.98577</text:p>
          </table:table-cell>
          <table:table-cell table:formula="of:=[.B1051] - [.B1050]" office:value-type="float" office:value="0.999959945678711" calcext:value-type="float">
            <text:p>0.9999599457</text:p>
          </table:table-cell>
          <table:table-cell table:formula="of:=[.C105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0.jpeg</text:p>
          </table:table-cell>
          <table:table-cell office:value-type="float" office:value="1502056050.98581" calcext:value-type="float">
            <text:p>1502056050.98581</text:p>
          </table:table-cell>
          <table:table-cell table:formula="of:=[.B1052] - [.B1051]" office:value-type="float" office:value="1.00004005432129" calcext:value-type="float">
            <text:p>1.0000400543</text:p>
          </table:table-cell>
          <table:table-cell table:formula="of:=[.C1052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1.jpeg</text:p>
          </table:table-cell>
          <table:table-cell office:value-type="float" office:value="1502056051.98581" calcext:value-type="float">
            <text:p>1502056051.98581</text:p>
          </table:table-cell>
          <table:table-cell table:formula="of:=[.B1053] - [.B1052]" office:value-type="float" office:value="1" calcext:value-type="float">
            <text:p>1</text:p>
          </table:table-cell>
          <table:table-cell table:formula="of:=[.C105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2.jpeg</text:p>
          </table:table-cell>
          <table:table-cell office:value-type="float" office:value="1502056052.98576" calcext:value-type="float">
            <text:p>1502056052.98576</text:p>
          </table:table-cell>
          <table:table-cell table:formula="of:=[.B1054] - [.B1053]" office:value-type="float" office:value="0.999949932098389" calcext:value-type="float">
            <text:p>0.9999499321</text:p>
          </table:table-cell>
          <table:table-cell table:formula="of:=[.C105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3.jpeg</text:p>
          </table:table-cell>
          <table:table-cell office:value-type="float" office:value="1502056053.98581" calcext:value-type="float">
            <text:p>1502056053.98581</text:p>
          </table:table-cell>
          <table:table-cell table:formula="of:=[.B1055] - [.B1054]" office:value-type="float" office:value="1.00005006790161" calcext:value-type="float">
            <text:p>1.0000500679</text:p>
          </table:table-cell>
          <table:table-cell table:formula="of:=[.C1055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4.jpeg</text:p>
          </table:table-cell>
          <table:table-cell office:value-type="float" office:value="1502056054.9858" calcext:value-type="float">
            <text:p>1502056054.9858</text:p>
          </table:table-cell>
          <table:table-cell table:formula="of:=[.B1056] - [.B1055]" office:value-type="float" office:value="0.999989986419678" calcext:value-type="float">
            <text:p>0.9999899864</text:p>
          </table:table-cell>
          <table:table-cell table:formula="of:=[.C105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5.jpeg</text:p>
          </table:table-cell>
          <table:table-cell office:value-type="float" office:value="1502056055.98573" calcext:value-type="float">
            <text:p>1502056055.98573</text:p>
          </table:table-cell>
          <table:table-cell table:formula="of:=[.B1057] - [.B1056]" office:value-type="float" office:value="0.999929904937744" calcext:value-type="float">
            <text:p>0.9999299049</text:p>
          </table:table-cell>
          <table:table-cell table:formula="of:=[.C1057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6.jpeg</text:p>
          </table:table-cell>
          <table:table-cell office:value-type="float" office:value="1502056056.98579" calcext:value-type="float">
            <text:p>1502056056.98579</text:p>
          </table:table-cell>
          <table:table-cell table:formula="of:=[.B1058] - [.B1057]" office:value-type="float" office:value="1.00006008148193" calcext:value-type="float">
            <text:p>1.0000600815</text:p>
          </table:table-cell>
          <table:table-cell table:formula="of:=[.C105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7.jpeg</text:p>
          </table:table-cell>
          <table:table-cell office:value-type="float" office:value="1502056057.98578" calcext:value-type="float">
            <text:p>1502056057.98578</text:p>
          </table:table-cell>
          <table:table-cell table:formula="of:=[.B1059] - [.B1058]" office:value-type="float" office:value="0.999989986419678" calcext:value-type="float">
            <text:p>0.9999899864</text:p>
          </table:table-cell>
          <table:table-cell table:formula="of:=[.C105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8.jpeg</text:p>
          </table:table-cell>
          <table:table-cell office:value-type="float" office:value="1502056058.98573" calcext:value-type="float">
            <text:p>1502056058.98573</text:p>
          </table:table-cell>
          <table:table-cell table:formula="of:=[.B1060] - [.B1059]" office:value-type="float" office:value="0.999949932098389" calcext:value-type="float">
            <text:p>0.9999499321</text:p>
          </table:table-cell>
          <table:table-cell table:formula="of:=[.C106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59.jpeg</text:p>
          </table:table-cell>
          <table:table-cell office:value-type="float" office:value="1502056059.98576" calcext:value-type="float">
            <text:p>1502056059.98576</text:p>
          </table:table-cell>
          <table:table-cell table:formula="of:=[.B1061] - [.B1060]" office:value-type="float" office:value="1.00003004074097" calcext:value-type="float">
            <text:p>1.0000300407</text:p>
          </table:table-cell>
          <table:table-cell table:formula="of:=[.C106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0.jpeg</text:p>
          </table:table-cell>
          <table:table-cell office:value-type="float" office:value="1502056060.98577" calcext:value-type="float">
            <text:p>1502056060.98577</text:p>
          </table:table-cell>
          <table:table-cell table:formula="of:=[.B1062] - [.B1061]" office:value-type="float" office:value="1.00001001358032" calcext:value-type="float">
            <text:p>1.0000100136</text:p>
          </table:table-cell>
          <table:table-cell table:formula="of:=[.C106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1.jpeg</text:p>
          </table:table-cell>
          <table:table-cell office:value-type="float" office:value="1502056061.98572" calcext:value-type="float">
            <text:p>1502056061.98572</text:p>
          </table:table-cell>
          <table:table-cell table:formula="of:=[.B1063] - [.B1062]" office:value-type="float" office:value="0.999949932098389" calcext:value-type="float">
            <text:p>0.9999499321</text:p>
          </table:table-cell>
          <table:table-cell table:formula="of:=[.C106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2.jpeg</text:p>
          </table:table-cell>
          <table:table-cell office:value-type="float" office:value="1502056062.98576" calcext:value-type="float">
            <text:p>1502056062.98576</text:p>
          </table:table-cell>
          <table:table-cell table:formula="of:=[.B1064] - [.B1063]" office:value-type="float" office:value="1.00004005432129" calcext:value-type="float">
            <text:p>1.0000400543</text:p>
          </table:table-cell>
          <table:table-cell table:formula="of:=[.C106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3.jpeg</text:p>
          </table:table-cell>
          <table:table-cell office:value-type="float" office:value="1502056063.98575" calcext:value-type="float">
            <text:p>1502056063.98575</text:p>
          </table:table-cell>
          <table:table-cell table:formula="of:=[.B1065] - [.B1064]" office:value-type="float" office:value="0.999989986419678" calcext:value-type="float">
            <text:p>0.9999899864</text:p>
          </table:table-cell>
          <table:table-cell table:formula="of:=[.C106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4.jpeg</text:p>
          </table:table-cell>
          <table:table-cell office:value-type="float" office:value="1502056064.98569" calcext:value-type="float">
            <text:p>1502056064.98569</text:p>
          </table:table-cell>
          <table:table-cell table:formula="of:=[.B1066] - [.B1065]" office:value-type="float" office:value="0.999940156936646" calcext:value-type="float">
            <text:p>0.9999401569</text:p>
          </table:table-cell>
          <table:table-cell table:formula="of:=[.C1066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5.jpeg</text:p>
          </table:table-cell>
          <table:table-cell office:value-type="float" office:value="1502056065.98576" calcext:value-type="float">
            <text:p>1502056065.98576</text:p>
          </table:table-cell>
          <table:table-cell table:formula="of:=[.B1067] - [.B1066]" office:value-type="float" office:value="1.00006985664368" calcext:value-type="float">
            <text:p>1.0000698566</text:p>
          </table:table-cell>
          <table:table-cell table:formula="of:=[.C106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6.jpeg</text:p>
          </table:table-cell>
          <table:table-cell office:value-type="float" office:value="1502056066.98577" calcext:value-type="float">
            <text:p>1502056066.98577</text:p>
          </table:table-cell>
          <table:table-cell table:formula="of:=[.B1068] - [.B1067]" office:value-type="float" office:value="1.00001001358032" calcext:value-type="float">
            <text:p>1.0000100136</text:p>
          </table:table-cell>
          <table:table-cell table:formula="of:=[.C106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7.jpeg</text:p>
          </table:table-cell>
          <table:table-cell office:value-type="float" office:value="1502056067.9857" calcext:value-type="float">
            <text:p>1502056067.9857</text:p>
          </table:table-cell>
          <table:table-cell table:formula="of:=[.B1069] - [.B1068]" office:value-type="float" office:value="0.999929904937744" calcext:value-type="float">
            <text:p>0.9999299049</text:p>
          </table:table-cell>
          <table:table-cell table:formula="of:=[.C1069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8.jpeg</text:p>
          </table:table-cell>
          <table:table-cell office:value-type="float" office:value="1502056068.98574" calcext:value-type="float">
            <text:p>1502056068.98574</text:p>
          </table:table-cell>
          <table:table-cell table:formula="of:=[.B1070] - [.B1069]" office:value-type="float" office:value="1.00004005432129" calcext:value-type="float">
            <text:p>1.0000400543</text:p>
          </table:table-cell>
          <table:table-cell table:formula="of:=[.C1070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69.jpeg</text:p>
          </table:table-cell>
          <table:table-cell office:value-type="float" office:value="1502056069.98574" calcext:value-type="float">
            <text:p>1502056069.98574</text:p>
          </table:table-cell>
          <table:table-cell table:formula="of:=[.B1071] - [.B1070]" office:value-type="float" office:value="1" calcext:value-type="float">
            <text:p>1</text:p>
          </table:table-cell>
          <table:table-cell table:formula="of:=[.C107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0.jpeg</text:p>
          </table:table-cell>
          <table:table-cell office:value-type="float" office:value="1502056070.98567" calcext:value-type="float">
            <text:p>1502056070.98567</text:p>
          </table:table-cell>
          <table:table-cell table:formula="of:=[.B1072] - [.B1071]" office:value-type="float" office:value="0.999930143356323" calcext:value-type="float">
            <text:p>0.9999301434</text:p>
          </table:table-cell>
          <table:table-cell table:formula="of:=[.C1072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1.jpeg</text:p>
          </table:table-cell>
          <table:table-cell office:value-type="float" office:value="1502056071.98572" calcext:value-type="float">
            <text:p>1502056071.98572</text:p>
          </table:table-cell>
          <table:table-cell table:formula="of:=[.B1073] - [.B1072]" office:value-type="float" office:value="1.00004982948303" calcext:value-type="float">
            <text:p>1.0000498295</text:p>
          </table:table-cell>
          <table:table-cell table:formula="of:=[.C1073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2.jpeg</text:p>
          </table:table-cell>
          <table:table-cell office:value-type="float" office:value="1502056072.98571" calcext:value-type="float">
            <text:p>1502056072.98571</text:p>
          </table:table-cell>
          <table:table-cell table:formula="of:=[.B1074] - [.B1073]" office:value-type="float" office:value="0.999989986419678" calcext:value-type="float">
            <text:p>0.9999899864</text:p>
          </table:table-cell>
          <table:table-cell table:formula="of:=[.C107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3.jpeg</text:p>
          </table:table-cell>
          <table:table-cell office:value-type="float" office:value="1502056073.98565" calcext:value-type="float">
            <text:p>1502056073.98565</text:p>
          </table:table-cell>
          <table:table-cell table:formula="of:=[.B1075] - [.B1074]" office:value-type="float" office:value="0.999940156936646" calcext:value-type="float">
            <text:p>0.9999401569</text:p>
          </table:table-cell>
          <table:table-cell table:formula="of:=[.C1075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4.jpeg</text:p>
          </table:table-cell>
          <table:table-cell office:value-type="float" office:value="1502056074.98573" calcext:value-type="float">
            <text:p>1502056074.98573</text:p>
          </table:table-cell>
          <table:table-cell table:formula="of:=[.B1076] - [.B1075]" office:value-type="float" office:value="1.000079870224" calcext:value-type="float">
            <text:p>1.0000798702</text:p>
          </table:table-cell>
          <table:table-cell table:formula="of:=[.C1076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5.jpeg</text:p>
          </table:table-cell>
          <table:table-cell office:value-type="float" office:value="1502056075.98569" calcext:value-type="float">
            <text:p>1502056075.98569</text:p>
          </table:table-cell>
          <table:table-cell table:formula="of:=[.B1077] - [.B1076]" office:value-type="float" office:value="0.99996018409729" calcext:value-type="float">
            <text:p>0.9999601841</text:p>
          </table:table-cell>
          <table:table-cell table:formula="of:=[.C1077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6.jpeg</text:p>
          </table:table-cell>
          <table:table-cell office:value-type="float" office:value="1502056076.98565" calcext:value-type="float">
            <text:p>1502056076.98565</text:p>
          </table:table-cell>
          <table:table-cell table:formula="of:=[.B1078] - [.B1077]" office:value-type="float" office:value="0.999959945678711" calcext:value-type="float">
            <text:p>0.9999599457</text:p>
          </table:table-cell>
          <table:table-cell table:formula="of:=[.C107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7.jpeg</text:p>
          </table:table-cell>
          <table:table-cell office:value-type="float" office:value="1502056077.98569" calcext:value-type="float">
            <text:p>1502056077.98569</text:p>
          </table:table-cell>
          <table:table-cell table:formula="of:=[.B1079] - [.B1078]" office:value-type="float" office:value="1.00004005432129" calcext:value-type="float">
            <text:p>1.0000400543</text:p>
          </table:table-cell>
          <table:table-cell table:formula="of:=[.C1079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8.jpeg</text:p>
          </table:table-cell>
          <table:table-cell office:value-type="float" office:value="1502056078.98568" calcext:value-type="float">
            <text:p>1502056078.98568</text:p>
          </table:table-cell>
          <table:table-cell table:formula="of:=[.B1080] - [.B1079]" office:value-type="float" office:value="0.999989986419678" calcext:value-type="float">
            <text:p>0.9999899864</text:p>
          </table:table-cell>
          <table:table-cell table:formula="of:=[.C108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79.jpeg</text:p>
          </table:table-cell>
          <table:table-cell office:value-type="float" office:value="1502056079.98564" calcext:value-type="float">
            <text:p>1502056079.98564</text:p>
          </table:table-cell>
          <table:table-cell table:formula="of:=[.B1081] - [.B1080]" office:value-type="float" office:value="0.999959945678711" calcext:value-type="float">
            <text:p>0.9999599457</text:p>
          </table:table-cell>
          <table:table-cell table:formula="of:=[.C108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0.jpeg</text:p>
          </table:table-cell>
          <table:table-cell office:value-type="float" office:value="1502056080.98567" calcext:value-type="float">
            <text:p>1502056080.98567</text:p>
          </table:table-cell>
          <table:table-cell table:formula="of:=[.B1082] - [.B1081]" office:value-type="float" office:value="1.00003004074097" calcext:value-type="float">
            <text:p>1.0000300407</text:p>
          </table:table-cell>
          <table:table-cell table:formula="of:=[.C108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1.jpeg</text:p>
          </table:table-cell>
          <table:table-cell office:value-type="float" office:value="1502056081.98568" calcext:value-type="float">
            <text:p>1502056081.98568</text:p>
          </table:table-cell>
          <table:table-cell table:formula="of:=[.B1083] - [.B1082]" office:value-type="float" office:value="1.00001001358032" calcext:value-type="float">
            <text:p>1.0000100136</text:p>
          </table:table-cell>
          <table:table-cell table:formula="of:=[.C108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2.jpeg</text:p>
          </table:table-cell>
          <table:table-cell office:value-type="float" office:value="1502056082.98568" calcext:value-type="float">
            <text:p>1502056082.98568</text:p>
          </table:table-cell>
          <table:table-cell table:formula="of:=[.B1084] - [.B1083]" office:value-type="float" office:value="1" calcext:value-type="float">
            <text:p>1</text:p>
          </table:table-cell>
          <table:table-cell table:formula="of:=[.C108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3.jpeg</text:p>
          </table:table-cell>
          <table:table-cell office:value-type="float" office:value="1502056083.98566" calcext:value-type="float">
            <text:p>1502056083.98566</text:p>
          </table:table-cell>
          <table:table-cell table:formula="of:=[.B1085] - [.B1084]" office:value-type="float" office:value="0.999979972839356" calcext:value-type="float">
            <text:p>0.9999799728</text:p>
          </table:table-cell>
          <table:table-cell table:formula="of:=[.C108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4.jpeg</text:p>
          </table:table-cell>
          <table:table-cell office:value-type="float" office:value="1502056084.98566" calcext:value-type="float">
            <text:p>1502056084.98566</text:p>
          </table:table-cell>
          <table:table-cell table:formula="of:=[.B1086] - [.B1085]" office:value-type="float" office:value="1" calcext:value-type="float">
            <text:p>1</text:p>
          </table:table-cell>
          <table:table-cell table:formula="of:=[.C108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5.jpeg</text:p>
          </table:table-cell>
          <table:table-cell office:value-type="float" office:value="1502056085.98559" calcext:value-type="float">
            <text:p>1502056085.98559</text:p>
          </table:table-cell>
          <table:table-cell table:formula="of:=[.B1087] - [.B1086]" office:value-type="float" office:value="0.999929904937744" calcext:value-type="float">
            <text:p>0.9999299049</text:p>
          </table:table-cell>
          <table:table-cell table:formula="of:=[.C1087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6.jpeg</text:p>
          </table:table-cell>
          <table:table-cell office:value-type="float" office:value="1502056086.98587" calcext:value-type="float">
            <text:p>1502056086.98587</text:p>
          </table:table-cell>
          <table:table-cell table:formula="of:=[.B1088] - [.B1087]" office:value-type="float" office:value="1.00027990341187" calcext:value-type="float">
            <text:p>1.0002799034</text:p>
          </table:table-cell>
          <table:table-cell table:formula="of:=[.C1088] - 1" office:value-type="float" office:value="0.000279903411865234" calcext:value-type="float">
            <text:p>0.0002799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7.jpeg</text:p>
          </table:table-cell>
          <table:table-cell office:value-type="float" office:value="1502056087.98581" calcext:value-type="float">
            <text:p>1502056087.98581</text:p>
          </table:table-cell>
          <table:table-cell table:formula="of:=[.B1089] - [.B1088]" office:value-type="float" office:value="0.999940156936646" calcext:value-type="float">
            <text:p>0.9999401569</text:p>
          </table:table-cell>
          <table:table-cell table:formula="of:=[.C1089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8.jpeg</text:p>
          </table:table-cell>
          <table:table-cell office:value-type="float" office:value="1502056088.98575" calcext:value-type="float">
            <text:p>1502056088.98575</text:p>
          </table:table-cell>
          <table:table-cell table:formula="of:=[.B1090] - [.B1089]" office:value-type="float" office:value="0.999939918518066" calcext:value-type="float">
            <text:p>0.9999399185</text:p>
          </table:table-cell>
          <table:table-cell table:formula="of:=[.C109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89.jpeg</text:p>
          </table:table-cell>
          <table:table-cell office:value-type="float" office:value="1502056089.9857" calcext:value-type="float">
            <text:p>1502056089.9857</text:p>
          </table:table-cell>
          <table:table-cell table:formula="of:=[.B1091] - [.B1090]" office:value-type="float" office:value="0.999949932098389" calcext:value-type="float">
            <text:p>0.9999499321</text:p>
          </table:table-cell>
          <table:table-cell table:formula="of:=[.C109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0.jpeg</text:p>
          </table:table-cell>
          <table:table-cell office:value-type="float" office:value="1502056090.98565" calcext:value-type="float">
            <text:p>1502056090.98565</text:p>
          </table:table-cell>
          <table:table-cell table:formula="of:=[.B1092] - [.B1091]" office:value-type="float" office:value="0.999950170516968" calcext:value-type="float">
            <text:p>0.9999501705</text:p>
          </table:table-cell>
          <table:table-cell table:formula="of:=[.C109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1.jpeg</text:p>
          </table:table-cell>
          <table:table-cell office:value-type="float" office:value="1502056091.98563" calcext:value-type="float">
            <text:p>1502056091.98563</text:p>
          </table:table-cell>
          <table:table-cell table:formula="of:=[.B1093] - [.B1092]" office:value-type="float" office:value="0.999979972839356" calcext:value-type="float">
            <text:p>0.9999799728</text:p>
          </table:table-cell>
          <table:table-cell table:formula="of:=[.C109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2.jpeg</text:p>
          </table:table-cell>
          <table:table-cell office:value-type="float" office:value="1502056092.98563" calcext:value-type="float">
            <text:p>1502056092.98563</text:p>
          </table:table-cell>
          <table:table-cell table:formula="of:=[.B1094] - [.B1093]" office:value-type="float" office:value="1" calcext:value-type="float">
            <text:p>1</text:p>
          </table:table-cell>
          <table:table-cell table:formula="of:=[.C109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3.jpeg</text:p>
          </table:table-cell>
          <table:table-cell office:value-type="float" office:value="1502056093.98561" calcext:value-type="float">
            <text:p>1502056093.98561</text:p>
          </table:table-cell>
          <table:table-cell table:formula="of:=[.B1095] - [.B1094]" office:value-type="float" office:value="0.999979972839356" calcext:value-type="float">
            <text:p>0.9999799728</text:p>
          </table:table-cell>
          <table:table-cell table:formula="of:=[.C109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4.jpeg</text:p>
          </table:table-cell>
          <table:table-cell office:value-type="float" office:value="1502056094.98561" calcext:value-type="float">
            <text:p>1502056094.98561</text:p>
          </table:table-cell>
          <table:table-cell table:formula="of:=[.B1096] - [.B1095]" office:value-type="float" office:value="1" calcext:value-type="float">
            <text:p>1</text:p>
          </table:table-cell>
          <table:table-cell table:formula="of:=[.C109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5.jpeg</text:p>
          </table:table-cell>
          <table:table-cell office:value-type="float" office:value="1502056095.98559" calcext:value-type="float">
            <text:p>1502056095.98559</text:p>
          </table:table-cell>
          <table:table-cell table:formula="of:=[.B1097] - [.B1096]" office:value-type="float" office:value="0.999979972839356" calcext:value-type="float">
            <text:p>0.9999799728</text:p>
          </table:table-cell>
          <table:table-cell table:formula="of:=[.C109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6.jpeg</text:p>
          </table:table-cell>
          <table:table-cell office:value-type="float" office:value="1502056096.9856" calcext:value-type="float">
            <text:p>1502056096.9856</text:p>
          </table:table-cell>
          <table:table-cell table:formula="of:=[.B1098] - [.B1097]" office:value-type="float" office:value="1.00001001358032" calcext:value-type="float">
            <text:p>1.0000100136</text:p>
          </table:table-cell>
          <table:table-cell table:formula="of:=[.C109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7.jpeg</text:p>
          </table:table-cell>
          <table:table-cell office:value-type="float" office:value="1502056097.98561" calcext:value-type="float">
            <text:p>1502056097.98561</text:p>
          </table:table-cell>
          <table:table-cell table:formula="of:=[.B1099] - [.B1098]" office:value-type="float" office:value="1.00001001358032" calcext:value-type="float">
            <text:p>1.0000100136</text:p>
          </table:table-cell>
          <table:table-cell table:formula="of:=[.C109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8.jpeg</text:p>
          </table:table-cell>
          <table:table-cell office:value-type="float" office:value="1502056098.98557" calcext:value-type="float">
            <text:p>1502056098.98557</text:p>
          </table:table-cell>
          <table:table-cell table:formula="of:=[.B1100] - [.B1099]" office:value-type="float" office:value="0.999959945678711" calcext:value-type="float">
            <text:p>0.9999599457</text:p>
          </table:table-cell>
          <table:table-cell table:formula="of:=[.C110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099.jpeg</text:p>
          </table:table-cell>
          <table:table-cell office:value-type="float" office:value="1502056099.98557" calcext:value-type="float">
            <text:p>1502056099.98557</text:p>
          </table:table-cell>
          <table:table-cell table:formula="of:=[.B1101] - [.B1100]" office:value-type="float" office:value="1" calcext:value-type="float">
            <text:p>1</text:p>
          </table:table-cell>
          <table:table-cell table:formula="of:=[.C110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0.jpeg</text:p>
          </table:table-cell>
          <table:table-cell office:value-type="float" office:value="1502056100.98558" calcext:value-type="float">
            <text:p>1502056100.98558</text:p>
          </table:table-cell>
          <table:table-cell table:formula="of:=[.B1102] - [.B1101]" office:value-type="float" office:value="1.00001001358032" calcext:value-type="float">
            <text:p>1.0000100136</text:p>
          </table:table-cell>
          <table:table-cell table:formula="of:=[.C110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1.jpeg</text:p>
          </table:table-cell>
          <table:table-cell office:value-type="float" office:value="1502056101.98559" calcext:value-type="float">
            <text:p>1502056101.98559</text:p>
          </table:table-cell>
          <table:table-cell table:formula="of:=[.B1103] - [.B1102]" office:value-type="float" office:value="1.00001001358032" calcext:value-type="float">
            <text:p>1.0000100136</text:p>
          </table:table-cell>
          <table:table-cell table:formula="of:=[.C110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2.jpeg</text:p>
          </table:table-cell>
          <table:table-cell office:value-type="float" office:value="1502056102.98556" calcext:value-type="float">
            <text:p>1502056102.98556</text:p>
          </table:table-cell>
          <table:table-cell table:formula="of:=[.B1104] - [.B1103]" office:value-type="float" office:value="0.999969959259033" calcext:value-type="float">
            <text:p>0.9999699593</text:p>
          </table:table-cell>
          <table:table-cell table:formula="of:=[.C110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3.jpeg</text:p>
          </table:table-cell>
          <table:table-cell office:value-type="float" office:value="1502056103.98558" calcext:value-type="float">
            <text:p>1502056103.98558</text:p>
          </table:table-cell>
          <table:table-cell table:formula="of:=[.B1105] - [.B1104]" office:value-type="float" office:value="1.00002002716064" calcext:value-type="float">
            <text:p>1.0000200272</text:p>
          </table:table-cell>
          <table:table-cell table:formula="of:=[.C110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4.jpeg</text:p>
          </table:table-cell>
          <table:table-cell office:value-type="float" office:value="1502056104.98556" calcext:value-type="float">
            <text:p>1502056104.98556</text:p>
          </table:table-cell>
          <table:table-cell table:formula="of:=[.B1106] - [.B1105]" office:value-type="float" office:value="0.999979972839356" calcext:value-type="float">
            <text:p>0.9999799728</text:p>
          </table:table-cell>
          <table:table-cell table:formula="of:=[.C110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5.jpeg</text:p>
          </table:table-cell>
          <table:table-cell office:value-type="float" office:value="1502056105.98555" calcext:value-type="float">
            <text:p>1502056105.98555</text:p>
          </table:table-cell>
          <table:table-cell table:formula="of:=[.B1107] - [.B1106]" office:value-type="float" office:value="0.999989986419678" calcext:value-type="float">
            <text:p>0.9999899864</text:p>
          </table:table-cell>
          <table:table-cell table:formula="of:=[.C110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6.jpeg</text:p>
          </table:table-cell>
          <table:table-cell office:value-type="float" office:value="1502056106.9856" calcext:value-type="float">
            <text:p>1502056106.9856</text:p>
          </table:table-cell>
          <table:table-cell table:formula="of:=[.B1108] - [.B1107]" office:value-type="float" office:value="1.00005006790161" calcext:value-type="float">
            <text:p>1.0000500679</text:p>
          </table:table-cell>
          <table:table-cell table:formula="of:=[.C1108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7.jpeg</text:p>
          </table:table-cell>
          <table:table-cell office:value-type="float" office:value="1502056107.98556" calcext:value-type="float">
            <text:p>1502056107.98556</text:p>
          </table:table-cell>
          <table:table-cell table:formula="of:=[.B1109] - [.B1108]" office:value-type="float" office:value="0.999959945678711" calcext:value-type="float">
            <text:p>0.9999599457</text:p>
          </table:table-cell>
          <table:table-cell table:formula="of:=[.C110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8.jpeg</text:p>
          </table:table-cell>
          <table:table-cell office:value-type="float" office:value="1502056108.98556" calcext:value-type="float">
            <text:p>1502056108.98556</text:p>
          </table:table-cell>
          <table:table-cell table:formula="of:=[.B1110] - [.B1109]" office:value-type="float" office:value="1" calcext:value-type="float">
            <text:p>1</text:p>
          </table:table-cell>
          <table:table-cell table:formula="of:=[.C111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09.jpeg</text:p>
          </table:table-cell>
          <table:table-cell office:value-type="float" office:value="1502056109.9856" calcext:value-type="float">
            <text:p>1502056109.9856</text:p>
          </table:table-cell>
          <table:table-cell table:formula="of:=[.B1111] - [.B1110]" office:value-type="float" office:value="1.00004005432129" calcext:value-type="float">
            <text:p>1.0000400543</text:p>
          </table:table-cell>
          <table:table-cell table:formula="of:=[.C111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0.jpeg</text:p>
          </table:table-cell>
          <table:table-cell office:value-type="float" office:value="1502056110.98555" calcext:value-type="float">
            <text:p>1502056110.98555</text:p>
          </table:table-cell>
          <table:table-cell table:formula="of:=[.B1112] - [.B1111]" office:value-type="float" office:value="0.999949932098389" calcext:value-type="float">
            <text:p>0.9999499321</text:p>
          </table:table-cell>
          <table:table-cell table:formula="of:=[.C111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1.jpeg</text:p>
          </table:table-cell>
          <table:table-cell office:value-type="float" office:value="1502056111.9855" calcext:value-type="float">
            <text:p>1502056111.9855</text:p>
          </table:table-cell>
          <table:table-cell table:formula="of:=[.B1113] - [.B1112]" office:value-type="float" office:value="0.999950170516968" calcext:value-type="float">
            <text:p>0.9999501705</text:p>
          </table:table-cell>
          <table:table-cell table:formula="of:=[.C111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2.jpeg</text:p>
          </table:table-cell>
          <table:table-cell office:value-type="float" office:value="1502056112.98545" calcext:value-type="float">
            <text:p>1502056112.98545</text:p>
          </table:table-cell>
          <table:table-cell table:formula="of:=[.B1114] - [.B1113]" office:value-type="float" office:value="0.999949932098389" calcext:value-type="float">
            <text:p>0.9999499321</text:p>
          </table:table-cell>
          <table:table-cell table:formula="of:=[.C111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3.jpeg</text:p>
          </table:table-cell>
          <table:table-cell office:value-type="float" office:value="1502056113.98543" calcext:value-type="float">
            <text:p>1502056113.98543</text:p>
          </table:table-cell>
          <table:table-cell table:formula="of:=[.B1115] - [.B1114]" office:value-type="float" office:value="0.999979972839356" calcext:value-type="float">
            <text:p>0.9999799728</text:p>
          </table:table-cell>
          <table:table-cell table:formula="of:=[.C111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4.jpeg</text:p>
          </table:table-cell>
          <table:table-cell office:value-type="float" office:value="1502056114.9854" calcext:value-type="float">
            <text:p>1502056114.9854</text:p>
          </table:table-cell>
          <table:table-cell table:formula="of:=[.B1116] - [.B1115]" office:value-type="float" office:value="0.999969959259033" calcext:value-type="float">
            <text:p>0.9999699593</text:p>
          </table:table-cell>
          <table:table-cell table:formula="of:=[.C111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5.jpeg</text:p>
          </table:table-cell>
          <table:table-cell office:value-type="float" office:value="1502056115.98539" calcext:value-type="float">
            <text:p>1502056115.98539</text:p>
          </table:table-cell>
          <table:table-cell table:formula="of:=[.B1117] - [.B1116]" office:value-type="float" office:value="0.999989986419678" calcext:value-type="float">
            <text:p>0.9999899864</text:p>
          </table:table-cell>
          <table:table-cell table:formula="of:=[.C111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6.jpeg</text:p>
          </table:table-cell>
          <table:table-cell office:value-type="float" office:value="1502056116.98541" calcext:value-type="float">
            <text:p>1502056116.98541</text:p>
          </table:table-cell>
          <table:table-cell table:formula="of:=[.B1118] - [.B1117]" office:value-type="float" office:value="1.00002002716064" calcext:value-type="float">
            <text:p>1.0000200272</text:p>
          </table:table-cell>
          <table:table-cell table:formula="of:=[.C111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7.jpeg</text:p>
          </table:table-cell>
          <table:table-cell office:value-type="float" office:value="1502056117.98542" calcext:value-type="float">
            <text:p>1502056117.98542</text:p>
          </table:table-cell>
          <table:table-cell table:formula="of:=[.B1119] - [.B1118]" office:value-type="float" office:value="1.00001001358032" calcext:value-type="float">
            <text:p>1.0000100136</text:p>
          </table:table-cell>
          <table:table-cell table:formula="of:=[.C111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8.jpeg</text:p>
          </table:table-cell>
          <table:table-cell office:value-type="float" office:value="1502056118.98537" calcext:value-type="float">
            <text:p>1502056118.98537</text:p>
          </table:table-cell>
          <table:table-cell table:formula="of:=[.B1120] - [.B1119]" office:value-type="float" office:value="0.999949932098389" calcext:value-type="float">
            <text:p>0.9999499321</text:p>
          </table:table-cell>
          <table:table-cell table:formula="of:=[.C112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19.jpeg</text:p>
          </table:table-cell>
          <table:table-cell office:value-type="float" office:value="1502056119.9854" calcext:value-type="float">
            <text:p>1502056119.9854</text:p>
          </table:table-cell>
          <table:table-cell table:formula="of:=[.B1121] - [.B1120]" office:value-type="float" office:value="1.00003004074097" calcext:value-type="float">
            <text:p>1.0000300407</text:p>
          </table:table-cell>
          <table:table-cell table:formula="of:=[.C112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0.jpeg</text:p>
          </table:table-cell>
          <table:table-cell office:value-type="float" office:value="1502056120.9854" calcext:value-type="float">
            <text:p>1502056120.9854</text:p>
          </table:table-cell>
          <table:table-cell table:formula="of:=[.B1122] - [.B1121]" office:value-type="float" office:value="1" calcext:value-type="float">
            <text:p>1</text:p>
          </table:table-cell>
          <table:table-cell table:formula="of:=[.C112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1.jpeg</text:p>
          </table:table-cell>
          <table:table-cell office:value-type="float" office:value="1502056121.98536" calcext:value-type="float">
            <text:p>1502056121.98536</text:p>
          </table:table-cell>
          <table:table-cell table:formula="of:=[.B1123] - [.B1122]" office:value-type="float" office:value="0.999959945678711" calcext:value-type="float">
            <text:p>0.9999599457</text:p>
          </table:table-cell>
          <table:table-cell table:formula="of:=[.C112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2.jpeg</text:p>
          </table:table-cell>
          <table:table-cell office:value-type="float" office:value="1502056122.98539" calcext:value-type="float">
            <text:p>1502056122.98539</text:p>
          </table:table-cell>
          <table:table-cell table:formula="of:=[.B1124] - [.B1123]" office:value-type="float" office:value="1.00003004074097" calcext:value-type="float">
            <text:p>1.0000300407</text:p>
          </table:table-cell>
          <table:table-cell table:formula="of:=[.C112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3.jpeg</text:p>
          </table:table-cell>
          <table:table-cell office:value-type="float" office:value="1502056123.98532" calcext:value-type="float">
            <text:p>1502056123.98532</text:p>
          </table:table-cell>
          <table:table-cell table:formula="of:=[.B1125] - [.B1124]" office:value-type="float" office:value="0.999930143356323" calcext:value-type="float">
            <text:p>0.9999301434</text:p>
          </table:table-cell>
          <table:table-cell table:formula="of:=[.C1125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4.jpeg</text:p>
          </table:table-cell>
          <table:table-cell office:value-type="float" office:value="1502056124.98527" calcext:value-type="float">
            <text:p>1502056124.98527</text:p>
          </table:table-cell>
          <table:table-cell table:formula="of:=[.B1126] - [.B1125]" office:value-type="float" office:value="0.999949932098389" calcext:value-type="float">
            <text:p>0.9999499321</text:p>
          </table:table-cell>
          <table:table-cell table:formula="of:=[.C112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5.jpeg</text:p>
          </table:table-cell>
          <table:table-cell office:value-type="float" office:value="1502056125.98541" calcext:value-type="float">
            <text:p>1502056125.98541</text:p>
          </table:table-cell>
          <table:table-cell table:formula="of:=[.B1127] - [.B1126]" office:value-type="float" office:value="1.00013995170593" calcext:value-type="float">
            <text:p>1.0001399517</text:p>
          </table:table-cell>
          <table:table-cell table:formula="of:=[.C1127] - 1" office:value-type="float" office:value="0.000139951705932617" calcext:value-type="float">
            <text:p>0.0001399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6.jpeg</text:p>
          </table:table-cell>
          <table:table-cell office:value-type="float" office:value="1502056126.98545" calcext:value-type="float">
            <text:p>1502056126.98545</text:p>
          </table:table-cell>
          <table:table-cell table:formula="of:=[.B1128] - [.B1127]" office:value-type="float" office:value="1.00004005432129" calcext:value-type="float">
            <text:p>1.0000400543</text:p>
          </table:table-cell>
          <table:table-cell table:formula="of:=[.C1128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7.jpeg</text:p>
          </table:table-cell>
          <table:table-cell office:value-type="float" office:value="1502056127.98539" calcext:value-type="float">
            <text:p>1502056127.98539</text:p>
          </table:table-cell>
          <table:table-cell table:formula="of:=[.B1129] - [.B1128]" office:value-type="float" office:value="0.999939918518066" calcext:value-type="float">
            <text:p>0.9999399185</text:p>
          </table:table-cell>
          <table:table-cell table:formula="of:=[.C112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8.jpeg</text:p>
          </table:table-cell>
          <table:table-cell office:value-type="float" office:value="1502056128.98543" calcext:value-type="float">
            <text:p>1502056128.98543</text:p>
          </table:table-cell>
          <table:table-cell table:formula="of:=[.B1130] - [.B1129]" office:value-type="float" office:value="1.00004005432129" calcext:value-type="float">
            <text:p>1.0000400543</text:p>
          </table:table-cell>
          <table:table-cell table:formula="of:=[.C1130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29.jpeg</text:p>
          </table:table-cell>
          <table:table-cell office:value-type="float" office:value="1502056129.9854" calcext:value-type="float">
            <text:p>1502056129.9854</text:p>
          </table:table-cell>
          <table:table-cell table:formula="of:=[.B1131] - [.B1130]" office:value-type="float" office:value="0.999969959259033" calcext:value-type="float">
            <text:p>0.9999699593</text:p>
          </table:table-cell>
          <table:table-cell table:formula="of:=[.C113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0.jpeg</text:p>
          </table:table-cell>
          <table:table-cell office:value-type="float" office:value="1502056130.98535" calcext:value-type="float">
            <text:p>1502056130.98535</text:p>
          </table:table-cell>
          <table:table-cell table:formula="of:=[.B1132] - [.B1131]" office:value-type="float" office:value="0.999949932098389" calcext:value-type="float">
            <text:p>0.9999499321</text:p>
          </table:table-cell>
          <table:table-cell table:formula="of:=[.C113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1.jpeg</text:p>
          </table:table-cell>
          <table:table-cell office:value-type="float" office:value="1502056131.98542" calcext:value-type="float">
            <text:p>1502056131.98542</text:p>
          </table:table-cell>
          <table:table-cell table:formula="of:=[.B1133] - [.B1132]" office:value-type="float" office:value="1.00007009506226" calcext:value-type="float">
            <text:p>1.0000700951</text:p>
          </table:table-cell>
          <table:table-cell table:formula="of:=[.C1133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2.jpeg</text:p>
          </table:table-cell>
          <table:table-cell office:value-type="float" office:value="1502056132.98539" calcext:value-type="float">
            <text:p>1502056132.98539</text:p>
          </table:table-cell>
          <table:table-cell table:formula="of:=[.B1134] - [.B1133]" office:value-type="float" office:value="0.999969959259033" calcext:value-type="float">
            <text:p>0.9999699593</text:p>
          </table:table-cell>
          <table:table-cell table:formula="of:=[.C113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3.jpeg</text:p>
          </table:table-cell>
          <table:table-cell office:value-type="float" office:value="1502056133.98534" calcext:value-type="float">
            <text:p>1502056133.98534</text:p>
          </table:table-cell>
          <table:table-cell table:formula="of:=[.B1135] - [.B1134]" office:value-type="float" office:value="0.999950170516968" calcext:value-type="float">
            <text:p>0.9999501705</text:p>
          </table:table-cell>
          <table:table-cell table:formula="of:=[.C113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4.jpeg</text:p>
          </table:table-cell>
          <table:table-cell office:value-type="float" office:value="1502056134.98542" calcext:value-type="float">
            <text:p>1502056134.98542</text:p>
          </table:table-cell>
          <table:table-cell table:formula="of:=[.B1136] - [.B1135]" office:value-type="float" office:value="1.000079870224" calcext:value-type="float">
            <text:p>1.0000798702</text:p>
          </table:table-cell>
          <table:table-cell table:formula="of:=[.C1136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5.jpeg</text:p>
          </table:table-cell>
          <table:table-cell office:value-type="float" office:value="1502056135.98541" calcext:value-type="float">
            <text:p>1502056135.98541</text:p>
          </table:table-cell>
          <table:table-cell table:formula="of:=[.B1137] - [.B1136]" office:value-type="float" office:value="0.999989986419678" calcext:value-type="float">
            <text:p>0.9999899864</text:p>
          </table:table-cell>
          <table:table-cell table:formula="of:=[.C113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6.jpeg</text:p>
          </table:table-cell>
          <table:table-cell office:value-type="float" office:value="1502056136.98536" calcext:value-type="float">
            <text:p>1502056136.98536</text:p>
          </table:table-cell>
          <table:table-cell table:formula="of:=[.B1138] - [.B1137]" office:value-type="float" office:value="0.999949932098389" calcext:value-type="float">
            <text:p>0.9999499321</text:p>
          </table:table-cell>
          <table:table-cell table:formula="of:=[.C113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7.jpeg</text:p>
          </table:table-cell>
          <table:table-cell office:value-type="float" office:value="1502056137.98542" calcext:value-type="float">
            <text:p>1502056137.98542</text:p>
          </table:table-cell>
          <table:table-cell table:formula="of:=[.B1139] - [.B1138]" office:value-type="float" office:value="1.00006008148193" calcext:value-type="float">
            <text:p>1.0000600815</text:p>
          </table:table-cell>
          <table:table-cell table:formula="of:=[.C1139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8.jpeg</text:p>
          </table:table-cell>
          <table:table-cell office:value-type="float" office:value="1502056138.9854" calcext:value-type="float">
            <text:p>1502056138.9854</text:p>
          </table:table-cell>
          <table:table-cell table:formula="of:=[.B1140] - [.B1139]" office:value-type="float" office:value="0.999979972839356" calcext:value-type="float">
            <text:p>0.9999799728</text:p>
          </table:table-cell>
          <table:table-cell table:formula="of:=[.C114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39.jpeg</text:p>
          </table:table-cell>
          <table:table-cell office:value-type="float" office:value="1502056139.98535" calcext:value-type="float">
            <text:p>1502056139.98535</text:p>
          </table:table-cell>
          <table:table-cell table:formula="of:=[.B1141] - [.B1140]" office:value-type="float" office:value="0.999949932098389" calcext:value-type="float">
            <text:p>0.9999499321</text:p>
          </table:table-cell>
          <table:table-cell table:formula="of:=[.C114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0.jpeg</text:p>
          </table:table-cell>
          <table:table-cell office:value-type="float" office:value="1502056140.98542" calcext:value-type="float">
            <text:p>1502056140.98542</text:p>
          </table:table-cell>
          <table:table-cell table:formula="of:=[.B1142] - [.B1141]" office:value-type="float" office:value="1.00007009506226" calcext:value-type="float">
            <text:p>1.0000700951</text:p>
          </table:table-cell>
          <table:table-cell table:formula="of:=[.C1142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1.jpeg</text:p>
          </table:table-cell>
          <table:table-cell office:value-type="float" office:value="1502056141.98541" calcext:value-type="float">
            <text:p>1502056141.98541</text:p>
          </table:table-cell>
          <table:table-cell table:formula="of:=[.B1143] - [.B1142]" office:value-type="float" office:value="0.999989986419678" calcext:value-type="float">
            <text:p>0.9999899864</text:p>
          </table:table-cell>
          <table:table-cell table:formula="of:=[.C114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2.jpeg</text:p>
          </table:table-cell>
          <table:table-cell office:value-type="float" office:value="1502056142.98536" calcext:value-type="float">
            <text:p>1502056142.98536</text:p>
          </table:table-cell>
          <table:table-cell table:formula="of:=[.B1144] - [.B1143]" office:value-type="float" office:value="0.999949932098389" calcext:value-type="float">
            <text:p>0.9999499321</text:p>
          </table:table-cell>
          <table:table-cell table:formula="of:=[.C114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3.jpeg</text:p>
          </table:table-cell>
          <table:table-cell office:value-type="float" office:value="1502056143.98542" calcext:value-type="float">
            <text:p>1502056143.98542</text:p>
          </table:table-cell>
          <table:table-cell table:formula="of:=[.B1145] - [.B1144]" office:value-type="float" office:value="1.00006008148193" calcext:value-type="float">
            <text:p>1.0000600815</text:p>
          </table:table-cell>
          <table:table-cell table:formula="of:=[.C1145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4.jpeg</text:p>
          </table:table-cell>
          <table:table-cell office:value-type="float" office:value="1502056144.98538" calcext:value-type="float">
            <text:p>1502056144.98538</text:p>
          </table:table-cell>
          <table:table-cell table:formula="of:=[.B1146] - [.B1145]" office:value-type="float" office:value="0.999959945678711" calcext:value-type="float">
            <text:p>0.9999599457</text:p>
          </table:table-cell>
          <table:table-cell table:formula="of:=[.C114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5.jpeg</text:p>
          </table:table-cell>
          <table:table-cell office:value-type="float" office:value="1502056145.98539" calcext:value-type="float">
            <text:p>1502056145.98539</text:p>
          </table:table-cell>
          <table:table-cell table:formula="of:=[.B1147] - [.B1146]" office:value-type="float" office:value="1.00001001358032" calcext:value-type="float">
            <text:p>1.0000100136</text:p>
          </table:table-cell>
          <table:table-cell table:formula="of:=[.C114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6.jpeg</text:p>
          </table:table-cell>
          <table:table-cell office:value-type="float" office:value="1502056146.98539" calcext:value-type="float">
            <text:p>1502056146.98539</text:p>
          </table:table-cell>
          <table:table-cell table:formula="of:=[.B1148] - [.B1147]" office:value-type="float" office:value="1" calcext:value-type="float">
            <text:p>1</text:p>
          </table:table-cell>
          <table:table-cell table:formula="of:=[.C114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7.jpeg</text:p>
          </table:table-cell>
          <table:table-cell office:value-type="float" office:value="1502056147.98537" calcext:value-type="float">
            <text:p>1502056147.98537</text:p>
          </table:table-cell>
          <table:table-cell table:formula="of:=[.B1149] - [.B1148]" office:value-type="float" office:value="0.999979972839356" calcext:value-type="float">
            <text:p>0.9999799728</text:p>
          </table:table-cell>
          <table:table-cell table:formula="of:=[.C114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8.jpeg</text:p>
          </table:table-cell>
          <table:table-cell office:value-type="float" office:value="1502056148.98536" calcext:value-type="float">
            <text:p>1502056148.98536</text:p>
          </table:table-cell>
          <table:table-cell table:formula="of:=[.B1150] - [.B1149]" office:value-type="float" office:value="0.999989986419678" calcext:value-type="float">
            <text:p>0.9999899864</text:p>
          </table:table-cell>
          <table:table-cell table:formula="of:=[.C115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49.jpeg</text:p>
          </table:table-cell>
          <table:table-cell office:value-type="float" office:value="1502056149.9853" calcext:value-type="float">
            <text:p>1502056149.9853</text:p>
          </table:table-cell>
          <table:table-cell table:formula="of:=[.B1151] - [.B1150]" office:value-type="float" office:value="0.999940156936646" calcext:value-type="float">
            <text:p>0.9999401569</text:p>
          </table:table-cell>
          <table:table-cell table:formula="of:=[.C115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0.jpeg</text:p>
          </table:table-cell>
          <table:table-cell office:value-type="float" office:value="1502056150.98523" calcext:value-type="float">
            <text:p>1502056150.98523</text:p>
          </table:table-cell>
          <table:table-cell table:formula="of:=[.B1152] - [.B1151]" office:value-type="float" office:value="0.999929904937744" calcext:value-type="float">
            <text:p>0.9999299049</text:p>
          </table:table-cell>
          <table:table-cell table:formula="of:=[.C1152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1.jpeg</text:p>
          </table:table-cell>
          <table:table-cell office:value-type="float" office:value="1502056151.98517" calcext:value-type="float">
            <text:p>1502056151.98517</text:p>
          </table:table-cell>
          <table:table-cell table:formula="of:=[.B1153] - [.B1152]" office:value-type="float" office:value="0.999939918518066" calcext:value-type="float">
            <text:p>0.9999399185</text:p>
          </table:table-cell>
          <table:table-cell table:formula="of:=[.C115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2.jpeg</text:p>
          </table:table-cell>
          <table:table-cell office:value-type="float" office:value="1502056152.98518" calcext:value-type="float">
            <text:p>1502056152.98518</text:p>
          </table:table-cell>
          <table:table-cell table:formula="of:=[.B1154] - [.B1153]" office:value-type="float" office:value="1.00001001358032" calcext:value-type="float">
            <text:p>1.0000100136</text:p>
          </table:table-cell>
          <table:table-cell table:formula="of:=[.C115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3.jpeg</text:p>
          </table:table-cell>
          <table:table-cell office:value-type="float" office:value="1502056153.98518" calcext:value-type="float">
            <text:p>1502056153.98518</text:p>
          </table:table-cell>
          <table:table-cell table:formula="of:=[.B1155] - [.B1154]" office:value-type="float" office:value="1" calcext:value-type="float">
            <text:p>1</text:p>
          </table:table-cell>
          <table:table-cell table:formula="of:=[.C115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4.jpeg</text:p>
          </table:table-cell>
          <table:table-cell office:value-type="float" office:value="1502056154.98512" calcext:value-type="float">
            <text:p>1502056154.98512</text:p>
          </table:table-cell>
          <table:table-cell table:formula="of:=[.B1156] - [.B1155]" office:value-type="float" office:value="0.999940156936646" calcext:value-type="float">
            <text:p>0.9999401569</text:p>
          </table:table-cell>
          <table:table-cell table:formula="of:=[.C1156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5.jpeg</text:p>
          </table:table-cell>
          <table:table-cell office:value-type="float" office:value="1502056155.98518" calcext:value-type="float">
            <text:p>1502056155.98518</text:p>
          </table:table-cell>
          <table:table-cell table:formula="of:=[.B1157] - [.B1156]" office:value-type="float" office:value="1.00005984306335" calcext:value-type="float">
            <text:p>1.0000598431</text:p>
          </table:table-cell>
          <table:table-cell table:formula="of:=[.C1157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6.jpeg</text:p>
          </table:table-cell>
          <table:table-cell office:value-type="float" office:value="1502056156.98516" calcext:value-type="float">
            <text:p>1502056156.98516</text:p>
          </table:table-cell>
          <table:table-cell table:formula="of:=[.B1158] - [.B1157]" office:value-type="float" office:value="0.999980211257935" calcext:value-type="float">
            <text:p>0.9999802113</text:p>
          </table:table-cell>
          <table:table-cell table:formula="of:=[.C1158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7.jpeg</text:p>
          </table:table-cell>
          <table:table-cell office:value-type="float" office:value="1502056157.9851" calcext:value-type="float">
            <text:p>1502056157.9851</text:p>
          </table:table-cell>
          <table:table-cell table:formula="of:=[.B1159] - [.B1158]" office:value-type="float" office:value="0.999939918518066" calcext:value-type="float">
            <text:p>0.9999399185</text:p>
          </table:table-cell>
          <table:table-cell table:formula="of:=[.C115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8.jpeg</text:p>
          </table:table-cell>
          <table:table-cell office:value-type="float" office:value="1502056158.98516" calcext:value-type="float">
            <text:p>1502056158.98516</text:p>
          </table:table-cell>
          <table:table-cell table:formula="of:=[.B1160] - [.B1159]" office:value-type="float" office:value="1.00006008148193" calcext:value-type="float">
            <text:p>1.0000600815</text:p>
          </table:table-cell>
          <table:table-cell table:formula="of:=[.C1160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59.jpeg</text:p>
          </table:table-cell>
          <table:table-cell office:value-type="float" office:value="1502056159.98517" calcext:value-type="float">
            <text:p>1502056159.98517</text:p>
          </table:table-cell>
          <table:table-cell table:formula="of:=[.B1161] - [.B1160]" office:value-type="float" office:value="1.00000977516174" calcext:value-type="float">
            <text:p>1.0000097752</text:p>
          </table:table-cell>
          <table:table-cell table:formula="of:=[.C1161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0.jpeg</text:p>
          </table:table-cell>
          <table:table-cell office:value-type="float" office:value="1502056160.9851" calcext:value-type="float">
            <text:p>1502056160.9851</text:p>
          </table:table-cell>
          <table:table-cell table:formula="of:=[.B1162] - [.B1161]" office:value-type="float" office:value="0.999930143356323" calcext:value-type="float">
            <text:p>0.9999301434</text:p>
          </table:table-cell>
          <table:table-cell table:formula="of:=[.C1162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1.jpeg</text:p>
          </table:table-cell>
          <table:table-cell office:value-type="float" office:value="1502056161.98516" calcext:value-type="float">
            <text:p>1502056161.98516</text:p>
          </table:table-cell>
          <table:table-cell table:formula="of:=[.B1163] - [.B1162]" office:value-type="float" office:value="1.00006008148193" calcext:value-type="float">
            <text:p>1.0000600815</text:p>
          </table:table-cell>
          <table:table-cell table:formula="of:=[.C1163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2.jpeg</text:p>
          </table:table-cell>
          <table:table-cell office:value-type="float" office:value="1502056162.98517" calcext:value-type="float">
            <text:p>1502056162.98517</text:p>
          </table:table-cell>
          <table:table-cell table:formula="of:=[.B1164] - [.B1163]" office:value-type="float" office:value="1.00000977516174" calcext:value-type="float">
            <text:p>1.0000097752</text:p>
          </table:table-cell>
          <table:table-cell table:formula="of:=[.C1164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3.jpeg</text:p>
          </table:table-cell>
          <table:table-cell office:value-type="float" office:value="1502056163.98517" calcext:value-type="float">
            <text:p>1502056163.98517</text:p>
          </table:table-cell>
          <table:table-cell table:formula="of:=[.B1165] - [.B1164]" office:value-type="float" office:value="1" calcext:value-type="float">
            <text:p>1</text:p>
          </table:table-cell>
          <table:table-cell table:formula="of:=[.C116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4.jpeg</text:p>
          </table:table-cell>
          <table:table-cell office:value-type="float" office:value="1502056164.98528" calcext:value-type="float">
            <text:p>1502056164.98528</text:p>
          </table:table-cell>
          <table:table-cell table:formula="of:=[.B1166] - [.B1165]" office:value-type="float" office:value="1.00011014938355" calcext:value-type="float">
            <text:p>1.0001101494</text:p>
          </table:table-cell>
          <table:table-cell table:formula="of:=[.C1166] - 1" office:value-type="float" office:value="0.000110149383544922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5.jpeg</text:p>
          </table:table-cell>
          <table:table-cell office:value-type="float" office:value="1502056165.98528" calcext:value-type="float">
            <text:p>1502056165.98528</text:p>
          </table:table-cell>
          <table:table-cell table:formula="of:=[.B1167] - [.B1166]" office:value-type="float" office:value="1" calcext:value-type="float">
            <text:p>1</text:p>
          </table:table-cell>
          <table:table-cell table:formula="of:=[.C116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6.jpeg</text:p>
          </table:table-cell>
          <table:table-cell office:value-type="float" office:value="1502056166.98527" calcext:value-type="float">
            <text:p>1502056166.98527</text:p>
          </table:table-cell>
          <table:table-cell table:formula="of:=[.B1168] - [.B1167]" office:value-type="float" office:value="0.999989986419678" calcext:value-type="float">
            <text:p>0.9999899864</text:p>
          </table:table-cell>
          <table:table-cell table:formula="of:=[.C116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7.jpeg</text:p>
          </table:table-cell>
          <table:table-cell office:value-type="float" office:value="1502056167.98527" calcext:value-type="float">
            <text:p>1502056167.98527</text:p>
          </table:table-cell>
          <table:table-cell table:formula="of:=[.B1169] - [.B1168]" office:value-type="float" office:value="1" calcext:value-type="float">
            <text:p>1</text:p>
          </table:table-cell>
          <table:table-cell table:formula="of:=[.C116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8.jpeg</text:p>
          </table:table-cell>
          <table:table-cell office:value-type="float" office:value="1502056168.98526" calcext:value-type="float">
            <text:p>1502056168.98526</text:p>
          </table:table-cell>
          <table:table-cell table:formula="of:=[.B1170] - [.B1169]" office:value-type="float" office:value="0.999989986419678" calcext:value-type="float">
            <text:p>0.9999899864</text:p>
          </table:table-cell>
          <table:table-cell table:formula="of:=[.C117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69.jpeg</text:p>
          </table:table-cell>
          <table:table-cell office:value-type="float" office:value="1502056169.98525" calcext:value-type="float">
            <text:p>1502056169.98525</text:p>
          </table:table-cell>
          <table:table-cell table:formula="of:=[.B1171] - [.B1170]" office:value-type="float" office:value="0.999989986419678" calcext:value-type="float">
            <text:p>0.9999899864</text:p>
          </table:table-cell>
          <table:table-cell table:formula="of:=[.C117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0.jpeg</text:p>
          </table:table-cell>
          <table:table-cell office:value-type="float" office:value="1502056170.98524" calcext:value-type="float">
            <text:p>1502056170.98524</text:p>
          </table:table-cell>
          <table:table-cell table:formula="of:=[.B1172] - [.B1171]" office:value-type="float" office:value="0.999989986419678" calcext:value-type="float">
            <text:p>0.9999899864</text:p>
          </table:table-cell>
          <table:table-cell table:formula="of:=[.C117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1.jpeg</text:p>
          </table:table-cell>
          <table:table-cell office:value-type="float" office:value="1502056171.98523" calcext:value-type="float">
            <text:p>1502056171.98523</text:p>
          </table:table-cell>
          <table:table-cell table:formula="of:=[.B1173] - [.B1172]" office:value-type="float" office:value="0.999989986419678" calcext:value-type="float">
            <text:p>0.9999899864</text:p>
          </table:table-cell>
          <table:table-cell table:formula="of:=[.C117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2.jpeg</text:p>
          </table:table-cell>
          <table:table-cell office:value-type="float" office:value="1502056172.98525" calcext:value-type="float">
            <text:p>1502056172.98525</text:p>
          </table:table-cell>
          <table:table-cell table:formula="of:=[.B1174] - [.B1173]" office:value-type="float" office:value="1.00002002716064" calcext:value-type="float">
            <text:p>1.0000200272</text:p>
          </table:table-cell>
          <table:table-cell table:formula="of:=[.C117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3.jpeg</text:p>
          </table:table-cell>
          <table:table-cell office:value-type="float" office:value="1502056173.98523" calcext:value-type="float">
            <text:p>1502056173.98523</text:p>
          </table:table-cell>
          <table:table-cell table:formula="of:=[.B1175] - [.B1174]" office:value-type="float" office:value="0.999979972839356" calcext:value-type="float">
            <text:p>0.9999799728</text:p>
          </table:table-cell>
          <table:table-cell table:formula="of:=[.C117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4.jpeg</text:p>
          </table:table-cell>
          <table:table-cell office:value-type="float" office:value="1502056174.98518" calcext:value-type="float">
            <text:p>1502056174.98518</text:p>
          </table:table-cell>
          <table:table-cell table:formula="of:=[.B1176] - [.B1175]" office:value-type="float" office:value="0.999949932098389" calcext:value-type="float">
            <text:p>0.9999499321</text:p>
          </table:table-cell>
          <table:table-cell table:formula="of:=[.C117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5.jpeg</text:p>
          </table:table-cell>
          <table:table-cell office:value-type="float" office:value="1502056175.98521" calcext:value-type="float">
            <text:p>1502056175.98521</text:p>
          </table:table-cell>
          <table:table-cell table:formula="of:=[.B1177] - [.B1176]" office:value-type="float" office:value="1.00003004074097" calcext:value-type="float">
            <text:p>1.0000300407</text:p>
          </table:table-cell>
          <table:table-cell table:formula="of:=[.C1177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6.jpeg</text:p>
          </table:table-cell>
          <table:table-cell office:value-type="float" office:value="1502056176.9852" calcext:value-type="float">
            <text:p>1502056176.9852</text:p>
          </table:table-cell>
          <table:table-cell table:formula="of:=[.B1178] - [.B1177]" office:value-type="float" office:value="0.999989986419678" calcext:value-type="float">
            <text:p>0.9999899864</text:p>
          </table:table-cell>
          <table:table-cell table:formula="of:=[.C117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7.jpeg</text:p>
          </table:table-cell>
          <table:table-cell office:value-type="float" office:value="1502056177.98515" calcext:value-type="float">
            <text:p>1502056177.98515</text:p>
          </table:table-cell>
          <table:table-cell table:formula="of:=[.B1179] - [.B1178]" office:value-type="float" office:value="0.999950170516968" calcext:value-type="float">
            <text:p>0.9999501705</text:p>
          </table:table-cell>
          <table:table-cell table:formula="of:=[.C1179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8.jpeg</text:p>
          </table:table-cell>
          <table:table-cell office:value-type="float" office:value="1502056178.98521" calcext:value-type="float">
            <text:p>1502056178.98521</text:p>
          </table:table-cell>
          <table:table-cell table:formula="of:=[.B1180] - [.B1179]" office:value-type="float" office:value="1.00005984306335" calcext:value-type="float">
            <text:p>1.0000598431</text:p>
          </table:table-cell>
          <table:table-cell table:formula="of:=[.C1180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79.jpeg</text:p>
          </table:table-cell>
          <table:table-cell office:value-type="float" office:value="1502056179.98529" calcext:value-type="float">
            <text:p>1502056179.98529</text:p>
          </table:table-cell>
          <table:table-cell table:formula="of:=[.B1181] - [.B1180]" office:value-type="float" office:value="1.00008010864258" calcext:value-type="float">
            <text:p>1.0000801086</text:p>
          </table:table-cell>
          <table:table-cell table:formula="of:=[.C1181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0.jpeg</text:p>
          </table:table-cell>
          <table:table-cell office:value-type="float" office:value="1502056180.98523" calcext:value-type="float">
            <text:p>1502056180.98523</text:p>
          </table:table-cell>
          <table:table-cell table:formula="of:=[.B1182] - [.B1181]" office:value-type="float" office:value="0.999939918518066" calcext:value-type="float">
            <text:p>0.9999399185</text:p>
          </table:table-cell>
          <table:table-cell table:formula="of:=[.C118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1.jpeg</text:p>
          </table:table-cell>
          <table:table-cell office:value-type="float" office:value="1502056181.98525" calcext:value-type="float">
            <text:p>1502056181.98525</text:p>
          </table:table-cell>
          <table:table-cell table:formula="of:=[.B1183] - [.B1182]" office:value-type="float" office:value="1.00002002716064" calcext:value-type="float">
            <text:p>1.0000200272</text:p>
          </table:table-cell>
          <table:table-cell table:formula="of:=[.C118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2.jpeg</text:p>
          </table:table-cell>
          <table:table-cell office:value-type="float" office:value="1502056182.98519" calcext:value-type="float">
            <text:p>1502056182.98519</text:p>
          </table:table-cell>
          <table:table-cell table:formula="of:=[.B1184] - [.B1183]" office:value-type="float" office:value="0.999939918518066" calcext:value-type="float">
            <text:p>0.9999399185</text:p>
          </table:table-cell>
          <table:table-cell table:formula="of:=[.C1184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3.jpeg</text:p>
          </table:table-cell>
          <table:table-cell office:value-type="float" office:value="1502056183.98513" calcext:value-type="float">
            <text:p>1502056183.98513</text:p>
          </table:table-cell>
          <table:table-cell table:formula="of:=[.B1185] - [.B1184]" office:value-type="float" office:value="0.999940156936646" calcext:value-type="float">
            <text:p>0.9999401569</text:p>
          </table:table-cell>
          <table:table-cell table:formula="of:=[.C1185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4.jpeg</text:p>
          </table:table-cell>
          <table:table-cell office:value-type="float" office:value="1502056184.98525" calcext:value-type="float">
            <text:p>1502056184.98525</text:p>
          </table:table-cell>
          <table:table-cell table:formula="of:=[.B1186] - [.B1185]" office:value-type="float" office:value="1.00011992454529" calcext:value-type="float">
            <text:p>1.0001199245</text:p>
          </table:table-cell>
          <table:table-cell table:formula="of:=[.C1186] - 1" office:value-type="float" office:value="0.000119924545288086" calcext:value-type="float">
            <text:p>0.0001199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5.jpeg</text:p>
          </table:table-cell>
          <table:table-cell office:value-type="float" office:value="1502056185.9852" calcext:value-type="float">
            <text:p>1502056185.9852</text:p>
          </table:table-cell>
          <table:table-cell table:formula="of:=[.B1187] - [.B1186]" office:value-type="float" office:value="0.999949932098389" calcext:value-type="float">
            <text:p>0.9999499321</text:p>
          </table:table-cell>
          <table:table-cell table:formula="of:=[.C118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6.jpeg</text:p>
          </table:table-cell>
          <table:table-cell office:value-type="float" office:value="1502056186.98513" calcext:value-type="float">
            <text:p>1502056186.98513</text:p>
          </table:table-cell>
          <table:table-cell table:formula="of:=[.B1188] - [.B1187]" office:value-type="float" office:value="0.999930143356323" calcext:value-type="float">
            <text:p>0.9999301434</text:p>
          </table:table-cell>
          <table:table-cell table:formula="of:=[.C1188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7.jpeg</text:p>
          </table:table-cell>
          <table:table-cell office:value-type="float" office:value="1502056187.98517" calcext:value-type="float">
            <text:p>1502056187.98517</text:p>
          </table:table-cell>
          <table:table-cell table:formula="of:=[.B1189] - [.B1188]" office:value-type="float" office:value="1.00003981590271" calcext:value-type="float">
            <text:p>1.0000398159</text:p>
          </table:table-cell>
          <table:table-cell table:formula="of:=[.C1189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8.jpeg</text:p>
          </table:table-cell>
          <table:table-cell office:value-type="float" office:value="1502056188.98522" calcext:value-type="float">
            <text:p>1502056188.98522</text:p>
          </table:table-cell>
          <table:table-cell table:formula="of:=[.B1190] - [.B1189]" office:value-type="float" office:value="1.00005006790161" calcext:value-type="float">
            <text:p>1.0000500679</text:p>
          </table:table-cell>
          <table:table-cell table:formula="of:=[.C1190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89.jpeg</text:p>
          </table:table-cell>
          <table:table-cell office:value-type="float" office:value="1502056189.98516" calcext:value-type="float">
            <text:p>1502056189.98516</text:p>
          </table:table-cell>
          <table:table-cell table:formula="of:=[.B1191] - [.B1190]" office:value-type="float" office:value="0.999940156936646" calcext:value-type="float">
            <text:p>0.9999401569</text:p>
          </table:table-cell>
          <table:table-cell table:formula="of:=[.C119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0.jpeg</text:p>
          </table:table-cell>
          <table:table-cell office:value-type="float" office:value="1502056190.98516" calcext:value-type="float">
            <text:p>1502056190.98516</text:p>
          </table:table-cell>
          <table:table-cell table:formula="of:=[.B1192] - [.B1191]" office:value-type="float" office:value="1" calcext:value-type="float">
            <text:p>1</text:p>
          </table:table-cell>
          <table:table-cell table:formula="of:=[.C119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1.jpeg</text:p>
          </table:table-cell>
          <table:table-cell office:value-type="float" office:value="1502056191.98514" calcext:value-type="float">
            <text:p>1502056191.98514</text:p>
          </table:table-cell>
          <table:table-cell table:formula="of:=[.B1193] - [.B1192]" office:value-type="float" office:value="0.999979972839356" calcext:value-type="float">
            <text:p>0.9999799728</text:p>
          </table:table-cell>
          <table:table-cell table:formula="of:=[.C119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2.jpeg</text:p>
          </table:table-cell>
          <table:table-cell office:value-type="float" office:value="1502056192.98507" calcext:value-type="float">
            <text:p>1502056192.98507</text:p>
          </table:table-cell>
          <table:table-cell table:formula="of:=[.B1194] - [.B1193]" office:value-type="float" office:value="0.999929904937744" calcext:value-type="float">
            <text:p>0.9999299049</text:p>
          </table:table-cell>
          <table:table-cell table:formula="of:=[.C1194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3.jpeg</text:p>
          </table:table-cell>
          <table:table-cell office:value-type="float" office:value="1502056193.98514" calcext:value-type="float">
            <text:p>1502056193.98514</text:p>
          </table:table-cell>
          <table:table-cell table:formula="of:=[.B1195] - [.B1194]" office:value-type="float" office:value="1.00007009506226" calcext:value-type="float">
            <text:p>1.0000700951</text:p>
          </table:table-cell>
          <table:table-cell table:formula="of:=[.C1195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4.jpeg</text:p>
          </table:table-cell>
          <table:table-cell office:value-type="float" office:value="1502056194.98513" calcext:value-type="float">
            <text:p>1502056194.98513</text:p>
          </table:table-cell>
          <table:table-cell table:formula="of:=[.B1196] - [.B1195]" office:value-type="float" office:value="0.999989986419678" calcext:value-type="float">
            <text:p>0.9999899864</text:p>
          </table:table-cell>
          <table:table-cell table:formula="of:=[.C119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5.jpeg</text:p>
          </table:table-cell>
          <table:table-cell office:value-type="float" office:value="1502056195.98506" calcext:value-type="float">
            <text:p>1502056195.98506</text:p>
          </table:table-cell>
          <table:table-cell table:formula="of:=[.B1197] - [.B1196]" office:value-type="float" office:value="0.999929904937744" calcext:value-type="float">
            <text:p>0.9999299049</text:p>
          </table:table-cell>
          <table:table-cell table:formula="of:=[.C1197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6.jpeg</text:p>
          </table:table-cell>
          <table:table-cell office:value-type="float" office:value="1502056196.98511" calcext:value-type="float">
            <text:p>1502056196.98511</text:p>
          </table:table-cell>
          <table:table-cell table:formula="of:=[.B1198] - [.B1197]" office:value-type="float" office:value="1.00005006790161" calcext:value-type="float">
            <text:p>1.0000500679</text:p>
          </table:table-cell>
          <table:table-cell table:formula="of:=[.C1198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7.jpeg</text:p>
          </table:table-cell>
          <table:table-cell office:value-type="float" office:value="1502056197.98511" calcext:value-type="float">
            <text:p>1502056197.98511</text:p>
          </table:table-cell>
          <table:table-cell table:formula="of:=[.B1199] - [.B1198]" office:value-type="float" office:value="1" calcext:value-type="float">
            <text:p>1</text:p>
          </table:table-cell>
          <table:table-cell table:formula="of:=[.C119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8.jpeg</text:p>
          </table:table-cell>
          <table:table-cell office:value-type="float" office:value="1502056198.98505" calcext:value-type="float">
            <text:p>1502056198.98505</text:p>
          </table:table-cell>
          <table:table-cell table:formula="of:=[.B1200] - [.B1199]" office:value-type="float" office:value="0.999939918518066" calcext:value-type="float">
            <text:p>0.9999399185</text:p>
          </table:table-cell>
          <table:table-cell table:formula="of:=[.C120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199.jpeg</text:p>
          </table:table-cell>
          <table:table-cell office:value-type="float" office:value="1502056199.98511" calcext:value-type="float">
            <text:p>1502056199.98511</text:p>
          </table:table-cell>
          <table:table-cell table:formula="of:=[.B1201] - [.B1200]" office:value-type="float" office:value="1.00006008148193" calcext:value-type="float">
            <text:p>1.0000600815</text:p>
          </table:table-cell>
          <table:table-cell table:formula="of:=[.C1201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0.jpeg</text:p>
          </table:table-cell>
          <table:table-cell office:value-type="float" office:value="1502056200.98509" calcext:value-type="float">
            <text:p>1502056200.98509</text:p>
          </table:table-cell>
          <table:table-cell table:formula="of:=[.B1202] - [.B1201]" office:value-type="float" office:value="0.999979972839356" calcext:value-type="float">
            <text:p>0.9999799728</text:p>
          </table:table-cell>
          <table:table-cell table:formula="of:=[.C120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1.jpeg</text:p>
          </table:table-cell>
          <table:table-cell office:value-type="float" office:value="1502056201.98503" calcext:value-type="float">
            <text:p>1502056201.98503</text:p>
          </table:table-cell>
          <table:table-cell table:formula="of:=[.B1203] - [.B1202]" office:value-type="float" office:value="0.999939918518066" calcext:value-type="float">
            <text:p>0.9999399185</text:p>
          </table:table-cell>
          <table:table-cell table:formula="of:=[.C1203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2.jpeg</text:p>
          </table:table-cell>
          <table:table-cell office:value-type="float" office:value="1502056202.98509" calcext:value-type="float">
            <text:p>1502056202.98509</text:p>
          </table:table-cell>
          <table:table-cell table:formula="of:=[.B1204] - [.B1203]" office:value-type="float" office:value="1.00006008148193" calcext:value-type="float">
            <text:p>1.0000600815</text:p>
          </table:table-cell>
          <table:table-cell table:formula="of:=[.C1204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3.jpeg</text:p>
          </table:table-cell>
          <table:table-cell office:value-type="float" office:value="1502056203.98509" calcext:value-type="float">
            <text:p>1502056203.98509</text:p>
          </table:table-cell>
          <table:table-cell table:formula="of:=[.B1205] - [.B1204]" office:value-type="float" office:value="1" calcext:value-type="float">
            <text:p>1</text:p>
          </table:table-cell>
          <table:table-cell table:formula="of:=[.C120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4.jpeg</text:p>
          </table:table-cell>
          <table:table-cell office:value-type="float" office:value="1502056204.98502" calcext:value-type="float">
            <text:p>1502056204.98502</text:p>
          </table:table-cell>
          <table:table-cell table:formula="of:=[.B1206] - [.B1205]" office:value-type="float" office:value="0.999929904937744" calcext:value-type="float">
            <text:p>0.9999299049</text:p>
          </table:table-cell>
          <table:table-cell table:formula="of:=[.C1206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5.jpeg</text:p>
          </table:table-cell>
          <table:table-cell office:value-type="float" office:value="1502056205.98507" calcext:value-type="float">
            <text:p>1502056205.98507</text:p>
          </table:table-cell>
          <table:table-cell table:formula="of:=[.B1207] - [.B1206]" office:value-type="float" office:value="1.00005006790161" calcext:value-type="float">
            <text:p>1.0000500679</text:p>
          </table:table-cell>
          <table:table-cell table:formula="of:=[.C120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6.jpeg</text:p>
          </table:table-cell>
          <table:table-cell office:value-type="float" office:value="1502056206.98507" calcext:value-type="float">
            <text:p>1502056206.98507</text:p>
          </table:table-cell>
          <table:table-cell table:formula="of:=[.B1208] - [.B1207]" office:value-type="float" office:value="1" calcext:value-type="float">
            <text:p>1</text:p>
          </table:table-cell>
          <table:table-cell table:formula="of:=[.C120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7.jpeg</text:p>
          </table:table-cell>
          <table:table-cell office:value-type="float" office:value="1502056207.98509" calcext:value-type="float">
            <text:p>1502056207.98509</text:p>
          </table:table-cell>
          <table:table-cell table:formula="of:=[.B1209] - [.B1208]" office:value-type="float" office:value="1.00002002716064" calcext:value-type="float">
            <text:p>1.0000200272</text:p>
          </table:table-cell>
          <table:table-cell table:formula="of:=[.C120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8.jpeg</text:p>
          </table:table-cell>
          <table:table-cell office:value-type="float" office:value="1502056208.98506" calcext:value-type="float">
            <text:p>1502056208.98506</text:p>
          </table:table-cell>
          <table:table-cell table:formula="of:=[.B1210] - [.B1209]" office:value-type="float" office:value="0.999969959259033" calcext:value-type="float">
            <text:p>0.9999699593</text:p>
          </table:table-cell>
          <table:table-cell table:formula="of:=[.C121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09.jpeg</text:p>
          </table:table-cell>
          <table:table-cell office:value-type="float" office:value="1502056209.98506" calcext:value-type="float">
            <text:p>1502056209.98506</text:p>
          </table:table-cell>
          <table:table-cell table:formula="of:=[.B1211] - [.B1210]" office:value-type="float" office:value="1" calcext:value-type="float">
            <text:p>1</text:p>
          </table:table-cell>
          <table:table-cell table:formula="of:=[.C121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0.jpeg</text:p>
          </table:table-cell>
          <table:table-cell office:value-type="float" office:value="1502056210.98507" calcext:value-type="float">
            <text:p>1502056210.98507</text:p>
          </table:table-cell>
          <table:table-cell table:formula="of:=[.B1212] - [.B1211]" office:value-type="float" office:value="1.00001001358032" calcext:value-type="float">
            <text:p>1.0000100136</text:p>
          </table:table-cell>
          <table:table-cell table:formula="of:=[.C121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1.jpeg</text:p>
          </table:table-cell>
          <table:table-cell office:value-type="float" office:value="1502056211.98506" calcext:value-type="float">
            <text:p>1502056211.98506</text:p>
          </table:table-cell>
          <table:table-cell table:formula="of:=[.B1213] - [.B1212]" office:value-type="float" office:value="0.999989986419678" calcext:value-type="float">
            <text:p>0.9999899864</text:p>
          </table:table-cell>
          <table:table-cell table:formula="of:=[.C121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2.jpeg</text:p>
          </table:table-cell>
          <table:table-cell office:value-type="float" office:value="1502056212.98504" calcext:value-type="float">
            <text:p>1502056212.98504</text:p>
          </table:table-cell>
          <table:table-cell table:formula="of:=[.B1214] - [.B1213]" office:value-type="float" office:value="0.999979972839356" calcext:value-type="float">
            <text:p>0.9999799728</text:p>
          </table:table-cell>
          <table:table-cell table:formula="of:=[.C121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3.jpeg</text:p>
          </table:table-cell>
          <table:table-cell office:value-type="float" office:value="1502056213.98505" calcext:value-type="float">
            <text:p>1502056213.98505</text:p>
          </table:table-cell>
          <table:table-cell table:formula="of:=[.B1215] - [.B1214]" office:value-type="float" office:value="1.00001001358032" calcext:value-type="float">
            <text:p>1.0000100136</text:p>
          </table:table-cell>
          <table:table-cell table:formula="of:=[.C121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4.jpeg</text:p>
          </table:table-cell>
          <table:table-cell office:value-type="float" office:value="1502056214.98503" calcext:value-type="float">
            <text:p>1502056214.98503</text:p>
          </table:table-cell>
          <table:table-cell table:formula="of:=[.B1216] - [.B1215]" office:value-type="float" office:value="0.999979972839356" calcext:value-type="float">
            <text:p>0.9999799728</text:p>
          </table:table-cell>
          <table:table-cell table:formula="of:=[.C121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5.jpeg</text:p>
          </table:table-cell>
          <table:table-cell office:value-type="float" office:value="1502056215.98501" calcext:value-type="float">
            <text:p>1502056215.98501</text:p>
          </table:table-cell>
          <table:table-cell table:formula="of:=[.B1217] - [.B1216]" office:value-type="float" office:value="0.999979972839356" calcext:value-type="float">
            <text:p>0.9999799728</text:p>
          </table:table-cell>
          <table:table-cell table:formula="of:=[.C121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6.jpeg</text:p>
          </table:table-cell>
          <table:table-cell office:value-type="float" office:value="1502056216.98504" calcext:value-type="float">
            <text:p>1502056216.98504</text:p>
          </table:table-cell>
          <table:table-cell table:formula="of:=[.B1218] - [.B1217]" office:value-type="float" office:value="1.00003004074097" calcext:value-type="float">
            <text:p>1.0000300407</text:p>
          </table:table-cell>
          <table:table-cell table:formula="of:=[.C1218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7.jpeg</text:p>
          </table:table-cell>
          <table:table-cell office:value-type="float" office:value="1502056217.98511" calcext:value-type="float">
            <text:p>1502056217.98511</text:p>
          </table:table-cell>
          <table:table-cell table:formula="of:=[.B1219] - [.B1218]" office:value-type="float" office:value="1.00007009506226" calcext:value-type="float">
            <text:p>1.0000700951</text:p>
          </table:table-cell>
          <table:table-cell table:formula="of:=[.C1219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8.jpeg</text:p>
          </table:table-cell>
          <table:table-cell office:value-type="float" office:value="1502056218.98506" calcext:value-type="float">
            <text:p>1502056218.98506</text:p>
          </table:table-cell>
          <table:table-cell table:formula="of:=[.B1220] - [.B1219]" office:value-type="float" office:value="0.999949932098389" calcext:value-type="float">
            <text:p>0.9999499321</text:p>
          </table:table-cell>
          <table:table-cell table:formula="of:=[.C122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19.jpeg</text:p>
          </table:table-cell>
          <table:table-cell office:value-type="float" office:value="1502056219.98502" calcext:value-type="float">
            <text:p>1502056219.98502</text:p>
          </table:table-cell>
          <table:table-cell table:formula="of:=[.B1221] - [.B1220]" office:value-type="float" office:value="0.999959945678711" calcext:value-type="float">
            <text:p>0.9999599457</text:p>
          </table:table-cell>
          <table:table-cell table:formula="of:=[.C122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0.jpeg</text:p>
          </table:table-cell>
          <table:table-cell office:value-type="float" office:value="1502056220.98502" calcext:value-type="float">
            <text:p>1502056220.98502</text:p>
          </table:table-cell>
          <table:table-cell table:formula="of:=[.B1222] - [.B1221]" office:value-type="float" office:value="1" calcext:value-type="float">
            <text:p>1</text:p>
          </table:table-cell>
          <table:table-cell table:formula="of:=[.C122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1.jpeg</text:p>
          </table:table-cell>
          <table:table-cell office:value-type="float" office:value="1502056221.98499" calcext:value-type="float">
            <text:p>1502056221.98499</text:p>
          </table:table-cell>
          <table:table-cell table:formula="of:=[.B1223] - [.B1222]" office:value-type="float" office:value="0.999969959259033" calcext:value-type="float">
            <text:p>0.9999699593</text:p>
          </table:table-cell>
          <table:table-cell table:formula="of:=[.C122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2.jpeg</text:p>
          </table:table-cell>
          <table:table-cell office:value-type="float" office:value="1502056222.985" calcext:value-type="float">
            <text:p>1502056222.985</text:p>
          </table:table-cell>
          <table:table-cell table:formula="of:=[.B1224] - [.B1223]" office:value-type="float" office:value="1.00001001358032" calcext:value-type="float">
            <text:p>1.0000100136</text:p>
          </table:table-cell>
          <table:table-cell table:formula="of:=[.C122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3.jpeg</text:p>
          </table:table-cell>
          <table:table-cell office:value-type="float" office:value="1502056223.98499" calcext:value-type="float">
            <text:p>1502056223.98499</text:p>
          </table:table-cell>
          <table:table-cell table:formula="of:=[.B1225] - [.B1224]" office:value-type="float" office:value="0.999989986419678" calcext:value-type="float">
            <text:p>0.9999899864</text:p>
          </table:table-cell>
          <table:table-cell table:formula="of:=[.C122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4.jpeg</text:p>
          </table:table-cell>
          <table:table-cell office:value-type="float" office:value="1502056224.98498" calcext:value-type="float">
            <text:p>1502056224.98498</text:p>
          </table:table-cell>
          <table:table-cell table:formula="of:=[.B1226] - [.B1225]" office:value-type="float" office:value="0.999990224838257" calcext:value-type="float">
            <text:p>0.9999902248</text:p>
          </table:table-cell>
          <table:table-cell table:formula="of:=[.C1226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5.jpeg</text:p>
          </table:table-cell>
          <table:table-cell office:value-type="float" office:value="1502056225.98499" calcext:value-type="float">
            <text:p>1502056225.98499</text:p>
          </table:table-cell>
          <table:table-cell table:formula="of:=[.B1227] - [.B1226]" office:value-type="float" office:value="1.00000977516174" calcext:value-type="float">
            <text:p>1.0000097752</text:p>
          </table:table-cell>
          <table:table-cell table:formula="of:=[.C1227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6.jpeg</text:p>
          </table:table-cell>
          <table:table-cell office:value-type="float" office:value="1502056226.98498" calcext:value-type="float">
            <text:p>1502056226.98498</text:p>
          </table:table-cell>
          <table:table-cell table:formula="of:=[.B1228] - [.B1227]" office:value-type="float" office:value="0.999990224838257" calcext:value-type="float">
            <text:p>0.9999902248</text:p>
          </table:table-cell>
          <table:table-cell table:formula="of:=[.C1228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7.jpeg</text:p>
          </table:table-cell>
          <table:table-cell office:value-type="float" office:value="1502056227.98496" calcext:value-type="float">
            <text:p>1502056227.98496</text:p>
          </table:table-cell>
          <table:table-cell table:formula="of:=[.B1229] - [.B1228]" office:value-type="float" office:value="0.999979972839356" calcext:value-type="float">
            <text:p>0.9999799728</text:p>
          </table:table-cell>
          <table:table-cell table:formula="of:=[.C122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8.jpeg</text:p>
          </table:table-cell>
          <table:table-cell office:value-type="float" office:value="1502056228.98499" calcext:value-type="float">
            <text:p>1502056228.98499</text:p>
          </table:table-cell>
          <table:table-cell table:formula="of:=[.B1230] - [.B1229]" office:value-type="float" office:value="1.00002980232239" calcext:value-type="float">
            <text:p>1.0000298023</text:p>
          </table:table-cell>
          <table:table-cell table:formula="of:=[.C1230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29.jpeg</text:p>
          </table:table-cell>
          <table:table-cell office:value-type="float" office:value="1502056229.98498" calcext:value-type="float">
            <text:p>1502056229.98498</text:p>
          </table:table-cell>
          <table:table-cell table:formula="of:=[.B1231] - [.B1230]" office:value-type="float" office:value="0.999990224838257" calcext:value-type="float">
            <text:p>0.9999902248</text:p>
          </table:table-cell>
          <table:table-cell table:formula="of:=[.C1231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0.jpeg</text:p>
          </table:table-cell>
          <table:table-cell office:value-type="float" office:value="1502056230.98495" calcext:value-type="float">
            <text:p>1502056230.98495</text:p>
          </table:table-cell>
          <table:table-cell table:formula="of:=[.B1232] - [.B1231]" office:value-type="float" office:value="0.999969959259033" calcext:value-type="float">
            <text:p>0.9999699593</text:p>
          </table:table-cell>
          <table:table-cell table:formula="of:=[.C123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1.jpeg</text:p>
          </table:table-cell>
          <table:table-cell office:value-type="float" office:value="1502056231.98498" calcext:value-type="float">
            <text:p>1502056231.98498</text:p>
          </table:table-cell>
          <table:table-cell table:formula="of:=[.B1233] - [.B1232]" office:value-type="float" office:value="1.00003004074097" calcext:value-type="float">
            <text:p>1.0000300407</text:p>
          </table:table-cell>
          <table:table-cell table:formula="of:=[.C123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2.jpeg</text:p>
          </table:table-cell>
          <table:table-cell office:value-type="float" office:value="1502056232.98497" calcext:value-type="float">
            <text:p>1502056232.98497</text:p>
          </table:table-cell>
          <table:table-cell table:formula="of:=[.B1234] - [.B1233]" office:value-type="float" office:value="0.999989986419678" calcext:value-type="float">
            <text:p>0.9999899864</text:p>
          </table:table-cell>
          <table:table-cell table:formula="of:=[.C123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3.jpeg</text:p>
          </table:table-cell>
          <table:table-cell office:value-type="float" office:value="1502056233.98498" calcext:value-type="float">
            <text:p>1502056233.98498</text:p>
          </table:table-cell>
          <table:table-cell table:formula="of:=[.B1235] - [.B1234]" office:value-type="float" office:value="1.00001001358032" calcext:value-type="float">
            <text:p>1.0000100136</text:p>
          </table:table-cell>
          <table:table-cell table:formula="of:=[.C123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4.jpeg</text:p>
          </table:table-cell>
          <table:table-cell office:value-type="float" office:value="1502056234.98495" calcext:value-type="float">
            <text:p>1502056234.98495</text:p>
          </table:table-cell>
          <table:table-cell table:formula="of:=[.B1236] - [.B1235]" office:value-type="float" office:value="0.999969959259033" calcext:value-type="float">
            <text:p>0.9999699593</text:p>
          </table:table-cell>
          <table:table-cell table:formula="of:=[.C123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5.jpeg</text:p>
          </table:table-cell>
          <table:table-cell office:value-type="float" office:value="1502056235.98495" calcext:value-type="float">
            <text:p>1502056235.98495</text:p>
          </table:table-cell>
          <table:table-cell table:formula="of:=[.B1237] - [.B1236]" office:value-type="float" office:value="1" calcext:value-type="float">
            <text:p>1</text:p>
          </table:table-cell>
          <table:table-cell table:formula="of:=[.C123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6.jpeg</text:p>
          </table:table-cell>
          <table:table-cell office:value-type="float" office:value="1502056236.98494" calcext:value-type="float">
            <text:p>1502056236.98494</text:p>
          </table:table-cell>
          <table:table-cell table:formula="of:=[.B1238] - [.B1237]" office:value-type="float" office:value="0.999989986419678" calcext:value-type="float">
            <text:p>0.9999899864</text:p>
          </table:table-cell>
          <table:table-cell table:formula="of:=[.C123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7.jpeg</text:p>
          </table:table-cell>
          <table:table-cell office:value-type="float" office:value="1502056237.98494" calcext:value-type="float">
            <text:p>1502056237.98494</text:p>
          </table:table-cell>
          <table:table-cell table:formula="of:=[.B1239] - [.B1238]" office:value-type="float" office:value="1" calcext:value-type="float">
            <text:p>1</text:p>
          </table:table-cell>
          <table:table-cell table:formula="of:=[.C123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8.jpeg</text:p>
          </table:table-cell>
          <table:table-cell office:value-type="float" office:value="1502056238.98492" calcext:value-type="float">
            <text:p>1502056238.98492</text:p>
          </table:table-cell>
          <table:table-cell table:formula="of:=[.B1240] - [.B1239]" office:value-type="float" office:value="0.999979972839356" calcext:value-type="float">
            <text:p>0.9999799728</text:p>
          </table:table-cell>
          <table:table-cell table:formula="of:=[.C124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39.jpeg</text:p>
          </table:table-cell>
          <table:table-cell office:value-type="float" office:value="1502056239.98492" calcext:value-type="float">
            <text:p>1502056239.98492</text:p>
          </table:table-cell>
          <table:table-cell table:formula="of:=[.B1241] - [.B1240]" office:value-type="float" office:value="1" calcext:value-type="float">
            <text:p>1</text:p>
          </table:table-cell>
          <table:table-cell table:formula="of:=[.C124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0.jpeg</text:p>
          </table:table-cell>
          <table:table-cell office:value-type="float" office:value="1502056240.98497" calcext:value-type="float">
            <text:p>1502056240.98497</text:p>
          </table:table-cell>
          <table:table-cell table:formula="of:=[.B1242] - [.B1241]" office:value-type="float" office:value="1.00005006790161" calcext:value-type="float">
            <text:p>1.0000500679</text:p>
          </table:table-cell>
          <table:table-cell table:formula="of:=[.C124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1.jpeg</text:p>
          </table:table-cell>
          <table:table-cell office:value-type="float" office:value="1502056241.98494" calcext:value-type="float">
            <text:p>1502056241.98494</text:p>
          </table:table-cell>
          <table:table-cell table:formula="of:=[.B1243] - [.B1242]" office:value-type="float" office:value="0.999969959259033" calcext:value-type="float">
            <text:p>0.9999699593</text:p>
          </table:table-cell>
          <table:table-cell table:formula="of:=[.C124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2.jpeg</text:p>
          </table:table-cell>
          <table:table-cell office:value-type="float" office:value="1502056242.98492" calcext:value-type="float">
            <text:p>1502056242.98492</text:p>
          </table:table-cell>
          <table:table-cell table:formula="of:=[.B1244] - [.B1243]" office:value-type="float" office:value="0.999979972839356" calcext:value-type="float">
            <text:p>0.9999799728</text:p>
          </table:table-cell>
          <table:table-cell table:formula="of:=[.C124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3.jpeg</text:p>
          </table:table-cell>
          <table:table-cell office:value-type="float" office:value="1502056243.98498" calcext:value-type="float">
            <text:p>1502056243.98498</text:p>
          </table:table-cell>
          <table:table-cell table:formula="of:=[.B1245] - [.B1244]" office:value-type="float" office:value="1.00006008148193" calcext:value-type="float">
            <text:p>1.0000600815</text:p>
          </table:table-cell>
          <table:table-cell table:formula="of:=[.C1245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4.jpeg</text:p>
          </table:table-cell>
          <table:table-cell office:value-type="float" office:value="1502056244.98493" calcext:value-type="float">
            <text:p>1502056244.98493</text:p>
          </table:table-cell>
          <table:table-cell table:formula="of:=[.B1246] - [.B1245]" office:value-type="float" office:value="0.999949932098389" calcext:value-type="float">
            <text:p>0.9999499321</text:p>
          </table:table-cell>
          <table:table-cell table:formula="of:=[.C124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5.jpeg</text:p>
          </table:table-cell>
          <table:table-cell office:value-type="float" office:value="1502056245.98489" calcext:value-type="float">
            <text:p>1502056245.98489</text:p>
          </table:table-cell>
          <table:table-cell table:formula="of:=[.B1247] - [.B1246]" office:value-type="float" office:value="0.999959945678711" calcext:value-type="float">
            <text:p>0.9999599457</text:p>
          </table:table-cell>
          <table:table-cell table:formula="of:=[.C124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6.jpeg</text:p>
          </table:table-cell>
          <table:table-cell office:value-type="float" office:value="1502056246.98497" calcext:value-type="float">
            <text:p>1502056246.98497</text:p>
          </table:table-cell>
          <table:table-cell table:formula="of:=[.B1248] - [.B1247]" office:value-type="float" office:value="1.00008010864258" calcext:value-type="float">
            <text:p>1.0000801086</text:p>
          </table:table-cell>
          <table:table-cell table:formula="of:=[.C1248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7.jpeg</text:p>
          </table:table-cell>
          <table:table-cell office:value-type="float" office:value="1502056247.98492" calcext:value-type="float">
            <text:p>1502056247.98492</text:p>
          </table:table-cell>
          <table:table-cell table:formula="of:=[.B1249] - [.B1248]" office:value-type="float" office:value="0.999949932098389" calcext:value-type="float">
            <text:p>0.9999499321</text:p>
          </table:table-cell>
          <table:table-cell table:formula="of:=[.C124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8.jpeg</text:p>
          </table:table-cell>
          <table:table-cell office:value-type="float" office:value="1502056248.98488" calcext:value-type="float">
            <text:p>1502056248.98488</text:p>
          </table:table-cell>
          <table:table-cell table:formula="of:=[.B1250] - [.B1249]" office:value-type="float" office:value="0.999959945678711" calcext:value-type="float">
            <text:p>0.9999599457</text:p>
          </table:table-cell>
          <table:table-cell table:formula="of:=[.C125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49.jpeg</text:p>
          </table:table-cell>
          <table:table-cell office:value-type="float" office:value="1502056249.98491" calcext:value-type="float">
            <text:p>1502056249.98491</text:p>
          </table:table-cell>
          <table:table-cell table:formula="of:=[.B1251] - [.B1250]" office:value-type="float" office:value="1.00003004074097" calcext:value-type="float">
            <text:p>1.0000300407</text:p>
          </table:table-cell>
          <table:table-cell table:formula="of:=[.C125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0.jpeg</text:p>
          </table:table-cell>
          <table:table-cell office:value-type="float" office:value="1502056250.98487" calcext:value-type="float">
            <text:p>1502056250.98487</text:p>
          </table:table-cell>
          <table:table-cell table:formula="of:=[.B1252] - [.B1251]" office:value-type="float" office:value="0.999959945678711" calcext:value-type="float">
            <text:p>0.9999599457</text:p>
          </table:table-cell>
          <table:table-cell table:formula="of:=[.C125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1.jpeg</text:p>
          </table:table-cell>
          <table:table-cell office:value-type="float" office:value="1502056251.98485" calcext:value-type="float">
            <text:p>1502056251.98485</text:p>
          </table:table-cell>
          <table:table-cell table:formula="of:=[.B1253] - [.B1252]" office:value-type="float" office:value="0.999979972839356" calcext:value-type="float">
            <text:p>0.9999799728</text:p>
          </table:table-cell>
          <table:table-cell table:formula="of:=[.C125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2.jpeg</text:p>
          </table:table-cell>
          <table:table-cell office:value-type="float" office:value="1502056252.98481" calcext:value-type="float">
            <text:p>1502056252.98481</text:p>
          </table:table-cell>
          <table:table-cell table:formula="of:=[.B1254] - [.B1253]" office:value-type="float" office:value="0.99996018409729" calcext:value-type="float">
            <text:p>0.9999601841</text:p>
          </table:table-cell>
          <table:table-cell table:formula="of:=[.C1254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3.jpeg</text:p>
          </table:table-cell>
          <table:table-cell office:value-type="float" office:value="1502056253.98484" calcext:value-type="float">
            <text:p>1502056253.98484</text:p>
          </table:table-cell>
          <table:table-cell table:formula="of:=[.B1255] - [.B1254]" office:value-type="float" office:value="1.00002980232239" calcext:value-type="float">
            <text:p>1.0000298023</text:p>
          </table:table-cell>
          <table:table-cell table:formula="of:=[.C1255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4.jpeg</text:p>
          </table:table-cell>
          <table:table-cell office:value-type="float" office:value="1502056254.98485" calcext:value-type="float">
            <text:p>1502056254.98485</text:p>
          </table:table-cell>
          <table:table-cell table:formula="of:=[.B1256] - [.B1255]" office:value-type="float" office:value="1.00001001358032" calcext:value-type="float">
            <text:p>1.0000100136</text:p>
          </table:table-cell>
          <table:table-cell table:formula="of:=[.C125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5.jpeg</text:p>
          </table:table-cell>
          <table:table-cell office:value-type="float" office:value="1502056255.9848" calcext:value-type="float">
            <text:p>1502056255.9848</text:p>
          </table:table-cell>
          <table:table-cell table:formula="of:=[.B1257] - [.B1256]" office:value-type="float" office:value="0.999950170516968" calcext:value-type="float">
            <text:p>0.9999501705</text:p>
          </table:table-cell>
          <table:table-cell table:formula="of:=[.C125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6.jpeg</text:p>
          </table:table-cell>
          <table:table-cell office:value-type="float" office:value="1502056256.98488" calcext:value-type="float">
            <text:p>1502056256.98488</text:p>
          </table:table-cell>
          <table:table-cell table:formula="of:=[.B1258] - [.B1257]" office:value-type="float" office:value="1.000079870224" calcext:value-type="float">
            <text:p>1.0000798702</text:p>
          </table:table-cell>
          <table:table-cell table:formula="of:=[.C1258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7.jpeg</text:p>
          </table:table-cell>
          <table:table-cell office:value-type="float" office:value="1502056257.98483" calcext:value-type="float">
            <text:p>1502056257.98483</text:p>
          </table:table-cell>
          <table:table-cell table:formula="of:=[.B1259] - [.B1258]" office:value-type="float" office:value="0.999949932098389" calcext:value-type="float">
            <text:p>0.9999499321</text:p>
          </table:table-cell>
          <table:table-cell table:formula="of:=[.C125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8.jpeg</text:p>
          </table:table-cell>
          <table:table-cell office:value-type="float" office:value="1502056258.98479" calcext:value-type="float">
            <text:p>1502056258.98479</text:p>
          </table:table-cell>
          <table:table-cell table:formula="of:=[.B1260] - [.B1259]" office:value-type="float" office:value="0.99996018409729" calcext:value-type="float">
            <text:p>0.9999601841</text:p>
          </table:table-cell>
          <table:table-cell table:formula="of:=[.C1260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59.jpeg</text:p>
          </table:table-cell>
          <table:table-cell office:value-type="float" office:value="1502056259.98487" calcext:value-type="float">
            <text:p>1502056259.98487</text:p>
          </table:table-cell>
          <table:table-cell table:formula="of:=[.B1261] - [.B1260]" office:value-type="float" office:value="1.000079870224" calcext:value-type="float">
            <text:p>1.0000798702</text:p>
          </table:table-cell>
          <table:table-cell table:formula="of:=[.C1261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0.jpeg</text:p>
          </table:table-cell>
          <table:table-cell office:value-type="float" office:value="1502056260.98482" calcext:value-type="float">
            <text:p>1502056260.98482</text:p>
          </table:table-cell>
          <table:table-cell table:formula="of:=[.B1262] - [.B1261]" office:value-type="float" office:value="0.999949932098389" calcext:value-type="float">
            <text:p>0.9999499321</text:p>
          </table:table-cell>
          <table:table-cell table:formula="of:=[.C126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1.jpeg</text:p>
          </table:table-cell>
          <table:table-cell office:value-type="float" office:value="1502056261.98477" calcext:value-type="float">
            <text:p>1502056261.98477</text:p>
          </table:table-cell>
          <table:table-cell table:formula="of:=[.B1263] - [.B1262]" office:value-type="float" office:value="0.999950170516968" calcext:value-type="float">
            <text:p>0.9999501705</text:p>
          </table:table-cell>
          <table:table-cell table:formula="of:=[.C126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2.jpeg</text:p>
          </table:table-cell>
          <table:table-cell office:value-type="float" office:value="1502056262.98479" calcext:value-type="float">
            <text:p>1502056262.98479</text:p>
          </table:table-cell>
          <table:table-cell table:formula="of:=[.B1264] - [.B1263]" office:value-type="float" office:value="1.00002002716064" calcext:value-type="float">
            <text:p>1.0000200272</text:p>
          </table:table-cell>
          <table:table-cell table:formula="of:=[.C126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3.jpeg</text:p>
          </table:table-cell>
          <table:table-cell office:value-type="float" office:value="1502056263.9848" calcext:value-type="float">
            <text:p>1502056263.9848</text:p>
          </table:table-cell>
          <table:table-cell table:formula="of:=[.B1265] - [.B1264]" office:value-type="float" office:value="1.00001001358032" calcext:value-type="float">
            <text:p>1.0000100136</text:p>
          </table:table-cell>
          <table:table-cell table:formula="of:=[.C126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4.jpeg</text:p>
          </table:table-cell>
          <table:table-cell office:value-type="float" office:value="1502056264.98474" calcext:value-type="float">
            <text:p>1502056264.98474</text:p>
          </table:table-cell>
          <table:table-cell table:formula="of:=[.B1266] - [.B1265]" office:value-type="float" office:value="0.999939918518066" calcext:value-type="float">
            <text:p>0.9999399185</text:p>
          </table:table-cell>
          <table:table-cell table:formula="of:=[.C1266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5.jpeg</text:p>
          </table:table-cell>
          <table:table-cell office:value-type="float" office:value="1502056265.98481" calcext:value-type="float">
            <text:p>1502056265.98481</text:p>
          </table:table-cell>
          <table:table-cell table:formula="of:=[.B1267] - [.B1266]" office:value-type="float" office:value="1.00007009506226" calcext:value-type="float">
            <text:p>1.0000700951</text:p>
          </table:table-cell>
          <table:table-cell table:formula="of:=[.C1267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6.jpeg</text:p>
          </table:table-cell>
          <table:table-cell office:value-type="float" office:value="1502056266.9848" calcext:value-type="float">
            <text:p>1502056266.9848</text:p>
          </table:table-cell>
          <table:table-cell table:formula="of:=[.B1268] - [.B1267]" office:value-type="float" office:value="0.999989986419678" calcext:value-type="float">
            <text:p>0.9999899864</text:p>
          </table:table-cell>
          <table:table-cell table:formula="of:=[.C126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7.jpeg</text:p>
          </table:table-cell>
          <table:table-cell office:value-type="float" office:value="1502056267.98476" calcext:value-type="float">
            <text:p>1502056267.98476</text:p>
          </table:table-cell>
          <table:table-cell table:formula="of:=[.B1269] - [.B1268]" office:value-type="float" office:value="0.999959945678711" calcext:value-type="float">
            <text:p>0.9999599457</text:p>
          </table:table-cell>
          <table:table-cell table:formula="of:=[.C126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8.jpeg</text:p>
          </table:table-cell>
          <table:table-cell office:value-type="float" office:value="1502056268.98476" calcext:value-type="float">
            <text:p>1502056268.98476</text:p>
          </table:table-cell>
          <table:table-cell table:formula="of:=[.B1270] - [.B1269]" office:value-type="float" office:value="1" calcext:value-type="float">
            <text:p>1</text:p>
          </table:table-cell>
          <table:table-cell table:formula="of:=[.C12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69.jpeg</text:p>
          </table:table-cell>
          <table:table-cell office:value-type="float" office:value="1502056269.98481" calcext:value-type="float">
            <text:p>1502056269.98481</text:p>
          </table:table-cell>
          <table:table-cell table:formula="of:=[.B1271] - [.B1270]" office:value-type="float" office:value="1.00005006790161" calcext:value-type="float">
            <text:p>1.0000500679</text:p>
          </table:table-cell>
          <table:table-cell table:formula="of:=[.C1271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0.jpeg</text:p>
          </table:table-cell>
          <table:table-cell office:value-type="float" office:value="1502056270.98476" calcext:value-type="float">
            <text:p>1502056270.98476</text:p>
          </table:table-cell>
          <table:table-cell table:formula="of:=[.B1272] - [.B1271]" office:value-type="float" office:value="0.999949932098389" calcext:value-type="float">
            <text:p>0.9999499321</text:p>
          </table:table-cell>
          <table:table-cell table:formula="of:=[.C127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1.jpeg</text:p>
          </table:table-cell>
          <table:table-cell office:value-type="float" office:value="1502056271.98476" calcext:value-type="float">
            <text:p>1502056271.98476</text:p>
          </table:table-cell>
          <table:table-cell table:formula="of:=[.B1273] - [.B1272]" office:value-type="float" office:value="1" calcext:value-type="float">
            <text:p>1</text:p>
          </table:table-cell>
          <table:table-cell table:formula="of:=[.C127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2.jpeg</text:p>
          </table:table-cell>
          <table:table-cell office:value-type="float" office:value="1502056272.98478" calcext:value-type="float">
            <text:p>1502056272.98478</text:p>
          </table:table-cell>
          <table:table-cell table:formula="of:=[.B1274] - [.B1273]" office:value-type="float" office:value="1.00002002716064" calcext:value-type="float">
            <text:p>1.0000200272</text:p>
          </table:table-cell>
          <table:table-cell table:formula="of:=[.C127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3.jpeg</text:p>
          </table:table-cell>
          <table:table-cell office:value-type="float" office:value="1502056273.98477" calcext:value-type="float">
            <text:p>1502056273.98477</text:p>
          </table:table-cell>
          <table:table-cell table:formula="of:=[.B1275] - [.B1274]" office:value-type="float" office:value="0.999989986419678" calcext:value-type="float">
            <text:p>0.9999899864</text:p>
          </table:table-cell>
          <table:table-cell table:formula="of:=[.C127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4.jpeg</text:p>
          </table:table-cell>
          <table:table-cell office:value-type="float" office:value="1502056274.98474" calcext:value-type="float">
            <text:p>1502056274.98474</text:p>
          </table:table-cell>
          <table:table-cell table:formula="of:=[.B1276] - [.B1275]" office:value-type="float" office:value="0.999969959259033" calcext:value-type="float">
            <text:p>0.9999699593</text:p>
          </table:table-cell>
          <table:table-cell table:formula="of:=[.C127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5.jpeg</text:p>
          </table:table-cell>
          <table:table-cell office:value-type="float" office:value="1502056275.98476" calcext:value-type="float">
            <text:p>1502056275.98476</text:p>
          </table:table-cell>
          <table:table-cell table:formula="of:=[.B1277] - [.B1276]" office:value-type="float" office:value="1.00002002716064" calcext:value-type="float">
            <text:p>1.0000200272</text:p>
          </table:table-cell>
          <table:table-cell table:formula="of:=[.C127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6.jpeg</text:p>
          </table:table-cell>
          <table:table-cell office:value-type="float" office:value="1502056276.98471" calcext:value-type="float">
            <text:p>1502056276.98471</text:p>
          </table:table-cell>
          <table:table-cell table:formula="of:=[.B1278] - [.B1277]" office:value-type="float" office:value="0.999949932098389" calcext:value-type="float">
            <text:p>0.9999499321</text:p>
          </table:table-cell>
          <table:table-cell table:formula="of:=[.C127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7.jpeg</text:p>
          </table:table-cell>
          <table:table-cell office:value-type="float" office:value="1502056277.98472" calcext:value-type="float">
            <text:p>1502056277.98472</text:p>
          </table:table-cell>
          <table:table-cell table:formula="of:=[.B1279] - [.B1278]" office:value-type="float" office:value="1.00001001358032" calcext:value-type="float">
            <text:p>1.0000100136</text:p>
          </table:table-cell>
          <table:table-cell table:formula="of:=[.C127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8.jpeg</text:p>
          </table:table-cell>
          <table:table-cell office:value-type="float" office:value="1502056278.98472" calcext:value-type="float">
            <text:p>1502056278.98472</text:p>
          </table:table-cell>
          <table:table-cell table:formula="of:=[.B1280] - [.B1279]" office:value-type="float" office:value="1" calcext:value-type="float">
            <text:p>1</text:p>
          </table:table-cell>
          <table:table-cell table:formula="of:=[.C128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79.jpeg</text:p>
          </table:table-cell>
          <table:table-cell office:value-type="float" office:value="1502056279.98467" calcext:value-type="float">
            <text:p>1502056279.98467</text:p>
          </table:table-cell>
          <table:table-cell table:formula="of:=[.B1281] - [.B1280]" office:value-type="float" office:value="0.999949932098389" calcext:value-type="float">
            <text:p>0.9999499321</text:p>
          </table:table-cell>
          <table:table-cell table:formula="of:=[.C128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0.jpeg</text:p>
          </table:table-cell>
          <table:table-cell office:value-type="float" office:value="1502056280.9847" calcext:value-type="float">
            <text:p>1502056280.9847</text:p>
          </table:table-cell>
          <table:table-cell table:formula="of:=[.B1282] - [.B1281]" office:value-type="float" office:value="1.00003004074097" calcext:value-type="float">
            <text:p>1.0000300407</text:p>
          </table:table-cell>
          <table:table-cell table:formula="of:=[.C1282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1.jpeg</text:p>
          </table:table-cell>
          <table:table-cell office:value-type="float" office:value="1502056281.98473" calcext:value-type="float">
            <text:p>1502056281.98473</text:p>
          </table:table-cell>
          <table:table-cell table:formula="of:=[.B1283] - [.B1282]" office:value-type="float" office:value="1.00003004074097" calcext:value-type="float">
            <text:p>1.0000300407</text:p>
          </table:table-cell>
          <table:table-cell table:formula="of:=[.C128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2.jpeg</text:p>
          </table:table-cell>
          <table:table-cell office:value-type="float" office:value="1502056282.98472" calcext:value-type="float">
            <text:p>1502056282.98472</text:p>
          </table:table-cell>
          <table:table-cell table:formula="of:=[.B1284] - [.B1283]" office:value-type="float" office:value="0.999989986419678" calcext:value-type="float">
            <text:p>0.9999899864</text:p>
          </table:table-cell>
          <table:table-cell table:formula="of:=[.C128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3.jpeg</text:p>
          </table:table-cell>
          <table:table-cell office:value-type="float" office:value="1502056283.98471" calcext:value-type="float">
            <text:p>1502056283.98471</text:p>
          </table:table-cell>
          <table:table-cell table:formula="of:=[.B1285] - [.B1284]" office:value-type="float" office:value="0.999989986419678" calcext:value-type="float">
            <text:p>0.9999899864</text:p>
          </table:table-cell>
          <table:table-cell table:formula="of:=[.C128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4.jpeg</text:p>
          </table:table-cell>
          <table:table-cell office:value-type="float" office:value="1502056284.98469" calcext:value-type="float">
            <text:p>1502056284.98469</text:p>
          </table:table-cell>
          <table:table-cell table:formula="of:=[.B1286] - [.B1285]" office:value-type="float" office:value="0.999979972839356" calcext:value-type="float">
            <text:p>0.9999799728</text:p>
          </table:table-cell>
          <table:table-cell table:formula="of:=[.C128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5.jpeg</text:p>
          </table:table-cell>
          <table:table-cell office:value-type="float" office:value="1502056285.98469" calcext:value-type="float">
            <text:p>1502056285.98469</text:p>
          </table:table-cell>
          <table:table-cell table:formula="of:=[.B1287] - [.B1286]" office:value-type="float" office:value="1" calcext:value-type="float">
            <text:p>1</text:p>
          </table:table-cell>
          <table:table-cell table:formula="of:=[.C128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6.jpeg</text:p>
          </table:table-cell>
          <table:table-cell office:value-type="float" office:value="1502056286.98472" calcext:value-type="float">
            <text:p>1502056286.98472</text:p>
          </table:table-cell>
          <table:table-cell table:formula="of:=[.B1288] - [.B1287]" office:value-type="float" office:value="1.00003004074097" calcext:value-type="float">
            <text:p>1.0000300407</text:p>
          </table:table-cell>
          <table:table-cell table:formula="of:=[.C1288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7.jpeg</text:p>
          </table:table-cell>
          <table:table-cell office:value-type="float" office:value="1502056287.9847" calcext:value-type="float">
            <text:p>1502056287.9847</text:p>
          </table:table-cell>
          <table:table-cell table:formula="of:=[.B1289] - [.B1288]" office:value-type="float" office:value="0.999979972839356" calcext:value-type="float">
            <text:p>0.9999799728</text:p>
          </table:table-cell>
          <table:table-cell table:formula="of:=[.C128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8.jpeg</text:p>
          </table:table-cell>
          <table:table-cell office:value-type="float" office:value="1502056288.98469" calcext:value-type="float">
            <text:p>1502056288.98469</text:p>
          </table:table-cell>
          <table:table-cell table:formula="of:=[.B1290] - [.B1289]" office:value-type="float" office:value="0.999989986419678" calcext:value-type="float">
            <text:p>0.9999899864</text:p>
          </table:table-cell>
          <table:table-cell table:formula="of:=[.C129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89.jpeg</text:p>
          </table:table-cell>
          <table:table-cell office:value-type="float" office:value="1502056289.98469" calcext:value-type="float">
            <text:p>1502056289.98469</text:p>
          </table:table-cell>
          <table:table-cell table:formula="of:=[.B1291] - [.B1290]" office:value-type="float" office:value="1" calcext:value-type="float">
            <text:p>1</text:p>
          </table:table-cell>
          <table:table-cell table:formula="of:=[.C129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0.jpeg</text:p>
          </table:table-cell>
          <table:table-cell office:value-type="float" office:value="1502056290.98466" calcext:value-type="float">
            <text:p>1502056290.98466</text:p>
          </table:table-cell>
          <table:table-cell table:formula="of:=[.B1292] - [.B1291]" office:value-type="float" office:value="0.999969959259033" calcext:value-type="float">
            <text:p>0.9999699593</text:p>
          </table:table-cell>
          <table:table-cell table:formula="of:=[.C129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1.jpeg</text:p>
          </table:table-cell>
          <table:table-cell office:value-type="float" office:value="1502056291.98467" calcext:value-type="float">
            <text:p>1502056291.98467</text:p>
          </table:table-cell>
          <table:table-cell table:formula="of:=[.B1293] - [.B1292]" office:value-type="float" office:value="1.00001001358032" calcext:value-type="float">
            <text:p>1.0000100136</text:p>
          </table:table-cell>
          <table:table-cell table:formula="of:=[.C129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2.jpeg</text:p>
          </table:table-cell>
          <table:table-cell office:value-type="float" office:value="1502056292.98467" calcext:value-type="float">
            <text:p>1502056292.98467</text:p>
          </table:table-cell>
          <table:table-cell table:formula="of:=[.B1294] - [.B1293]" office:value-type="float" office:value="1" calcext:value-type="float">
            <text:p>1</text:p>
          </table:table-cell>
          <table:table-cell table:formula="of:=[.C129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3.jpeg</text:p>
          </table:table-cell>
          <table:table-cell office:value-type="float" office:value="1502056293.9847" calcext:value-type="float">
            <text:p>1502056293.9847</text:p>
          </table:table-cell>
          <table:table-cell table:formula="of:=[.B1295] - [.B1294]" office:value-type="float" office:value="1.00003004074097" calcext:value-type="float">
            <text:p>1.0000300407</text:p>
          </table:table-cell>
          <table:table-cell table:formula="of:=[.C1295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4.jpeg</text:p>
          </table:table-cell>
          <table:table-cell office:value-type="float" office:value="1502056294.98467" calcext:value-type="float">
            <text:p>1502056294.98467</text:p>
          </table:table-cell>
          <table:table-cell table:formula="of:=[.B1296] - [.B1295]" office:value-type="float" office:value="0.999969959259033" calcext:value-type="float">
            <text:p>0.9999699593</text:p>
          </table:table-cell>
          <table:table-cell table:formula="of:=[.C129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5.jpeg</text:p>
          </table:table-cell>
          <table:table-cell office:value-type="float" office:value="1502056295.98465" calcext:value-type="float">
            <text:p>1502056295.98465</text:p>
          </table:table-cell>
          <table:table-cell table:formula="of:=[.B1297] - [.B1296]" office:value-type="float" office:value="0.999979972839356" calcext:value-type="float">
            <text:p>0.9999799728</text:p>
          </table:table-cell>
          <table:table-cell table:formula="of:=[.C129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6.jpeg</text:p>
          </table:table-cell>
          <table:table-cell office:value-type="float" office:value="1502056296.98465" calcext:value-type="float">
            <text:p>1502056296.98465</text:p>
          </table:table-cell>
          <table:table-cell table:formula="of:=[.B1298] - [.B1297]" office:value-type="float" office:value="1" calcext:value-type="float">
            <text:p>1</text:p>
          </table:table-cell>
          <table:table-cell table:formula="of:=[.C129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7.jpeg</text:p>
          </table:table-cell>
          <table:table-cell office:value-type="float" office:value="1502056297.98463" calcext:value-type="float">
            <text:p>1502056297.98463</text:p>
          </table:table-cell>
          <table:table-cell table:formula="of:=[.B1299] - [.B1298]" office:value-type="float" office:value="0.999980211257935" calcext:value-type="float">
            <text:p>0.9999802113</text:p>
          </table:table-cell>
          <table:table-cell table:formula="of:=[.C1299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8.jpeg</text:p>
          </table:table-cell>
          <table:table-cell office:value-type="float" office:value="1502056298.98463" calcext:value-type="float">
            <text:p>1502056298.98463</text:p>
          </table:table-cell>
          <table:table-cell table:formula="of:=[.B1300] - [.B1299]" office:value-type="float" office:value="1" calcext:value-type="float">
            <text:p>1</text:p>
          </table:table-cell>
          <table:table-cell table:formula="of:=[.C130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299.jpeg</text:p>
          </table:table-cell>
          <table:table-cell office:value-type="float" office:value="1502056299.98464" calcext:value-type="float">
            <text:p>1502056299.98464</text:p>
          </table:table-cell>
          <table:table-cell table:formula="of:=[.B1301] - [.B1300]" office:value-type="float" office:value="1.00000977516174" calcext:value-type="float">
            <text:p>1.0000097752</text:p>
          </table:table-cell>
          <table:table-cell table:formula="of:=[.C1301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0.jpeg</text:p>
          </table:table-cell>
          <table:table-cell office:value-type="float" office:value="1502056300.98461" calcext:value-type="float">
            <text:p>1502056300.98461</text:p>
          </table:table-cell>
          <table:table-cell table:formula="of:=[.B1302] - [.B1301]" office:value-type="float" office:value="0.999970197677612" calcext:value-type="float">
            <text:p>0.9999701977</text:p>
          </table:table-cell>
          <table:table-cell table:formula="of:=[.C1302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1.jpeg</text:p>
          </table:table-cell>
          <table:table-cell office:value-type="float" office:value="1502056301.98463" calcext:value-type="float">
            <text:p>1502056301.98463</text:p>
          </table:table-cell>
          <table:table-cell table:formula="of:=[.B1303] - [.B1302]" office:value-type="float" office:value="1.00002002716064" calcext:value-type="float">
            <text:p>1.0000200272</text:p>
          </table:table-cell>
          <table:table-cell table:formula="of:=[.C130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2.jpeg</text:p>
          </table:table-cell>
          <table:table-cell office:value-type="float" office:value="1502056302.98462" calcext:value-type="float">
            <text:p>1502056302.98462</text:p>
          </table:table-cell>
          <table:table-cell table:formula="of:=[.B1304] - [.B1303]" office:value-type="float" office:value="0.999989986419678" calcext:value-type="float">
            <text:p>0.9999899864</text:p>
          </table:table-cell>
          <table:table-cell table:formula="of:=[.C130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3.jpeg</text:p>
          </table:table-cell>
          <table:table-cell office:value-type="float" office:value="1502056303.98463" calcext:value-type="float">
            <text:p>1502056303.98463</text:p>
          </table:table-cell>
          <table:table-cell table:formula="of:=[.B1305] - [.B1304]" office:value-type="float" office:value="1.00001001358032" calcext:value-type="float">
            <text:p>1.0000100136</text:p>
          </table:table-cell>
          <table:table-cell table:formula="of:=[.C130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4.jpeg</text:p>
          </table:table-cell>
          <table:table-cell office:value-type="float" office:value="1502056304.98463" calcext:value-type="float">
            <text:p>1502056304.98463</text:p>
          </table:table-cell>
          <table:table-cell table:formula="of:=[.B1306] - [.B1305]" office:value-type="float" office:value="1" calcext:value-type="float">
            <text:p>1</text:p>
          </table:table-cell>
          <table:table-cell table:formula="of:=[.C130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5.jpeg</text:p>
          </table:table-cell>
          <table:table-cell office:value-type="float" office:value="1502056305.9846" calcext:value-type="float">
            <text:p>1502056305.9846</text:p>
          </table:table-cell>
          <table:table-cell table:formula="of:=[.B1307] - [.B1306]" office:value-type="float" office:value="0.999969959259033" calcext:value-type="float">
            <text:p>0.9999699593</text:p>
          </table:table-cell>
          <table:table-cell table:formula="of:=[.C130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6.jpeg</text:p>
          </table:table-cell>
          <table:table-cell office:value-type="float" office:value="1502056306.98461" calcext:value-type="float">
            <text:p>1502056306.98461</text:p>
          </table:table-cell>
          <table:table-cell table:formula="of:=[.B1308] - [.B1307]" office:value-type="float" office:value="1.00001001358032" calcext:value-type="float">
            <text:p>1.0000100136</text:p>
          </table:table-cell>
          <table:table-cell table:formula="of:=[.C130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7.jpeg</text:p>
          </table:table-cell>
          <table:table-cell office:value-type="float" office:value="1502056307.98459" calcext:value-type="float">
            <text:p>1502056307.98459</text:p>
          </table:table-cell>
          <table:table-cell table:formula="of:=[.B1309] - [.B1308]" office:value-type="float" office:value="0.999979972839356" calcext:value-type="float">
            <text:p>0.9999799728</text:p>
          </table:table-cell>
          <table:table-cell table:formula="of:=[.C130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8.jpeg</text:p>
          </table:table-cell>
          <table:table-cell office:value-type="float" office:value="1502056308.98454" calcext:value-type="float">
            <text:p>1502056308.98454</text:p>
          </table:table-cell>
          <table:table-cell table:formula="of:=[.B1310] - [.B1309]" office:value-type="float" office:value="0.999949932098389" calcext:value-type="float">
            <text:p>0.9999499321</text:p>
          </table:table-cell>
          <table:table-cell table:formula="of:=[.C131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09.jpeg</text:p>
          </table:table-cell>
          <table:table-cell office:value-type="float" office:value="1502056309.98458" calcext:value-type="float">
            <text:p>1502056309.98458</text:p>
          </table:table-cell>
          <table:table-cell table:formula="of:=[.B1311] - [.B1310]" office:value-type="float" office:value="1.00004005432129" calcext:value-type="float">
            <text:p>1.0000400543</text:p>
          </table:table-cell>
          <table:table-cell table:formula="of:=[.C131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0.jpeg</text:p>
          </table:table-cell>
          <table:table-cell office:value-type="float" office:value="1502056310.98457" calcext:value-type="float">
            <text:p>1502056310.98457</text:p>
          </table:table-cell>
          <table:table-cell table:formula="of:=[.B1312] - [.B1311]" office:value-type="float" office:value="0.999989986419678" calcext:value-type="float">
            <text:p>0.9999899864</text:p>
          </table:table-cell>
          <table:table-cell table:formula="of:=[.C131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1.jpeg</text:p>
          </table:table-cell>
          <table:table-cell office:value-type="float" office:value="1502056311.98452" calcext:value-type="float">
            <text:p>1502056311.98452</text:p>
          </table:table-cell>
          <table:table-cell table:formula="of:=[.B1313] - [.B1312]" office:value-type="float" office:value="0.999949932098389" calcext:value-type="float">
            <text:p>0.9999499321</text:p>
          </table:table-cell>
          <table:table-cell table:formula="of:=[.C131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2.jpeg</text:p>
          </table:table-cell>
          <table:table-cell office:value-type="float" office:value="1502056312.98456" calcext:value-type="float">
            <text:p>1502056312.98456</text:p>
          </table:table-cell>
          <table:table-cell table:formula="of:=[.B1314] - [.B1313]" office:value-type="float" office:value="1.00004005432129" calcext:value-type="float">
            <text:p>1.0000400543</text:p>
          </table:table-cell>
          <table:table-cell table:formula="of:=[.C131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3.jpeg</text:p>
          </table:table-cell>
          <table:table-cell office:value-type="float" office:value="1502056313.98455" calcext:value-type="float">
            <text:p>1502056313.98455</text:p>
          </table:table-cell>
          <table:table-cell table:formula="of:=[.B1315] - [.B1314]" office:value-type="float" office:value="0.999989986419678" calcext:value-type="float">
            <text:p>0.9999899864</text:p>
          </table:table-cell>
          <table:table-cell table:formula="of:=[.C131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4.jpeg</text:p>
          </table:table-cell>
          <table:table-cell office:value-type="float" office:value="1502056314.9845" calcext:value-type="float">
            <text:p>1502056314.9845</text:p>
          </table:table-cell>
          <table:table-cell table:formula="of:=[.B1316] - [.B1315]" office:value-type="float" office:value="0.999949932098389" calcext:value-type="float">
            <text:p>0.9999499321</text:p>
          </table:table-cell>
          <table:table-cell table:formula="of:=[.C131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5.jpeg</text:p>
          </table:table-cell>
          <table:table-cell office:value-type="float" office:value="1502056315.98459" calcext:value-type="float">
            <text:p>1502056315.98459</text:p>
          </table:table-cell>
          <table:table-cell table:formula="of:=[.B1317] - [.B1316]" office:value-type="float" office:value="1.0000901222229" calcext:value-type="float">
            <text:p>1.0000901222</text:p>
          </table:table-cell>
          <table:table-cell table:formula="of:=[.C1317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6.jpeg</text:p>
          </table:table-cell>
          <table:table-cell office:value-type="float" office:value="1502056316.98455" calcext:value-type="float">
            <text:p>1502056316.98455</text:p>
          </table:table-cell>
          <table:table-cell table:formula="of:=[.B1318] - [.B1317]" office:value-type="float" office:value="0.999959945678711" calcext:value-type="float">
            <text:p>0.9999599457</text:p>
          </table:table-cell>
          <table:table-cell table:formula="of:=[.C131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7.jpeg</text:p>
          </table:table-cell>
          <table:table-cell office:value-type="float" office:value="1502056317.9845" calcext:value-type="float">
            <text:p>1502056317.9845</text:p>
          </table:table-cell>
          <table:table-cell table:formula="of:=[.B1319] - [.B1318]" office:value-type="float" office:value="0.999949932098389" calcext:value-type="float">
            <text:p>0.9999499321</text:p>
          </table:table-cell>
          <table:table-cell table:formula="of:=[.C131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8.jpeg</text:p>
          </table:table-cell>
          <table:table-cell office:value-type="float" office:value="1502056318.98461" calcext:value-type="float">
            <text:p>1502056318.98461</text:p>
          </table:table-cell>
          <table:table-cell table:formula="of:=[.B1320] - [.B1319]" office:value-type="float" office:value="1.00011014938355" calcext:value-type="float">
            <text:p>1.0001101494</text:p>
          </table:table-cell>
          <table:table-cell table:formula="of:=[.C1320] - 1" office:value-type="float" office:value="0.000110149383544922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19.jpeg</text:p>
          </table:table-cell>
          <table:table-cell office:value-type="float" office:value="1502056319.98457" calcext:value-type="float">
            <text:p>1502056319.98457</text:p>
          </table:table-cell>
          <table:table-cell table:formula="of:=[.B1321] - [.B1320]" office:value-type="float" office:value="0.999959945678711" calcext:value-type="float">
            <text:p>0.9999599457</text:p>
          </table:table-cell>
          <table:table-cell table:formula="of:=[.C132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0.jpeg</text:p>
          </table:table-cell>
          <table:table-cell office:value-type="float" office:value="1502056320.98451" calcext:value-type="float">
            <text:p>1502056320.98451</text:p>
          </table:table-cell>
          <table:table-cell table:formula="of:=[.B1322] - [.B1321]" office:value-type="float" office:value="0.999939918518066" calcext:value-type="float">
            <text:p>0.9999399185</text:p>
          </table:table-cell>
          <table:table-cell table:formula="of:=[.C132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1.jpeg</text:p>
          </table:table-cell>
          <table:table-cell office:value-type="float" office:value="1502056321.98458" calcext:value-type="float">
            <text:p>1502056321.98458</text:p>
          </table:table-cell>
          <table:table-cell table:formula="of:=[.B1323] - [.B1322]" office:value-type="float" office:value="1.00007009506226" calcext:value-type="float">
            <text:p>1.0000700951</text:p>
          </table:table-cell>
          <table:table-cell table:formula="of:=[.C1323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2.jpeg</text:p>
          </table:table-cell>
          <table:table-cell office:value-type="float" office:value="1502056322.98454" calcext:value-type="float">
            <text:p>1502056322.98454</text:p>
          </table:table-cell>
          <table:table-cell table:formula="of:=[.B1324] - [.B1323]" office:value-type="float" office:value="0.999959945678711" calcext:value-type="float">
            <text:p>0.9999599457</text:p>
          </table:table-cell>
          <table:table-cell table:formula="of:=[.C1324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3.jpeg</text:p>
          </table:table-cell>
          <table:table-cell office:value-type="float" office:value="1502056323.98449" calcext:value-type="float">
            <text:p>1502056323.98449</text:p>
          </table:table-cell>
          <table:table-cell table:formula="of:=[.B1325] - [.B1324]" office:value-type="float" office:value="0.999949932098389" calcext:value-type="float">
            <text:p>0.9999499321</text:p>
          </table:table-cell>
          <table:table-cell table:formula="of:=[.C132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4.jpeg</text:p>
          </table:table-cell>
          <table:table-cell office:value-type="float" office:value="1502056324.98452" calcext:value-type="float">
            <text:p>1502056324.98452</text:p>
          </table:table-cell>
          <table:table-cell table:formula="of:=[.B1326] - [.B1325]" office:value-type="float" office:value="1.00003004074097" calcext:value-type="float">
            <text:p>1.0000300407</text:p>
          </table:table-cell>
          <table:table-cell table:formula="of:=[.C132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5.jpeg</text:p>
          </table:table-cell>
          <table:table-cell office:value-type="float" office:value="1502056325.98453" calcext:value-type="float">
            <text:p>1502056325.98453</text:p>
          </table:table-cell>
          <table:table-cell table:formula="of:=[.B1327] - [.B1326]" office:value-type="float" office:value="1.00001001358032" calcext:value-type="float">
            <text:p>1.0000100136</text:p>
          </table:table-cell>
          <table:table-cell table:formula="of:=[.C132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6.jpeg</text:p>
          </table:table-cell>
          <table:table-cell office:value-type="float" office:value="1502056326.98448" calcext:value-type="float">
            <text:p>1502056326.98448</text:p>
          </table:table-cell>
          <table:table-cell table:formula="of:=[.B1328] - [.B1327]" office:value-type="float" office:value="0.999949932098389" calcext:value-type="float">
            <text:p>0.9999499321</text:p>
          </table:table-cell>
          <table:table-cell table:formula="of:=[.C132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7.jpeg</text:p>
          </table:table-cell>
          <table:table-cell office:value-type="float" office:value="1502056327.98451" calcext:value-type="float">
            <text:p>1502056327.98451</text:p>
          </table:table-cell>
          <table:table-cell table:formula="of:=[.B1329] - [.B1328]" office:value-type="float" office:value="1.00003004074097" calcext:value-type="float">
            <text:p>1.0000300407</text:p>
          </table:table-cell>
          <table:table-cell table:formula="of:=[.C132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8.jpeg</text:p>
          </table:table-cell>
          <table:table-cell office:value-type="float" office:value="1502056328.98448" calcext:value-type="float">
            <text:p>1502056328.98448</text:p>
          </table:table-cell>
          <table:table-cell table:formula="of:=[.B1330] - [.B1329]" office:value-type="float" office:value="0.999969959259033" calcext:value-type="float">
            <text:p>0.9999699593</text:p>
          </table:table-cell>
          <table:table-cell table:formula="of:=[.C133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29.jpeg</text:p>
          </table:table-cell>
          <table:table-cell office:value-type="float" office:value="1502056329.98442" calcext:value-type="float">
            <text:p>1502056329.98442</text:p>
          </table:table-cell>
          <table:table-cell table:formula="of:=[.B1331] - [.B1330]" office:value-type="float" office:value="0.999940156936646" calcext:value-type="float">
            <text:p>0.9999401569</text:p>
          </table:table-cell>
          <table:table-cell table:formula="of:=[.C133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0.jpeg</text:p>
          </table:table-cell>
          <table:table-cell office:value-type="float" office:value="1502056330.98437" calcext:value-type="float">
            <text:p>1502056330.98437</text:p>
          </table:table-cell>
          <table:table-cell table:formula="of:=[.B1332] - [.B1331]" office:value-type="float" office:value="0.999949932098389" calcext:value-type="float">
            <text:p>0.9999499321</text:p>
          </table:table-cell>
          <table:table-cell table:formula="of:=[.C133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1.jpeg</text:p>
          </table:table-cell>
          <table:table-cell office:value-type="float" office:value="1502056331.98448" calcext:value-type="float">
            <text:p>1502056331.98448</text:p>
          </table:table-cell>
          <table:table-cell table:formula="of:=[.B1333] - [.B1332]" office:value-type="float" office:value="1.00010991096497" calcext:value-type="float">
            <text:p>1.000109911</text:p>
          </table:table-cell>
          <table:table-cell table:formula="of:=[.C1333] - 1" office:value-type="float" office:value="0.00010991096496582" calcext:value-type="float">
            <text:p>0.00010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2.jpeg</text:p>
          </table:table-cell>
          <table:table-cell office:value-type="float" office:value="1502056332.98441" calcext:value-type="float">
            <text:p>1502056332.98441</text:p>
          </table:table-cell>
          <table:table-cell table:formula="of:=[.B1334] - [.B1333]" office:value-type="float" office:value="0.999930143356323" calcext:value-type="float">
            <text:p>0.9999301434</text:p>
          </table:table-cell>
          <table:table-cell table:formula="of:=[.C1334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3.jpeg</text:p>
          </table:table-cell>
          <table:table-cell office:value-type="float" office:value="1502056333.98448" calcext:value-type="float">
            <text:p>1502056333.98448</text:p>
          </table:table-cell>
          <table:table-cell table:formula="of:=[.B1335] - [.B1334]" office:value-type="float" office:value="1.00006985664368" calcext:value-type="float">
            <text:p>1.0000698566</text:p>
          </table:table-cell>
          <table:table-cell table:formula="of:=[.C1335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4.jpeg</text:p>
          </table:table-cell>
          <table:table-cell office:value-type="float" office:value="1502056334.9845" calcext:value-type="float">
            <text:p>1502056334.9845</text:p>
          </table:table-cell>
          <table:table-cell table:formula="of:=[.B1336] - [.B1335]" office:value-type="float" office:value="1.00002002716064" calcext:value-type="float">
            <text:p>1.0000200272</text:p>
          </table:table-cell>
          <table:table-cell table:formula="of:=[.C133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5.jpeg</text:p>
          </table:table-cell>
          <table:table-cell office:value-type="float" office:value="1502056335.98444" calcext:value-type="float">
            <text:p>1502056335.98444</text:p>
          </table:table-cell>
          <table:table-cell table:formula="of:=[.B1337] - [.B1336]" office:value-type="float" office:value="0.999940156936646" calcext:value-type="float">
            <text:p>0.9999401569</text:p>
          </table:table-cell>
          <table:table-cell table:formula="of:=[.C1337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6.jpeg</text:p>
          </table:table-cell>
          <table:table-cell office:value-type="float" office:value="1502056336.98448" calcext:value-type="float">
            <text:p>1502056336.98448</text:p>
          </table:table-cell>
          <table:table-cell table:formula="of:=[.B1338] - [.B1337]" office:value-type="float" office:value="1.00003981590271" calcext:value-type="float">
            <text:p>1.0000398159</text:p>
          </table:table-cell>
          <table:table-cell table:formula="of:=[.C1338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7.jpeg</text:p>
          </table:table-cell>
          <table:table-cell office:value-type="float" office:value="1502056337.98444" calcext:value-type="float">
            <text:p>1502056337.98444</text:p>
          </table:table-cell>
          <table:table-cell table:formula="of:=[.B1339] - [.B1338]" office:value-type="float" office:value="0.99996018409729" calcext:value-type="float">
            <text:p>0.9999601841</text:p>
          </table:table-cell>
          <table:table-cell table:formula="of:=[.C1339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8.jpeg</text:p>
          </table:table-cell>
          <table:table-cell office:value-type="float" office:value="1502056338.98438" calcext:value-type="float">
            <text:p>1502056338.98438</text:p>
          </table:table-cell>
          <table:table-cell table:formula="of:=[.B1340] - [.B1339]" office:value-type="float" office:value="0.999939918518066" calcext:value-type="float">
            <text:p>0.9999399185</text:p>
          </table:table-cell>
          <table:table-cell table:formula="of:=[.C134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39.jpeg</text:p>
          </table:table-cell>
          <table:table-cell office:value-type="float" office:value="1502056339.98445" calcext:value-type="float">
            <text:p>1502056339.98445</text:p>
          </table:table-cell>
          <table:table-cell table:formula="of:=[.B1341] - [.B1340]" office:value-type="float" office:value="1.00007009506226" calcext:value-type="float">
            <text:p>1.0000700951</text:p>
          </table:table-cell>
          <table:table-cell table:formula="of:=[.C1341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0.jpeg</text:p>
          </table:table-cell>
          <table:table-cell office:value-type="float" office:value="1502056340.98443" calcext:value-type="float">
            <text:p>1502056340.98443</text:p>
          </table:table-cell>
          <table:table-cell table:formula="of:=[.B1342] - [.B1341]" office:value-type="float" office:value="0.999979972839356" calcext:value-type="float">
            <text:p>0.9999799728</text:p>
          </table:table-cell>
          <table:table-cell table:formula="of:=[.C134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1.jpeg</text:p>
          </table:table-cell>
          <table:table-cell office:value-type="float" office:value="1502056341.98444" calcext:value-type="float">
            <text:p>1502056341.98444</text:p>
          </table:table-cell>
          <table:table-cell table:formula="of:=[.B1343] - [.B1342]" office:value-type="float" office:value="1.00001001358032" calcext:value-type="float">
            <text:p>1.0000100136</text:p>
          </table:table-cell>
          <table:table-cell table:formula="of:=[.C134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2.jpeg</text:p>
          </table:table-cell>
          <table:table-cell office:value-type="float" office:value="1502056342.98443" calcext:value-type="float">
            <text:p>1502056342.98443</text:p>
          </table:table-cell>
          <table:table-cell table:formula="of:=[.B1344] - [.B1343]" office:value-type="float" office:value="0.999989986419678" calcext:value-type="float">
            <text:p>0.9999899864</text:p>
          </table:table-cell>
          <table:table-cell table:formula="of:=[.C134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3.jpeg</text:p>
          </table:table-cell>
          <table:table-cell office:value-type="float" office:value="1502056343.98444" calcext:value-type="float">
            <text:p>1502056343.98444</text:p>
          </table:table-cell>
          <table:table-cell table:formula="of:=[.B1345] - [.B1344]" office:value-type="float" office:value="1.00001001358032" calcext:value-type="float">
            <text:p>1.0000100136</text:p>
          </table:table-cell>
          <table:table-cell table:formula="of:=[.C134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4.jpeg</text:p>
          </table:table-cell>
          <table:table-cell office:value-type="float" office:value="1502056344.98445" calcext:value-type="float">
            <text:p>1502056344.98445</text:p>
          </table:table-cell>
          <table:table-cell table:formula="of:=[.B1346] - [.B1345]" office:value-type="float" office:value="1.00001001358032" calcext:value-type="float">
            <text:p>1.0000100136</text:p>
          </table:table-cell>
          <table:table-cell table:formula="of:=[.C134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5.jpeg</text:p>
          </table:table-cell>
          <table:table-cell office:value-type="float" office:value="1502056345.98442" calcext:value-type="float">
            <text:p>1502056345.98442</text:p>
          </table:table-cell>
          <table:table-cell table:formula="of:=[.B1347] - [.B1346]" office:value-type="float" office:value="0.999969959259033" calcext:value-type="float">
            <text:p>0.9999699593</text:p>
          </table:table-cell>
          <table:table-cell table:formula="of:=[.C134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6.jpeg</text:p>
          </table:table-cell>
          <table:table-cell office:value-type="float" office:value="1502056346.98443" calcext:value-type="float">
            <text:p>1502056346.98443</text:p>
          </table:table-cell>
          <table:table-cell table:formula="of:=[.B1348] - [.B1347]" office:value-type="float" office:value="1.00001001358032" calcext:value-type="float">
            <text:p>1.0000100136</text:p>
          </table:table-cell>
          <table:table-cell table:formula="of:=[.C134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7.jpeg</text:p>
          </table:table-cell>
          <table:table-cell office:value-type="float" office:value="1502056347.98442" calcext:value-type="float">
            <text:p>1502056347.98442</text:p>
          </table:table-cell>
          <table:table-cell table:formula="of:=[.B1349] - [.B1348]" office:value-type="float" office:value="0.999989986419678" calcext:value-type="float">
            <text:p>0.9999899864</text:p>
          </table:table-cell>
          <table:table-cell table:formula="of:=[.C134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8.jpeg</text:p>
          </table:table-cell>
          <table:table-cell office:value-type="float" office:value="1502056348.98442" calcext:value-type="float">
            <text:p>1502056348.98442</text:p>
          </table:table-cell>
          <table:table-cell table:formula="of:=[.B1350] - [.B1349]" office:value-type="float" office:value="1" calcext:value-type="float">
            <text:p>1</text:p>
          </table:table-cell>
          <table:table-cell table:formula="of:=[.C135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49.jpeg</text:p>
          </table:table-cell>
          <table:table-cell office:value-type="float" office:value="1502056349.98441" calcext:value-type="float">
            <text:p>1502056349.98441</text:p>
          </table:table-cell>
          <table:table-cell table:formula="of:=[.B1351] - [.B1350]" office:value-type="float" office:value="0.999989986419678" calcext:value-type="float">
            <text:p>0.9999899864</text:p>
          </table:table-cell>
          <table:table-cell table:formula="of:=[.C135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0.jpeg</text:p>
          </table:table-cell>
          <table:table-cell office:value-type="float" office:value="1502056350.98441" calcext:value-type="float">
            <text:p>1502056350.98441</text:p>
          </table:table-cell>
          <table:table-cell table:formula="of:=[.B1352] - [.B1351]" office:value-type="float" office:value="1" calcext:value-type="float">
            <text:p>1</text:p>
          </table:table-cell>
          <table:table-cell table:formula="of:=[.C135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1.jpeg</text:p>
          </table:table-cell>
          <table:table-cell office:value-type="float" office:value="1502056351.98439" calcext:value-type="float">
            <text:p>1502056351.98439</text:p>
          </table:table-cell>
          <table:table-cell table:formula="of:=[.B1353] - [.B1352]" office:value-type="float" office:value="0.999979972839356" calcext:value-type="float">
            <text:p>0.9999799728</text:p>
          </table:table-cell>
          <table:table-cell table:formula="of:=[.C135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2.jpeg</text:p>
          </table:table-cell>
          <table:table-cell office:value-type="float" office:value="1502056352.9844" calcext:value-type="float">
            <text:p>1502056352.9844</text:p>
          </table:table-cell>
          <table:table-cell table:formula="of:=[.B1354] - [.B1353]" office:value-type="float" office:value="1.00001001358032" calcext:value-type="float">
            <text:p>1.0000100136</text:p>
          </table:table-cell>
          <table:table-cell table:formula="of:=[.C135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3.jpeg</text:p>
          </table:table-cell>
          <table:table-cell office:value-type="float" office:value="1502056353.9844" calcext:value-type="float">
            <text:p>1502056353.9844</text:p>
          </table:table-cell>
          <table:table-cell table:formula="of:=[.B1355] - [.B1354]" office:value-type="float" office:value="1" calcext:value-type="float">
            <text:p>1</text:p>
          </table:table-cell>
          <table:table-cell table:formula="of:=[.C135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4.jpeg</text:p>
          </table:table-cell>
          <table:table-cell office:value-type="float" office:value="1502056354.98438" calcext:value-type="float">
            <text:p>1502056354.98438</text:p>
          </table:table-cell>
          <table:table-cell table:formula="of:=[.B1356] - [.B1355]" office:value-type="float" office:value="0.999979972839356" calcext:value-type="float">
            <text:p>0.9999799728</text:p>
          </table:table-cell>
          <table:table-cell table:formula="of:=[.C135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5.jpeg</text:p>
          </table:table-cell>
          <table:table-cell office:value-type="float" office:value="1502056355.98437" calcext:value-type="float">
            <text:p>1502056355.98437</text:p>
          </table:table-cell>
          <table:table-cell table:formula="of:=[.B1357] - [.B1356]" office:value-type="float" office:value="0.999989986419678" calcext:value-type="float">
            <text:p>0.9999899864</text:p>
          </table:table-cell>
          <table:table-cell table:formula="of:=[.C135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6.jpeg</text:p>
          </table:table-cell>
          <table:table-cell office:value-type="float" office:value="1502056356.98437" calcext:value-type="float">
            <text:p>1502056356.98437</text:p>
          </table:table-cell>
          <table:table-cell table:formula="of:=[.B1358] - [.B1357]" office:value-type="float" office:value="1" calcext:value-type="float">
            <text:p>1</text:p>
          </table:table-cell>
          <table:table-cell table:formula="of:=[.C135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7.jpeg</text:p>
          </table:table-cell>
          <table:table-cell office:value-type="float" office:value="1502056357.98435" calcext:value-type="float">
            <text:p>1502056357.98435</text:p>
          </table:table-cell>
          <table:table-cell table:formula="of:=[.B1359] - [.B1358]" office:value-type="float" office:value="0.999979972839356" calcext:value-type="float">
            <text:p>0.9999799728</text:p>
          </table:table-cell>
          <table:table-cell table:formula="of:=[.C135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8.jpeg</text:p>
          </table:table-cell>
          <table:table-cell office:value-type="float" office:value="1502056358.98436" calcext:value-type="float">
            <text:p>1502056358.98436</text:p>
          </table:table-cell>
          <table:table-cell table:formula="of:=[.B1360] - [.B1359]" office:value-type="float" office:value="1.00001001358032" calcext:value-type="float">
            <text:p>1.0000100136</text:p>
          </table:table-cell>
          <table:table-cell table:formula="of:=[.C136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59.jpeg</text:p>
          </table:table-cell>
          <table:table-cell office:value-type="float" office:value="1502056359.98435" calcext:value-type="float">
            <text:p>1502056359.98435</text:p>
          </table:table-cell>
          <table:table-cell table:formula="of:=[.B1361] - [.B1360]" office:value-type="float" office:value="0.999989986419678" calcext:value-type="float">
            <text:p>0.9999899864</text:p>
          </table:table-cell>
          <table:table-cell table:formula="of:=[.C136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0.jpeg</text:p>
          </table:table-cell>
          <table:table-cell office:value-type="float" office:value="1502056360.98436" calcext:value-type="float">
            <text:p>1502056360.98436</text:p>
          </table:table-cell>
          <table:table-cell table:formula="of:=[.B1362] - [.B1361]" office:value-type="float" office:value="1.00001001358032" calcext:value-type="float">
            <text:p>1.0000100136</text:p>
          </table:table-cell>
          <table:table-cell table:formula="of:=[.C136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1.jpeg</text:p>
          </table:table-cell>
          <table:table-cell office:value-type="float" office:value="1502056361.98436" calcext:value-type="float">
            <text:p>1502056361.98436</text:p>
          </table:table-cell>
          <table:table-cell table:formula="of:=[.B1363] - [.B1362]" office:value-type="float" office:value="1" calcext:value-type="float">
            <text:p>1</text:p>
          </table:table-cell>
          <table:table-cell table:formula="of:=[.C136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2.jpeg</text:p>
          </table:table-cell>
          <table:table-cell office:value-type="float" office:value="1502056362.98434" calcext:value-type="float">
            <text:p>1502056362.98434</text:p>
          </table:table-cell>
          <table:table-cell table:formula="of:=[.B1364] - [.B1363]" office:value-type="float" office:value="0.999979972839356" calcext:value-type="float">
            <text:p>0.9999799728</text:p>
          </table:table-cell>
          <table:table-cell table:formula="of:=[.C136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3.jpeg</text:p>
          </table:table-cell>
          <table:table-cell office:value-type="float" office:value="1502056363.98434" calcext:value-type="float">
            <text:p>1502056363.98434</text:p>
          </table:table-cell>
          <table:table-cell table:formula="of:=[.B1365] - [.B1364]" office:value-type="float" office:value="1" calcext:value-type="float">
            <text:p>1</text:p>
          </table:table-cell>
          <table:table-cell table:formula="of:=[.C136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4.jpeg</text:p>
          </table:table-cell>
          <table:table-cell office:value-type="float" office:value="1502056364.98435" calcext:value-type="float">
            <text:p>1502056364.98435</text:p>
          </table:table-cell>
          <table:table-cell table:formula="of:=[.B1366] - [.B1365]" office:value-type="float" office:value="1.00001001358032" calcext:value-type="float">
            <text:p>1.0000100136</text:p>
          </table:table-cell>
          <table:table-cell table:formula="of:=[.C136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5.jpeg</text:p>
          </table:table-cell>
          <table:table-cell office:value-type="float" office:value="1502056365.98434" calcext:value-type="float">
            <text:p>1502056365.98434</text:p>
          </table:table-cell>
          <table:table-cell table:formula="of:=[.B1367] - [.B1366]" office:value-type="float" office:value="0.999989986419678" calcext:value-type="float">
            <text:p>0.9999899864</text:p>
          </table:table-cell>
          <table:table-cell table:formula="of:=[.C136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6.jpeg</text:p>
          </table:table-cell>
          <table:table-cell office:value-type="float" office:value="1502056366.98432" calcext:value-type="float">
            <text:p>1502056366.98432</text:p>
          </table:table-cell>
          <table:table-cell table:formula="of:=[.B1368] - [.B1367]" office:value-type="float" office:value="0.999979972839356" calcext:value-type="float">
            <text:p>0.9999799728</text:p>
          </table:table-cell>
          <table:table-cell table:formula="of:=[.C136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7.jpeg</text:p>
          </table:table-cell>
          <table:table-cell office:value-type="float" office:value="1502056367.98433" calcext:value-type="float">
            <text:p>1502056367.98433</text:p>
          </table:table-cell>
          <table:table-cell table:formula="of:=[.B1369] - [.B1368]" office:value-type="float" office:value="1.00001001358032" calcext:value-type="float">
            <text:p>1.0000100136</text:p>
          </table:table-cell>
          <table:table-cell table:formula="of:=[.C136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8.jpeg</text:p>
          </table:table-cell>
          <table:table-cell office:value-type="float" office:value="1502056368.98432" calcext:value-type="float">
            <text:p>1502056368.98432</text:p>
          </table:table-cell>
          <table:table-cell table:formula="of:=[.B1370] - [.B1369]" office:value-type="float" office:value="0.999989986419678" calcext:value-type="float">
            <text:p>0.9999899864</text:p>
          </table:table-cell>
          <table:table-cell table:formula="of:=[.C137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69.jpeg</text:p>
          </table:table-cell>
          <table:table-cell office:value-type="float" office:value="1502056369.98432" calcext:value-type="float">
            <text:p>1502056369.98432</text:p>
          </table:table-cell>
          <table:table-cell table:formula="of:=[.B1371] - [.B1370]" office:value-type="float" office:value="1" calcext:value-type="float">
            <text:p>1</text:p>
          </table:table-cell>
          <table:table-cell table:formula="of:=[.C137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0.jpeg</text:p>
          </table:table-cell>
          <table:table-cell office:value-type="float" office:value="1502056370.98429" calcext:value-type="float">
            <text:p>1502056370.98429</text:p>
          </table:table-cell>
          <table:table-cell table:formula="of:=[.B1372] - [.B1371]" office:value-type="float" office:value="0.999969959259033" calcext:value-type="float">
            <text:p>0.9999699593</text:p>
          </table:table-cell>
          <table:table-cell table:formula="of:=[.C137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1.jpeg</text:p>
          </table:table-cell>
          <table:table-cell office:value-type="float" office:value="1502056371.98431" calcext:value-type="float">
            <text:p>1502056371.98431</text:p>
          </table:table-cell>
          <table:table-cell table:formula="of:=[.B1373] - [.B1372]" office:value-type="float" office:value="1.00002002716064" calcext:value-type="float">
            <text:p>1.0000200272</text:p>
          </table:table-cell>
          <table:table-cell table:formula="of:=[.C137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2.jpeg</text:p>
          </table:table-cell>
          <table:table-cell office:value-type="float" office:value="1502056372.98429" calcext:value-type="float">
            <text:p>1502056372.98429</text:p>
          </table:table-cell>
          <table:table-cell table:formula="of:=[.B1374] - [.B1373]" office:value-type="float" office:value="0.999979972839356" calcext:value-type="float">
            <text:p>0.9999799728</text:p>
          </table:table-cell>
          <table:table-cell table:formula="of:=[.C137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3.jpeg</text:p>
          </table:table-cell>
          <table:table-cell office:value-type="float" office:value="1502056373.9843" calcext:value-type="float">
            <text:p>1502056373.9843</text:p>
          </table:table-cell>
          <table:table-cell table:formula="of:=[.B1375] - [.B1374]" office:value-type="float" office:value="1.00001001358032" calcext:value-type="float">
            <text:p>1.0000100136</text:p>
          </table:table-cell>
          <table:table-cell table:formula="of:=[.C137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4.jpeg</text:p>
          </table:table-cell>
          <table:table-cell office:value-type="float" office:value="1502056374.98435" calcext:value-type="float">
            <text:p>1502056374.98435</text:p>
          </table:table-cell>
          <table:table-cell table:formula="of:=[.B1376] - [.B1375]" office:value-type="float" office:value="1.00005006790161" calcext:value-type="float">
            <text:p>1.0000500679</text:p>
          </table:table-cell>
          <table:table-cell table:formula="of:=[.C1376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5.jpeg</text:p>
          </table:table-cell>
          <table:table-cell office:value-type="float" office:value="1502056375.9843" calcext:value-type="float">
            <text:p>1502056375.9843</text:p>
          </table:table-cell>
          <table:table-cell table:formula="of:=[.B1377] - [.B1376]" office:value-type="float" office:value="0.999949932098389" calcext:value-type="float">
            <text:p>0.9999499321</text:p>
          </table:table-cell>
          <table:table-cell table:formula="of:=[.C137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6.jpeg</text:p>
          </table:table-cell>
          <table:table-cell office:value-type="float" office:value="1502056376.98429" calcext:value-type="float">
            <text:p>1502056376.98429</text:p>
          </table:table-cell>
          <table:table-cell table:formula="of:=[.B1378] - [.B1377]" office:value-type="float" office:value="0.999989986419678" calcext:value-type="float">
            <text:p>0.9999899864</text:p>
          </table:table-cell>
          <table:table-cell table:formula="of:=[.C137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7.jpeg</text:p>
          </table:table-cell>
          <table:table-cell office:value-type="float" office:value="1502056377.98434" calcext:value-type="float">
            <text:p>1502056377.98434</text:p>
          </table:table-cell>
          <table:table-cell table:formula="of:=[.B1379] - [.B1378]" office:value-type="float" office:value="1.00005006790161" calcext:value-type="float">
            <text:p>1.0000500679</text:p>
          </table:table-cell>
          <table:table-cell table:formula="of:=[.C137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8.jpeg</text:p>
          </table:table-cell>
          <table:table-cell office:value-type="float" office:value="1502056378.98431" calcext:value-type="float">
            <text:p>1502056378.98431</text:p>
          </table:table-cell>
          <table:table-cell table:formula="of:=[.B1380] - [.B1379]" office:value-type="float" office:value="0.999969959259033" calcext:value-type="float">
            <text:p>0.9999699593</text:p>
          </table:table-cell>
          <table:table-cell table:formula="of:=[.C138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79.jpeg</text:p>
          </table:table-cell>
          <table:table-cell office:value-type="float" office:value="1502056379.98425" calcext:value-type="float">
            <text:p>1502056379.98425</text:p>
          </table:table-cell>
          <table:table-cell table:formula="of:=[.B1381] - [.B1380]" office:value-type="float" office:value="0.999940156936646" calcext:value-type="float">
            <text:p>0.9999401569</text:p>
          </table:table-cell>
          <table:table-cell table:formula="of:=[.C138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0.jpeg</text:p>
          </table:table-cell>
          <table:table-cell office:value-type="float" office:value="1502056380.98431" calcext:value-type="float">
            <text:p>1502056380.98431</text:p>
          </table:table-cell>
          <table:table-cell table:formula="of:=[.B1382] - [.B1381]" office:value-type="float" office:value="1.00005984306335" calcext:value-type="float">
            <text:p>1.0000598431</text:p>
          </table:table-cell>
          <table:table-cell table:formula="of:=[.C1382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1.jpeg</text:p>
          </table:table-cell>
          <table:table-cell office:value-type="float" office:value="1502056381.98428" calcext:value-type="float">
            <text:p>1502056381.98428</text:p>
          </table:table-cell>
          <table:table-cell table:formula="of:=[.B1383] - [.B1382]" office:value-type="float" office:value="0.999970197677612" calcext:value-type="float">
            <text:p>0.9999701977</text:p>
          </table:table-cell>
          <table:table-cell table:formula="of:=[.C1383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2.jpeg</text:p>
          </table:table-cell>
          <table:table-cell office:value-type="float" office:value="1502056382.98427" calcext:value-type="float">
            <text:p>1502056382.98427</text:p>
          </table:table-cell>
          <table:table-cell table:formula="of:=[.B1384] - [.B1383]" office:value-type="float" office:value="0.999989986419678" calcext:value-type="float">
            <text:p>0.9999899864</text:p>
          </table:table-cell>
          <table:table-cell table:formula="of:=[.C138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3.jpeg</text:p>
          </table:table-cell>
          <table:table-cell office:value-type="float" office:value="1502056383.98427" calcext:value-type="float">
            <text:p>1502056383.98427</text:p>
          </table:table-cell>
          <table:table-cell table:formula="of:=[.B1385] - [.B1384]" office:value-type="float" office:value="1" calcext:value-type="float">
            <text:p>1</text:p>
          </table:table-cell>
          <table:table-cell table:formula="of:=[.C138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4.jpeg</text:p>
          </table:table-cell>
          <table:table-cell office:value-type="float" office:value="1502056384.98424" calcext:value-type="float">
            <text:p>1502056384.98424</text:p>
          </table:table-cell>
          <table:table-cell table:formula="of:=[.B1386] - [.B1385]" office:value-type="float" office:value="0.999969959259033" calcext:value-type="float">
            <text:p>0.9999699593</text:p>
          </table:table-cell>
          <table:table-cell table:formula="of:=[.C1386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5.jpeg</text:p>
          </table:table-cell>
          <table:table-cell office:value-type="float" office:value="1502056385.98422" calcext:value-type="float">
            <text:p>1502056385.98422</text:p>
          </table:table-cell>
          <table:table-cell table:formula="of:=[.B1387] - [.B1386]" office:value-type="float" office:value="0.999979972839356" calcext:value-type="float">
            <text:p>0.9999799728</text:p>
          </table:table-cell>
          <table:table-cell table:formula="of:=[.C138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6.jpeg</text:p>
          </table:table-cell>
          <table:table-cell office:value-type="float" office:value="1502056386.98417" calcext:value-type="float">
            <text:p>1502056386.98417</text:p>
          </table:table-cell>
          <table:table-cell table:formula="of:=[.B1388] - [.B1387]" office:value-type="float" office:value="0.999949932098389" calcext:value-type="float">
            <text:p>0.9999499321</text:p>
          </table:table-cell>
          <table:table-cell table:formula="of:=[.C138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7.jpeg</text:p>
          </table:table-cell>
          <table:table-cell office:value-type="float" office:value="1502056387.98423" calcext:value-type="float">
            <text:p>1502056387.98423</text:p>
          </table:table-cell>
          <table:table-cell table:formula="of:=[.B1389] - [.B1388]" office:value-type="float" office:value="1.00006008148193" calcext:value-type="float">
            <text:p>1.0000600815</text:p>
          </table:table-cell>
          <table:table-cell table:formula="of:=[.C1389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8.jpeg</text:p>
          </table:table-cell>
          <table:table-cell office:value-type="float" office:value="1502056388.98423" calcext:value-type="float">
            <text:p>1502056388.98423</text:p>
          </table:table-cell>
          <table:table-cell table:formula="of:=[.B1390] - [.B1389]" office:value-type="float" office:value="1" calcext:value-type="float">
            <text:p>1</text:p>
          </table:table-cell>
          <table:table-cell table:formula="of:=[.C139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89.jpeg</text:p>
          </table:table-cell>
          <table:table-cell office:value-type="float" office:value="1502056389.98418" calcext:value-type="float">
            <text:p>1502056389.98418</text:p>
          </table:table-cell>
          <table:table-cell table:formula="of:=[.B1391] - [.B1390]" office:value-type="float" office:value="0.999949932098389" calcext:value-type="float">
            <text:p>0.9999499321</text:p>
          </table:table-cell>
          <table:table-cell table:formula="of:=[.C139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0.jpeg</text:p>
          </table:table-cell>
          <table:table-cell office:value-type="float" office:value="1502056390.9842" calcext:value-type="float">
            <text:p>1502056390.9842</text:p>
          </table:table-cell>
          <table:table-cell table:formula="of:=[.B1392] - [.B1391]" office:value-type="float" office:value="1.00002002716064" calcext:value-type="float">
            <text:p>1.0000200272</text:p>
          </table:table-cell>
          <table:table-cell table:formula="of:=[.C139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1.jpeg</text:p>
          </table:table-cell>
          <table:table-cell office:value-type="float" office:value="1502056391.98421" calcext:value-type="float">
            <text:p>1502056391.98421</text:p>
          </table:table-cell>
          <table:table-cell table:formula="of:=[.B1393] - [.B1392]" office:value-type="float" office:value="1.00001001358032" calcext:value-type="float">
            <text:p>1.0000100136</text:p>
          </table:table-cell>
          <table:table-cell table:formula="of:=[.C139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2.jpeg</text:p>
          </table:table-cell>
          <table:table-cell office:value-type="float" office:value="1502056392.98416" calcext:value-type="float">
            <text:p>1502056392.98416</text:p>
          </table:table-cell>
          <table:table-cell table:formula="of:=[.B1394] - [.B1393]" office:value-type="float" office:value="0.999949932098389" calcext:value-type="float">
            <text:p>0.9999499321</text:p>
          </table:table-cell>
          <table:table-cell table:formula="of:=[.C139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3.jpeg</text:p>
          </table:table-cell>
          <table:table-cell office:value-type="float" office:value="1502056393.98424" calcext:value-type="float">
            <text:p>1502056393.98424</text:p>
          </table:table-cell>
          <table:table-cell table:formula="of:=[.B1395] - [.B1394]" office:value-type="float" office:value="1.00008010864258" calcext:value-type="float">
            <text:p>1.0000801086</text:p>
          </table:table-cell>
          <table:table-cell table:formula="of:=[.C1395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4.jpeg</text:p>
          </table:table-cell>
          <table:table-cell office:value-type="float" office:value="1502056394.98419" calcext:value-type="float">
            <text:p>1502056394.98419</text:p>
          </table:table-cell>
          <table:table-cell table:formula="of:=[.B1396] - [.B1395]" office:value-type="float" office:value="0.999949932098389" calcext:value-type="float">
            <text:p>0.9999499321</text:p>
          </table:table-cell>
          <table:table-cell table:formula="of:=[.C139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5.jpeg</text:p>
          </table:table-cell>
          <table:table-cell office:value-type="float" office:value="1502056395.98414" calcext:value-type="float">
            <text:p>1502056395.98414</text:p>
          </table:table-cell>
          <table:table-cell table:formula="of:=[.B1397] - [.B1396]" office:value-type="float" office:value="0.999949932098389" calcext:value-type="float">
            <text:p>0.9999499321</text:p>
          </table:table-cell>
          <table:table-cell table:formula="of:=[.C139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6.jpeg</text:p>
          </table:table-cell>
          <table:table-cell office:value-type="float" office:value="1502056396.9842" calcext:value-type="float">
            <text:p>1502056396.9842</text:p>
          </table:table-cell>
          <table:table-cell table:formula="of:=[.B1398] - [.B1397]" office:value-type="float" office:value="1.00006008148193" calcext:value-type="float">
            <text:p>1.0000600815</text:p>
          </table:table-cell>
          <table:table-cell table:formula="of:=[.C139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7.jpeg</text:p>
          </table:table-cell>
          <table:table-cell office:value-type="float" office:value="1502056397.98417" calcext:value-type="float">
            <text:p>1502056397.98417</text:p>
          </table:table-cell>
          <table:table-cell table:formula="of:=[.B1399] - [.B1398]" office:value-type="float" office:value="0.999969959259033" calcext:value-type="float">
            <text:p>0.9999699593</text:p>
          </table:table-cell>
          <table:table-cell table:formula="of:=[.C139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8.jpeg</text:p>
          </table:table-cell>
          <table:table-cell office:value-type="float" office:value="1502056398.98412" calcext:value-type="float">
            <text:p>1502056398.98412</text:p>
          </table:table-cell>
          <table:table-cell table:formula="of:=[.B1400] - [.B1399]" office:value-type="float" office:value="0.999949932098389" calcext:value-type="float">
            <text:p>0.9999499321</text:p>
          </table:table-cell>
          <table:table-cell table:formula="of:=[.C140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399.jpeg</text:p>
          </table:table-cell>
          <table:table-cell office:value-type="float" office:value="1502056399.98416" calcext:value-type="float">
            <text:p>1502056399.98416</text:p>
          </table:table-cell>
          <table:table-cell table:formula="of:=[.B1401] - [.B1400]" office:value-type="float" office:value="1.00004005432129" calcext:value-type="float">
            <text:p>1.0000400543</text:p>
          </table:table-cell>
          <table:table-cell table:formula="of:=[.C140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0.jpeg</text:p>
          </table:table-cell>
          <table:table-cell office:value-type="float" office:value="1502056400.98415" calcext:value-type="float">
            <text:p>1502056400.98415</text:p>
          </table:table-cell>
          <table:table-cell table:formula="of:=[.B1402] - [.B1401]" office:value-type="float" office:value="0.999989986419678" calcext:value-type="float">
            <text:p>0.9999899864</text:p>
          </table:table-cell>
          <table:table-cell table:formula="of:=[.C140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1.jpeg</text:p>
          </table:table-cell>
          <table:table-cell office:value-type="float" office:value="1502056401.9841" calcext:value-type="float">
            <text:p>1502056401.9841</text:p>
          </table:table-cell>
          <table:table-cell table:formula="of:=[.B1403] - [.B1402]" office:value-type="float" office:value="0.999950170516968" calcext:value-type="float">
            <text:p>0.9999501705</text:p>
          </table:table-cell>
          <table:table-cell table:formula="of:=[.C1403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2.jpeg</text:p>
          </table:table-cell>
          <table:table-cell office:value-type="float" office:value="1502056402.98414" calcext:value-type="float">
            <text:p>1502056402.98414</text:p>
          </table:table-cell>
          <table:table-cell table:formula="of:=[.B1404] - [.B1403]" office:value-type="float" office:value="1.00003981590271" calcext:value-type="float">
            <text:p>1.0000398159</text:p>
          </table:table-cell>
          <table:table-cell table:formula="of:=[.C1404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3.jpeg</text:p>
          </table:table-cell>
          <table:table-cell office:value-type="float" office:value="1502056403.98413" calcext:value-type="float">
            <text:p>1502056403.98413</text:p>
          </table:table-cell>
          <table:table-cell table:formula="of:=[.B1405] - [.B1404]" office:value-type="float" office:value="0.999989986419678" calcext:value-type="float">
            <text:p>0.9999899864</text:p>
          </table:table-cell>
          <table:table-cell table:formula="of:=[.C140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4.jpeg</text:p>
          </table:table-cell>
          <table:table-cell office:value-type="float" office:value="1502056404.98408" calcext:value-type="float">
            <text:p>1502056404.98408</text:p>
          </table:table-cell>
          <table:table-cell table:formula="of:=[.B1406] - [.B1405]" office:value-type="float" office:value="0.999950170516968" calcext:value-type="float">
            <text:p>0.9999501705</text:p>
          </table:table-cell>
          <table:table-cell table:formula="of:=[.C1406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5.jpeg</text:p>
          </table:table-cell>
          <table:table-cell office:value-type="float" office:value="1502056405.98413" calcext:value-type="float">
            <text:p>1502056405.98413</text:p>
          </table:table-cell>
          <table:table-cell table:formula="of:=[.B1407] - [.B1406]" office:value-type="float" office:value="1.00004982948303" calcext:value-type="float">
            <text:p>1.0000498295</text:p>
          </table:table-cell>
          <table:table-cell table:formula="of:=[.C1407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6.jpeg</text:p>
          </table:table-cell>
          <table:table-cell office:value-type="float" office:value="1502056406.98407" calcext:value-type="float">
            <text:p>1502056406.98407</text:p>
          </table:table-cell>
          <table:table-cell table:formula="of:=[.B1408] - [.B1407]" office:value-type="float" office:value="0.999940156936646" calcext:value-type="float">
            <text:p>0.9999401569</text:p>
          </table:table-cell>
          <table:table-cell table:formula="of:=[.C1408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7.jpeg</text:p>
          </table:table-cell>
          <table:table-cell office:value-type="float" office:value="1502056407.98402" calcext:value-type="float">
            <text:p>1502056407.98402</text:p>
          </table:table-cell>
          <table:table-cell table:formula="of:=[.B1409] - [.B1408]" office:value-type="float" office:value="0.999949932098389" calcext:value-type="float">
            <text:p>0.9999499321</text:p>
          </table:table-cell>
          <table:table-cell table:formula="of:=[.C140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8.jpeg</text:p>
          </table:table-cell>
          <table:table-cell office:value-type="float" office:value="1502056408.98412" calcext:value-type="float">
            <text:p>1502056408.98412</text:p>
          </table:table-cell>
          <table:table-cell table:formula="of:=[.B1410] - [.B1409]" office:value-type="float" office:value="1.00009989738464" calcext:value-type="float">
            <text:p>1.0000998974</text:p>
          </table:table-cell>
          <table:table-cell table:formula="of:=[.C1410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09.jpeg</text:p>
          </table:table-cell>
          <table:table-cell office:value-type="float" office:value="1502056409.98412" calcext:value-type="float">
            <text:p>1502056409.98412</text:p>
          </table:table-cell>
          <table:table-cell table:formula="of:=[.B1411] - [.B1410]" office:value-type="float" office:value="1" calcext:value-type="float">
            <text:p>1</text:p>
          </table:table-cell>
          <table:table-cell table:formula="of:=[.C141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0.jpeg</text:p>
          </table:table-cell>
          <table:table-cell office:value-type="float" office:value="1502056410.98407" calcext:value-type="float">
            <text:p>1502056410.98407</text:p>
          </table:table-cell>
          <table:table-cell table:formula="of:=[.B1412] - [.B1411]" office:value-type="float" office:value="0.999950170516968" calcext:value-type="float">
            <text:p>0.9999501705</text:p>
          </table:table-cell>
          <table:table-cell table:formula="of:=[.C141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1.jpeg</text:p>
          </table:table-cell>
          <table:table-cell office:value-type="float" office:value="1502056411.98411" calcext:value-type="float">
            <text:p>1502056411.98411</text:p>
          </table:table-cell>
          <table:table-cell table:formula="of:=[.B1413] - [.B1412]" office:value-type="float" office:value="1.00004005432129" calcext:value-type="float">
            <text:p>1.0000400543</text:p>
          </table:table-cell>
          <table:table-cell table:formula="of:=[.C1413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2.jpeg</text:p>
          </table:table-cell>
          <table:table-cell office:value-type="float" office:value="1502056412.9841" calcext:value-type="float">
            <text:p>1502056412.9841</text:p>
          </table:table-cell>
          <table:table-cell table:formula="of:=[.B1414] - [.B1413]" office:value-type="float" office:value="0.999989986419678" calcext:value-type="float">
            <text:p>0.9999899864</text:p>
          </table:table-cell>
          <table:table-cell table:formula="of:=[.C141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3.jpeg</text:p>
          </table:table-cell>
          <table:table-cell office:value-type="float" office:value="1502056413.98405" calcext:value-type="float">
            <text:p>1502056413.98405</text:p>
          </table:table-cell>
          <table:table-cell table:formula="of:=[.B1415] - [.B1414]" office:value-type="float" office:value="0.999949932098389" calcext:value-type="float">
            <text:p>0.9999499321</text:p>
          </table:table-cell>
          <table:table-cell table:formula="of:=[.C141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4.jpeg</text:p>
          </table:table-cell>
          <table:table-cell office:value-type="float" office:value="1502056414.9841" calcext:value-type="float">
            <text:p>1502056414.9841</text:p>
          </table:table-cell>
          <table:table-cell table:formula="of:=[.B1416] - [.B1415]" office:value-type="float" office:value="1.00005006790161" calcext:value-type="float">
            <text:p>1.0000500679</text:p>
          </table:table-cell>
          <table:table-cell table:formula="of:=[.C1416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5.jpeg</text:p>
          </table:table-cell>
          <table:table-cell office:value-type="float" office:value="1502056415.98417" calcext:value-type="float">
            <text:p>1502056415.98417</text:p>
          </table:table-cell>
          <table:table-cell table:formula="of:=[.B1417] - [.B1416]" office:value-type="float" office:value="1.00006985664368" calcext:value-type="float">
            <text:p>1.0000698566</text:p>
          </table:table-cell>
          <table:table-cell table:formula="of:=[.C141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6.jpeg</text:p>
          </table:table-cell>
          <table:table-cell office:value-type="float" office:value="1502056416.98412" calcext:value-type="float">
            <text:p>1502056416.98412</text:p>
          </table:table-cell>
          <table:table-cell table:formula="of:=[.B1418] - [.B1417]" office:value-type="float" office:value="0.999949932098389" calcext:value-type="float">
            <text:p>0.9999499321</text:p>
          </table:table-cell>
          <table:table-cell table:formula="of:=[.C141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7.jpeg</text:p>
          </table:table-cell>
          <table:table-cell office:value-type="float" office:value="1502056417.98407" calcext:value-type="float">
            <text:p>1502056417.98407</text:p>
          </table:table-cell>
          <table:table-cell table:formula="of:=[.B1419] - [.B1418]" office:value-type="float" office:value="0.999950170516968" calcext:value-type="float">
            <text:p>0.9999501705</text:p>
          </table:table-cell>
          <table:table-cell table:formula="of:=[.C1419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8.jpeg</text:p>
          </table:table-cell>
          <table:table-cell office:value-type="float" office:value="1502056418.98406" calcext:value-type="float">
            <text:p>1502056418.98406</text:p>
          </table:table-cell>
          <table:table-cell table:formula="of:=[.B1420] - [.B1419]" office:value-type="float" office:value="0.999989986419678" calcext:value-type="float">
            <text:p>0.9999899864</text:p>
          </table:table-cell>
          <table:table-cell table:formula="of:=[.C142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19.jpeg</text:p>
          </table:table-cell>
          <table:table-cell office:value-type="float" office:value="1502056419.98406" calcext:value-type="float">
            <text:p>1502056419.98406</text:p>
          </table:table-cell>
          <table:table-cell table:formula="of:=[.B1421] - [.B1420]" office:value-type="float" office:value="1" calcext:value-type="float">
            <text:p>1</text:p>
          </table:table-cell>
          <table:table-cell table:formula="of:=[.C142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0.jpeg</text:p>
          </table:table-cell>
          <table:table-cell office:value-type="float" office:value="1502056420.9841" calcext:value-type="float">
            <text:p>1502056420.9841</text:p>
          </table:table-cell>
          <table:table-cell table:formula="of:=[.B1422] - [.B1421]" office:value-type="float" office:value="1.00004005432129" calcext:value-type="float">
            <text:p>1.0000400543</text:p>
          </table:table-cell>
          <table:table-cell table:formula="of:=[.C1422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1.jpeg</text:p>
          </table:table-cell>
          <table:table-cell office:value-type="float" office:value="1502056421.98407" calcext:value-type="float">
            <text:p>1502056421.98407</text:p>
          </table:table-cell>
          <table:table-cell table:formula="of:=[.B1423] - [.B1422]" office:value-type="float" office:value="0.999969959259033" calcext:value-type="float">
            <text:p>0.9999699593</text:p>
          </table:table-cell>
          <table:table-cell table:formula="of:=[.C1423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2.jpeg</text:p>
          </table:table-cell>
          <table:table-cell office:value-type="float" office:value="1502056422.98408" calcext:value-type="float">
            <text:p>1502056422.98408</text:p>
          </table:table-cell>
          <table:table-cell table:formula="of:=[.B1424] - [.B1423]" office:value-type="float" office:value="1.00001001358032" calcext:value-type="float">
            <text:p>1.0000100136</text:p>
          </table:table-cell>
          <table:table-cell table:formula="of:=[.C142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3.jpeg</text:p>
          </table:table-cell>
          <table:table-cell office:value-type="float" office:value="1502056423.98407" calcext:value-type="float">
            <text:p>1502056423.98407</text:p>
          </table:table-cell>
          <table:table-cell table:formula="of:=[.B1425] - [.B1424]" office:value-type="float" office:value="0.999989986419678" calcext:value-type="float">
            <text:p>0.9999899864</text:p>
          </table:table-cell>
          <table:table-cell table:formula="of:=[.C142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4.jpeg</text:p>
          </table:table-cell>
          <table:table-cell office:value-type="float" office:value="1502056424.98406" calcext:value-type="float">
            <text:p>1502056424.98406</text:p>
          </table:table-cell>
          <table:table-cell table:formula="of:=[.B1426] - [.B1425]" office:value-type="float" office:value="0.999989986419678" calcext:value-type="float">
            <text:p>0.9999899864</text:p>
          </table:table-cell>
          <table:table-cell table:formula="of:=[.C142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5.jpeg</text:p>
          </table:table-cell>
          <table:table-cell office:value-type="float" office:value="1502056425.984" calcext:value-type="float">
            <text:p>1502056425.984</text:p>
          </table:table-cell>
          <table:table-cell table:formula="of:=[.B1427] - [.B1426]" office:value-type="float" office:value="0.999939918518066" calcext:value-type="float">
            <text:p>0.9999399185</text:p>
          </table:table-cell>
          <table:table-cell table:formula="of:=[.C142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6.jpeg</text:p>
          </table:table-cell>
          <table:table-cell office:value-type="float" office:value="1502056426.98406" calcext:value-type="float">
            <text:p>1502056426.98406</text:p>
          </table:table-cell>
          <table:table-cell table:formula="of:=[.B1428] - [.B1427]" office:value-type="float" office:value="1.00006008148193" calcext:value-type="float">
            <text:p>1.0000600815</text:p>
          </table:table-cell>
          <table:table-cell table:formula="of:=[.C1428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7.jpeg</text:p>
          </table:table-cell>
          <table:table-cell office:value-type="float" office:value="1502056427.98405" calcext:value-type="float">
            <text:p>1502056427.98405</text:p>
          </table:table-cell>
          <table:table-cell table:formula="of:=[.B1429] - [.B1428]" office:value-type="float" office:value="0.999989986419678" calcext:value-type="float">
            <text:p>0.9999899864</text:p>
          </table:table-cell>
          <table:table-cell table:formula="of:=[.C142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8.jpeg</text:p>
          </table:table-cell>
          <table:table-cell office:value-type="float" office:value="1502056428.98405" calcext:value-type="float">
            <text:p>1502056428.98405</text:p>
          </table:table-cell>
          <table:table-cell table:formula="of:=[.B1430] - [.B1429]" office:value-type="float" office:value="1" calcext:value-type="float">
            <text:p>1</text:p>
          </table:table-cell>
          <table:table-cell table:formula="of:=[.C143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29.jpeg</text:p>
          </table:table-cell>
          <table:table-cell office:value-type="float" office:value="1502056429.98403" calcext:value-type="float">
            <text:p>1502056429.98403</text:p>
          </table:table-cell>
          <table:table-cell table:formula="of:=[.B1431] - [.B1430]" office:value-type="float" office:value="0.999979972839356" calcext:value-type="float">
            <text:p>0.9999799728</text:p>
          </table:table-cell>
          <table:table-cell table:formula="of:=[.C143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0.jpeg</text:p>
          </table:table-cell>
          <table:table-cell office:value-type="float" office:value="1502056430.98401" calcext:value-type="float">
            <text:p>1502056430.98401</text:p>
          </table:table-cell>
          <table:table-cell table:formula="of:=[.B1432] - [.B1431]" office:value-type="float" office:value="0.999979972839356" calcext:value-type="float">
            <text:p>0.9999799728</text:p>
          </table:table-cell>
          <table:table-cell table:formula="of:=[.C143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1.jpeg</text:p>
          </table:table-cell>
          <table:table-cell office:value-type="float" office:value="1502056431.98404" calcext:value-type="float">
            <text:p>1502056431.98404</text:p>
          </table:table-cell>
          <table:table-cell table:formula="of:=[.B1433] - [.B1432]" office:value-type="float" office:value="1.00003004074097" calcext:value-type="float">
            <text:p>1.0000300407</text:p>
          </table:table-cell>
          <table:table-cell table:formula="of:=[.C1433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2.jpeg</text:p>
          </table:table-cell>
          <table:table-cell office:value-type="float" office:value="1502056432.98401" calcext:value-type="float">
            <text:p>1502056432.98401</text:p>
          </table:table-cell>
          <table:table-cell table:formula="of:=[.B1434] - [.B1433]" office:value-type="float" office:value="0.999969959259033" calcext:value-type="float">
            <text:p>0.9999699593</text:p>
          </table:table-cell>
          <table:table-cell table:formula="of:=[.C143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3.jpeg</text:p>
          </table:table-cell>
          <table:table-cell office:value-type="float" office:value="1502056433.98399" calcext:value-type="float">
            <text:p>1502056433.98399</text:p>
          </table:table-cell>
          <table:table-cell table:formula="of:=[.B1435] - [.B1434]" office:value-type="float" office:value="0.999979972839356" calcext:value-type="float">
            <text:p>0.9999799728</text:p>
          </table:table-cell>
          <table:table-cell table:formula="of:=[.C143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4.jpeg</text:p>
          </table:table-cell>
          <table:table-cell office:value-type="float" office:value="1502056434.98398" calcext:value-type="float">
            <text:p>1502056434.98398</text:p>
          </table:table-cell>
          <table:table-cell table:formula="of:=[.B1436] - [.B1435]" office:value-type="float" office:value="0.999989986419678" calcext:value-type="float">
            <text:p>0.9999899864</text:p>
          </table:table-cell>
          <table:table-cell table:formula="of:=[.C143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5.jpeg</text:p>
          </table:table-cell>
          <table:table-cell office:value-type="float" office:value="1502056435.98399" calcext:value-type="float">
            <text:p>1502056435.98399</text:p>
          </table:table-cell>
          <table:table-cell table:formula="of:=[.B1437] - [.B1436]" office:value-type="float" office:value="1.00001001358032" calcext:value-type="float">
            <text:p>1.0000100136</text:p>
          </table:table-cell>
          <table:table-cell table:formula="of:=[.C1437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6.jpeg</text:p>
          </table:table-cell>
          <table:table-cell office:value-type="float" office:value="1502056436.98398" calcext:value-type="float">
            <text:p>1502056436.98398</text:p>
          </table:table-cell>
          <table:table-cell table:formula="of:=[.B1438] - [.B1437]" office:value-type="float" office:value="0.999989986419678" calcext:value-type="float">
            <text:p>0.9999899864</text:p>
          </table:table-cell>
          <table:table-cell table:formula="of:=[.C143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7.jpeg</text:p>
          </table:table-cell>
          <table:table-cell office:value-type="float" office:value="1502056437.98398" calcext:value-type="float">
            <text:p>1502056437.98398</text:p>
          </table:table-cell>
          <table:table-cell table:formula="of:=[.B1439] - [.B1438]" office:value-type="float" office:value="1" calcext:value-type="float">
            <text:p>1</text:p>
          </table:table-cell>
          <table:table-cell table:formula="of:=[.C143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8.jpeg</text:p>
          </table:table-cell>
          <table:table-cell office:value-type="float" office:value="1502056438.98397" calcext:value-type="float">
            <text:p>1502056438.98397</text:p>
          </table:table-cell>
          <table:table-cell table:formula="of:=[.B1440] - [.B1439]" office:value-type="float" office:value="0.999989986419678" calcext:value-type="float">
            <text:p>0.9999899864</text:p>
          </table:table-cell>
          <table:table-cell table:formula="of:=[.C144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39.jpeg</text:p>
          </table:table-cell>
          <table:table-cell office:value-type="float" office:value="1502056439.98397" calcext:value-type="float">
            <text:p>1502056439.98397</text:p>
          </table:table-cell>
          <table:table-cell table:formula="of:=[.B1441] - [.B1440]" office:value-type="float" office:value="1" calcext:value-type="float">
            <text:p>1</text:p>
          </table:table-cell>
          <table:table-cell table:formula="of:=[.C144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0.jpeg</text:p>
          </table:table-cell>
          <table:table-cell office:value-type="float" office:value="1502056440.98398" calcext:value-type="float">
            <text:p>1502056440.98398</text:p>
          </table:table-cell>
          <table:table-cell table:formula="of:=[.B1442] - [.B1441]" office:value-type="float" office:value="1.00001001358032" calcext:value-type="float">
            <text:p>1.0000100136</text:p>
          </table:table-cell>
          <table:table-cell table:formula="of:=[.C144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1.jpeg</text:p>
          </table:table-cell>
          <table:table-cell office:value-type="float" office:value="1502056441.98397" calcext:value-type="float">
            <text:p>1502056441.98397</text:p>
          </table:table-cell>
          <table:table-cell table:formula="of:=[.B1443] - [.B1442]" office:value-type="float" office:value="0.999989986419678" calcext:value-type="float">
            <text:p>0.9999899864</text:p>
          </table:table-cell>
          <table:table-cell table:formula="of:=[.C144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2.jpeg</text:p>
          </table:table-cell>
          <table:table-cell office:value-type="float" office:value="1502056442.98393" calcext:value-type="float">
            <text:p>1502056442.98393</text:p>
          </table:table-cell>
          <table:table-cell table:formula="of:=[.B1444] - [.B1443]" office:value-type="float" office:value="0.99996018409729" calcext:value-type="float">
            <text:p>0.9999601841</text:p>
          </table:table-cell>
          <table:table-cell table:formula="of:=[.C1444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3.jpeg</text:p>
          </table:table-cell>
          <table:table-cell office:value-type="float" office:value="1502056443.98395" calcext:value-type="float">
            <text:p>1502056443.98395</text:p>
          </table:table-cell>
          <table:table-cell table:formula="of:=[.B1445] - [.B1444]" office:value-type="float" office:value="1.00001978874207" calcext:value-type="float">
            <text:p>1.0000197887</text:p>
          </table:table-cell>
          <table:table-cell table:formula="of:=[.C1445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4.jpeg</text:p>
          </table:table-cell>
          <table:table-cell office:value-type="float" office:value="1502056444.98405" calcext:value-type="float">
            <text:p>1502056444.98405</text:p>
          </table:table-cell>
          <table:table-cell table:formula="of:=[.B1446] - [.B1445]" office:value-type="float" office:value="1.00010013580322" calcext:value-type="float">
            <text:p>1.0001001358</text:p>
          </table:table-cell>
          <table:table-cell table:formula="of:=[.C1446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5.jpeg</text:p>
          </table:table-cell>
          <table:table-cell office:value-type="float" office:value="1502056445.98399" calcext:value-type="float">
            <text:p>1502056445.98399</text:p>
          </table:table-cell>
          <table:table-cell table:formula="of:=[.B1447] - [.B1446]" office:value-type="float" office:value="0.999939918518066" calcext:value-type="float">
            <text:p>0.9999399185</text:p>
          </table:table-cell>
          <table:table-cell table:formula="of:=[.C144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6.jpeg</text:p>
          </table:table-cell>
          <table:table-cell office:value-type="float" office:value="1502056446.98399" calcext:value-type="float">
            <text:p>1502056446.98399</text:p>
          </table:table-cell>
          <table:table-cell table:formula="of:=[.B1448] - [.B1447]" office:value-type="float" office:value="1" calcext:value-type="float">
            <text:p>1</text:p>
          </table:table-cell>
          <table:table-cell table:formula="of:=[.C144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7.jpeg</text:p>
          </table:table-cell>
          <table:table-cell office:value-type="float" office:value="1502056447.98394" calcext:value-type="float">
            <text:p>1502056447.98394</text:p>
          </table:table-cell>
          <table:table-cell table:formula="of:=[.B1449] - [.B1448]" office:value-type="float" office:value="0.999949932098389" calcext:value-type="float">
            <text:p>0.9999499321</text:p>
          </table:table-cell>
          <table:table-cell table:formula="of:=[.C144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8.jpeg</text:p>
          </table:table-cell>
          <table:table-cell office:value-type="float" office:value="1502056448.98387" calcext:value-type="float">
            <text:p>1502056448.98387</text:p>
          </table:table-cell>
          <table:table-cell table:formula="of:=[.B1450] - [.B1449]" office:value-type="float" office:value="0.999930143356323" calcext:value-type="float">
            <text:p>0.9999301434</text:p>
          </table:table-cell>
          <table:table-cell table:formula="of:=[.C1450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49.jpeg</text:p>
          </table:table-cell>
          <table:table-cell office:value-type="float" office:value="1502056449.98396" calcext:value-type="float">
            <text:p>1502056449.98396</text:p>
          </table:table-cell>
          <table:table-cell table:formula="of:=[.B1451] - [.B1450]" office:value-type="float" office:value="1.00008988380432" calcext:value-type="float">
            <text:p>1.0000898838</text:p>
          </table:table-cell>
          <table:table-cell table:formula="of:=[.C1451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0.jpeg</text:p>
          </table:table-cell>
          <table:table-cell office:value-type="float" office:value="1502056450.98394" calcext:value-type="float">
            <text:p>1502056450.98394</text:p>
          </table:table-cell>
          <table:table-cell table:formula="of:=[.B1452] - [.B1451]" office:value-type="float" office:value="0.999979972839356" calcext:value-type="float">
            <text:p>0.9999799728</text:p>
          </table:table-cell>
          <table:table-cell table:formula="of:=[.C145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1.jpeg</text:p>
          </table:table-cell>
          <table:table-cell office:value-type="float" office:value="1502056451.98388" calcext:value-type="float">
            <text:p>1502056451.98388</text:p>
          </table:table-cell>
          <table:table-cell table:formula="of:=[.B1453] - [.B1452]" office:value-type="float" office:value="0.999940156936646" calcext:value-type="float">
            <text:p>0.9999401569</text:p>
          </table:table-cell>
          <table:table-cell table:formula="of:=[.C1453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2.jpeg</text:p>
          </table:table-cell>
          <table:table-cell office:value-type="float" office:value="1502056452.98397" calcext:value-type="float">
            <text:p>1502056452.98397</text:p>
          </table:table-cell>
          <table:table-cell table:formula="of:=[.B1454] - [.B1453]" office:value-type="float" office:value="1.00008988380432" calcext:value-type="float">
            <text:p>1.0000898838</text:p>
          </table:table-cell>
          <table:table-cell table:formula="of:=[.C1454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3.jpeg</text:p>
          </table:table-cell>
          <table:table-cell office:value-type="float" office:value="1502056453.98393" calcext:value-type="float">
            <text:p>1502056453.98393</text:p>
          </table:table-cell>
          <table:table-cell table:formula="of:=[.B1455] - [.B1454]" office:value-type="float" office:value="0.99996018409729" calcext:value-type="float">
            <text:p>0.9999601841</text:p>
          </table:table-cell>
          <table:table-cell table:formula="of:=[.C1455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4.jpeg</text:p>
          </table:table-cell>
          <table:table-cell office:value-type="float" office:value="1502056454.98387" calcext:value-type="float">
            <text:p>1502056454.98387</text:p>
          </table:table-cell>
          <table:table-cell table:formula="of:=[.B1456] - [.B1455]" office:value-type="float" office:value="0.999939918518066" calcext:value-type="float">
            <text:p>0.9999399185</text:p>
          </table:table-cell>
          <table:table-cell table:formula="of:=[.C1456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5.jpeg</text:p>
          </table:table-cell>
          <table:table-cell office:value-type="float" office:value="1502056455.98394" calcext:value-type="float">
            <text:p>1502056455.98394</text:p>
          </table:table-cell>
          <table:table-cell table:formula="of:=[.B1457] - [.B1456]" office:value-type="float" office:value="1.00006985664368" calcext:value-type="float">
            <text:p>1.0000698566</text:p>
          </table:table-cell>
          <table:table-cell table:formula="of:=[.C145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6.jpeg</text:p>
          </table:table-cell>
          <table:table-cell office:value-type="float" office:value="1502056456.98391" calcext:value-type="float">
            <text:p>1502056456.98391</text:p>
          </table:table-cell>
          <table:table-cell table:formula="of:=[.B1458] - [.B1457]" office:value-type="float" office:value="0.999970197677612" calcext:value-type="float">
            <text:p>0.9999701977</text:p>
          </table:table-cell>
          <table:table-cell table:formula="of:=[.C1458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7.jpeg</text:p>
          </table:table-cell>
          <table:table-cell office:value-type="float" office:value="1502056457.98385" calcext:value-type="float">
            <text:p>1502056457.98385</text:p>
          </table:table-cell>
          <table:table-cell table:formula="of:=[.B1459] - [.B1458]" office:value-type="float" office:value="0.999939918518066" calcext:value-type="float">
            <text:p>0.9999399185</text:p>
          </table:table-cell>
          <table:table-cell table:formula="of:=[.C145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8.jpeg</text:p>
          </table:table-cell>
          <table:table-cell office:value-type="float" office:value="1502056458.98387" calcext:value-type="float">
            <text:p>1502056458.98387</text:p>
          </table:table-cell>
          <table:table-cell table:formula="of:=[.B1460] - [.B1459]" office:value-type="float" office:value="1.00002002716064" calcext:value-type="float">
            <text:p>1.0000200272</text:p>
          </table:table-cell>
          <table:table-cell table:formula="of:=[.C146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59.jpeg</text:p>
          </table:table-cell>
          <table:table-cell office:value-type="float" office:value="1502056459.98389" calcext:value-type="float">
            <text:p>1502056459.98389</text:p>
          </table:table-cell>
          <table:table-cell table:formula="of:=[.B1461] - [.B1460]" office:value-type="float" office:value="1.00002002716064" calcext:value-type="float">
            <text:p>1.0000200272</text:p>
          </table:table-cell>
          <table:table-cell table:formula="of:=[.C146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0.jpeg</text:p>
          </table:table-cell>
          <table:table-cell office:value-type="float" office:value="1502056460.98383" calcext:value-type="float">
            <text:p>1502056460.98383</text:p>
          </table:table-cell>
          <table:table-cell table:formula="of:=[.B1462] - [.B1461]" office:value-type="float" office:value="0.999939918518066" calcext:value-type="float">
            <text:p>0.9999399185</text:p>
          </table:table-cell>
          <table:table-cell table:formula="of:=[.C146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1.jpeg</text:p>
          </table:table-cell>
          <table:table-cell office:value-type="float" office:value="1502056461.98389" calcext:value-type="float">
            <text:p>1502056461.98389</text:p>
          </table:table-cell>
          <table:table-cell table:formula="of:=[.B1463] - [.B1462]" office:value-type="float" office:value="1.00006008148193" calcext:value-type="float">
            <text:p>1.0000600815</text:p>
          </table:table-cell>
          <table:table-cell table:formula="of:=[.C1463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2.jpeg</text:p>
          </table:table-cell>
          <table:table-cell office:value-type="float" office:value="1502056462.98387" calcext:value-type="float">
            <text:p>1502056462.98387</text:p>
          </table:table-cell>
          <table:table-cell table:formula="of:=[.B1464] - [.B1463]" office:value-type="float" office:value="0.999979972839356" calcext:value-type="float">
            <text:p>0.9999799728</text:p>
          </table:table-cell>
          <table:table-cell table:formula="of:=[.C146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3.jpeg</text:p>
          </table:table-cell>
          <table:table-cell office:value-type="float" office:value="1502056463.98381" calcext:value-type="float">
            <text:p>1502056463.98381</text:p>
          </table:table-cell>
          <table:table-cell table:formula="of:=[.B1465] - [.B1464]" office:value-type="float" office:value="0.999939918518066" calcext:value-type="float">
            <text:p>0.9999399185</text:p>
          </table:table-cell>
          <table:table-cell table:formula="of:=[.C1465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4.jpeg</text:p>
          </table:table-cell>
          <table:table-cell office:value-type="float" office:value="1502056464.98385" calcext:value-type="float">
            <text:p>1502056464.98385</text:p>
          </table:table-cell>
          <table:table-cell table:formula="of:=[.B1466] - [.B1465]" office:value-type="float" office:value="1.00004005432129" calcext:value-type="float">
            <text:p>1.0000400543</text:p>
          </table:table-cell>
          <table:table-cell table:formula="of:=[.C1466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5.jpeg</text:p>
          </table:table-cell>
          <table:table-cell office:value-type="float" office:value="1502056465.98384" calcext:value-type="float">
            <text:p>1502056465.98384</text:p>
          </table:table-cell>
          <table:table-cell table:formula="of:=[.B1467] - [.B1466]" office:value-type="float" office:value="0.999989986419678" calcext:value-type="float">
            <text:p>0.9999899864</text:p>
          </table:table-cell>
          <table:table-cell table:formula="of:=[.C146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6.jpeg</text:p>
          </table:table-cell>
          <table:table-cell office:value-type="float" office:value="1502056466.9838" calcext:value-type="float">
            <text:p>1502056466.9838</text:p>
          </table:table-cell>
          <table:table-cell table:formula="of:=[.B1468] - [.B1467]" office:value-type="float" office:value="0.999959945678711" calcext:value-type="float">
            <text:p>0.9999599457</text:p>
          </table:table-cell>
          <table:table-cell table:formula="of:=[.C1468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7.jpeg</text:p>
          </table:table-cell>
          <table:table-cell office:value-type="float" office:value="1502056467.98385" calcext:value-type="float">
            <text:p>1502056467.98385</text:p>
          </table:table-cell>
          <table:table-cell table:formula="of:=[.B1469] - [.B1468]" office:value-type="float" office:value="1.00005006790161" calcext:value-type="float">
            <text:p>1.0000500679</text:p>
          </table:table-cell>
          <table:table-cell table:formula="of:=[.C146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8.jpeg</text:p>
          </table:table-cell>
          <table:table-cell office:value-type="float" office:value="1502056468.98385" calcext:value-type="float">
            <text:p>1502056468.98385</text:p>
          </table:table-cell>
          <table:table-cell table:formula="of:=[.B1470] - [.B1469]" office:value-type="float" office:value="1" calcext:value-type="float">
            <text:p>1</text:p>
          </table:table-cell>
          <table:table-cell table:formula="of:=[.C14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69.jpeg</text:p>
          </table:table-cell>
          <table:table-cell office:value-type="float" office:value="1502056469.9838" calcext:value-type="float">
            <text:p>1502056469.9838</text:p>
          </table:table-cell>
          <table:table-cell table:formula="of:=[.B1471] - [.B1470]" office:value-type="float" office:value="0.999949932098389" calcext:value-type="float">
            <text:p>0.9999499321</text:p>
          </table:table-cell>
          <table:table-cell table:formula="of:=[.C147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0.jpeg</text:p>
          </table:table-cell>
          <table:table-cell office:value-type="float" office:value="1502056470.98385" calcext:value-type="float">
            <text:p>1502056470.98385</text:p>
          </table:table-cell>
          <table:table-cell table:formula="of:=[.B1472] - [.B1471]" office:value-type="float" office:value="1.00005006790161" calcext:value-type="float">
            <text:p>1.0000500679</text:p>
          </table:table-cell>
          <table:table-cell table:formula="of:=[.C147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1.jpeg</text:p>
          </table:table-cell>
          <table:table-cell office:value-type="float" office:value="1502056471.98384" calcext:value-type="float">
            <text:p>1502056471.98384</text:p>
          </table:table-cell>
          <table:table-cell table:formula="of:=[.B1473] - [.B1472]" office:value-type="float" office:value="0.999989986419678" calcext:value-type="float">
            <text:p>0.9999899864</text:p>
          </table:table-cell>
          <table:table-cell table:formula="of:=[.C147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2.jpeg</text:p>
          </table:table-cell>
          <table:table-cell office:value-type="float" office:value="1502056472.98378" calcext:value-type="float">
            <text:p>1502056472.98378</text:p>
          </table:table-cell>
          <table:table-cell table:formula="of:=[.B1474] - [.B1473]" office:value-type="float" office:value="0.999939918518066" calcext:value-type="float">
            <text:p>0.9999399185</text:p>
          </table:table-cell>
          <table:table-cell table:formula="of:=[.C1474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3.jpeg</text:p>
          </table:table-cell>
          <table:table-cell office:value-type="float" office:value="1502056473.98382" calcext:value-type="float">
            <text:p>1502056473.98382</text:p>
          </table:table-cell>
          <table:table-cell table:formula="of:=[.B1475] - [.B1474]" office:value-type="float" office:value="1.00004005432129" calcext:value-type="float">
            <text:p>1.0000400543</text:p>
          </table:table-cell>
          <table:table-cell table:formula="of:=[.C1475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4.jpeg</text:p>
          </table:table-cell>
          <table:table-cell office:value-type="float" office:value="1502056474.98382" calcext:value-type="float">
            <text:p>1502056474.98382</text:p>
          </table:table-cell>
          <table:table-cell table:formula="of:=[.B1476] - [.B1475]" office:value-type="float" office:value="1" calcext:value-type="float">
            <text:p>1</text:p>
          </table:table-cell>
          <table:table-cell table:formula="of:=[.C147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5.jpeg</text:p>
          </table:table-cell>
          <table:table-cell office:value-type="float" office:value="1502056475.98381" calcext:value-type="float">
            <text:p>1502056475.98381</text:p>
          </table:table-cell>
          <table:table-cell table:formula="of:=[.B1477] - [.B1476]" office:value-type="float" office:value="0.999989986419678" calcext:value-type="float">
            <text:p>0.9999899864</text:p>
          </table:table-cell>
          <table:table-cell table:formula="of:=[.C147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6.jpeg</text:p>
          </table:table-cell>
          <table:table-cell office:value-type="float" office:value="1502056476.98382" calcext:value-type="float">
            <text:p>1502056476.98382</text:p>
          </table:table-cell>
          <table:table-cell table:formula="of:=[.B1478] - [.B1477]" office:value-type="float" office:value="1.00001001358032" calcext:value-type="float">
            <text:p>1.0000100136</text:p>
          </table:table-cell>
          <table:table-cell table:formula="of:=[.C147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7.jpeg</text:p>
          </table:table-cell>
          <table:table-cell office:value-type="float" office:value="1502056477.98379" calcext:value-type="float">
            <text:p>1502056477.98379</text:p>
          </table:table-cell>
          <table:table-cell table:formula="of:=[.B1479] - [.B1478]" office:value-type="float" office:value="0.999969959259033" calcext:value-type="float">
            <text:p>0.9999699593</text:p>
          </table:table-cell>
          <table:table-cell table:formula="of:=[.C147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8.jpeg</text:p>
          </table:table-cell>
          <table:table-cell office:value-type="float" office:value="1502056478.9838" calcext:value-type="float">
            <text:p>1502056478.9838</text:p>
          </table:table-cell>
          <table:table-cell table:formula="of:=[.B1480] - [.B1479]" office:value-type="float" office:value="1.00001001358032" calcext:value-type="float">
            <text:p>1.0000100136</text:p>
          </table:table-cell>
          <table:table-cell table:formula="of:=[.C1480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79.jpeg</text:p>
          </table:table-cell>
          <table:table-cell office:value-type="float" office:value="1502056479.98379" calcext:value-type="float">
            <text:p>1502056479.98379</text:p>
          </table:table-cell>
          <table:table-cell table:formula="of:=[.B1481] - [.B1480]" office:value-type="float" office:value="0.999989986419678" calcext:value-type="float">
            <text:p>0.9999899864</text:p>
          </table:table-cell>
          <table:table-cell table:formula="of:=[.C148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0.jpeg</text:p>
          </table:table-cell>
          <table:table-cell office:value-type="float" office:value="1502056480.9838" calcext:value-type="float">
            <text:p>1502056480.9838</text:p>
          </table:table-cell>
          <table:table-cell table:formula="of:=[.B1482] - [.B1481]" office:value-type="float" office:value="1.00001001358032" calcext:value-type="float">
            <text:p>1.0000100136</text:p>
          </table:table-cell>
          <table:table-cell table:formula="of:=[.C148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1.jpeg</text:p>
          </table:table-cell>
          <table:table-cell office:value-type="float" office:value="1502056481.98381" calcext:value-type="float">
            <text:p>1502056481.98381</text:p>
          </table:table-cell>
          <table:table-cell table:formula="of:=[.B1483] - [.B1482]" office:value-type="float" office:value="1.00001001358032" calcext:value-type="float">
            <text:p>1.0000100136</text:p>
          </table:table-cell>
          <table:table-cell table:formula="of:=[.C148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2.jpeg</text:p>
          </table:table-cell>
          <table:table-cell office:value-type="float" office:value="1502056482.98379" calcext:value-type="float">
            <text:p>1502056482.98379</text:p>
          </table:table-cell>
          <table:table-cell table:formula="of:=[.B1484] - [.B1483]" office:value-type="float" office:value="0.999979972839356" calcext:value-type="float">
            <text:p>0.9999799728</text:p>
          </table:table-cell>
          <table:table-cell table:formula="of:=[.C148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3.jpeg</text:p>
          </table:table-cell>
          <table:table-cell office:value-type="float" office:value="1502056483.98378" calcext:value-type="float">
            <text:p>1502056483.98378</text:p>
          </table:table-cell>
          <table:table-cell table:formula="of:=[.B1485] - [.B1484]" office:value-type="float" office:value="0.999989986419678" calcext:value-type="float">
            <text:p>0.9999899864</text:p>
          </table:table-cell>
          <table:table-cell table:formula="of:=[.C148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4.jpeg</text:p>
          </table:table-cell>
          <table:table-cell office:value-type="float" office:value="1502056484.98378" calcext:value-type="float">
            <text:p>1502056484.98378</text:p>
          </table:table-cell>
          <table:table-cell table:formula="of:=[.B1486] - [.B1485]" office:value-type="float" office:value="1" calcext:value-type="float">
            <text:p>1</text:p>
          </table:table-cell>
          <table:table-cell table:formula="of:=[.C148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5.jpeg</text:p>
          </table:table-cell>
          <table:table-cell office:value-type="float" office:value="1502056485.98376" calcext:value-type="float">
            <text:p>1502056485.98376</text:p>
          </table:table-cell>
          <table:table-cell table:formula="of:=[.B1487] - [.B1486]" office:value-type="float" office:value="0.999980211257935" calcext:value-type="float">
            <text:p>0.9999802113</text:p>
          </table:table-cell>
          <table:table-cell table:formula="of:=[.C1487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6.jpeg</text:p>
          </table:table-cell>
          <table:table-cell office:value-type="float" office:value="1502056486.98377" calcext:value-type="float">
            <text:p>1502056486.98377</text:p>
          </table:table-cell>
          <table:table-cell table:formula="of:=[.B1488] - [.B1487]" office:value-type="float" office:value="1.00000977516174" calcext:value-type="float">
            <text:p>1.0000097752</text:p>
          </table:table-cell>
          <table:table-cell table:formula="of:=[.C1488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7.jpeg</text:p>
          </table:table-cell>
          <table:table-cell office:value-type="float" office:value="1502056487.98376" calcext:value-type="float">
            <text:p>1502056487.98376</text:p>
          </table:table-cell>
          <table:table-cell table:formula="of:=[.B1489] - [.B1488]" office:value-type="float" office:value="0.999990224838257" calcext:value-type="float">
            <text:p>0.9999902248</text:p>
          </table:table-cell>
          <table:table-cell table:formula="of:=[.C1489] - 1" office:value-type="float" office:value="-0.00000977516174316406" calcext:value-type="float">
            <text:p>-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8.jpeg</text:p>
          </table:table-cell>
          <table:table-cell office:value-type="float" office:value="1502056488.98376" calcext:value-type="float">
            <text:p>1502056488.98376</text:p>
          </table:table-cell>
          <table:table-cell table:formula="of:=[.B1490] - [.B1489]" office:value-type="float" office:value="1" calcext:value-type="float">
            <text:p>1</text:p>
          </table:table-cell>
          <table:table-cell table:formula="of:=[.C149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89.jpeg</text:p>
          </table:table-cell>
          <table:table-cell office:value-type="float" office:value="1502056489.98373" calcext:value-type="float">
            <text:p>1502056489.98373</text:p>
          </table:table-cell>
          <table:table-cell table:formula="of:=[.B1491] - [.B1490]" office:value-type="float" office:value="0.999969959259033" calcext:value-type="float">
            <text:p>0.9999699593</text:p>
          </table:table-cell>
          <table:table-cell table:formula="of:=[.C1491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0.jpeg</text:p>
          </table:table-cell>
          <table:table-cell office:value-type="float" office:value="1502056490.98377" calcext:value-type="float">
            <text:p>1502056490.98377</text:p>
          </table:table-cell>
          <table:table-cell table:formula="of:=[.B1492] - [.B1491]" office:value-type="float" office:value="1.00003981590271" calcext:value-type="float">
            <text:p>1.0000398159</text:p>
          </table:table-cell>
          <table:table-cell table:formula="of:=[.C1492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1.jpeg</text:p>
          </table:table-cell>
          <table:table-cell office:value-type="float" office:value="1502056491.98374" calcext:value-type="float">
            <text:p>1502056491.98374</text:p>
          </table:table-cell>
          <table:table-cell table:formula="of:=[.B1493] - [.B1492]" office:value-type="float" office:value="0.999970197677612" calcext:value-type="float">
            <text:p>0.9999701977</text:p>
          </table:table-cell>
          <table:table-cell table:formula="of:=[.C1493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2.jpeg</text:p>
          </table:table-cell>
          <table:table-cell office:value-type="float" office:value="1502056492.98371" calcext:value-type="float">
            <text:p>1502056492.98371</text:p>
          </table:table-cell>
          <table:table-cell table:formula="of:=[.B1494] - [.B1493]" office:value-type="float" office:value="0.999969959259033" calcext:value-type="float">
            <text:p>0.9999699593</text:p>
          </table:table-cell>
          <table:table-cell table:formula="of:=[.C149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3.jpeg</text:p>
          </table:table-cell>
          <table:table-cell office:value-type="float" office:value="1502056493.98372" calcext:value-type="float">
            <text:p>1502056493.98372</text:p>
          </table:table-cell>
          <table:table-cell table:formula="of:=[.B1495] - [.B1494]" office:value-type="float" office:value="1.00001001358032" calcext:value-type="float">
            <text:p>1.0000100136</text:p>
          </table:table-cell>
          <table:table-cell table:formula="of:=[.C149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4.jpeg</text:p>
          </table:table-cell>
          <table:table-cell office:value-type="float" office:value="1502056494.98373" calcext:value-type="float">
            <text:p>1502056494.98373</text:p>
          </table:table-cell>
          <table:table-cell table:formula="of:=[.B1496] - [.B1495]" office:value-type="float" office:value="1.00001001358032" calcext:value-type="float">
            <text:p>1.0000100136</text:p>
          </table:table-cell>
          <table:table-cell table:formula="of:=[.C149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5.jpeg</text:p>
          </table:table-cell>
          <table:table-cell office:value-type="float" office:value="1502056495.9837" calcext:value-type="float">
            <text:p>1502056495.9837</text:p>
          </table:table-cell>
          <table:table-cell table:formula="of:=[.B1497] - [.B1496]" office:value-type="float" office:value="0.999969959259033" calcext:value-type="float">
            <text:p>0.9999699593</text:p>
          </table:table-cell>
          <table:table-cell table:formula="of:=[.C1497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6.jpeg</text:p>
          </table:table-cell>
          <table:table-cell office:value-type="float" office:value="1502056496.98371" calcext:value-type="float">
            <text:p>1502056496.98371</text:p>
          </table:table-cell>
          <table:table-cell table:formula="of:=[.B1498] - [.B1497]" office:value-type="float" office:value="1.00001001358032" calcext:value-type="float">
            <text:p>1.0000100136</text:p>
          </table:table-cell>
          <table:table-cell table:formula="of:=[.C149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7.jpeg</text:p>
          </table:table-cell>
          <table:table-cell office:value-type="float" office:value="1502056497.98372" calcext:value-type="float">
            <text:p>1502056497.98372</text:p>
          </table:table-cell>
          <table:table-cell table:formula="of:=[.B1499] - [.B1498]" office:value-type="float" office:value="1.00001001358032" calcext:value-type="float">
            <text:p>1.0000100136</text:p>
          </table:table-cell>
          <table:table-cell table:formula="of:=[.C149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8.jpeg</text:p>
          </table:table-cell>
          <table:table-cell office:value-type="float" office:value="1502056498.98368" calcext:value-type="float">
            <text:p>1502056498.98368</text:p>
          </table:table-cell>
          <table:table-cell table:formula="of:=[.B1500] - [.B1499]" office:value-type="float" office:value="0.999959945678711" calcext:value-type="float">
            <text:p>0.9999599457</text:p>
          </table:table-cell>
          <table:table-cell table:formula="of:=[.C150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499.jpeg</text:p>
          </table:table-cell>
          <table:table-cell office:value-type="float" office:value="1502056499.9837" calcext:value-type="float">
            <text:p>1502056499.9837</text:p>
          </table:table-cell>
          <table:table-cell table:formula="of:=[.B1501] - [.B1500]" office:value-type="float" office:value="1.00002002716064" calcext:value-type="float">
            <text:p>1.0000200272</text:p>
          </table:table-cell>
          <table:table-cell table:formula="of:=[.C150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0.jpeg</text:p>
          </table:table-cell>
          <table:table-cell office:value-type="float" office:value="1502056500.9837" calcext:value-type="float">
            <text:p>1502056500.9837</text:p>
          </table:table-cell>
          <table:table-cell table:formula="of:=[.B1502] - [.B1501]" office:value-type="float" office:value="1" calcext:value-type="float">
            <text:p>1</text:p>
          </table:table-cell>
          <table:table-cell table:formula="of:=[.C150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1.jpeg</text:p>
          </table:table-cell>
          <table:table-cell office:value-type="float" office:value="1502056501.98368" calcext:value-type="float">
            <text:p>1502056501.98368</text:p>
          </table:table-cell>
          <table:table-cell table:formula="of:=[.B1503] - [.B1502]" office:value-type="float" office:value="0.999979972839356" calcext:value-type="float">
            <text:p>0.9999799728</text:p>
          </table:table-cell>
          <table:table-cell table:formula="of:=[.C150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2.jpeg</text:p>
          </table:table-cell>
          <table:table-cell office:value-type="float" office:value="1502056502.9837" calcext:value-type="float">
            <text:p>1502056502.9837</text:p>
          </table:table-cell>
          <table:table-cell table:formula="of:=[.B1504] - [.B1503]" office:value-type="float" office:value="1.00002002716064" calcext:value-type="float">
            <text:p>1.0000200272</text:p>
          </table:table-cell>
          <table:table-cell table:formula="of:=[.C1504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3.jpeg</text:p>
          </table:table-cell>
          <table:table-cell office:value-type="float" office:value="1502056503.98366" calcext:value-type="float">
            <text:p>1502056503.98366</text:p>
          </table:table-cell>
          <table:table-cell table:formula="of:=[.B1505] - [.B1504]" office:value-type="float" office:value="0.999959945678711" calcext:value-type="float">
            <text:p>0.9999599457</text:p>
          </table:table-cell>
          <table:table-cell table:formula="of:=[.C150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4.jpeg</text:p>
          </table:table-cell>
          <table:table-cell office:value-type="float" office:value="1502056504.98368" calcext:value-type="float">
            <text:p>1502056504.98368</text:p>
          </table:table-cell>
          <table:table-cell table:formula="of:=[.B1506] - [.B1505]" office:value-type="float" office:value="1.00002002716064" calcext:value-type="float">
            <text:p>1.0000200272</text:p>
          </table:table-cell>
          <table:table-cell table:formula="of:=[.C150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5.jpeg</text:p>
          </table:table-cell>
          <table:table-cell office:value-type="float" office:value="1502056505.98367" calcext:value-type="float">
            <text:p>1502056505.98367</text:p>
          </table:table-cell>
          <table:table-cell table:formula="of:=[.B1507] - [.B1506]" office:value-type="float" office:value="0.999989986419678" calcext:value-type="float">
            <text:p>0.9999899864</text:p>
          </table:table-cell>
          <table:table-cell table:formula="of:=[.C150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6.jpeg</text:p>
          </table:table-cell>
          <table:table-cell office:value-type="float" office:value="1502056506.98369" calcext:value-type="float">
            <text:p>1502056506.98369</text:p>
          </table:table-cell>
          <table:table-cell table:formula="of:=[.B1508] - [.B1507]" office:value-type="float" office:value="1.00002002716064" calcext:value-type="float">
            <text:p>1.0000200272</text:p>
          </table:table-cell>
          <table:table-cell table:formula="of:=[.C150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7.jpeg</text:p>
          </table:table-cell>
          <table:table-cell office:value-type="float" office:value="1502056507.98365" calcext:value-type="float">
            <text:p>1502056507.98365</text:p>
          </table:table-cell>
          <table:table-cell table:formula="of:=[.B1509] - [.B1508]" office:value-type="float" office:value="0.999959945678711" calcext:value-type="float">
            <text:p>0.9999599457</text:p>
          </table:table-cell>
          <table:table-cell table:formula="of:=[.C150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8.jpeg</text:p>
          </table:table-cell>
          <table:table-cell office:value-type="float" office:value="1502056508.98374" calcext:value-type="float">
            <text:p>1502056508.98374</text:p>
          </table:table-cell>
          <table:table-cell table:formula="of:=[.B1510] - [.B1509]" office:value-type="float" office:value="1.0000901222229" calcext:value-type="float">
            <text:p>1.0000901222</text:p>
          </table:table-cell>
          <table:table-cell table:formula="of:=[.C1510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09.jpeg</text:p>
          </table:table-cell>
          <table:table-cell office:value-type="float" office:value="1502056509.9837" calcext:value-type="float">
            <text:p>1502056509.9837</text:p>
          </table:table-cell>
          <table:table-cell table:formula="of:=[.B1511] - [.B1510]" office:value-type="float" office:value="0.999959945678711" calcext:value-type="float">
            <text:p>0.9999599457</text:p>
          </table:table-cell>
          <table:table-cell table:formula="of:=[.C151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0.jpeg</text:p>
          </table:table-cell>
          <table:table-cell office:value-type="float" office:value="1502056510.98367" calcext:value-type="float">
            <text:p>1502056510.98367</text:p>
          </table:table-cell>
          <table:table-cell table:formula="of:=[.B1512] - [.B1511]" office:value-type="float" office:value="0.999969959259033" calcext:value-type="float">
            <text:p>0.9999699593</text:p>
          </table:table-cell>
          <table:table-cell table:formula="of:=[.C1512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1.jpeg</text:p>
          </table:table-cell>
          <table:table-cell office:value-type="float" office:value="1502056511.98371" calcext:value-type="float">
            <text:p>1502056511.98371</text:p>
          </table:table-cell>
          <table:table-cell table:formula="of:=[.B1513] - [.B1512]" office:value-type="float" office:value="1.00004005432129" calcext:value-type="float">
            <text:p>1.0000400543</text:p>
          </table:table-cell>
          <table:table-cell table:formula="of:=[.C1513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2.jpeg</text:p>
          </table:table-cell>
          <table:table-cell office:value-type="float" office:value="1502056512.98366" calcext:value-type="float">
            <text:p>1502056512.98366</text:p>
          </table:table-cell>
          <table:table-cell table:formula="of:=[.B1514] - [.B1513]" office:value-type="float" office:value="0.999949932098389" calcext:value-type="float">
            <text:p>0.9999499321</text:p>
          </table:table-cell>
          <table:table-cell table:formula="of:=[.C151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3.jpeg</text:p>
          </table:table-cell>
          <table:table-cell office:value-type="float" office:value="1502056513.98362" calcext:value-type="float">
            <text:p>1502056513.98362</text:p>
          </table:table-cell>
          <table:table-cell table:formula="of:=[.B1515] - [.B1514]" office:value-type="float" office:value="0.999959945678711" calcext:value-type="float">
            <text:p>0.9999599457</text:p>
          </table:table-cell>
          <table:table-cell table:formula="of:=[.C151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4.jpeg</text:p>
          </table:table-cell>
          <table:table-cell office:value-type="float" office:value="1502056514.98372" calcext:value-type="float">
            <text:p>1502056514.98372</text:p>
          </table:table-cell>
          <table:table-cell table:formula="of:=[.B1516] - [.B1515]" office:value-type="float" office:value="1.00010013580322" calcext:value-type="float">
            <text:p>1.0001001358</text:p>
          </table:table-cell>
          <table:table-cell table:formula="of:=[.C1516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5.jpeg</text:p>
          </table:table-cell>
          <table:table-cell office:value-type="float" office:value="1502056515.98366" calcext:value-type="float">
            <text:p>1502056515.98366</text:p>
          </table:table-cell>
          <table:table-cell table:formula="of:=[.B1517] - [.B1516]" office:value-type="float" office:value="0.999939918518066" calcext:value-type="float">
            <text:p>0.9999399185</text:p>
          </table:table-cell>
          <table:table-cell table:formula="of:=[.C1517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6.jpeg</text:p>
          </table:table-cell>
          <table:table-cell office:value-type="float" office:value="1502056516.98363" calcext:value-type="float">
            <text:p>1502056516.98363</text:p>
          </table:table-cell>
          <table:table-cell table:formula="of:=[.B1518] - [.B1517]" office:value-type="float" office:value="0.999969959259033" calcext:value-type="float">
            <text:p>0.9999699593</text:p>
          </table:table-cell>
          <table:table-cell table:formula="of:=[.C1518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7.jpeg</text:p>
          </table:table-cell>
          <table:table-cell office:value-type="float" office:value="1502056517.98368" calcext:value-type="float">
            <text:p>1502056517.98368</text:p>
          </table:table-cell>
          <table:table-cell table:formula="of:=[.B1519] - [.B1518]" office:value-type="float" office:value="1.00005006790161" calcext:value-type="float">
            <text:p>1.0000500679</text:p>
          </table:table-cell>
          <table:table-cell table:formula="of:=[.C151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8.jpeg</text:p>
          </table:table-cell>
          <table:table-cell office:value-type="float" office:value="1502056518.98364" calcext:value-type="float">
            <text:p>1502056518.98364</text:p>
          </table:table-cell>
          <table:table-cell table:formula="of:=[.B1520] - [.B1519]" office:value-type="float" office:value="0.999959945678711" calcext:value-type="float">
            <text:p>0.9999599457</text:p>
          </table:table-cell>
          <table:table-cell table:formula="of:=[.C1520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19.jpeg</text:p>
          </table:table-cell>
          <table:table-cell office:value-type="float" office:value="1502056519.98359" calcext:value-type="float">
            <text:p>1502056519.98359</text:p>
          </table:table-cell>
          <table:table-cell table:formula="of:=[.B1521] - [.B1520]" office:value-type="float" office:value="0.999949932098389" calcext:value-type="float">
            <text:p>0.9999499321</text:p>
          </table:table-cell>
          <table:table-cell table:formula="of:=[.C152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0.jpeg</text:p>
          </table:table-cell>
          <table:table-cell office:value-type="float" office:value="1502056520.98359" calcext:value-type="float">
            <text:p>1502056520.98359</text:p>
          </table:table-cell>
          <table:table-cell table:formula="of:=[.B1522] - [.B1521]" office:value-type="float" office:value="1" calcext:value-type="float">
            <text:p>1</text:p>
          </table:table-cell>
          <table:table-cell table:formula="of:=[.C152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1.jpeg</text:p>
          </table:table-cell>
          <table:table-cell office:value-type="float" office:value="1502056521.9836" calcext:value-type="float">
            <text:p>1502056521.9836</text:p>
          </table:table-cell>
          <table:table-cell table:formula="of:=[.B1523] - [.B1522]" office:value-type="float" office:value="1.00001001358032" calcext:value-type="float">
            <text:p>1.0000100136</text:p>
          </table:table-cell>
          <table:table-cell table:formula="of:=[.C1523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2.jpeg</text:p>
          </table:table-cell>
          <table:table-cell office:value-type="float" office:value="1502056522.9836" calcext:value-type="float">
            <text:p>1502056522.9836</text:p>
          </table:table-cell>
          <table:table-cell table:formula="of:=[.B1524] - [.B1523]" office:value-type="float" office:value="1" calcext:value-type="float">
            <text:p>1</text:p>
          </table:table-cell>
          <table:table-cell table:formula="of:=[.C152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3.jpeg</text:p>
          </table:table-cell>
          <table:table-cell office:value-type="float" office:value="1502056523.98355" calcext:value-type="float">
            <text:p>1502056523.98355</text:p>
          </table:table-cell>
          <table:table-cell table:formula="of:=[.B1525] - [.B1524]" office:value-type="float" office:value="0.999950170516968" calcext:value-type="float">
            <text:p>0.9999501705</text:p>
          </table:table-cell>
          <table:table-cell table:formula="of:=[.C152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4.jpeg</text:p>
          </table:table-cell>
          <table:table-cell office:value-type="float" office:value="1502056524.98357" calcext:value-type="float">
            <text:p>1502056524.98357</text:p>
          </table:table-cell>
          <table:table-cell table:formula="of:=[.B1526] - [.B1525]" office:value-type="float" office:value="1.00002002716064" calcext:value-type="float">
            <text:p>1.0000200272</text:p>
          </table:table-cell>
          <table:table-cell table:formula="of:=[.C152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5.jpeg</text:p>
          </table:table-cell>
          <table:table-cell office:value-type="float" office:value="1502056525.98357" calcext:value-type="float">
            <text:p>1502056525.98357</text:p>
          </table:table-cell>
          <table:table-cell table:formula="of:=[.B1527] - [.B1526]" office:value-type="float" office:value="1" calcext:value-type="float">
            <text:p>1</text:p>
          </table:table-cell>
          <table:table-cell table:formula="of:=[.C152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6.jpeg</text:p>
          </table:table-cell>
          <table:table-cell office:value-type="float" office:value="1502056526.98352" calcext:value-type="float">
            <text:p>1502056526.98352</text:p>
          </table:table-cell>
          <table:table-cell table:formula="of:=[.B1528] - [.B1527]" office:value-type="float" office:value="0.999949932098389" calcext:value-type="float">
            <text:p>0.9999499321</text:p>
          </table:table-cell>
          <table:table-cell table:formula="of:=[.C152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7.jpeg</text:p>
          </table:table-cell>
          <table:table-cell office:value-type="float" office:value="1502056527.98362" calcext:value-type="float">
            <text:p>1502056527.98362</text:p>
          </table:table-cell>
          <table:table-cell table:formula="of:=[.B1529] - [.B1528]" office:value-type="float" office:value="1.00009989738464" calcext:value-type="float">
            <text:p>1.0000998974</text:p>
          </table:table-cell>
          <table:table-cell table:formula="of:=[.C1529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8.jpeg</text:p>
          </table:table-cell>
          <table:table-cell office:value-type="float" office:value="1502056528.98359" calcext:value-type="float">
            <text:p>1502056528.98359</text:p>
          </table:table-cell>
          <table:table-cell table:formula="of:=[.B1530] - [.B1529]" office:value-type="float" office:value="0.999969959259033" calcext:value-type="float">
            <text:p>0.9999699593</text:p>
          </table:table-cell>
          <table:table-cell table:formula="of:=[.C153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29.jpeg</text:p>
          </table:table-cell>
          <table:table-cell office:value-type="float" office:value="1502056529.98354" calcext:value-type="float">
            <text:p>1502056529.98354</text:p>
          </table:table-cell>
          <table:table-cell table:formula="of:=[.B1531] - [.B1530]" office:value-type="float" office:value="0.999950170516968" calcext:value-type="float">
            <text:p>0.9999501705</text:p>
          </table:table-cell>
          <table:table-cell table:formula="of:=[.C153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0.jpeg</text:p>
          </table:table-cell>
          <table:table-cell office:value-type="float" office:value="1502056530.98348" calcext:value-type="float">
            <text:p>1502056530.98348</text:p>
          </table:table-cell>
          <table:table-cell table:formula="of:=[.B1532] - [.B1531]" office:value-type="float" office:value="0.999939918518066" calcext:value-type="float">
            <text:p>0.9999399185</text:p>
          </table:table-cell>
          <table:table-cell table:formula="of:=[.C153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1.jpeg</text:p>
          </table:table-cell>
          <table:table-cell office:value-type="float" office:value="1502056531.98354" calcext:value-type="float">
            <text:p>1502056531.98354</text:p>
          </table:table-cell>
          <table:table-cell table:formula="of:=[.B1533] - [.B1532]" office:value-type="float" office:value="1.00006008148193" calcext:value-type="float">
            <text:p>1.0000600815</text:p>
          </table:table-cell>
          <table:table-cell table:formula="of:=[.C1533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2.jpeg</text:p>
          </table:table-cell>
          <table:table-cell office:value-type="float" office:value="1502056532.98349" calcext:value-type="float">
            <text:p>1502056532.98349</text:p>
          </table:table-cell>
          <table:table-cell table:formula="of:=[.B1534] - [.B1533]" office:value-type="float" office:value="0.999949932098389" calcext:value-type="float">
            <text:p>0.9999499321</text:p>
          </table:table-cell>
          <table:table-cell table:formula="of:=[.C153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3.jpeg</text:p>
          </table:table-cell>
          <table:table-cell office:value-type="float" office:value="1502056533.98356" calcext:value-type="float">
            <text:p>1502056533.98356</text:p>
          </table:table-cell>
          <table:table-cell table:formula="of:=[.B1535] - [.B1534]" office:value-type="float" office:value="1.00007009506226" calcext:value-type="float">
            <text:p>1.0000700951</text:p>
          </table:table-cell>
          <table:table-cell table:formula="of:=[.C1535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4.jpeg</text:p>
          </table:table-cell>
          <table:table-cell office:value-type="float" office:value="1502056534.98355" calcext:value-type="float">
            <text:p>1502056534.98355</text:p>
          </table:table-cell>
          <table:table-cell table:formula="of:=[.B1536] - [.B1535]" office:value-type="float" office:value="0.999989986419678" calcext:value-type="float">
            <text:p>0.9999899864</text:p>
          </table:table-cell>
          <table:table-cell table:formula="of:=[.C153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5.jpeg</text:p>
          </table:table-cell>
          <table:table-cell office:value-type="float" office:value="1502056535.9835" calcext:value-type="float">
            <text:p>1502056535.9835</text:p>
          </table:table-cell>
          <table:table-cell table:formula="of:=[.B1537] - [.B1536]" office:value-type="float" office:value="0.999949932098389" calcext:value-type="float">
            <text:p>0.9999499321</text:p>
          </table:table-cell>
          <table:table-cell table:formula="of:=[.C153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6.jpeg</text:p>
          </table:table-cell>
          <table:table-cell office:value-type="float" office:value="1502056536.98353" calcext:value-type="float">
            <text:p>1502056536.98353</text:p>
          </table:table-cell>
          <table:table-cell table:formula="of:=[.B1538] - [.B1537]" office:value-type="float" office:value="1.00003004074097" calcext:value-type="float">
            <text:p>1.0000300407</text:p>
          </table:table-cell>
          <table:table-cell table:formula="of:=[.C1538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7.jpeg</text:p>
          </table:table-cell>
          <table:table-cell office:value-type="float" office:value="1502056537.9835" calcext:value-type="float">
            <text:p>1502056537.9835</text:p>
          </table:table-cell>
          <table:table-cell table:formula="of:=[.B1539] - [.B1538]" office:value-type="float" office:value="0.999969959259033" calcext:value-type="float">
            <text:p>0.9999699593</text:p>
          </table:table-cell>
          <table:table-cell table:formula="of:=[.C1539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8.jpeg</text:p>
          </table:table-cell>
          <table:table-cell office:value-type="float" office:value="1502056538.98344" calcext:value-type="float">
            <text:p>1502056538.98344</text:p>
          </table:table-cell>
          <table:table-cell table:formula="of:=[.B1540] - [.B1539]" office:value-type="float" office:value="0.999939918518066" calcext:value-type="float">
            <text:p>0.9999399185</text:p>
          </table:table-cell>
          <table:table-cell table:formula="of:=[.C1540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39.jpeg</text:p>
          </table:table-cell>
          <table:table-cell office:value-type="float" office:value="1502056539.98338" calcext:value-type="float">
            <text:p>1502056539.98338</text:p>
          </table:table-cell>
          <table:table-cell table:formula="of:=[.B1541] - [.B1540]" office:value-type="float" office:value="0.999940156936646" calcext:value-type="float">
            <text:p>0.9999401569</text:p>
          </table:table-cell>
          <table:table-cell table:formula="of:=[.C1541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0.jpeg</text:p>
          </table:table-cell>
          <table:table-cell office:value-type="float" office:value="1502056540.98351" calcext:value-type="float">
            <text:p>1502056540.98351</text:p>
          </table:table-cell>
          <table:table-cell table:formula="of:=[.B1542] - [.B1541]" office:value-type="float" office:value="1.00012993812561" calcext:value-type="float">
            <text:p>1.0001299381</text:p>
          </table:table-cell>
          <table:table-cell table:formula="of:=[.C1542] - 1" office:value-type="float" office:value="0.000129938125610352" calcext:value-type="float">
            <text:p>0.0001299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1.jpeg</text:p>
          </table:table-cell>
          <table:table-cell office:value-type="float" office:value="1502056541.98346" calcext:value-type="float">
            <text:p>1502056541.98346</text:p>
          </table:table-cell>
          <table:table-cell table:formula="of:=[.B1543] - [.B1542]" office:value-type="float" office:value="0.999949932098389" calcext:value-type="float">
            <text:p>0.9999499321</text:p>
          </table:table-cell>
          <table:table-cell table:formula="of:=[.C154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2.jpeg</text:p>
          </table:table-cell>
          <table:table-cell office:value-type="float" office:value="1502056542.98349" calcext:value-type="float">
            <text:p>1502056542.98349</text:p>
          </table:table-cell>
          <table:table-cell table:formula="of:=[.B1544] - [.B1543]" office:value-type="float" office:value="1.00003004074097" calcext:value-type="float">
            <text:p>1.0000300407</text:p>
          </table:table-cell>
          <table:table-cell table:formula="of:=[.C154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3.jpeg</text:p>
          </table:table-cell>
          <table:table-cell office:value-type="float" office:value="1502056543.98347" calcext:value-type="float">
            <text:p>1502056543.98347</text:p>
          </table:table-cell>
          <table:table-cell table:formula="of:=[.B1545] - [.B1544]" office:value-type="float" office:value="0.999979972839356" calcext:value-type="float">
            <text:p>0.9999799728</text:p>
          </table:table-cell>
          <table:table-cell table:formula="of:=[.C154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4.jpeg</text:p>
          </table:table-cell>
          <table:table-cell office:value-type="float" office:value="1502056544.98342" calcext:value-type="float">
            <text:p>1502056544.98342</text:p>
          </table:table-cell>
          <table:table-cell table:formula="of:=[.B1546] - [.B1545]" office:value-type="float" office:value="0.999949932098389" calcext:value-type="float">
            <text:p>0.9999499321</text:p>
          </table:table-cell>
          <table:table-cell table:formula="of:=[.C154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5.jpeg</text:p>
          </table:table-cell>
          <table:table-cell office:value-type="float" office:value="1502056545.98349" calcext:value-type="float">
            <text:p>1502056545.98349</text:p>
          </table:table-cell>
          <table:table-cell table:formula="of:=[.B1547] - [.B1546]" office:value-type="float" office:value="1.00007009506226" calcext:value-type="float">
            <text:p>1.0000700951</text:p>
          </table:table-cell>
          <table:table-cell table:formula="of:=[.C1547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6.jpeg</text:p>
          </table:table-cell>
          <table:table-cell office:value-type="float" office:value="1502056546.98346" calcext:value-type="float">
            <text:p>1502056546.98346</text:p>
          </table:table-cell>
          <table:table-cell table:formula="of:=[.B1548] - [.B1547]" office:value-type="float" office:value="0.999969959259033" calcext:value-type="float">
            <text:p>0.9999699593</text:p>
          </table:table-cell>
          <table:table-cell table:formula="of:=[.C1548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7.jpeg</text:p>
          </table:table-cell>
          <table:table-cell office:value-type="float" office:value="1502056547.98341" calcext:value-type="float">
            <text:p>1502056547.98341</text:p>
          </table:table-cell>
          <table:table-cell table:formula="of:=[.B1549] - [.B1548]" office:value-type="float" office:value="0.999949932098389" calcext:value-type="float">
            <text:p>0.9999499321</text:p>
          </table:table-cell>
          <table:table-cell table:formula="of:=[.C154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8.jpeg</text:p>
          </table:table-cell>
          <table:table-cell office:value-type="float" office:value="1502056548.98336" calcext:value-type="float">
            <text:p>1502056548.98336</text:p>
          </table:table-cell>
          <table:table-cell table:formula="of:=[.B1550] - [.B1549]" office:value-type="float" office:value="0.999950170516968" calcext:value-type="float">
            <text:p>0.9999501705</text:p>
          </table:table-cell>
          <table:table-cell table:formula="of:=[.C1550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49.jpeg</text:p>
          </table:table-cell>
          <table:table-cell office:value-type="float" office:value="1502056549.98344" calcext:value-type="float">
            <text:p>1502056549.98344</text:p>
          </table:table-cell>
          <table:table-cell table:formula="of:=[.B1551] - [.B1550]" office:value-type="float" office:value="1.000079870224" calcext:value-type="float">
            <text:p>1.0000798702</text:p>
          </table:table-cell>
          <table:table-cell table:formula="of:=[.C1551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0.jpeg</text:p>
          </table:table-cell>
          <table:table-cell office:value-type="float" office:value="1502056550.98345" calcext:value-type="float">
            <text:p>1502056550.98345</text:p>
          </table:table-cell>
          <table:table-cell table:formula="of:=[.B1552] - [.B1551]" office:value-type="float" office:value="1.00001001358032" calcext:value-type="float">
            <text:p>1.0000100136</text:p>
          </table:table-cell>
          <table:table-cell table:formula="of:=[.C1552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1.jpeg</text:p>
          </table:table-cell>
          <table:table-cell office:value-type="float" office:value="1502056551.98347" calcext:value-type="float">
            <text:p>1502056551.98347</text:p>
          </table:table-cell>
          <table:table-cell table:formula="of:=[.B1553] - [.B1552]" office:value-type="float" office:value="1.00002002716064" calcext:value-type="float">
            <text:p>1.0000200272</text:p>
          </table:table-cell>
          <table:table-cell table:formula="of:=[.C155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2.jpeg</text:p>
          </table:table-cell>
          <table:table-cell office:value-type="float" office:value="1502056552.98347" calcext:value-type="float">
            <text:p>1502056552.98347</text:p>
          </table:table-cell>
          <table:table-cell table:formula="of:=[.B1554] - [.B1553]" office:value-type="float" office:value="1" calcext:value-type="float">
            <text:p>1</text:p>
          </table:table-cell>
          <table:table-cell table:formula="of:=[.C155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3.jpeg</text:p>
          </table:table-cell>
          <table:table-cell office:value-type="float" office:value="1502056553.98343" calcext:value-type="float">
            <text:p>1502056553.98343</text:p>
          </table:table-cell>
          <table:table-cell table:formula="of:=[.B1555] - [.B1554]" office:value-type="float" office:value="0.999959945678711" calcext:value-type="float">
            <text:p>0.9999599457</text:p>
          </table:table-cell>
          <table:table-cell table:formula="of:=[.C155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4.jpeg</text:p>
          </table:table-cell>
          <table:table-cell office:value-type="float" office:value="1502056554.98343" calcext:value-type="float">
            <text:p>1502056554.98343</text:p>
          </table:table-cell>
          <table:table-cell table:formula="of:=[.B1556] - [.B1555]" office:value-type="float" office:value="1" calcext:value-type="float">
            <text:p>1</text:p>
          </table:table-cell>
          <table:table-cell table:formula="of:=[.C155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5.jpeg</text:p>
          </table:table-cell>
          <table:table-cell office:value-type="float" office:value="1502056555.98343" calcext:value-type="float">
            <text:p>1502056555.98343</text:p>
          </table:table-cell>
          <table:table-cell table:formula="of:=[.B1557] - [.B1556]" office:value-type="float" office:value="1" calcext:value-type="float">
            <text:p>1</text:p>
          </table:table-cell>
          <table:table-cell table:formula="of:=[.C155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6.jpeg</text:p>
          </table:table-cell>
          <table:table-cell office:value-type="float" office:value="1502056556.98342" calcext:value-type="float">
            <text:p>1502056556.98342</text:p>
          </table:table-cell>
          <table:table-cell table:formula="of:=[.B1558] - [.B1557]" office:value-type="float" office:value="0.999989986419678" calcext:value-type="float">
            <text:p>0.9999899864</text:p>
          </table:table-cell>
          <table:table-cell table:formula="of:=[.C155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7.jpeg</text:p>
          </table:table-cell>
          <table:table-cell office:value-type="float" office:value="1502056557.98343" calcext:value-type="float">
            <text:p>1502056557.98343</text:p>
          </table:table-cell>
          <table:table-cell table:formula="of:=[.B1559] - [.B1558]" office:value-type="float" office:value="1.00001001358032" calcext:value-type="float">
            <text:p>1.0000100136</text:p>
          </table:table-cell>
          <table:table-cell table:formula="of:=[.C155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8.jpeg</text:p>
          </table:table-cell>
          <table:table-cell office:value-type="float" office:value="1502056558.98341" calcext:value-type="float">
            <text:p>1502056558.98341</text:p>
          </table:table-cell>
          <table:table-cell table:formula="of:=[.B1560] - [.B1559]" office:value-type="float" office:value="0.999979972839356" calcext:value-type="float">
            <text:p>0.9999799728</text:p>
          </table:table-cell>
          <table:table-cell table:formula="of:=[.C156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59.jpeg</text:p>
          </table:table-cell>
          <table:table-cell office:value-type="float" office:value="1502056559.98342" calcext:value-type="float">
            <text:p>1502056559.98342</text:p>
          </table:table-cell>
          <table:table-cell table:formula="of:=[.B1561] - [.B1560]" office:value-type="float" office:value="1.00001001358032" calcext:value-type="float">
            <text:p>1.0000100136</text:p>
          </table:table-cell>
          <table:table-cell table:formula="of:=[.C156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0.jpeg</text:p>
          </table:table-cell>
          <table:table-cell office:value-type="float" office:value="1502056560.98342" calcext:value-type="float">
            <text:p>1502056560.98342</text:p>
          </table:table-cell>
          <table:table-cell table:formula="of:=[.B1562] - [.B1561]" office:value-type="float" office:value="1" calcext:value-type="float">
            <text:p>1</text:p>
          </table:table-cell>
          <table:table-cell table:formula="of:=[.C156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1.jpeg</text:p>
          </table:table-cell>
          <table:table-cell office:value-type="float" office:value="1502056561.98341" calcext:value-type="float">
            <text:p>1502056561.98341</text:p>
          </table:table-cell>
          <table:table-cell table:formula="of:=[.B1563] - [.B1562]" office:value-type="float" office:value="0.999989986419678" calcext:value-type="float">
            <text:p>0.9999899864</text:p>
          </table:table-cell>
          <table:table-cell table:formula="of:=[.C156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2.jpeg</text:p>
          </table:table-cell>
          <table:table-cell office:value-type="float" office:value="1502056562.98341" calcext:value-type="float">
            <text:p>1502056562.98341</text:p>
          </table:table-cell>
          <table:table-cell table:formula="of:=[.B1564] - [.B1563]" office:value-type="float" office:value="1" calcext:value-type="float">
            <text:p>1</text:p>
          </table:table-cell>
          <table:table-cell table:formula="of:=[.C156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3.jpeg</text:p>
          </table:table-cell>
          <table:table-cell office:value-type="float" office:value="1502056563.98338" calcext:value-type="float">
            <text:p>1502056563.98338</text:p>
          </table:table-cell>
          <table:table-cell table:formula="of:=[.B1565] - [.B1564]" office:value-type="float" office:value="0.999970197677612" calcext:value-type="float">
            <text:p>0.9999701977</text:p>
          </table:table-cell>
          <table:table-cell table:formula="of:=[.C1565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4.jpeg</text:p>
          </table:table-cell>
          <table:table-cell office:value-type="float" office:value="1502056564.98341" calcext:value-type="float">
            <text:p>1502056564.98341</text:p>
          </table:table-cell>
          <table:table-cell table:formula="of:=[.B1566] - [.B1565]" office:value-type="float" office:value="1.00002980232239" calcext:value-type="float">
            <text:p>1.0000298023</text:p>
          </table:table-cell>
          <table:table-cell table:formula="of:=[.C1566] - 1" office:value-type="float" office:value="0.0000298023223876953" calcext:value-type="float">
            <text:p>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5.jpeg</text:p>
          </table:table-cell>
          <table:table-cell office:value-type="float" office:value="1502056565.98337" calcext:value-type="float">
            <text:p>1502056565.98337</text:p>
          </table:table-cell>
          <table:table-cell table:formula="of:=[.B1567] - [.B1566]" office:value-type="float" office:value="0.99996018409729" calcext:value-type="float">
            <text:p>0.9999601841</text:p>
          </table:table-cell>
          <table:table-cell table:formula="of:=[.C1567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6.jpeg</text:p>
          </table:table-cell>
          <table:table-cell office:value-type="float" office:value="1502056566.98339" calcext:value-type="float">
            <text:p>1502056566.98339</text:p>
          </table:table-cell>
          <table:table-cell table:formula="of:=[.B1568] - [.B1567]" office:value-type="float" office:value="1.00002002716064" calcext:value-type="float">
            <text:p>1.0000200272</text:p>
          </table:table-cell>
          <table:table-cell table:formula="of:=[.C156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7.jpeg</text:p>
          </table:table-cell>
          <table:table-cell office:value-type="float" office:value="1502056567.98337" calcext:value-type="float">
            <text:p>1502056567.98337</text:p>
          </table:table-cell>
          <table:table-cell table:formula="of:=[.B1569] - [.B1568]" office:value-type="float" office:value="0.999979972839356" calcext:value-type="float">
            <text:p>0.9999799728</text:p>
          </table:table-cell>
          <table:table-cell table:formula="of:=[.C156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8.jpeg</text:p>
          </table:table-cell>
          <table:table-cell office:value-type="float" office:value="1502056568.98337" calcext:value-type="float">
            <text:p>1502056568.98337</text:p>
          </table:table-cell>
          <table:table-cell table:formula="of:=[.B1570] - [.B1569]" office:value-type="float" office:value="1" calcext:value-type="float">
            <text:p>1</text:p>
          </table:table-cell>
          <table:table-cell table:formula="of:=[.C15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69.jpeg</text:p>
          </table:table-cell>
          <table:table-cell office:value-type="float" office:value="1502056569.98337" calcext:value-type="float">
            <text:p>1502056569.98337</text:p>
          </table:table-cell>
          <table:table-cell table:formula="of:=[.B1571] - [.B1570]" office:value-type="float" office:value="1" calcext:value-type="float">
            <text:p>1</text:p>
          </table:table-cell>
          <table:table-cell table:formula="of:=[.C157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0.jpeg</text:p>
          </table:table-cell>
          <table:table-cell office:value-type="float" office:value="1502056570.98335" calcext:value-type="float">
            <text:p>1502056570.98335</text:p>
          </table:table-cell>
          <table:table-cell table:formula="of:=[.B1572] - [.B1571]" office:value-type="float" office:value="0.999979972839356" calcext:value-type="float">
            <text:p>0.9999799728</text:p>
          </table:table-cell>
          <table:table-cell table:formula="of:=[.C157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1.jpeg</text:p>
          </table:table-cell>
          <table:table-cell office:value-type="float" office:value="1502056571.98337" calcext:value-type="float">
            <text:p>1502056571.98337</text:p>
          </table:table-cell>
          <table:table-cell table:formula="of:=[.B1573] - [.B1572]" office:value-type="float" office:value="1.00002002716064" calcext:value-type="float">
            <text:p>1.0000200272</text:p>
          </table:table-cell>
          <table:table-cell table:formula="of:=[.C157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2.jpeg</text:p>
          </table:table-cell>
          <table:table-cell office:value-type="float" office:value="1502056572.98334" calcext:value-type="float">
            <text:p>1502056572.98334</text:p>
          </table:table-cell>
          <table:table-cell table:formula="of:=[.B1574] - [.B1573]" office:value-type="float" office:value="0.999969959259033" calcext:value-type="float">
            <text:p>0.9999699593</text:p>
          </table:table-cell>
          <table:table-cell table:formula="of:=[.C157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3.jpeg</text:p>
          </table:table-cell>
          <table:table-cell office:value-type="float" office:value="1502056573.98336" calcext:value-type="float">
            <text:p>1502056573.98336</text:p>
          </table:table-cell>
          <table:table-cell table:formula="of:=[.B1575] - [.B1574]" office:value-type="float" office:value="1.00002002716064" calcext:value-type="float">
            <text:p>1.0000200272</text:p>
          </table:table-cell>
          <table:table-cell table:formula="of:=[.C157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4.jpeg</text:p>
          </table:table-cell>
          <table:table-cell office:value-type="float" office:value="1502056574.98334" calcext:value-type="float">
            <text:p>1502056574.98334</text:p>
          </table:table-cell>
          <table:table-cell table:formula="of:=[.B1576] - [.B1575]" office:value-type="float" office:value="0.999979972839356" calcext:value-type="float">
            <text:p>0.9999799728</text:p>
          </table:table-cell>
          <table:table-cell table:formula="of:=[.C157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5.jpeg</text:p>
          </table:table-cell>
          <table:table-cell office:value-type="float" office:value="1502056575.98332" calcext:value-type="float">
            <text:p>1502056575.98332</text:p>
          </table:table-cell>
          <table:table-cell table:formula="of:=[.B1577] - [.B1576]" office:value-type="float" office:value="0.999979972839356" calcext:value-type="float">
            <text:p>0.9999799728</text:p>
          </table:table-cell>
          <table:table-cell table:formula="of:=[.C157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6.jpeg</text:p>
          </table:table-cell>
          <table:table-cell office:value-type="float" office:value="1502056576.98333" calcext:value-type="float">
            <text:p>1502056576.98333</text:p>
          </table:table-cell>
          <table:table-cell table:formula="of:=[.B1578] - [.B1577]" office:value-type="float" office:value="1.00001001358032" calcext:value-type="float">
            <text:p>1.0000100136</text:p>
          </table:table-cell>
          <table:table-cell table:formula="of:=[.C157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7.jpeg</text:p>
          </table:table-cell>
          <table:table-cell office:value-type="float" office:value="1502056577.98332" calcext:value-type="float">
            <text:p>1502056577.98332</text:p>
          </table:table-cell>
          <table:table-cell table:formula="of:=[.B1579] - [.B1578]" office:value-type="float" office:value="0.999989986419678" calcext:value-type="float">
            <text:p>0.9999899864</text:p>
          </table:table-cell>
          <table:table-cell table:formula="of:=[.C157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8.jpeg</text:p>
          </table:table-cell>
          <table:table-cell office:value-type="float" office:value="1502056578.98332" calcext:value-type="float">
            <text:p>1502056578.98332</text:p>
          </table:table-cell>
          <table:table-cell table:formula="of:=[.B1580] - [.B1579]" office:value-type="float" office:value="1" calcext:value-type="float">
            <text:p>1</text:p>
          </table:table-cell>
          <table:table-cell table:formula="of:=[.C158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79.jpeg</text:p>
          </table:table-cell>
          <table:table-cell office:value-type="float" office:value="1502056579.98327" calcext:value-type="float">
            <text:p>1502056579.98327</text:p>
          </table:table-cell>
          <table:table-cell table:formula="of:=[.B1581] - [.B1580]" office:value-type="float" office:value="0.999949932098389" calcext:value-type="float">
            <text:p>0.9999499321</text:p>
          </table:table-cell>
          <table:table-cell table:formula="of:=[.C158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0.jpeg</text:p>
          </table:table-cell>
          <table:table-cell office:value-type="float" office:value="1502056580.98332" calcext:value-type="float">
            <text:p>1502056580.98332</text:p>
          </table:table-cell>
          <table:table-cell table:formula="of:=[.B1582] - [.B1581]" office:value-type="float" office:value="1.00005006790161" calcext:value-type="float">
            <text:p>1.0000500679</text:p>
          </table:table-cell>
          <table:table-cell table:formula="of:=[.C158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1.jpeg</text:p>
          </table:table-cell>
          <table:table-cell office:value-type="float" office:value="1502056581.98342" calcext:value-type="float">
            <text:p>1502056581.98342</text:p>
          </table:table-cell>
          <table:table-cell table:formula="of:=[.B1583] - [.B1582]" office:value-type="float" office:value="1.00009989738464" calcext:value-type="float">
            <text:p>1.0000998974</text:p>
          </table:table-cell>
          <table:table-cell table:formula="of:=[.C1583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2.jpeg</text:p>
          </table:table-cell>
          <table:table-cell office:value-type="float" office:value="1502056582.98337" calcext:value-type="float">
            <text:p>1502056582.98337</text:p>
          </table:table-cell>
          <table:table-cell table:formula="of:=[.B1584] - [.B1583]" office:value-type="float" office:value="0.999950170516968" calcext:value-type="float">
            <text:p>0.9999501705</text:p>
          </table:table-cell>
          <table:table-cell table:formula="of:=[.C1584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3.jpeg</text:p>
          </table:table-cell>
          <table:table-cell office:value-type="float" office:value="1502056583.98335" calcext:value-type="float">
            <text:p>1502056583.98335</text:p>
          </table:table-cell>
          <table:table-cell table:formula="of:=[.B1585] - [.B1584]" office:value-type="float" office:value="0.999979972839356" calcext:value-type="float">
            <text:p>0.9999799728</text:p>
          </table:table-cell>
          <table:table-cell table:formula="of:=[.C158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4.jpeg</text:p>
          </table:table-cell>
          <table:table-cell office:value-type="float" office:value="1502056584.9833" calcext:value-type="float">
            <text:p>1502056584.9833</text:p>
          </table:table-cell>
          <table:table-cell table:formula="of:=[.B1586] - [.B1585]" office:value-type="float" office:value="0.999949932098389" calcext:value-type="float">
            <text:p>0.9999499321</text:p>
          </table:table-cell>
          <table:table-cell table:formula="of:=[.C158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5.jpeg</text:p>
          </table:table-cell>
          <table:table-cell office:value-type="float" office:value="1502056585.98325" calcext:value-type="float">
            <text:p>1502056585.98325</text:p>
          </table:table-cell>
          <table:table-cell table:formula="of:=[.B1587] - [.B1586]" office:value-type="float" office:value="0.999949932098389" calcext:value-type="float">
            <text:p>0.9999499321</text:p>
          </table:table-cell>
          <table:table-cell table:formula="of:=[.C158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6.jpeg</text:p>
          </table:table-cell>
          <table:table-cell office:value-type="float" office:value="1502056586.98336" calcext:value-type="float">
            <text:p>1502056586.98336</text:p>
          </table:table-cell>
          <table:table-cell table:formula="of:=[.B1588] - [.B1587]" office:value-type="float" office:value="1.00011014938355" calcext:value-type="float">
            <text:p>1.0001101494</text:p>
          </table:table-cell>
          <table:table-cell table:formula="of:=[.C1588] - 1" office:value-type="float" office:value="0.000110149383544922" calcext:value-type="float">
            <text:p>0.000110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7.jpeg</text:p>
          </table:table-cell>
          <table:table-cell office:value-type="float" office:value="1502056587.98331" calcext:value-type="float">
            <text:p>1502056587.98331</text:p>
          </table:table-cell>
          <table:table-cell table:formula="of:=[.B1589] - [.B1588]" office:value-type="float" office:value="0.999949932098389" calcext:value-type="float">
            <text:p>0.9999499321</text:p>
          </table:table-cell>
          <table:table-cell table:formula="of:=[.C158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8.jpeg</text:p>
          </table:table-cell>
          <table:table-cell office:value-type="float" office:value="1502056588.98326" calcext:value-type="float">
            <text:p>1502056588.98326</text:p>
          </table:table-cell>
          <table:table-cell table:formula="of:=[.B1590] - [.B1589]" office:value-type="float" office:value="0.999949932098389" calcext:value-type="float">
            <text:p>0.9999499321</text:p>
          </table:table-cell>
          <table:table-cell table:formula="of:=[.C159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89.jpeg</text:p>
          </table:table-cell>
          <table:table-cell office:value-type="float" office:value="1502056589.98333" calcext:value-type="float">
            <text:p>1502056589.98333</text:p>
          </table:table-cell>
          <table:table-cell table:formula="of:=[.B1591] - [.B1590]" office:value-type="float" office:value="1.00007009506226" calcext:value-type="float">
            <text:p>1.0000700951</text:p>
          </table:table-cell>
          <table:table-cell table:formula="of:=[.C1591] - 1" office:value-type="float" office:value="0.0000700950622558594" calcext:value-type="float">
            <text:p>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0.jpeg</text:p>
          </table:table-cell>
          <table:table-cell office:value-type="float" office:value="1502056590.98328" calcext:value-type="float">
            <text:p>1502056590.98328</text:p>
          </table:table-cell>
          <table:table-cell table:formula="of:=[.B1592] - [.B1591]" office:value-type="float" office:value="0.999949932098389" calcext:value-type="float">
            <text:p>0.9999499321</text:p>
          </table:table-cell>
          <table:table-cell table:formula="of:=[.C159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1.jpeg</text:p>
          </table:table-cell>
          <table:table-cell office:value-type="float" office:value="1502056591.98322" calcext:value-type="float">
            <text:p>1502056591.98322</text:p>
          </table:table-cell>
          <table:table-cell table:formula="of:=[.B1593] - [.B1592]" office:value-type="float" office:value="0.999940156936646" calcext:value-type="float">
            <text:p>0.9999401569</text:p>
          </table:table-cell>
          <table:table-cell table:formula="of:=[.C1593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2.jpeg</text:p>
          </table:table-cell>
          <table:table-cell office:value-type="float" office:value="1502056592.98324" calcext:value-type="float">
            <text:p>1502056592.98324</text:p>
          </table:table-cell>
          <table:table-cell table:formula="of:=[.B1594] - [.B1593]" office:value-type="float" office:value="1.00001978874207" calcext:value-type="float">
            <text:p>1.0000197887</text:p>
          </table:table-cell>
          <table:table-cell table:formula="of:=[.C1594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3.jpeg</text:p>
          </table:table-cell>
          <table:table-cell office:value-type="float" office:value="1502056593.98326" calcext:value-type="float">
            <text:p>1502056593.98326</text:p>
          </table:table-cell>
          <table:table-cell table:formula="of:=[.B1595] - [.B1594]" office:value-type="float" office:value="1.00002002716064" calcext:value-type="float">
            <text:p>1.0000200272</text:p>
          </table:table-cell>
          <table:table-cell table:formula="of:=[.C1595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4.jpeg</text:p>
          </table:table-cell>
          <table:table-cell office:value-type="float" office:value="1502056594.9832" calcext:value-type="float">
            <text:p>1502056594.9832</text:p>
          </table:table-cell>
          <table:table-cell table:formula="of:=[.B1596] - [.B1595]" office:value-type="float" office:value="0.999940156936646" calcext:value-type="float">
            <text:p>0.9999401569</text:p>
          </table:table-cell>
          <table:table-cell table:formula="of:=[.C1596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5.jpeg</text:p>
          </table:table-cell>
          <table:table-cell office:value-type="float" office:value="1502056595.98322" calcext:value-type="float">
            <text:p>1502056595.98322</text:p>
          </table:table-cell>
          <table:table-cell table:formula="of:=[.B1597] - [.B1596]" office:value-type="float" office:value="1.00002002716064" calcext:value-type="float">
            <text:p>1.0000200272</text:p>
          </table:table-cell>
          <table:table-cell table:formula="of:=[.C159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6.jpeg</text:p>
          </table:table-cell>
          <table:table-cell office:value-type="float" office:value="1502056596.98322" calcext:value-type="float">
            <text:p>1502056596.98322</text:p>
          </table:table-cell>
          <table:table-cell table:formula="of:=[.B1598] - [.B1597]" office:value-type="float" office:value="1" calcext:value-type="float">
            <text:p>1</text:p>
          </table:table-cell>
          <table:table-cell table:formula="of:=[.C159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7.jpeg</text:p>
          </table:table-cell>
          <table:table-cell office:value-type="float" office:value="1502056597.98316" calcext:value-type="float">
            <text:p>1502056597.98316</text:p>
          </table:table-cell>
          <table:table-cell table:formula="of:=[.B1599] - [.B1598]" office:value-type="float" office:value="0.999939918518066" calcext:value-type="float">
            <text:p>0.9999399185</text:p>
          </table:table-cell>
          <table:table-cell table:formula="of:=[.C1599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8.jpeg</text:p>
          </table:table-cell>
          <table:table-cell office:value-type="float" office:value="1502056598.98322" calcext:value-type="float">
            <text:p>1502056598.98322</text:p>
          </table:table-cell>
          <table:table-cell table:formula="of:=[.B1600] - [.B1599]" office:value-type="float" office:value="1.00006008148193" calcext:value-type="float">
            <text:p>1.0000600815</text:p>
          </table:table-cell>
          <table:table-cell table:formula="of:=[.C1600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599.jpeg</text:p>
          </table:table-cell>
          <table:table-cell office:value-type="float" office:value="1502056599.98321" calcext:value-type="float">
            <text:p>1502056599.98321</text:p>
          </table:table-cell>
          <table:table-cell table:formula="of:=[.B1601] - [.B1600]" office:value-type="float" office:value="0.999989986419678" calcext:value-type="float">
            <text:p>0.9999899864</text:p>
          </table:table-cell>
          <table:table-cell table:formula="of:=[.C160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0.jpeg</text:p>
          </table:table-cell>
          <table:table-cell office:value-type="float" office:value="1502056600.98315" calcext:value-type="float">
            <text:p>1502056600.98315</text:p>
          </table:table-cell>
          <table:table-cell table:formula="of:=[.B1602] - [.B1601]" office:value-type="float" office:value="0.999939918518066" calcext:value-type="float">
            <text:p>0.9999399185</text:p>
          </table:table-cell>
          <table:table-cell table:formula="of:=[.C1602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1.jpeg</text:p>
          </table:table-cell>
          <table:table-cell office:value-type="float" office:value="1502056601.9832" calcext:value-type="float">
            <text:p>1502056601.9832</text:p>
          </table:table-cell>
          <table:table-cell table:formula="of:=[.B1603] - [.B1602]" office:value-type="float" office:value="1.00005006790161" calcext:value-type="float">
            <text:p>1.0000500679</text:p>
          </table:table-cell>
          <table:table-cell table:formula="of:=[.C1603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2.jpeg</text:p>
          </table:table-cell>
          <table:table-cell office:value-type="float" office:value="1502056602.9832" calcext:value-type="float">
            <text:p>1502056602.9832</text:p>
          </table:table-cell>
          <table:table-cell table:formula="of:=[.B1604] - [.B1603]" office:value-type="float" office:value="1" calcext:value-type="float">
            <text:p>1</text:p>
          </table:table-cell>
          <table:table-cell table:formula="of:=[.C160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3.jpeg</text:p>
          </table:table-cell>
          <table:table-cell office:value-type="float" office:value="1502056603.98314" calcext:value-type="float">
            <text:p>1502056603.98314</text:p>
          </table:table-cell>
          <table:table-cell table:formula="of:=[.B1605] - [.B1604]" office:value-type="float" office:value="0.999939918518066" calcext:value-type="float">
            <text:p>0.9999399185</text:p>
          </table:table-cell>
          <table:table-cell table:formula="of:=[.C1605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4.jpeg</text:p>
          </table:table-cell>
          <table:table-cell office:value-type="float" office:value="1502056604.9832" calcext:value-type="float">
            <text:p>1502056604.9832</text:p>
          </table:table-cell>
          <table:table-cell table:formula="of:=[.B1606] - [.B1605]" office:value-type="float" office:value="1.00006008148193" calcext:value-type="float">
            <text:p>1.0000600815</text:p>
          </table:table-cell>
          <table:table-cell table:formula="of:=[.C1606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5.jpeg</text:p>
          </table:table-cell>
          <table:table-cell office:value-type="float" office:value="1502056605.98318" calcext:value-type="float">
            <text:p>1502056605.98318</text:p>
          </table:table-cell>
          <table:table-cell table:formula="of:=[.B1607] - [.B1606]" office:value-type="float" office:value="0.999979972839356" calcext:value-type="float">
            <text:p>0.9999799728</text:p>
          </table:table-cell>
          <table:table-cell table:formula="of:=[.C160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6.jpeg</text:p>
          </table:table-cell>
          <table:table-cell office:value-type="float" office:value="1502056606.98312" calcext:value-type="float">
            <text:p>1502056606.98312</text:p>
          </table:table-cell>
          <table:table-cell table:formula="of:=[.B1608] - [.B1607]" office:value-type="float" office:value="0.999939918518066" calcext:value-type="float">
            <text:p>0.9999399185</text:p>
          </table:table-cell>
          <table:table-cell table:formula="of:=[.C1608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7.jpeg</text:p>
          </table:table-cell>
          <table:table-cell office:value-type="float" office:value="1502056607.98321" calcext:value-type="float">
            <text:p>1502056607.98321</text:p>
          </table:table-cell>
          <table:table-cell table:formula="of:=[.B1609] - [.B1608]" office:value-type="float" office:value="1.0000901222229" calcext:value-type="float">
            <text:p>1.0000901222</text:p>
          </table:table-cell>
          <table:table-cell table:formula="of:=[.C1609] - 1" office:value-type="float" office:value="0.0000901222229003906" calcext:value-type="float">
            <text:p>9.0122222900390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8.jpeg</text:p>
          </table:table-cell>
          <table:table-cell office:value-type="float" office:value="1502056608.98319" calcext:value-type="float">
            <text:p>1502056608.98319</text:p>
          </table:table-cell>
          <table:table-cell table:formula="of:=[.B1610] - [.B1609]" office:value-type="float" office:value="0.999979972839356" calcext:value-type="float">
            <text:p>0.9999799728</text:p>
          </table:table-cell>
          <table:table-cell table:formula="of:=[.C161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09.jpeg</text:p>
          </table:table-cell>
          <table:table-cell office:value-type="float" office:value="1502056609.98312" calcext:value-type="float">
            <text:p>1502056609.98312</text:p>
          </table:table-cell>
          <table:table-cell table:formula="of:=[.B1611] - [.B1610]" office:value-type="float" office:value="0.999929904937744" calcext:value-type="float">
            <text:p>0.9999299049</text:p>
          </table:table-cell>
          <table:table-cell table:formula="of:=[.C1611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0.jpeg</text:p>
          </table:table-cell>
          <table:table-cell office:value-type="float" office:value="1502056610.98317" calcext:value-type="float">
            <text:p>1502056610.98317</text:p>
          </table:table-cell>
          <table:table-cell table:formula="of:=[.B1612] - [.B1611]" office:value-type="float" office:value="1.00005006790161" calcext:value-type="float">
            <text:p>1.0000500679</text:p>
          </table:table-cell>
          <table:table-cell table:formula="of:=[.C1612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1.jpeg</text:p>
          </table:table-cell>
          <table:table-cell office:value-type="float" office:value="1502056611.98316" calcext:value-type="float">
            <text:p>1502056611.98316</text:p>
          </table:table-cell>
          <table:table-cell table:formula="of:=[.B1613] - [.B1612]" office:value-type="float" office:value="0.999989986419678" calcext:value-type="float">
            <text:p>0.9999899864</text:p>
          </table:table-cell>
          <table:table-cell table:formula="of:=[.C161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2.jpeg</text:p>
          </table:table-cell>
          <table:table-cell office:value-type="float" office:value="1502056612.98317" calcext:value-type="float">
            <text:p>1502056612.98317</text:p>
          </table:table-cell>
          <table:table-cell table:formula="of:=[.B1614] - [.B1613]" office:value-type="float" office:value="1.00001001358032" calcext:value-type="float">
            <text:p>1.0000100136</text:p>
          </table:table-cell>
          <table:table-cell table:formula="of:=[.C161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3.jpeg</text:p>
          </table:table-cell>
          <table:table-cell office:value-type="float" office:value="1502056613.98316" calcext:value-type="float">
            <text:p>1502056613.98316</text:p>
          </table:table-cell>
          <table:table-cell table:formula="of:=[.B1615] - [.B1614]" office:value-type="float" office:value="0.999989986419678" calcext:value-type="float">
            <text:p>0.9999899864</text:p>
          </table:table-cell>
          <table:table-cell table:formula="of:=[.C161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4.jpeg</text:p>
          </table:table-cell>
          <table:table-cell office:value-type="float" office:value="1502056614.98311" calcext:value-type="float">
            <text:p>1502056614.98311</text:p>
          </table:table-cell>
          <table:table-cell table:formula="of:=[.B1616] - [.B1615]" office:value-type="float" office:value="0.999949932098389" calcext:value-type="float">
            <text:p>0.9999499321</text:p>
          </table:table-cell>
          <table:table-cell table:formula="of:=[.C161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5.jpeg</text:p>
          </table:table-cell>
          <table:table-cell office:value-type="float" office:value="1502056615.98315" calcext:value-type="float">
            <text:p>1502056615.98315</text:p>
          </table:table-cell>
          <table:table-cell table:formula="of:=[.B1617] - [.B1616]" office:value-type="float" office:value="1.00004005432129" calcext:value-type="float">
            <text:p>1.0000400543</text:p>
          </table:table-cell>
          <table:table-cell table:formula="of:=[.C161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6.jpeg</text:p>
          </table:table-cell>
          <table:table-cell office:value-type="float" office:value="1502056616.98313" calcext:value-type="float">
            <text:p>1502056616.98313</text:p>
          </table:table-cell>
          <table:table-cell table:formula="of:=[.B1618] - [.B1617]" office:value-type="float" office:value="0.999979972839356" calcext:value-type="float">
            <text:p>0.9999799728</text:p>
          </table:table-cell>
          <table:table-cell table:formula="of:=[.C161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7.jpeg</text:p>
          </table:table-cell>
          <table:table-cell office:value-type="float" office:value="1502056617.98314" calcext:value-type="float">
            <text:p>1502056617.98314</text:p>
          </table:table-cell>
          <table:table-cell table:formula="of:=[.B1619] - [.B1618]" office:value-type="float" office:value="1.00001001358032" calcext:value-type="float">
            <text:p>1.0000100136</text:p>
          </table:table-cell>
          <table:table-cell table:formula="of:=[.C161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8.jpeg</text:p>
          </table:table-cell>
          <table:table-cell office:value-type="float" office:value="1502056618.98314" calcext:value-type="float">
            <text:p>1502056618.98314</text:p>
          </table:table-cell>
          <table:table-cell table:formula="of:=[.B1620] - [.B1619]" office:value-type="float" office:value="1" calcext:value-type="float">
            <text:p>1</text:p>
          </table:table-cell>
          <table:table-cell table:formula="of:=[.C162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19.jpeg</text:p>
          </table:table-cell>
          <table:table-cell office:value-type="float" office:value="1502056619.98315" calcext:value-type="float">
            <text:p>1502056619.98315</text:p>
          </table:table-cell>
          <table:table-cell table:formula="of:=[.B1621] - [.B1620]" office:value-type="float" office:value="1.00001001358032" calcext:value-type="float">
            <text:p>1.0000100136</text:p>
          </table:table-cell>
          <table:table-cell table:formula="of:=[.C162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0.jpeg</text:p>
          </table:table-cell>
          <table:table-cell office:value-type="float" office:value="1502056620.98313" calcext:value-type="float">
            <text:p>1502056620.98313</text:p>
          </table:table-cell>
          <table:table-cell table:formula="of:=[.B1622] - [.B1621]" office:value-type="float" office:value="0.999979972839356" calcext:value-type="float">
            <text:p>0.9999799728</text:p>
          </table:table-cell>
          <table:table-cell table:formula="of:=[.C162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1.jpeg</text:p>
          </table:table-cell>
          <table:table-cell office:value-type="float" office:value="1502056621.98313" calcext:value-type="float">
            <text:p>1502056621.98313</text:p>
          </table:table-cell>
          <table:table-cell table:formula="of:=[.B1623] - [.B1622]" office:value-type="float" office:value="1" calcext:value-type="float">
            <text:p>1</text:p>
          </table:table-cell>
          <table:table-cell table:formula="of:=[.C162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2.jpeg</text:p>
          </table:table-cell>
          <table:table-cell office:value-type="float" office:value="1502056622.98311" calcext:value-type="float">
            <text:p>1502056622.98311</text:p>
          </table:table-cell>
          <table:table-cell table:formula="of:=[.B1624] - [.B1623]" office:value-type="float" office:value="0.999979972839356" calcext:value-type="float">
            <text:p>0.9999799728</text:p>
          </table:table-cell>
          <table:table-cell table:formula="of:=[.C1624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3.jpeg</text:p>
          </table:table-cell>
          <table:table-cell office:value-type="float" office:value="1502056623.9831" calcext:value-type="float">
            <text:p>1502056623.9831</text:p>
          </table:table-cell>
          <table:table-cell table:formula="of:=[.B1625] - [.B1624]" office:value-type="float" office:value="0.999989986419678" calcext:value-type="float">
            <text:p>0.9999899864</text:p>
          </table:table-cell>
          <table:table-cell table:formula="of:=[.C162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4.jpeg</text:p>
          </table:table-cell>
          <table:table-cell office:value-type="float" office:value="1502056624.98311" calcext:value-type="float">
            <text:p>1502056624.98311</text:p>
          </table:table-cell>
          <table:table-cell table:formula="of:=[.B1626] - [.B1625]" office:value-type="float" office:value="1.00001001358032" calcext:value-type="float">
            <text:p>1.0000100136</text:p>
          </table:table-cell>
          <table:table-cell table:formula="of:=[.C1626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5.jpeg</text:p>
          </table:table-cell>
          <table:table-cell office:value-type="float" office:value="1502056625.98309" calcext:value-type="float">
            <text:p>1502056625.98309</text:p>
          </table:table-cell>
          <table:table-cell table:formula="of:=[.B1627] - [.B1626]" office:value-type="float" office:value="0.999979972839356" calcext:value-type="float">
            <text:p>0.9999799728</text:p>
          </table:table-cell>
          <table:table-cell table:formula="of:=[.C162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6.jpeg</text:p>
          </table:table-cell>
          <table:table-cell office:value-type="float" office:value="1502056626.98311" calcext:value-type="float">
            <text:p>1502056626.98311</text:p>
          </table:table-cell>
          <table:table-cell table:formula="of:=[.B1628] - [.B1627]" office:value-type="float" office:value="1.00002002716064" calcext:value-type="float">
            <text:p>1.0000200272</text:p>
          </table:table-cell>
          <table:table-cell table:formula="of:=[.C162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7.jpeg</text:p>
          </table:table-cell>
          <table:table-cell office:value-type="float" office:value="1502056627.9831" calcext:value-type="float">
            <text:p>1502056627.9831</text:p>
          </table:table-cell>
          <table:table-cell table:formula="of:=[.B1629] - [.B1628]" office:value-type="float" office:value="0.999989986419678" calcext:value-type="float">
            <text:p>0.9999899864</text:p>
          </table:table-cell>
          <table:table-cell table:formula="of:=[.C162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8.jpeg</text:p>
          </table:table-cell>
          <table:table-cell office:value-type="float" office:value="1502056628.98309" calcext:value-type="float">
            <text:p>1502056628.98309</text:p>
          </table:table-cell>
          <table:table-cell table:formula="of:=[.B1630] - [.B1629]" office:value-type="float" office:value="0.999989986419678" calcext:value-type="float">
            <text:p>0.9999899864</text:p>
          </table:table-cell>
          <table:table-cell table:formula="of:=[.C163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29.jpeg</text:p>
          </table:table-cell>
          <table:table-cell office:value-type="float" office:value="1502056629.98308" calcext:value-type="float">
            <text:p>1502056629.98308</text:p>
          </table:table-cell>
          <table:table-cell table:formula="of:=[.B1631] - [.B1630]" office:value-type="float" office:value="0.999989986419678" calcext:value-type="float">
            <text:p>0.9999899864</text:p>
          </table:table-cell>
          <table:table-cell table:formula="of:=[.C163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0.jpeg</text:p>
          </table:table-cell>
          <table:table-cell office:value-type="float" office:value="1502056630.9831" calcext:value-type="float">
            <text:p>1502056630.9831</text:p>
          </table:table-cell>
          <table:table-cell table:formula="of:=[.B1632] - [.B1631]" office:value-type="float" office:value="1.00002002716064" calcext:value-type="float">
            <text:p>1.0000200272</text:p>
          </table:table-cell>
          <table:table-cell table:formula="of:=[.C163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1.jpeg</text:p>
          </table:table-cell>
          <table:table-cell office:value-type="float" office:value="1502056631.98308" calcext:value-type="float">
            <text:p>1502056631.98308</text:p>
          </table:table-cell>
          <table:table-cell table:formula="of:=[.B1633] - [.B1632]" office:value-type="float" office:value="0.999979972839356" calcext:value-type="float">
            <text:p>0.9999799728</text:p>
          </table:table-cell>
          <table:table-cell table:formula="of:=[.C1633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2.jpeg</text:p>
          </table:table-cell>
          <table:table-cell office:value-type="float" office:value="1502056632.98309" calcext:value-type="float">
            <text:p>1502056632.98309</text:p>
          </table:table-cell>
          <table:table-cell table:formula="of:=[.B1634] - [.B1633]" office:value-type="float" office:value="1.00001001358032" calcext:value-type="float">
            <text:p>1.0000100136</text:p>
          </table:table-cell>
          <table:table-cell table:formula="of:=[.C163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3.jpeg</text:p>
          </table:table-cell>
          <table:table-cell office:value-type="float" office:value="1502056633.98309" calcext:value-type="float">
            <text:p>1502056633.98309</text:p>
          </table:table-cell>
          <table:table-cell table:formula="of:=[.B1635] - [.B1634]" office:value-type="float" office:value="1" calcext:value-type="float">
            <text:p>1</text:p>
          </table:table-cell>
          <table:table-cell table:formula="of:=[.C163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4.jpeg</text:p>
          </table:table-cell>
          <table:table-cell office:value-type="float" office:value="1502056634.98305" calcext:value-type="float">
            <text:p>1502056634.98305</text:p>
          </table:table-cell>
          <table:table-cell table:formula="of:=[.B1636] - [.B1635]" office:value-type="float" office:value="0.99996018409729" calcext:value-type="float">
            <text:p>0.9999601841</text:p>
          </table:table-cell>
          <table:table-cell table:formula="of:=[.C1636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5.jpeg</text:p>
          </table:table-cell>
          <table:table-cell office:value-type="float" office:value="1502056635.98304" calcext:value-type="float">
            <text:p>1502056635.98304</text:p>
          </table:table-cell>
          <table:table-cell table:formula="of:=[.B1637] - [.B1636]" office:value-type="float" office:value="0.999989986419678" calcext:value-type="float">
            <text:p>0.9999899864</text:p>
          </table:table-cell>
          <table:table-cell table:formula="of:=[.C163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6.jpeg</text:p>
          </table:table-cell>
          <table:table-cell office:value-type="float" office:value="1502056636.98306" calcext:value-type="float">
            <text:p>1502056636.98306</text:p>
          </table:table-cell>
          <table:table-cell table:formula="of:=[.B1638] - [.B1637]" office:value-type="float" office:value="1.00001978874207" calcext:value-type="float">
            <text:p>1.0000197887</text:p>
          </table:table-cell>
          <table:table-cell table:formula="of:=[.C1638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7.jpeg</text:p>
          </table:table-cell>
          <table:table-cell office:value-type="float" office:value="1502056637.98304" calcext:value-type="float">
            <text:p>1502056637.98304</text:p>
          </table:table-cell>
          <table:table-cell table:formula="of:=[.B1639] - [.B1638]" office:value-type="float" office:value="0.999980211257935" calcext:value-type="float">
            <text:p>0.9999802113</text:p>
          </table:table-cell>
          <table:table-cell table:formula="of:=[.C1639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8.jpeg</text:p>
          </table:table-cell>
          <table:table-cell office:value-type="float" office:value="1502056638.98304" calcext:value-type="float">
            <text:p>1502056638.98304</text:p>
          </table:table-cell>
          <table:table-cell table:formula="of:=[.B1640] - [.B1639]" office:value-type="float" office:value="1" calcext:value-type="float">
            <text:p>1</text:p>
          </table:table-cell>
          <table:table-cell table:formula="of:=[.C164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39.jpeg</text:p>
          </table:table-cell>
          <table:table-cell office:value-type="float" office:value="1502056639.98304" calcext:value-type="float">
            <text:p>1502056639.98304</text:p>
          </table:table-cell>
          <table:table-cell table:formula="of:=[.B1641] - [.B1640]" office:value-type="float" office:value="1" calcext:value-type="float">
            <text:p>1</text:p>
          </table:table-cell>
          <table:table-cell table:formula="of:=[.C1641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0.jpeg</text:p>
          </table:table-cell>
          <table:table-cell office:value-type="float" office:value="1502056640.98304" calcext:value-type="float">
            <text:p>1502056640.98304</text:p>
          </table:table-cell>
          <table:table-cell table:formula="of:=[.B1642] - [.B1641]" office:value-type="float" office:value="1" calcext:value-type="float">
            <text:p>1</text:p>
          </table:table-cell>
          <table:table-cell table:formula="of:=[.C164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1.jpeg</text:p>
          </table:table-cell>
          <table:table-cell office:value-type="float" office:value="1502056641.98304" calcext:value-type="float">
            <text:p>1502056641.98304</text:p>
          </table:table-cell>
          <table:table-cell table:formula="of:=[.B1643] - [.B1642]" office:value-type="float" office:value="1" calcext:value-type="float">
            <text:p>1</text:p>
          </table:table-cell>
          <table:table-cell table:formula="of:=[.C164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2.jpeg</text:p>
          </table:table-cell>
          <table:table-cell office:value-type="float" office:value="1502056642.98308" calcext:value-type="float">
            <text:p>1502056642.98308</text:p>
          </table:table-cell>
          <table:table-cell table:formula="of:=[.B1644] - [.B1643]" office:value-type="float" office:value="1.00003981590271" calcext:value-type="float">
            <text:p>1.0000398159</text:p>
          </table:table-cell>
          <table:table-cell table:formula="of:=[.C1644] - 1" office:value-type="float" office:value="0.0000398159027099609" calcext:value-type="float">
            <text:p>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3.jpeg</text:p>
          </table:table-cell>
          <table:table-cell office:value-type="float" office:value="1502056643.98304" calcext:value-type="float">
            <text:p>1502056643.98304</text:p>
          </table:table-cell>
          <table:table-cell table:formula="of:=[.B1645] - [.B1644]" office:value-type="float" office:value="0.99996018409729" calcext:value-type="float">
            <text:p>0.9999601841</text:p>
          </table:table-cell>
          <table:table-cell table:formula="of:=[.C1645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4.jpeg</text:p>
          </table:table-cell>
          <table:table-cell office:value-type="float" office:value="1502056644.983" calcext:value-type="float">
            <text:p>1502056644.983</text:p>
          </table:table-cell>
          <table:table-cell table:formula="of:=[.B1646] - [.B1645]" office:value-type="float" office:value="0.999959945678711" calcext:value-type="float">
            <text:p>0.9999599457</text:p>
          </table:table-cell>
          <table:table-cell table:formula="of:=[.C1646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5.jpeg</text:p>
          </table:table-cell>
          <table:table-cell office:value-type="float" office:value="1502056645.98307" calcext:value-type="float">
            <text:p>1502056645.98307</text:p>
          </table:table-cell>
          <table:table-cell table:formula="of:=[.B1647] - [.B1646]" office:value-type="float" office:value="1.00006985664368" calcext:value-type="float">
            <text:p>1.0000698566</text:p>
          </table:table-cell>
          <table:table-cell table:formula="of:=[.C164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6.jpeg</text:p>
          </table:table-cell>
          <table:table-cell office:value-type="float" office:value="1502056646.98303" calcext:value-type="float">
            <text:p>1502056646.98303</text:p>
          </table:table-cell>
          <table:table-cell table:formula="of:=[.B1648] - [.B1647]" office:value-type="float" office:value="0.99996018409729" calcext:value-type="float">
            <text:p>0.9999601841</text:p>
          </table:table-cell>
          <table:table-cell table:formula="of:=[.C1648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7.jpeg</text:p>
          </table:table-cell>
          <table:table-cell office:value-type="float" office:value="1502056647.98301" calcext:value-type="float">
            <text:p>1502056647.98301</text:p>
          </table:table-cell>
          <table:table-cell table:formula="of:=[.B1649] - [.B1648]" office:value-type="float" office:value="0.999979972839356" calcext:value-type="float">
            <text:p>0.9999799728</text:p>
          </table:table-cell>
          <table:table-cell table:formula="of:=[.C1649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8.jpeg</text:p>
          </table:table-cell>
          <table:table-cell office:value-type="float" office:value="1502056648.98306" calcext:value-type="float">
            <text:p>1502056648.98306</text:p>
          </table:table-cell>
          <table:table-cell table:formula="of:=[.B1650] - [.B1649]" office:value-type="float" office:value="1.00004982948303" calcext:value-type="float">
            <text:p>1.0000498295</text:p>
          </table:table-cell>
          <table:table-cell table:formula="of:=[.C1650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49.jpeg</text:p>
          </table:table-cell>
          <table:table-cell office:value-type="float" office:value="1502056649.98301" calcext:value-type="float">
            <text:p>1502056649.98301</text:p>
          </table:table-cell>
          <table:table-cell table:formula="of:=[.B1651] - [.B1650]" office:value-type="float" office:value="0.999950170516968" calcext:value-type="float">
            <text:p>0.9999501705</text:p>
          </table:table-cell>
          <table:table-cell table:formula="of:=[.C165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0.jpeg</text:p>
          </table:table-cell>
          <table:table-cell office:value-type="float" office:value="1502056650.98297" calcext:value-type="float">
            <text:p>1502056650.98297</text:p>
          </table:table-cell>
          <table:table-cell table:formula="of:=[.B1652] - [.B1651]" office:value-type="float" office:value="0.999959945678711" calcext:value-type="float">
            <text:p>0.9999599457</text:p>
          </table:table-cell>
          <table:table-cell table:formula="of:=[.C1652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1.jpeg</text:p>
          </table:table-cell>
          <table:table-cell office:value-type="float" office:value="1502056651.98306" calcext:value-type="float">
            <text:p>1502056651.98306</text:p>
          </table:table-cell>
          <table:table-cell table:formula="of:=[.B1653] - [.B1652]" office:value-type="float" office:value="1.00008988380432" calcext:value-type="float">
            <text:p>1.0000898838</text:p>
          </table:table-cell>
          <table:table-cell table:formula="of:=[.C1653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2.jpeg</text:p>
          </table:table-cell>
          <table:table-cell office:value-type="float" office:value="1502056652.98306" calcext:value-type="float">
            <text:p>1502056652.98306</text:p>
          </table:table-cell>
          <table:table-cell table:formula="of:=[.B1654] - [.B1653]" office:value-type="float" office:value="1" calcext:value-type="float">
            <text:p>1</text:p>
          </table:table-cell>
          <table:table-cell table:formula="of:=[.C1654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3.jpeg</text:p>
          </table:table-cell>
          <table:table-cell office:value-type="float" office:value="1502056653.98302" calcext:value-type="float">
            <text:p>1502056653.98302</text:p>
          </table:table-cell>
          <table:table-cell table:formula="of:=[.B1655] - [.B1654]" office:value-type="float" office:value="0.99996018409729" calcext:value-type="float">
            <text:p>0.9999601841</text:p>
          </table:table-cell>
          <table:table-cell table:formula="of:=[.C1655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4.jpeg</text:p>
          </table:table-cell>
          <table:table-cell office:value-type="float" office:value="1502056654.98297" calcext:value-type="float">
            <text:p>1502056654.98297</text:p>
          </table:table-cell>
          <table:table-cell table:formula="of:=[.B1656] - [.B1655]" office:value-type="float" office:value="0.999949932098389" calcext:value-type="float">
            <text:p>0.9999499321</text:p>
          </table:table-cell>
          <table:table-cell table:formula="of:=[.C165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5.jpeg</text:p>
          </table:table-cell>
          <table:table-cell office:value-type="float" office:value="1502056655.98295" calcext:value-type="float">
            <text:p>1502056655.98295</text:p>
          </table:table-cell>
          <table:table-cell table:formula="of:=[.B1657] - [.B1656]" office:value-type="float" office:value="0.999979972839356" calcext:value-type="float">
            <text:p>0.9999799728</text:p>
          </table:table-cell>
          <table:table-cell table:formula="of:=[.C165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6.jpeg</text:p>
          </table:table-cell>
          <table:table-cell office:value-type="float" office:value="1502056656.98294" calcext:value-type="float">
            <text:p>1502056656.98294</text:p>
          </table:table-cell>
          <table:table-cell table:formula="of:=[.B1658] - [.B1657]" office:value-type="float" office:value="0.999989986419678" calcext:value-type="float">
            <text:p>0.9999899864</text:p>
          </table:table-cell>
          <table:table-cell table:formula="of:=[.C165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7.jpeg</text:p>
          </table:table-cell>
          <table:table-cell office:value-type="float" office:value="1502056657.98289" calcext:value-type="float">
            <text:p>1502056657.98289</text:p>
          </table:table-cell>
          <table:table-cell table:formula="of:=[.B1659] - [.B1658]" office:value-type="float" office:value="0.999949932098389" calcext:value-type="float">
            <text:p>0.9999499321</text:p>
          </table:table-cell>
          <table:table-cell table:formula="of:=[.C165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8.jpeg</text:p>
          </table:table-cell>
          <table:table-cell office:value-type="float" office:value="1502056658.98297" calcext:value-type="float">
            <text:p>1502056658.98297</text:p>
          </table:table-cell>
          <table:table-cell table:formula="of:=[.B1660] - [.B1659]" office:value-type="float" office:value="1.00008010864258" calcext:value-type="float">
            <text:p>1.0000801086</text:p>
          </table:table-cell>
          <table:table-cell table:formula="of:=[.C1660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59.jpeg</text:p>
          </table:table-cell>
          <table:table-cell office:value-type="float" office:value="1502056659.98292" calcext:value-type="float">
            <text:p>1502056659.98292</text:p>
          </table:table-cell>
          <table:table-cell table:formula="of:=[.B1661] - [.B1660]" office:value-type="float" office:value="0.999949932098389" calcext:value-type="float">
            <text:p>0.9999499321</text:p>
          </table:table-cell>
          <table:table-cell table:formula="of:=[.C166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0.jpeg</text:p>
          </table:table-cell>
          <table:table-cell office:value-type="float" office:value="1502056660.98287" calcext:value-type="float">
            <text:p>1502056660.98287</text:p>
          </table:table-cell>
          <table:table-cell table:formula="of:=[.B1662] - [.B1661]" office:value-type="float" office:value="0.999950170516968" calcext:value-type="float">
            <text:p>0.9999501705</text:p>
          </table:table-cell>
          <table:table-cell table:formula="of:=[.C1662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1.jpeg</text:p>
          </table:table-cell>
          <table:table-cell office:value-type="float" office:value="1502056661.98293" calcext:value-type="float">
            <text:p>1502056661.98293</text:p>
          </table:table-cell>
          <table:table-cell table:formula="of:=[.B1663] - [.B1662]" office:value-type="float" office:value="1.00005984306335" calcext:value-type="float">
            <text:p>1.0000598431</text:p>
          </table:table-cell>
          <table:table-cell table:formula="of:=[.C1663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2.jpeg</text:p>
          </table:table-cell>
          <table:table-cell office:value-type="float" office:value="1502056662.98292" calcext:value-type="float">
            <text:p>1502056662.98292</text:p>
          </table:table-cell>
          <table:table-cell table:formula="of:=[.B1664] - [.B1663]" office:value-type="float" office:value="0.999989986419678" calcext:value-type="float">
            <text:p>0.9999899864</text:p>
          </table:table-cell>
          <table:table-cell table:formula="of:=[.C166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3.jpeg</text:p>
          </table:table-cell>
          <table:table-cell office:value-type="float" office:value="1502056663.98287" calcext:value-type="float">
            <text:p>1502056663.98287</text:p>
          </table:table-cell>
          <table:table-cell table:formula="of:=[.B1665] - [.B1664]" office:value-type="float" office:value="0.999950170516968" calcext:value-type="float">
            <text:p>0.9999501705</text:p>
          </table:table-cell>
          <table:table-cell table:formula="of:=[.C1665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4.jpeg</text:p>
          </table:table-cell>
          <table:table-cell office:value-type="float" office:value="1502056664.98296" calcext:value-type="float">
            <text:p>1502056664.98296</text:p>
          </table:table-cell>
          <table:table-cell table:formula="of:=[.B1666] - [.B1665]" office:value-type="float" office:value="1.00008988380432" calcext:value-type="float">
            <text:p>1.0000898838</text:p>
          </table:table-cell>
          <table:table-cell table:formula="of:=[.C1666] - 1" office:value-type="float" office:value="0.0000898838043212891" calcext:value-type="float">
            <text:p>8.9883804321289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5.jpeg</text:p>
          </table:table-cell>
          <table:table-cell office:value-type="float" office:value="1502056665.98291" calcext:value-type="float">
            <text:p>1502056665.98291</text:p>
          </table:table-cell>
          <table:table-cell table:formula="of:=[.B1667] - [.B1666]" office:value-type="float" office:value="0.999949932098389" calcext:value-type="float">
            <text:p>0.9999499321</text:p>
          </table:table-cell>
          <table:table-cell table:formula="of:=[.C166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6.jpeg</text:p>
          </table:table-cell>
          <table:table-cell office:value-type="float" office:value="1502056666.98286" calcext:value-type="float">
            <text:p>1502056666.98286</text:p>
          </table:table-cell>
          <table:table-cell table:formula="of:=[.B1668] - [.B1667]" office:value-type="float" office:value="0.999950170516968" calcext:value-type="float">
            <text:p>0.9999501705</text:p>
          </table:table-cell>
          <table:table-cell table:formula="of:=[.C1668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7.jpeg</text:p>
          </table:table-cell>
          <table:table-cell office:value-type="float" office:value="1502056667.98291" calcext:value-type="float">
            <text:p>1502056667.98291</text:p>
          </table:table-cell>
          <table:table-cell table:formula="of:=[.B1669] - [.B1668]" office:value-type="float" office:value="1.00004982948303" calcext:value-type="float">
            <text:p>1.0000498295</text:p>
          </table:table-cell>
          <table:table-cell table:formula="of:=[.C1669] - 1" office:value-type="float" office:value="0.0000498294830322266" calcext:value-type="float">
            <text:p>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8.jpeg</text:p>
          </table:table-cell>
          <table:table-cell office:value-type="float" office:value="1502056668.98291" calcext:value-type="float">
            <text:p>1502056668.98291</text:p>
          </table:table-cell>
          <table:table-cell table:formula="of:=[.B1670] - [.B1669]" office:value-type="float" office:value="1" calcext:value-type="float">
            <text:p>1</text:p>
          </table:table-cell>
          <table:table-cell table:formula="of:=[.C1670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69.jpeg</text:p>
          </table:table-cell>
          <table:table-cell office:value-type="float" office:value="1502056669.98286" calcext:value-type="float">
            <text:p>1502056669.98286</text:p>
          </table:table-cell>
          <table:table-cell table:formula="of:=[.B1671] - [.B1670]" office:value-type="float" office:value="0.999950170516968" calcext:value-type="float">
            <text:p>0.9999501705</text:p>
          </table:table-cell>
          <table:table-cell table:formula="of:=[.C1671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0.jpeg</text:p>
          </table:table-cell>
          <table:table-cell office:value-type="float" office:value="1502056670.98288" calcext:value-type="float">
            <text:p>1502056670.98288</text:p>
          </table:table-cell>
          <table:table-cell table:formula="of:=[.B1672] - [.B1671]" office:value-type="float" office:value="1.00002002716064" calcext:value-type="float">
            <text:p>1.0000200272</text:p>
          </table:table-cell>
          <table:table-cell table:formula="of:=[.C167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1.jpeg</text:p>
          </table:table-cell>
          <table:table-cell office:value-type="float" office:value="1502056671.98296" calcext:value-type="float">
            <text:p>1502056671.98296</text:p>
          </table:table-cell>
          <table:table-cell table:formula="of:=[.B1673] - [.B1672]" office:value-type="float" office:value="1.000079870224" calcext:value-type="float">
            <text:p>1.0000798702</text:p>
          </table:table-cell>
          <table:table-cell table:formula="of:=[.C1673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2.jpeg</text:p>
          </table:table-cell>
          <table:table-cell office:value-type="float" office:value="1502056672.98291" calcext:value-type="float">
            <text:p>1502056672.98291</text:p>
          </table:table-cell>
          <table:table-cell table:formula="of:=[.B1674] - [.B1673]" office:value-type="float" office:value="0.999949932098389" calcext:value-type="float">
            <text:p>0.9999499321</text:p>
          </table:table-cell>
          <table:table-cell table:formula="of:=[.C167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3.jpeg</text:p>
          </table:table-cell>
          <table:table-cell office:value-type="float" office:value="1502056673.98288" calcext:value-type="float">
            <text:p>1502056673.98288</text:p>
          </table:table-cell>
          <table:table-cell table:formula="of:=[.B1675] - [.B1674]" office:value-type="float" office:value="0.999970197677612" calcext:value-type="float">
            <text:p>0.9999701977</text:p>
          </table:table-cell>
          <table:table-cell table:formula="of:=[.C1675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4.jpeg</text:p>
          </table:table-cell>
          <table:table-cell office:value-type="float" office:value="1502056674.98289" calcext:value-type="float">
            <text:p>1502056674.98289</text:p>
          </table:table-cell>
          <table:table-cell table:formula="of:=[.B1676] - [.B1675]" office:value-type="float" office:value="1.00000977516174" calcext:value-type="float">
            <text:p>1.0000097752</text:p>
          </table:table-cell>
          <table:table-cell table:formula="of:=[.C1676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5.jpeg</text:p>
          </table:table-cell>
          <table:table-cell office:value-type="float" office:value="1502056675.98284" calcext:value-type="float">
            <text:p>1502056675.98284</text:p>
          </table:table-cell>
          <table:table-cell table:formula="of:=[.B1677] - [.B1676]" office:value-type="float" office:value="0.999950170516968" calcext:value-type="float">
            <text:p>0.9999501705</text:p>
          </table:table-cell>
          <table:table-cell table:formula="of:=[.C1677] - 1" office:value-type="float" office:value="-0.0000498294830322266" calcext:value-type="float">
            <text:p>-4.9829483032226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6.jpeg</text:p>
          </table:table-cell>
          <table:table-cell office:value-type="float" office:value="1502056676.98285" calcext:value-type="float">
            <text:p>1502056676.98285</text:p>
          </table:table-cell>
          <table:table-cell table:formula="of:=[.B1678] - [.B1677]" office:value-type="float" office:value="1.00001001358032" calcext:value-type="float">
            <text:p>1.0000100136</text:p>
          </table:table-cell>
          <table:table-cell table:formula="of:=[.C167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7.jpeg</text:p>
          </table:table-cell>
          <table:table-cell office:value-type="float" office:value="1502056677.98286" calcext:value-type="float">
            <text:p>1502056677.98286</text:p>
          </table:table-cell>
          <table:table-cell table:formula="of:=[.B1679] - [.B1678]" office:value-type="float" office:value="1.00001001358032" calcext:value-type="float">
            <text:p>1.0000100136</text:p>
          </table:table-cell>
          <table:table-cell table:formula="of:=[.C167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8.jpeg</text:p>
          </table:table-cell>
          <table:table-cell office:value-type="float" office:value="1502056678.98281" calcext:value-type="float">
            <text:p>1502056678.98281</text:p>
          </table:table-cell>
          <table:table-cell table:formula="of:=[.B1680] - [.B1679]" office:value-type="float" office:value="0.999949932098389" calcext:value-type="float">
            <text:p>0.9999499321</text:p>
          </table:table-cell>
          <table:table-cell table:formula="of:=[.C168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79.jpeg</text:p>
          </table:table-cell>
          <table:table-cell office:value-type="float" office:value="1502056679.98284" calcext:value-type="float">
            <text:p>1502056679.98284</text:p>
          </table:table-cell>
          <table:table-cell table:formula="of:=[.B1681] - [.B1680]" office:value-type="float" office:value="1.00003004074097" calcext:value-type="float">
            <text:p>1.0000300407</text:p>
          </table:table-cell>
          <table:table-cell table:formula="of:=[.C168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0.jpeg</text:p>
          </table:table-cell>
          <table:table-cell office:value-type="float" office:value="1502056680.98284" calcext:value-type="float">
            <text:p>1502056680.98284</text:p>
          </table:table-cell>
          <table:table-cell table:formula="of:=[.B1682] - [.B1681]" office:value-type="float" office:value="1" calcext:value-type="float">
            <text:p>1</text:p>
          </table:table-cell>
          <table:table-cell table:formula="of:=[.C168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1.jpeg</text:p>
          </table:table-cell>
          <table:table-cell office:value-type="float" office:value="1502056681.98279" calcext:value-type="float">
            <text:p>1502056681.98279</text:p>
          </table:table-cell>
          <table:table-cell table:formula="of:=[.B1683] - [.B1682]" office:value-type="float" office:value="0.999949932098389" calcext:value-type="float">
            <text:p>0.9999499321</text:p>
          </table:table-cell>
          <table:table-cell table:formula="of:=[.C168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2.jpeg</text:p>
          </table:table-cell>
          <table:table-cell office:value-type="float" office:value="1502056682.98282" calcext:value-type="float">
            <text:p>1502056682.98282</text:p>
          </table:table-cell>
          <table:table-cell table:formula="of:=[.B1684] - [.B1683]" office:value-type="float" office:value="1.00003004074097" calcext:value-type="float">
            <text:p>1.0000300407</text:p>
          </table:table-cell>
          <table:table-cell table:formula="of:=[.C168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3.jpeg</text:p>
          </table:table-cell>
          <table:table-cell office:value-type="float" office:value="1502056683.9828" calcext:value-type="float">
            <text:p>1502056683.9828</text:p>
          </table:table-cell>
          <table:table-cell table:formula="of:=[.B1685] - [.B1684]" office:value-type="float" office:value="0.999979972839356" calcext:value-type="float">
            <text:p>0.9999799728</text:p>
          </table:table-cell>
          <table:table-cell table:formula="of:=[.C168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4.jpeg</text:p>
          </table:table-cell>
          <table:table-cell office:value-type="float" office:value="1502056684.98282" calcext:value-type="float">
            <text:p>1502056684.98282</text:p>
          </table:table-cell>
          <table:table-cell table:formula="of:=[.B1686] - [.B1685]" office:value-type="float" office:value="1.00002002716064" calcext:value-type="float">
            <text:p>1.0000200272</text:p>
          </table:table-cell>
          <table:table-cell table:formula="of:=[.C1686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5.jpeg</text:p>
          </table:table-cell>
          <table:table-cell office:value-type="float" office:value="1502056685.98281" calcext:value-type="float">
            <text:p>1502056685.98281</text:p>
          </table:table-cell>
          <table:table-cell table:formula="of:=[.B1687] - [.B1686]" office:value-type="float" office:value="0.999989986419678" calcext:value-type="float">
            <text:p>0.9999899864</text:p>
          </table:table-cell>
          <table:table-cell table:formula="of:=[.C168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6.jpeg</text:p>
          </table:table-cell>
          <table:table-cell office:value-type="float" office:value="1502056686.98282" calcext:value-type="float">
            <text:p>1502056686.98282</text:p>
          </table:table-cell>
          <table:table-cell table:formula="of:=[.B1688] - [.B1687]" office:value-type="float" office:value="1.00001001358032" calcext:value-type="float">
            <text:p>1.0000100136</text:p>
          </table:table-cell>
          <table:table-cell table:formula="of:=[.C168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7.jpeg</text:p>
          </table:table-cell>
          <table:table-cell office:value-type="float" office:value="1502056687.98281" calcext:value-type="float">
            <text:p>1502056687.98281</text:p>
          </table:table-cell>
          <table:table-cell table:formula="of:=[.B1689] - [.B1688]" office:value-type="float" office:value="0.999989986419678" calcext:value-type="float">
            <text:p>0.9999899864</text:p>
          </table:table-cell>
          <table:table-cell table:formula="of:=[.C1689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8.jpeg</text:p>
          </table:table-cell>
          <table:table-cell office:value-type="float" office:value="1502056688.9828" calcext:value-type="float">
            <text:p>1502056688.9828</text:p>
          </table:table-cell>
          <table:table-cell table:formula="of:=[.B1690] - [.B1689]" office:value-type="float" office:value="0.999989986419678" calcext:value-type="float">
            <text:p>0.9999899864</text:p>
          </table:table-cell>
          <table:table-cell table:formula="of:=[.C169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89.jpeg</text:p>
          </table:table-cell>
          <table:table-cell office:value-type="float" office:value="1502056689.98281" calcext:value-type="float">
            <text:p>1502056689.98281</text:p>
          </table:table-cell>
          <table:table-cell table:formula="of:=[.B1691] - [.B1690]" office:value-type="float" office:value="1.00001001358032" calcext:value-type="float">
            <text:p>1.0000100136</text:p>
          </table:table-cell>
          <table:table-cell table:formula="of:=[.C169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0.jpeg</text:p>
          </table:table-cell>
          <table:table-cell office:value-type="float" office:value="1502056690.98279" calcext:value-type="float">
            <text:p>1502056690.98279</text:p>
          </table:table-cell>
          <table:table-cell table:formula="of:=[.B1692] - [.B1691]" office:value-type="float" office:value="0.999979972839356" calcext:value-type="float">
            <text:p>0.9999799728</text:p>
          </table:table-cell>
          <table:table-cell table:formula="of:=[.C169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1.jpeg</text:p>
          </table:table-cell>
          <table:table-cell office:value-type="float" office:value="1502056691.98278" calcext:value-type="float">
            <text:p>1502056691.98278</text:p>
          </table:table-cell>
          <table:table-cell table:formula="of:=[.B1693] - [.B1692]" office:value-type="float" office:value="0.999989986419678" calcext:value-type="float">
            <text:p>0.9999899864</text:p>
          </table:table-cell>
          <table:table-cell table:formula="of:=[.C169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2.jpeg</text:p>
          </table:table-cell>
          <table:table-cell office:value-type="float" office:value="1502056692.98279" calcext:value-type="float">
            <text:p>1502056692.98279</text:p>
          </table:table-cell>
          <table:table-cell table:formula="of:=[.B1694] - [.B1693]" office:value-type="float" office:value="1.00001001358032" calcext:value-type="float">
            <text:p>1.0000100136</text:p>
          </table:table-cell>
          <table:table-cell table:formula="of:=[.C1694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3.jpeg</text:p>
          </table:table-cell>
          <table:table-cell office:value-type="float" office:value="1502056693.98278" calcext:value-type="float">
            <text:p>1502056693.98278</text:p>
          </table:table-cell>
          <table:table-cell table:formula="of:=[.B1695] - [.B1694]" office:value-type="float" office:value="0.999989986419678" calcext:value-type="float">
            <text:p>0.9999899864</text:p>
          </table:table-cell>
          <table:table-cell table:formula="of:=[.C1695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4.jpeg</text:p>
          </table:table-cell>
          <table:table-cell office:value-type="float" office:value="1502056694.98276" calcext:value-type="float">
            <text:p>1502056694.98276</text:p>
          </table:table-cell>
          <table:table-cell table:formula="of:=[.B1696] - [.B1695]" office:value-type="float" office:value="0.999979972839356" calcext:value-type="float">
            <text:p>0.9999799728</text:p>
          </table:table-cell>
          <table:table-cell table:formula="of:=[.C1696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5.jpeg</text:p>
          </table:table-cell>
          <table:table-cell office:value-type="float" office:value="1502056695.9828" calcext:value-type="float">
            <text:p>1502056695.9828</text:p>
          </table:table-cell>
          <table:table-cell table:formula="of:=[.B1697] - [.B1696]" office:value-type="float" office:value="1.00004005432129" calcext:value-type="float">
            <text:p>1.0000400543</text:p>
          </table:table-cell>
          <table:table-cell table:formula="of:=[.C1697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6.jpeg</text:p>
          </table:table-cell>
          <table:table-cell office:value-type="float" office:value="1502056696.98279" calcext:value-type="float">
            <text:p>1502056696.98279</text:p>
          </table:table-cell>
          <table:table-cell table:formula="of:=[.B1698] - [.B1697]" office:value-type="float" office:value="0.999989986419678" calcext:value-type="float">
            <text:p>0.9999899864</text:p>
          </table:table-cell>
          <table:table-cell table:formula="of:=[.C169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7.jpeg</text:p>
          </table:table-cell>
          <table:table-cell office:value-type="float" office:value="1502056697.98275" calcext:value-type="float">
            <text:p>1502056697.98275</text:p>
          </table:table-cell>
          <table:table-cell table:formula="of:=[.B1699] - [.B1698]" office:value-type="float" office:value="0.999959945678711" calcext:value-type="float">
            <text:p>0.9999599457</text:p>
          </table:table-cell>
          <table:table-cell table:formula="of:=[.C1699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8.jpeg</text:p>
          </table:table-cell>
          <table:table-cell office:value-type="float" office:value="1502056698.98277" calcext:value-type="float">
            <text:p>1502056698.98277</text:p>
          </table:table-cell>
          <table:table-cell table:formula="of:=[.B1700] - [.B1699]" office:value-type="float" office:value="1.00002002716064" calcext:value-type="float">
            <text:p>1.0000200272</text:p>
          </table:table-cell>
          <table:table-cell table:formula="of:=[.C1700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699.jpeg</text:p>
          </table:table-cell>
          <table:table-cell office:value-type="float" office:value="1502056699.98273" calcext:value-type="float">
            <text:p>1502056699.98273</text:p>
          </table:table-cell>
          <table:table-cell table:formula="of:=[.B1701] - [.B1700]" office:value-type="float" office:value="0.999959945678711" calcext:value-type="float">
            <text:p>0.9999599457</text:p>
          </table:table-cell>
          <table:table-cell table:formula="of:=[.C170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0.jpeg</text:p>
          </table:table-cell>
          <table:table-cell office:value-type="float" office:value="1502056700.98267" calcext:value-type="float">
            <text:p>1502056700.98267</text:p>
          </table:table-cell>
          <table:table-cell table:formula="of:=[.B1702] - [.B1701]" office:value-type="float" office:value="0.999940156936646" calcext:value-type="float">
            <text:p>0.9999401569</text:p>
          </table:table-cell>
          <table:table-cell table:formula="of:=[.C1702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1.jpeg</text:p>
          </table:table-cell>
          <table:table-cell office:value-type="float" office:value="1502056701.98277" calcext:value-type="float">
            <text:p>1502056701.98277</text:p>
          </table:table-cell>
          <table:table-cell table:formula="of:=[.B1703] - [.B1702]" office:value-type="float" office:value="1.00009989738464" calcext:value-type="float">
            <text:p>1.0000998974</text:p>
          </table:table-cell>
          <table:table-cell table:formula="of:=[.C1703] - 1" office:value-type="float" office:value="0.0000998973846435547" calcext:value-type="float">
            <text:p>9.9897384643554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2.jpeg</text:p>
          </table:table-cell>
          <table:table-cell office:value-type="float" office:value="1502056702.98274" calcext:value-type="float">
            <text:p>1502056702.98274</text:p>
          </table:table-cell>
          <table:table-cell table:formula="of:=[.B1704] - [.B1703]" office:value-type="float" office:value="0.999969959259033" calcext:value-type="float">
            <text:p>0.9999699593</text:p>
          </table:table-cell>
          <table:table-cell table:formula="of:=[.C1704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3.jpeg</text:p>
          </table:table-cell>
          <table:table-cell office:value-type="float" office:value="1502056703.98275" calcext:value-type="float">
            <text:p>1502056703.98275</text:p>
          </table:table-cell>
          <table:table-cell table:formula="of:=[.B1705] - [.B1704]" office:value-type="float" office:value="1.00001001358032" calcext:value-type="float">
            <text:p>1.0000100136</text:p>
          </table:table-cell>
          <table:table-cell table:formula="of:=[.C1705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4.jpeg</text:p>
          </table:table-cell>
          <table:table-cell office:value-type="float" office:value="1502056704.98275" calcext:value-type="float">
            <text:p>1502056704.98275</text:p>
          </table:table-cell>
          <table:table-cell table:formula="of:=[.B1706] - [.B1705]" office:value-type="float" office:value="1" calcext:value-type="float">
            <text:p>1</text:p>
          </table:table-cell>
          <table:table-cell table:formula="of:=[.C170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5.jpeg</text:p>
          </table:table-cell>
          <table:table-cell office:value-type="float" office:value="1502056705.98271" calcext:value-type="float">
            <text:p>1502056705.98271</text:p>
          </table:table-cell>
          <table:table-cell table:formula="of:=[.B1707] - [.B1706]" office:value-type="float" office:value="0.999959945678711" calcext:value-type="float">
            <text:p>0.9999599457</text:p>
          </table:table-cell>
          <table:table-cell table:formula="of:=[.C1707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6.jpeg</text:p>
          </table:table-cell>
          <table:table-cell office:value-type="float" office:value="1502056706.98272" calcext:value-type="float">
            <text:p>1502056706.98272</text:p>
          </table:table-cell>
          <table:table-cell table:formula="of:=[.B1708] - [.B1707]" office:value-type="float" office:value="1.00001001358032" calcext:value-type="float">
            <text:p>1.0000100136</text:p>
          </table:table-cell>
          <table:table-cell table:formula="of:=[.C170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7.jpeg</text:p>
          </table:table-cell>
          <table:table-cell office:value-type="float" office:value="1502056707.98273" calcext:value-type="float">
            <text:p>1502056707.98273</text:p>
          </table:table-cell>
          <table:table-cell table:formula="of:=[.B1709] - [.B1708]" office:value-type="float" office:value="1.00001001358032" calcext:value-type="float">
            <text:p>1.0000100136</text:p>
          </table:table-cell>
          <table:table-cell table:formula="of:=[.C1709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8.jpeg</text:p>
          </table:table-cell>
          <table:table-cell office:value-type="float" office:value="1502056708.9827" calcext:value-type="float">
            <text:p>1502056708.9827</text:p>
          </table:table-cell>
          <table:table-cell table:formula="of:=[.B1710] - [.B1709]" office:value-type="float" office:value="0.999970197677612" calcext:value-type="float">
            <text:p>0.9999701977</text:p>
          </table:table-cell>
          <table:table-cell table:formula="of:=[.C1710] - 1" office:value-type="float" office:value="-0.0000298023223876953" calcext:value-type="float">
            <text:p>-2.9802322387695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09.jpeg</text:p>
          </table:table-cell>
          <table:table-cell office:value-type="float" office:value="1502056709.98272" calcext:value-type="float">
            <text:p>1502056709.98272</text:p>
          </table:table-cell>
          <table:table-cell table:formula="of:=[.B1711] - [.B1710]" office:value-type="float" office:value="1.00001978874207" calcext:value-type="float">
            <text:p>1.0000197887</text:p>
          </table:table-cell>
          <table:table-cell table:formula="of:=[.C1711] - 1" office:value-type="float" office:value="0.0000197887420654297" calcext:value-type="float">
            <text:p>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0.jpeg</text:p>
          </table:table-cell>
          <table:table-cell office:value-type="float" office:value="1502056710.98266" calcext:value-type="float">
            <text:p>1502056710.98266</text:p>
          </table:table-cell>
          <table:table-cell table:formula="of:=[.B1712] - [.B1711]" office:value-type="float" office:value="0.999940156936646" calcext:value-type="float">
            <text:p>0.9999401569</text:p>
          </table:table-cell>
          <table:table-cell table:formula="of:=[.C1712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1.jpeg</text:p>
          </table:table-cell>
          <table:table-cell office:value-type="float" office:value="1502056711.98268" calcext:value-type="float">
            <text:p>1502056711.98268</text:p>
          </table:table-cell>
          <table:table-cell table:formula="of:=[.B1713] - [.B1712]" office:value-type="float" office:value="1.00002002716064" calcext:value-type="float">
            <text:p>1.0000200272</text:p>
          </table:table-cell>
          <table:table-cell table:formula="of:=[.C171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2.jpeg</text:p>
          </table:table-cell>
          <table:table-cell office:value-type="float" office:value="1502056712.98267" calcext:value-type="float">
            <text:p>1502056712.98267</text:p>
          </table:table-cell>
          <table:table-cell table:formula="of:=[.B1714] - [.B1713]" office:value-type="float" office:value="0.999989986419678" calcext:value-type="float">
            <text:p>0.9999899864</text:p>
          </table:table-cell>
          <table:table-cell table:formula="of:=[.C171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3.jpeg</text:p>
          </table:table-cell>
          <table:table-cell office:value-type="float" office:value="1502056713.98262" calcext:value-type="float">
            <text:p>1502056713.98262</text:p>
          </table:table-cell>
          <table:table-cell table:formula="of:=[.B1715] - [.B1714]" office:value-type="float" office:value="0.999949932098389" calcext:value-type="float">
            <text:p>0.9999499321</text:p>
          </table:table-cell>
          <table:table-cell table:formula="of:=[.C171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4.jpeg</text:p>
          </table:table-cell>
          <table:table-cell office:value-type="float" office:value="1502056714.98268" calcext:value-type="float">
            <text:p>1502056714.98268</text:p>
          </table:table-cell>
          <table:table-cell table:formula="of:=[.B1716] - [.B1715]" office:value-type="float" office:value="1.00006008148193" calcext:value-type="float">
            <text:p>1.0000600815</text:p>
          </table:table-cell>
          <table:table-cell table:formula="of:=[.C1716] - 1" office:value-type="float" office:value="0.0000600814819335937" calcext:value-type="float">
            <text:p>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5.jpeg</text:p>
          </table:table-cell>
          <table:table-cell office:value-type="float" office:value="1502056715.98266" calcext:value-type="float">
            <text:p>1502056715.98266</text:p>
          </table:table-cell>
          <table:table-cell table:formula="of:=[.B1717] - [.B1716]" office:value-type="float" office:value="0.999979972839356" calcext:value-type="float">
            <text:p>0.9999799728</text:p>
          </table:table-cell>
          <table:table-cell table:formula="of:=[.C171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6.jpeg</text:p>
          </table:table-cell>
          <table:table-cell office:value-type="float" office:value="1502056716.98261" calcext:value-type="float">
            <text:p>1502056716.98261</text:p>
          </table:table-cell>
          <table:table-cell table:formula="of:=[.B1718] - [.B1717]" office:value-type="float" office:value="0.999949932098389" calcext:value-type="float">
            <text:p>0.9999499321</text:p>
          </table:table-cell>
          <table:table-cell table:formula="of:=[.C1718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7.jpeg</text:p>
          </table:table-cell>
          <table:table-cell office:value-type="float" office:value="1502056717.98266" calcext:value-type="float">
            <text:p>1502056717.98266</text:p>
          </table:table-cell>
          <table:table-cell table:formula="of:=[.B1719] - [.B1718]" office:value-type="float" office:value="1.00005006790161" calcext:value-type="float">
            <text:p>1.0000500679</text:p>
          </table:table-cell>
          <table:table-cell table:formula="of:=[.C1719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8.jpeg</text:p>
          </table:table-cell>
          <table:table-cell office:value-type="float" office:value="1502056718.98264" calcext:value-type="float">
            <text:p>1502056718.98264</text:p>
          </table:table-cell>
          <table:table-cell table:formula="of:=[.B1720] - [.B1719]" office:value-type="float" office:value="0.999979972839356" calcext:value-type="float">
            <text:p>0.9999799728</text:p>
          </table:table-cell>
          <table:table-cell table:formula="of:=[.C172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19.jpeg</text:p>
          </table:table-cell>
          <table:table-cell office:value-type="float" office:value="1502056719.98259" calcext:value-type="float">
            <text:p>1502056719.98259</text:p>
          </table:table-cell>
          <table:table-cell table:formula="of:=[.B1721] - [.B1720]" office:value-type="float" office:value="0.999949932098389" calcext:value-type="float">
            <text:p>0.9999499321</text:p>
          </table:table-cell>
          <table:table-cell table:formula="of:=[.C1721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0.jpeg</text:p>
          </table:table-cell>
          <table:table-cell office:value-type="float" office:value="1502056720.98269" calcext:value-type="float">
            <text:p>1502056720.98269</text:p>
          </table:table-cell>
          <table:table-cell table:formula="of:=[.B1722] - [.B1721]" office:value-type="float" office:value="1.00010013580322" calcext:value-type="float">
            <text:p>1.0001001358</text:p>
          </table:table-cell>
          <table:table-cell table:formula="of:=[.C1722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1.jpeg</text:p>
          </table:table-cell>
          <table:table-cell office:value-type="float" office:value="1502056721.98265" calcext:value-type="float">
            <text:p>1502056721.98265</text:p>
          </table:table-cell>
          <table:table-cell table:formula="of:=[.B1723] - [.B1722]" office:value-type="float" office:value="0.999959945678711" calcext:value-type="float">
            <text:p>0.9999599457</text:p>
          </table:table-cell>
          <table:table-cell table:formula="of:=[.C172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2.jpeg</text:p>
          </table:table-cell>
          <table:table-cell office:value-type="float" office:value="1502056722.9826" calcext:value-type="float">
            <text:p>1502056722.9826</text:p>
          </table:table-cell>
          <table:table-cell table:formula="of:=[.B1724] - [.B1723]" office:value-type="float" office:value="0.999949932098389" calcext:value-type="float">
            <text:p>0.9999499321</text:p>
          </table:table-cell>
          <table:table-cell table:formula="of:=[.C1724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3.jpeg</text:p>
          </table:table-cell>
          <table:table-cell office:value-type="float" office:value="1502056723.98268" calcext:value-type="float">
            <text:p>1502056723.98268</text:p>
          </table:table-cell>
          <table:table-cell table:formula="of:=[.B1725] - [.B1724]" office:value-type="float" office:value="1.00008010864258" calcext:value-type="float">
            <text:p>1.0000801086</text:p>
          </table:table-cell>
          <table:table-cell table:formula="of:=[.C1725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4.jpeg</text:p>
          </table:table-cell>
          <table:table-cell office:value-type="float" office:value="1502056724.98263" calcext:value-type="float">
            <text:p>1502056724.98263</text:p>
          </table:table-cell>
          <table:table-cell table:formula="of:=[.B1726] - [.B1725]" office:value-type="float" office:value="0.999949932098389" calcext:value-type="float">
            <text:p>0.9999499321</text:p>
          </table:table-cell>
          <table:table-cell table:formula="of:=[.C1726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5.jpeg</text:p>
          </table:table-cell>
          <table:table-cell office:value-type="float" office:value="1502056725.98258" calcext:value-type="float">
            <text:p>1502056725.98258</text:p>
          </table:table-cell>
          <table:table-cell table:formula="of:=[.B1727] - [.B1726]" office:value-type="float" office:value="0.999949932098389" calcext:value-type="float">
            <text:p>0.9999499321</text:p>
          </table:table-cell>
          <table:table-cell table:formula="of:=[.C1727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6.jpeg</text:p>
          </table:table-cell>
          <table:table-cell office:value-type="float" office:value="1502056726.9826" calcext:value-type="float">
            <text:p>1502056726.9826</text:p>
          </table:table-cell>
          <table:table-cell table:formula="of:=[.B1728] - [.B1727]" office:value-type="float" office:value="1.00002002716064" calcext:value-type="float">
            <text:p>1.0000200272</text:p>
          </table:table-cell>
          <table:table-cell table:formula="of:=[.C1728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7.jpeg</text:p>
          </table:table-cell>
          <table:table-cell office:value-type="float" office:value="1502056727.98263" calcext:value-type="float">
            <text:p>1502056727.98263</text:p>
          </table:table-cell>
          <table:table-cell table:formula="of:=[.B1729] - [.B1728]" office:value-type="float" office:value="1.00003004074097" calcext:value-type="float">
            <text:p>1.0000300407</text:p>
          </table:table-cell>
          <table:table-cell table:formula="of:=[.C1729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8.jpeg</text:p>
          </table:table-cell>
          <table:table-cell office:value-type="float" office:value="1502056728.98258" calcext:value-type="float">
            <text:p>1502056728.98258</text:p>
          </table:table-cell>
          <table:table-cell table:formula="of:=[.B1730] - [.B1729]" office:value-type="float" office:value="0.999949932098389" calcext:value-type="float">
            <text:p>0.9999499321</text:p>
          </table:table-cell>
          <table:table-cell table:formula="of:=[.C1730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29.jpeg</text:p>
          </table:table-cell>
          <table:table-cell office:value-type="float" office:value="1502056729.9826" calcext:value-type="float">
            <text:p>1502056729.9826</text:p>
          </table:table-cell>
          <table:table-cell table:formula="of:=[.B1731] - [.B1730]" office:value-type="float" office:value="1.00002002716064" calcext:value-type="float">
            <text:p>1.0000200272</text:p>
          </table:table-cell>
          <table:table-cell table:formula="of:=[.C1731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0.jpeg</text:p>
          </table:table-cell>
          <table:table-cell office:value-type="float" office:value="1502056730.9826" calcext:value-type="float">
            <text:p>1502056730.9826</text:p>
          </table:table-cell>
          <table:table-cell table:formula="of:=[.B1732] - [.B1731]" office:value-type="float" office:value="1" calcext:value-type="float">
            <text:p>1</text:p>
          </table:table-cell>
          <table:table-cell table:formula="of:=[.C1732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1.jpeg</text:p>
          </table:table-cell>
          <table:table-cell office:value-type="float" office:value="1502056731.98255" calcext:value-type="float">
            <text:p>1502056731.98255</text:p>
          </table:table-cell>
          <table:table-cell table:formula="of:=[.B1733] - [.B1732]" office:value-type="float" office:value="0.999949932098389" calcext:value-type="float">
            <text:p>0.9999499321</text:p>
          </table:table-cell>
          <table:table-cell table:formula="of:=[.C1733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2.jpeg</text:p>
          </table:table-cell>
          <table:table-cell office:value-type="float" office:value="1502056732.98258" calcext:value-type="float">
            <text:p>1502056732.98258</text:p>
          </table:table-cell>
          <table:table-cell table:formula="of:=[.B1734] - [.B1733]" office:value-type="float" office:value="1.00003004074097" calcext:value-type="float">
            <text:p>1.0000300407</text:p>
          </table:table-cell>
          <table:table-cell table:formula="of:=[.C1734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3.jpeg</text:p>
          </table:table-cell>
          <table:table-cell office:value-type="float" office:value="1502056733.98258" calcext:value-type="float">
            <text:p>1502056733.98258</text:p>
          </table:table-cell>
          <table:table-cell table:formula="of:=[.B1735] - [.B1734]" office:value-type="float" office:value="1" calcext:value-type="float">
            <text:p>1</text:p>
          </table:table-cell>
          <table:table-cell table:formula="of:=[.C173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4.jpeg</text:p>
          </table:table-cell>
          <table:table-cell office:value-type="float" office:value="1502056734.98251" calcext:value-type="float">
            <text:p>1502056734.98251</text:p>
          </table:table-cell>
          <table:table-cell table:formula="of:=[.B1736] - [.B1735]" office:value-type="float" office:value="0.999930143356323" calcext:value-type="float">
            <text:p>0.9999301434</text:p>
          </table:table-cell>
          <table:table-cell table:formula="of:=[.C1736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5.jpeg</text:p>
          </table:table-cell>
          <table:table-cell office:value-type="float" office:value="1502056735.98258" calcext:value-type="float">
            <text:p>1502056735.98258</text:p>
          </table:table-cell>
          <table:table-cell table:formula="of:=[.B1737] - [.B1736]" office:value-type="float" office:value="1.00006985664368" calcext:value-type="float">
            <text:p>1.0000698566</text:p>
          </table:table-cell>
          <table:table-cell table:formula="of:=[.C1737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6.jpeg</text:p>
          </table:table-cell>
          <table:table-cell office:value-type="float" office:value="1502056736.98256" calcext:value-type="float">
            <text:p>1502056736.98256</text:p>
          </table:table-cell>
          <table:table-cell table:formula="of:=[.B1738] - [.B1737]" office:value-type="float" office:value="0.999979972839356" calcext:value-type="float">
            <text:p>0.9999799728</text:p>
          </table:table-cell>
          <table:table-cell table:formula="of:=[.C1738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7.jpeg</text:p>
          </table:table-cell>
          <table:table-cell office:value-type="float" office:value="1502056737.98249" calcext:value-type="float">
            <text:p>1502056737.98249</text:p>
          </table:table-cell>
          <table:table-cell table:formula="of:=[.B1739] - [.B1738]" office:value-type="float" office:value="0.999930143356323" calcext:value-type="float">
            <text:p>0.9999301434</text:p>
          </table:table-cell>
          <table:table-cell table:formula="of:=[.C1739] - 1" office:value-type="float" office:value="-0.0000698566436767578" calcext:value-type="float">
            <text:p>-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8.jpeg</text:p>
          </table:table-cell>
          <table:table-cell office:value-type="float" office:value="1502056738.98257" calcext:value-type="float">
            <text:p>1502056738.98257</text:p>
          </table:table-cell>
          <table:table-cell table:formula="of:=[.B1740] - [.B1739]" office:value-type="float" office:value="1.000079870224" calcext:value-type="float">
            <text:p>1.0000798702</text:p>
          </table:table-cell>
          <table:table-cell table:formula="of:=[.C1740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39.jpeg</text:p>
          </table:table-cell>
          <table:table-cell office:value-type="float" office:value="1502056739.98255" calcext:value-type="float">
            <text:p>1502056739.98255</text:p>
          </table:table-cell>
          <table:table-cell table:formula="of:=[.B1741] - [.B1740]" office:value-type="float" office:value="0.999979972839356" calcext:value-type="float">
            <text:p>0.9999799728</text:p>
          </table:table-cell>
          <table:table-cell table:formula="of:=[.C1741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0.jpeg</text:p>
          </table:table-cell>
          <table:table-cell office:value-type="float" office:value="1502056740.98249" calcext:value-type="float">
            <text:p>1502056740.98249</text:p>
          </table:table-cell>
          <table:table-cell table:formula="of:=[.B1742] - [.B1741]" office:value-type="float" office:value="0.999940156936646" calcext:value-type="float">
            <text:p>0.9999401569</text:p>
          </table:table-cell>
          <table:table-cell table:formula="of:=[.C1742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1.jpeg</text:p>
          </table:table-cell>
          <table:table-cell office:value-type="float" office:value="1502056741.98255" calcext:value-type="float">
            <text:p>1502056741.98255</text:p>
          </table:table-cell>
          <table:table-cell table:formula="of:=[.B1743] - [.B1742]" office:value-type="float" office:value="1.00005984306335" calcext:value-type="float">
            <text:p>1.0000598431</text:p>
          </table:table-cell>
          <table:table-cell table:formula="of:=[.C1743] - 1" office:value-type="float" office:value="0.0000598430633544922" calcext:value-type="float">
            <text:p>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2.jpeg</text:p>
          </table:table-cell>
          <table:table-cell office:value-type="float" office:value="1502056742.98253" calcext:value-type="float">
            <text:p>1502056742.98253</text:p>
          </table:table-cell>
          <table:table-cell table:formula="of:=[.B1744] - [.B1743]" office:value-type="float" office:value="0.999980211257935" calcext:value-type="float">
            <text:p>0.9999802113</text:p>
          </table:table-cell>
          <table:table-cell table:formula="of:=[.C1744] - 1" office:value-type="float" office:value="-0.0000197887420654297" calcext:value-type="float">
            <text:p>-1.978874206542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3.jpeg</text:p>
          </table:table-cell>
          <table:table-cell office:value-type="float" office:value="1502056743.98253" calcext:value-type="float">
            <text:p>1502056743.98253</text:p>
          </table:table-cell>
          <table:table-cell table:formula="of:=[.B1745] - [.B1744]" office:value-type="float" office:value="1" calcext:value-type="float">
            <text:p>1</text:p>
          </table:table-cell>
          <table:table-cell table:formula="of:=[.C1745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4.jpeg</text:p>
          </table:table-cell>
          <table:table-cell office:value-type="float" office:value="1502056744.98253" calcext:value-type="float">
            <text:p>1502056744.98253</text:p>
          </table:table-cell>
          <table:table-cell table:formula="of:=[.B1746] - [.B1745]" office:value-type="float" office:value="1" calcext:value-type="float">
            <text:p>1</text:p>
          </table:table-cell>
          <table:table-cell table:formula="of:=[.C1746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5.jpeg</text:p>
          </table:table-cell>
          <table:table-cell office:value-type="float" office:value="1502056745.98252" calcext:value-type="float">
            <text:p>1502056745.98252</text:p>
          </table:table-cell>
          <table:table-cell table:formula="of:=[.B1747] - [.B1746]" office:value-type="float" office:value="0.999989986419678" calcext:value-type="float">
            <text:p>0.9999899864</text:p>
          </table:table-cell>
          <table:table-cell table:formula="of:=[.C1747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6.jpeg</text:p>
          </table:table-cell>
          <table:table-cell office:value-type="float" office:value="1502056746.98253" calcext:value-type="float">
            <text:p>1502056746.98253</text:p>
          </table:table-cell>
          <table:table-cell table:formula="of:=[.B1748] - [.B1747]" office:value-type="float" office:value="1.00001001358032" calcext:value-type="float">
            <text:p>1.0000100136</text:p>
          </table:table-cell>
          <table:table-cell table:formula="of:=[.C1748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7.jpeg</text:p>
          </table:table-cell>
          <table:table-cell office:value-type="float" office:value="1502056747.98253" calcext:value-type="float">
            <text:p>1502056747.98253</text:p>
          </table:table-cell>
          <table:table-cell table:formula="of:=[.B1749] - [.B1748]" office:value-type="float" office:value="1" calcext:value-type="float">
            <text:p>1</text:p>
          </table:table-cell>
          <table:table-cell table:formula="of:=[.C174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8.jpeg</text:p>
          </table:table-cell>
          <table:table-cell office:value-type="float" office:value="1502056748.98252" calcext:value-type="float">
            <text:p>1502056748.98252</text:p>
          </table:table-cell>
          <table:table-cell table:formula="of:=[.B1750] - [.B1749]" office:value-type="float" office:value="0.999989986419678" calcext:value-type="float">
            <text:p>0.9999899864</text:p>
          </table:table-cell>
          <table:table-cell table:formula="of:=[.C1750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49.jpeg</text:p>
          </table:table-cell>
          <table:table-cell office:value-type="float" office:value="1502056749.98251" calcext:value-type="float">
            <text:p>1502056749.98251</text:p>
          </table:table-cell>
          <table:table-cell table:formula="of:=[.B1751] - [.B1750]" office:value-type="float" office:value="0.999989986419678" calcext:value-type="float">
            <text:p>0.9999899864</text:p>
          </table:table-cell>
          <table:table-cell table:formula="of:=[.C1751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0.jpeg</text:p>
          </table:table-cell>
          <table:table-cell office:value-type="float" office:value="1502056750.9825" calcext:value-type="float">
            <text:p>1502056750.9825</text:p>
          </table:table-cell>
          <table:table-cell table:formula="of:=[.B1752] - [.B1751]" office:value-type="float" office:value="0.999989986419678" calcext:value-type="float">
            <text:p>0.9999899864</text:p>
          </table:table-cell>
          <table:table-cell table:formula="of:=[.C1752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1.jpeg</text:p>
          </table:table-cell>
          <table:table-cell office:value-type="float" office:value="1502056751.98252" calcext:value-type="float">
            <text:p>1502056751.98252</text:p>
          </table:table-cell>
          <table:table-cell table:formula="of:=[.B1753] - [.B1752]" office:value-type="float" office:value="1.00002002716064" calcext:value-type="float">
            <text:p>1.0000200272</text:p>
          </table:table-cell>
          <table:table-cell table:formula="of:=[.C1753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2.jpeg</text:p>
          </table:table-cell>
          <table:table-cell office:value-type="float" office:value="1502056752.98251" calcext:value-type="float">
            <text:p>1502056752.98251</text:p>
          </table:table-cell>
          <table:table-cell table:formula="of:=[.B1754] - [.B1753]" office:value-type="float" office:value="0.999989986419678" calcext:value-type="float">
            <text:p>0.9999899864</text:p>
          </table:table-cell>
          <table:table-cell table:formula="of:=[.C175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3.jpeg</text:p>
          </table:table-cell>
          <table:table-cell office:value-type="float" office:value="1502056753.98249" calcext:value-type="float">
            <text:p>1502056753.98249</text:p>
          </table:table-cell>
          <table:table-cell table:formula="of:=[.B1755] - [.B1754]" office:value-type="float" office:value="0.999979972839356" calcext:value-type="float">
            <text:p>0.9999799728</text:p>
          </table:table-cell>
          <table:table-cell table:formula="of:=[.C175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4.jpeg</text:p>
          </table:table-cell>
          <table:table-cell office:value-type="float" office:value="1502056754.98248" calcext:value-type="float">
            <text:p>1502056754.98248</text:p>
          </table:table-cell>
          <table:table-cell table:formula="of:=[.B1756] - [.B1755]" office:value-type="float" office:value="0.999989986419678" calcext:value-type="float">
            <text:p>0.9999899864</text:p>
          </table:table-cell>
          <table:table-cell table:formula="of:=[.C175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5.jpeg</text:p>
          </table:table-cell>
          <table:table-cell office:value-type="float" office:value="1502056755.9825" calcext:value-type="float">
            <text:p>1502056755.9825</text:p>
          </table:table-cell>
          <table:table-cell table:formula="of:=[.B1757] - [.B1756]" office:value-type="float" office:value="1.00002002716064" calcext:value-type="float">
            <text:p>1.0000200272</text:p>
          </table:table-cell>
          <table:table-cell table:formula="of:=[.C1757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6.jpeg</text:p>
          </table:table-cell>
          <table:table-cell office:value-type="float" office:value="1502056756.98249" calcext:value-type="float">
            <text:p>1502056756.98249</text:p>
          </table:table-cell>
          <table:table-cell table:formula="of:=[.B1758] - [.B1757]" office:value-type="float" office:value="0.999989986419678" calcext:value-type="float">
            <text:p>0.9999899864</text:p>
          </table:table-cell>
          <table:table-cell table:formula="of:=[.C1758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7.jpeg</text:p>
          </table:table-cell>
          <table:table-cell office:value-type="float" office:value="1502056757.98249" calcext:value-type="float">
            <text:p>1502056757.98249</text:p>
          </table:table-cell>
          <table:table-cell table:formula="of:=[.B1759] - [.B1758]" office:value-type="float" office:value="1" calcext:value-type="float">
            <text:p>1</text:p>
          </table:table-cell>
          <table:table-cell table:formula="of:=[.C1759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8.jpeg</text:p>
          </table:table-cell>
          <table:table-cell office:value-type="float" office:value="1502056758.98242" calcext:value-type="float">
            <text:p>1502056758.98242</text:p>
          </table:table-cell>
          <table:table-cell table:formula="of:=[.B1760] - [.B1759]" office:value-type="float" office:value="0.999929904937744" calcext:value-type="float">
            <text:p>0.9999299049</text:p>
          </table:table-cell>
          <table:table-cell table:formula="of:=[.C1760] - 1" office:value-type="float" office:value="-0.0000700950622558594" calcext:value-type="float">
            <text:p>-7.0095062255859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59.jpeg</text:p>
          </table:table-cell>
          <table:table-cell office:value-type="float" office:value="1502056759.98246" calcext:value-type="float">
            <text:p>1502056759.98246</text:p>
          </table:table-cell>
          <table:table-cell table:formula="of:=[.B1761] - [.B1760]" office:value-type="float" office:value="1.00004005432129" calcext:value-type="float">
            <text:p>1.0000400543</text:p>
          </table:table-cell>
          <table:table-cell table:formula="of:=[.C1761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0.jpeg</text:p>
          </table:table-cell>
          <table:table-cell office:value-type="float" office:value="1502056760.98248" calcext:value-type="float">
            <text:p>1502056760.98248</text:p>
          </table:table-cell>
          <table:table-cell table:formula="of:=[.B1762] - [.B1761]" office:value-type="float" office:value="1.00002002716064" calcext:value-type="float">
            <text:p>1.0000200272</text:p>
          </table:table-cell>
          <table:table-cell table:formula="of:=[.C1762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1.jpeg</text:p>
          </table:table-cell>
          <table:table-cell office:value-type="float" office:value="1502056761.98247" calcext:value-type="float">
            <text:p>1502056761.98247</text:p>
          </table:table-cell>
          <table:table-cell table:formula="of:=[.B1763] - [.B1762]" office:value-type="float" office:value="0.999989986419678" calcext:value-type="float">
            <text:p>0.9999899864</text:p>
          </table:table-cell>
          <table:table-cell table:formula="of:=[.C1763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2.jpeg</text:p>
          </table:table-cell>
          <table:table-cell office:value-type="float" office:value="1502056762.98246" calcext:value-type="float">
            <text:p>1502056762.98246</text:p>
          </table:table-cell>
          <table:table-cell table:formula="of:=[.B1764] - [.B1763]" office:value-type="float" office:value="0.999989986419678" calcext:value-type="float">
            <text:p>0.9999899864</text:p>
          </table:table-cell>
          <table:table-cell table:formula="of:=[.C176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3.jpeg</text:p>
          </table:table-cell>
          <table:table-cell office:value-type="float" office:value="1502056763.98242" calcext:value-type="float">
            <text:p>1502056763.98242</text:p>
          </table:table-cell>
          <table:table-cell table:formula="of:=[.B1765] - [.B1764]" office:value-type="float" office:value="0.999959945678711" calcext:value-type="float">
            <text:p>0.9999599457</text:p>
          </table:table-cell>
          <table:table-cell table:formula="of:=[.C1765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4.jpeg</text:p>
          </table:table-cell>
          <table:table-cell office:value-type="float" office:value="1502056764.98245" calcext:value-type="float">
            <text:p>1502056764.98245</text:p>
          </table:table-cell>
          <table:table-cell table:formula="of:=[.B1766] - [.B1765]" office:value-type="float" office:value="1.00003004074097" calcext:value-type="float">
            <text:p>1.0000300407</text:p>
          </table:table-cell>
          <table:table-cell table:formula="of:=[.C1766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5.jpeg</text:p>
          </table:table-cell>
          <table:table-cell office:value-type="float" office:value="1502056765.98243" calcext:value-type="float">
            <text:p>1502056765.98243</text:p>
          </table:table-cell>
          <table:table-cell table:formula="of:=[.B1767] - [.B1766]" office:value-type="float" office:value="0.999979972839356" calcext:value-type="float">
            <text:p>0.9999799728</text:p>
          </table:table-cell>
          <table:table-cell table:formula="of:=[.C1767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6.jpeg</text:p>
          </table:table-cell>
          <table:table-cell office:value-type="float" office:value="1502056766.98243" calcext:value-type="float">
            <text:p>1502056766.98243</text:p>
          </table:table-cell>
          <table:table-cell table:formula="of:=[.B1768] - [.B1767]" office:value-type="float" office:value="1" calcext:value-type="float">
            <text:p>1</text:p>
          </table:table-cell>
          <table:table-cell table:formula="of:=[.C176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7.jpeg</text:p>
          </table:table-cell>
          <table:table-cell office:value-type="float" office:value="1502056767.98245" calcext:value-type="float">
            <text:p>1502056767.98245</text:p>
          </table:table-cell>
          <table:table-cell table:formula="of:=[.B1769] - [.B1768]" office:value-type="float" office:value="1.00002002716064" calcext:value-type="float">
            <text:p>1.0000200272</text:p>
          </table:table-cell>
          <table:table-cell table:formula="of:=[.C1769] - 1" office:value-type="float" office:value="0.0000200271606445312" calcext:value-type="float">
            <text:p>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8.jpeg</text:p>
          </table:table-cell>
          <table:table-cell office:value-type="float" office:value="1502056768.98242" calcext:value-type="float">
            <text:p>1502056768.98242</text:p>
          </table:table-cell>
          <table:table-cell table:formula="of:=[.B1770] - [.B1769]" office:value-type="float" office:value="0.999969959259033" calcext:value-type="float">
            <text:p>0.9999699593</text:p>
          </table:table-cell>
          <table:table-cell table:formula="of:=[.C1770] - 1" office:value-type="float" office:value="-0.0000300407409667969" calcext:value-type="float">
            <text:p>-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69.jpeg</text:p>
          </table:table-cell>
          <table:table-cell office:value-type="float" office:value="1502056769.98245" calcext:value-type="float">
            <text:p>1502056769.98245</text:p>
          </table:table-cell>
          <table:table-cell table:formula="of:=[.B1771] - [.B1770]" office:value-type="float" office:value="1.00003004074097" calcext:value-type="float">
            <text:p>1.0000300407</text:p>
          </table:table-cell>
          <table:table-cell table:formula="of:=[.C1771] - 1" office:value-type="float" office:value="0.0000300407409667969" calcext:value-type="float">
            <text:p>3.0040740966796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0.jpeg</text:p>
          </table:table-cell>
          <table:table-cell office:value-type="float" office:value="1502056770.98243" calcext:value-type="float">
            <text:p>1502056770.98243</text:p>
          </table:table-cell>
          <table:table-cell table:formula="of:=[.B1772] - [.B1771]" office:value-type="float" office:value="0.999979972839356" calcext:value-type="float">
            <text:p>0.9999799728</text:p>
          </table:table-cell>
          <table:table-cell table:formula="of:=[.C177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1.jpeg</text:p>
          </table:table-cell>
          <table:table-cell office:value-type="float" office:value="1502056771.98243" calcext:value-type="float">
            <text:p>1502056771.98243</text:p>
          </table:table-cell>
          <table:table-cell table:formula="of:=[.B1773] - [.B1772]" office:value-type="float" office:value="1" calcext:value-type="float">
            <text:p>1</text:p>
          </table:table-cell>
          <table:table-cell table:formula="of:=[.C1773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2.jpeg</text:p>
          </table:table-cell>
          <table:table-cell office:value-type="float" office:value="1502056772.98242" calcext:value-type="float">
            <text:p>1502056772.98242</text:p>
          </table:table-cell>
          <table:table-cell table:formula="of:=[.B1774] - [.B1773]" office:value-type="float" office:value="0.999989986419678" calcext:value-type="float">
            <text:p>0.9999899864</text:p>
          </table:table-cell>
          <table:table-cell table:formula="of:=[.C1774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3.jpeg</text:p>
          </table:table-cell>
          <table:table-cell office:value-type="float" office:value="1502056773.9824" calcext:value-type="float">
            <text:p>1502056773.9824</text:p>
          </table:table-cell>
          <table:table-cell table:formula="of:=[.B1775] - [.B1774]" office:value-type="float" office:value="0.999979972839356" calcext:value-type="float">
            <text:p>0.9999799728</text:p>
          </table:table-cell>
          <table:table-cell table:formula="of:=[.C177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4.jpeg</text:p>
          </table:table-cell>
          <table:table-cell office:value-type="float" office:value="1502056774.98239" calcext:value-type="float">
            <text:p>1502056774.98239</text:p>
          </table:table-cell>
          <table:table-cell table:formula="of:=[.B1776] - [.B1775]" office:value-type="float" office:value="0.999989986419678" calcext:value-type="float">
            <text:p>0.9999899864</text:p>
          </table:table-cell>
          <table:table-cell table:formula="of:=[.C1776] - 1" office:value-type="float" office:value="-0.0000100135803222656" calcext:value-type="float">
            <text:p>-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5.jpeg</text:p>
          </table:table-cell>
          <table:table-cell office:value-type="float" office:value="1502056775.98239" calcext:value-type="float">
            <text:p>1502056775.98239</text:p>
          </table:table-cell>
          <table:table-cell table:formula="of:=[.B1777] - [.B1776]" office:value-type="float" office:value="1" calcext:value-type="float">
            <text:p>1</text:p>
          </table:table-cell>
          <table:table-cell table:formula="of:=[.C1777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6.jpeg</text:p>
          </table:table-cell>
          <table:table-cell office:value-type="float" office:value="1502056776.98243" calcext:value-type="float">
            <text:p>1502056776.98243</text:p>
          </table:table-cell>
          <table:table-cell table:formula="of:=[.B1778] - [.B1777]" office:value-type="float" office:value="1.00004005432129" calcext:value-type="float">
            <text:p>1.0000400543</text:p>
          </table:table-cell>
          <table:table-cell table:formula="of:=[.C1778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7.jpeg</text:p>
          </table:table-cell>
          <table:table-cell office:value-type="float" office:value="1502056777.98238" calcext:value-type="float">
            <text:p>1502056777.98238</text:p>
          </table:table-cell>
          <table:table-cell table:formula="of:=[.B1779] - [.B1778]" office:value-type="float" office:value="0.999949932098389" calcext:value-type="float">
            <text:p>0.9999499321</text:p>
          </table:table-cell>
          <table:table-cell table:formula="of:=[.C177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8.jpeg</text:p>
          </table:table-cell>
          <table:table-cell office:value-type="float" office:value="1502056778.98236" calcext:value-type="float">
            <text:p>1502056778.98236</text:p>
          </table:table-cell>
          <table:table-cell table:formula="of:=[.B1780] - [.B1779]" office:value-type="float" office:value="0.999979972839356" calcext:value-type="float">
            <text:p>0.9999799728</text:p>
          </table:table-cell>
          <table:table-cell table:formula="of:=[.C1780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79.jpeg</text:p>
          </table:table-cell>
          <table:table-cell office:value-type="float" office:value="1502056779.98244" calcext:value-type="float">
            <text:p>1502056779.98244</text:p>
          </table:table-cell>
          <table:table-cell table:formula="of:=[.B1781] - [.B1780]" office:value-type="float" office:value="1.00008010864258" calcext:value-type="float">
            <text:p>1.0000801086</text:p>
          </table:table-cell>
          <table:table-cell table:formula="of:=[.C1781] - 1" office:value-type="float" office:value="0.000080108642578125" calcext:value-type="float">
            <text:p>8.01086425781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0.jpeg</text:p>
          </table:table-cell>
          <table:table-cell office:value-type="float" office:value="1502056780.98239" calcext:value-type="float">
            <text:p>1502056780.98239</text:p>
          </table:table-cell>
          <table:table-cell table:formula="of:=[.B1782] - [.B1781]" office:value-type="float" office:value="0.999949932098389" calcext:value-type="float">
            <text:p>0.9999499321</text:p>
          </table:table-cell>
          <table:table-cell table:formula="of:=[.C1782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1.jpeg</text:p>
          </table:table-cell>
          <table:table-cell office:value-type="float" office:value="1502056781.98235" calcext:value-type="float">
            <text:p>1502056781.98235</text:p>
          </table:table-cell>
          <table:table-cell table:formula="of:=[.B1783] - [.B1782]" office:value-type="float" office:value="0.99996018409729" calcext:value-type="float">
            <text:p>0.9999601841</text:p>
          </table:table-cell>
          <table:table-cell table:formula="of:=[.C1783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2.jpeg</text:p>
          </table:table-cell>
          <table:table-cell office:value-type="float" office:value="1502056782.98242" calcext:value-type="float">
            <text:p>1502056782.98242</text:p>
          </table:table-cell>
          <table:table-cell table:formula="of:=[.B1784] - [.B1783]" office:value-type="float" office:value="1.00006985664368" calcext:value-type="float">
            <text:p>1.0000698566</text:p>
          </table:table-cell>
          <table:table-cell table:formula="of:=[.C1784] - 1" office:value-type="float" office:value="0.0000698566436767578" calcext:value-type="float">
            <text:p>6.9856643676757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3.jpeg</text:p>
          </table:table-cell>
          <table:table-cell office:value-type="float" office:value="1502056783.98237" calcext:value-type="float">
            <text:p>1502056783.98237</text:p>
          </table:table-cell>
          <table:table-cell table:formula="of:=[.B1785] - [.B1784]" office:value-type="float" office:value="0.999949932098389" calcext:value-type="float">
            <text:p>0.9999499321</text:p>
          </table:table-cell>
          <table:table-cell table:formula="of:=[.C1785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4.jpeg</text:p>
          </table:table-cell>
          <table:table-cell office:value-type="float" office:value="1502056784.98233" calcext:value-type="float">
            <text:p>1502056784.98233</text:p>
          </table:table-cell>
          <table:table-cell table:formula="of:=[.B1786] - [.B1785]" office:value-type="float" office:value="0.99996018409729" calcext:value-type="float">
            <text:p>0.9999601841</text:p>
          </table:table-cell>
          <table:table-cell table:formula="of:=[.C1786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5.jpeg</text:p>
          </table:table-cell>
          <table:table-cell office:value-type="float" office:value="1502056785.98241" calcext:value-type="float">
            <text:p>1502056785.98241</text:p>
          </table:table-cell>
          <table:table-cell table:formula="of:=[.B1787] - [.B1786]" office:value-type="float" office:value="1.000079870224" calcext:value-type="float">
            <text:p>1.0000798702</text:p>
          </table:table-cell>
          <table:table-cell table:formula="of:=[.C1787] - 1" office:value-type="float" office:value="0.0000798702239990234" calcext:value-type="float">
            <text:p>7.9870223999023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6.jpeg</text:p>
          </table:table-cell>
          <table:table-cell office:value-type="float" office:value="1502056786.98235" calcext:value-type="float">
            <text:p>1502056786.98235</text:p>
          </table:table-cell>
          <table:table-cell table:formula="of:=[.B1788] - [.B1787]" office:value-type="float" office:value="0.999940156936646" calcext:value-type="float">
            <text:p>0.9999401569</text:p>
          </table:table-cell>
          <table:table-cell table:formula="of:=[.C1788] - 1" office:value-type="float" office:value="-0.0000598430633544922" calcext:value-type="float">
            <text:p>-5.9843063354492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7.jpeg</text:p>
          </table:table-cell>
          <table:table-cell office:value-type="float" office:value="1502056787.98236" calcext:value-type="float">
            <text:p>1502056787.98236</text:p>
          </table:table-cell>
          <table:table-cell table:formula="of:=[.B1789] - [.B1788]" office:value-type="float" office:value="1.00000977516174" calcext:value-type="float">
            <text:p>1.0000097752</text:p>
          </table:table-cell>
          <table:table-cell table:formula="of:=[.C1789] - 1" office:value-type="float" office:value="0.00000977516174316406" calcext:value-type="float">
            <text:p>9.77516174316406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8.jpeg</text:p>
          </table:table-cell>
          <table:table-cell office:value-type="float" office:value="1502056788.98232" calcext:value-type="float">
            <text:p>1502056788.98232</text:p>
          </table:table-cell>
          <table:table-cell table:formula="of:=[.B1790] - [.B1789]" office:value-type="float" office:value="0.99996018409729" calcext:value-type="float">
            <text:p>0.9999601841</text:p>
          </table:table-cell>
          <table:table-cell table:formula="of:=[.C1790] - 1" office:value-type="float" office:value="-0.0000398159027099609" calcext:value-type="float">
            <text:p>-3.981590270996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89.jpeg</text:p>
          </table:table-cell>
          <table:table-cell office:value-type="float" office:value="1502056789.98233" calcext:value-type="float">
            <text:p>1502056789.98233</text:p>
          </table:table-cell>
          <table:table-cell table:formula="of:=[.B1791] - [.B1790]" office:value-type="float" office:value="1.00001001358032" calcext:value-type="float">
            <text:p>1.0000100136</text:p>
          </table:table-cell>
          <table:table-cell table:formula="of:=[.C1791] - 1" office:value-type="float" office:value="0.0000100135803222656" calcext:value-type="float">
            <text:p>1.0013580322265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0.jpeg</text:p>
          </table:table-cell>
          <table:table-cell office:value-type="float" office:value="1502056790.98231" calcext:value-type="float">
            <text:p>1502056790.98231</text:p>
          </table:table-cell>
          <table:table-cell table:formula="of:=[.B1792] - [.B1791]" office:value-type="float" office:value="0.999979972839356" calcext:value-type="float">
            <text:p>0.9999799728</text:p>
          </table:table-cell>
          <table:table-cell table:formula="of:=[.C1792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1.jpeg</text:p>
          </table:table-cell>
          <table:table-cell office:value-type="float" office:value="1502056791.98227" calcext:value-type="float">
            <text:p>1502056791.98227</text:p>
          </table:table-cell>
          <table:table-cell table:formula="of:=[.B1793] - [.B1792]" office:value-type="float" office:value="0.999959945678711" calcext:value-type="float">
            <text:p>0.9999599457</text:p>
          </table:table-cell>
          <table:table-cell table:formula="of:=[.C1793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2.jpeg</text:p>
          </table:table-cell>
          <table:table-cell office:value-type="float" office:value="1502056792.98231" calcext:value-type="float">
            <text:p>1502056792.98231</text:p>
          </table:table-cell>
          <table:table-cell table:formula="of:=[.B1794] - [.B1793]" office:value-type="float" office:value="1.00004005432129" calcext:value-type="float">
            <text:p>1.0000400543</text:p>
          </table:table-cell>
          <table:table-cell table:formula="of:=[.C1794] - 1" office:value-type="float" office:value="0.0000400543212890625" calcext:value-type="float">
            <text:p>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3.jpeg</text:p>
          </table:table-cell>
          <table:table-cell office:value-type="float" office:value="1502056793.98229" calcext:value-type="float">
            <text:p>1502056793.98229</text:p>
          </table:table-cell>
          <table:table-cell table:formula="of:=[.B1795] - [.B1794]" office:value-type="float" office:value="0.999979972839356" calcext:value-type="float">
            <text:p>0.9999799728</text:p>
          </table:table-cell>
          <table:table-cell table:formula="of:=[.C1795] - 1" office:value-type="float" office:value="-0.0000200271606445312" calcext:value-type="float">
            <text:p>-2.0027160644531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4.jpeg</text:p>
          </table:table-cell>
          <table:table-cell office:value-type="float" office:value="1502056794.98223" calcext:value-type="float">
            <text:p>1502056794.98223</text:p>
          </table:table-cell>
          <table:table-cell table:formula="of:=[.B1796] - [.B1795]" office:value-type="float" office:value="0.999939918518066" calcext:value-type="float">
            <text:p>0.9999399185</text:p>
          </table:table-cell>
          <table:table-cell table:formula="of:=[.C1796] - 1" office:value-type="float" office:value="-0.0000600814819335937" calcext:value-type="float">
            <text:p>-6.0081481933593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5.jpeg</text:p>
          </table:table-cell>
          <table:table-cell office:value-type="float" office:value="1502056795.98228" calcext:value-type="float">
            <text:p>1502056795.98228</text:p>
          </table:table-cell>
          <table:table-cell table:formula="of:=[.B1797] - [.B1796]" office:value-type="float" office:value="1.00005006790161" calcext:value-type="float">
            <text:p>1.0000500679</text:p>
          </table:table-cell>
          <table:table-cell table:formula="of:=[.C1797] - 1" office:value-type="float" office:value="0.0000500679016113281" calcext:value-type="float">
            <text:p>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6.jpeg</text:p>
          </table:table-cell>
          <table:table-cell office:value-type="float" office:value="1502056796.98228" calcext:value-type="float">
            <text:p>1502056796.98228</text:p>
          </table:table-cell>
          <table:table-cell table:formula="of:=[.B1798] - [.B1797]" office:value-type="float" office:value="1" calcext:value-type="float">
            <text:p>1</text:p>
          </table:table-cell>
          <table:table-cell table:formula="of:=[.C1798] - 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7.jpeg</text:p>
          </table:table-cell>
          <table:table-cell office:value-type="float" office:value="1502056797.98223" calcext:value-type="float">
            <text:p>1502056797.98223</text:p>
          </table:table-cell>
          <table:table-cell table:formula="of:=[.B1799] - [.B1798]" office:value-type="float" office:value="0.999949932098389" calcext:value-type="float">
            <text:p>0.9999499321</text:p>
          </table:table-cell>
          <table:table-cell table:formula="of:=[.C1799] - 1" office:value-type="float" office:value="-0.0000500679016113281" calcext:value-type="float">
            <text:p>-5.0067901611328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8.jpeg</text:p>
          </table:table-cell>
          <table:table-cell office:value-type="float" office:value="1502056798.98233" calcext:value-type="float">
            <text:p>1502056798.98233</text:p>
          </table:table-cell>
          <table:table-cell table:formula="of:=[.B1800] - [.B1799]" office:value-type="float" office:value="1.00010013580322" calcext:value-type="float">
            <text:p>1.0001001358</text:p>
          </table:table-cell>
          <table:table-cell table:formula="of:=[.C1800] - 1" office:value-type="float" office:value="0.000100135803222656" calcext:value-type="float">
            <text:p>0.000100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799.jpeg</text:p>
          </table:table-cell>
          <table:table-cell office:value-type="float" office:value="1502056799.98229" calcext:value-type="float">
            <text:p>1502056799.98229</text:p>
          </table:table-cell>
          <table:table-cell table:formula="of:=[.B1801] - [.B1800]" office:value-type="float" office:value="0.999959945678711" calcext:value-type="float">
            <text:p>0.9999599457</text:p>
          </table:table-cell>
          <table:table-cell table:formula="of:=[.C1801] - 1" office:value-type="float" office:value="-0.0000400543212890625" calcext:value-type="float">
            <text:p>-4.0054321289062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capture_1800.jpeg</text:p>
          </table:table-cell>
          <table:table-cell office:value-type="float" office:value="1502056800.98224" calcext:value-type="float">
            <text:p>1502056800.98224</text:p>
          </table:table-cell>
          <table:table-cell table:formula="of:=[.B1802] - [.B1801]" office:value-type="float" office:value="0.999949932098389" calcext:value-type="float">
            <text:p>0.9999499321</text:p>
          </table:table-cell>
          <table:table-cell table:formula="of:=[.C1802] - 1" office:value-type="float" office:value="-0.0000500679016113281" calcext:value-type="float">
            <text:p>-5.00679016113281E-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20:07:31.47523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20:08:52.601717523</dc:date>
    <meta:editing-duration>PT9M20S</meta:editing-duration>
    <meta:editing-cycles>5</meta:editing-cycles>
    <meta:generator>LibreOffice/5.1.6.2$Linux_X86_64 LibreOffice_project/10m0$Build-2</meta:generator>
    <meta:document-statistic meta:table-count="1" meta:cell-count="72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bar" chart:style-name="ch1">
        <chart:plot-area chart:style-name="ch2" table:cell-range-address="output.K3:output.L23" chart:data-source-has-labels="column" svg:x="0.32cm" svg:y="0.18cm" svg:width="15.384cm" svg:height="8.645cm">
          <chartooo:coordinate-region svg:x="1.634cm" svg:y="0.18cm" svg:width="14.07cm" svg:height="6.382cm"/>
          <chart:axis chart:dimension="x" chart:name="primary-x" chart:style-name="ch3" chartooo:axis-type="auto">
            <chartooo:date-scale/>
            <chart:categories table:cell-range-address="output.K3:output.K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L3:output.L23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9999299049">
                <text:p>0.9999299049</text:p>
                <draw:g>
                  <svg:desc>output.K3:output.K23</svg:desc>
                </draw:g>
              </table:table-cell>
              <table:table-cell office:value-type="float" office:value="0">
                <text:p>0</text:p>
                <draw:g>
                  <svg:desc>output.L3:output.L23</svg:desc>
                </draw:g>
              </table:table-cell>
            </table:table-row>
            <table:table-row>
              <table:table-cell office:value-type="float" office:value="0.999947404825">
                <text:p>0.999947404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0.99996490475">
                <text:p>0.999964904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0.999982404675">
                <text:p>0.99998240467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0.9999999046">
                <text:p>0.999999904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.00001740453">
                <text:p>1.0000174045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1.00003490445">
                <text:p>1.000034904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.00005240438">
                <text:p>1.000052404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.0000699043">
                <text:p>1.00006990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.00008740423">
                <text:p>1.000087404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.00010490415">
                <text:p>1.00010490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00012240408">
                <text:p>1.00012240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.000139904">
                <text:p>1.000139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0015740393">
                <text:p>1.00015740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0017490385">
                <text:p>1.0001749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19240378">
                <text:p>1.0001924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099037">
                <text:p>1.0002099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2740363">
                <text:p>1.00022740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4490355">
                <text:p>1.00024490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0026240348">
                <text:p>1.0002624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.00026240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